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2.813cm"/>
    </style:style>
    <style:style style:name="co12" style:family="table-column">
      <style:table-column-properties fo:break-before="auto" style:column-width="27.474cm"/>
    </style:style>
    <style:style style:name="co13" style:family="table-column">
      <style:table-column-properties fo:break-before="auto" style:column-width="30.374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99"/>
    <style:style style:name="ce4" style:family="table-cell" style:parent-style-name="Default" style:data-style-name="N100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Logging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table:style-name="ce1" office:value-type="string" calcext:value-type="string">
            <text:p>Aborted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Robots</text:p>
          </table:table-cell>
          <table:table-cell table:style-name="ce4" office:value-type="string" calcext:value-type="string">
            <text:p>Enclosed </text:p>
            <text:p>Space </text:p>
            <text:p>Removal </text:p>
            <text:p>Flag</text:p>
          </table:table-cell>
          <table:table-cell office:value-type="string" calcext:value-type="string">
            <text:p>Connectivity</text:p>
            <text:p>Constant</text:p>
          </table:table-cell>
          <table:table-cell office:value-type="string" calcext:value-type="string">
            <text:p>Random</text:p>
            <text:p>Level</text:p>
          </table:table-cell>
          <table:table-cell office:value-type="string" calcext:value-type="string">
            <text:p>Max</text:p>
            <text:p>Iterations</text:p>
          </table:table-cell>
          <table:table-cell office:value-type="string" calcext:value-type="string">
            <text:p>Number</text:p>
            <text:p>of</text:p>
            <text:p>Obstacles</text:p>
          </table:table-cell>
          <table:table-cell office:value-type="string" calcext:value-type="string">
            <text:p>Discrepancy</text:p>
            <text:p>Achieved</text:p>
          </table:table-cell>
          <table:table-cell office:value-type="string" calcext:value-type="string">
            <text:p>Iterations</text:p>
            <text:p>Achieved</text:p>
          </table:table-cell>
          <table:table-cell office:value-type="string" calcext:value-type="string">
            <text:p>Time</text:p>
            <text:p>Elapsed</text:p>
          </table:table-cell>
          <table:table-cell office:value-type="string" calcext:value-type="string">
            <text:p>Connected Bool</text:p>
          </table:table-cell>
          <table:table-cell office:value-type="string" calcext:value-type="string">
            <text:p>Ilabel</text:p>
          </table:table-cell>
          <table:table-cell office:value-type="string" calcext:value-type="string">
            <text:p>Environment Grid</text:p>
          </table:table-cell>
          <table:table-cell office:value-type="string" calcext:value-type="string">
            <text:p>Assignment Grid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72541685" calcext:value-type="float">
            <text:p>1572541685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0 1 1 1 1 1 0 0 0 0 <text:s/>0 0 1 1 1 1 1 1 0 0 <text:s/>1 1 1 1 1 1 0 1 0 0 <text:s/>0 1 1 1 1 1 0 1 0 0 <text:s/>0 1 1 0 1 1 0 0 0 0 <text:s/>0 1 0 1 1 1 0 0 0 0 <text:s/>0 1 0 0 0 0 0 0 0 0 <text:s/>0 0 0 0 0 0 0 0 0 0 <text:s/>0 0 0 0 0 0 0 0 0 0 <text:s/>0 0 0 0 0 0 0 0 0 0 0 0 0 0 0 0 0 0 0 0 <text:s/>0 0 0 0 0 0 0 0 0 0 <text:s/>0 0 0 0 0 0 0 0 0 0 <text:s/>0 0 0 0 0 0 0 0 0 0 <text:s/>0 0 0 0 0 0 0 1 0 1 <text:s/>0 0 0 0 0 0 0 1 1 1 <text:s/>0 0 1 1 1 0 1 1 1 1 <text:s/>1 1 1 0 0 1 1 0 1 0 <text:s/>1 1 1 1 1 1 0 1 1 1 <text:s/>0 1 0 1 1 0 1 1 1 0</text:p>
          </table:table-cell>
          <table:table-cell table:number-columns-repeated="2" office:value-type="string" calcext:value-type="string">
            <text:p>1 0 0 0 0 0 1 1 1 1 1 1 0 0 0 2 0 0 1 1 0 0 0 0 0 0 1 0 1 1 1 0 0 0 0 0 <text:s/>1 0 1 1 1 0 0 1 0 0 1 0 1 0 1 0 1 0 0 0 1 0 0 0 1 0 0 0 0 1 0 0 0 0 0 0 <text:s/>0 1 1 0 0 1 0 1 0 0 0 0 0 0 1 0 0 2 1 0 1 0 0 1 0 0 0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77971423" calcext:value-type="float">
            <text:p>1877971423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1 1 0 0 0 2 2 2 2 <text:s/>3 0 0 0 0 0 2 2 0 0 <text:s/>3 3 0 0 0 0 0 2 2 2 <text:s/>0 0 0 0 0 0 0 0 2 0 <text:s/>0 0 0 0 0 0 0 0 0 0 <text:s/>0 0 0 0 0 0 0 0 0 0 <text:s/>0 0 0 0 4 4 0 0 0 0 <text:s/>0 0 0 0 0 4 0 0 0 0 <text:s/>0 0 0 0 0 0 0 0 0 0 <text:s/>0 0 0 0 0 0 0 0 0 0 0 0 0 1 0 0 0 0 0 0 <text:s/>0 0 1 1 1 0 0 0 0 0 <text:s/>0 0 1 1 0 2 2 0 0 0 <text:s/>0 0 0 1 1 0 0 1 0 0 <text:s/>0 0 1 1 1 0 1 1 0 0 <text:s/>0 1 1 1 1 1 1 1 0 0 <text:s/>0 0 0 1 0 0 0 0 0 0 <text:s/>0 0 0 0 0 0 0 0 0 0 <text:s/>0 0 0 0 0 0 0 0 0 0 <text:s/>0 0 0 0 0 0 0 0 0 0 0 0 0 0 0 0 0 0 0 0 <text:s/>0 0 0 0 0 0 0 0 0 0 <text:s/>0 0 0 0 0 0 0 0 0 0 <text:s/>0 0 0 0 0 0 0 0 0 1 <text:s/>0 0 0 0 0 0 0 0 1 1 <text:s/>0 0 0 0 0 0 0 0 1 1 <text:s/>0 0 1 0 0 0 0 0 1 1 <text:s/>0 1 1 0 0 0 0 1 1 1 <text:s/>0 0 1 0 1 0 1 1 0 1 <text:s/>0 1 1 1 1 1 1 1 0 1</text:p>
          </table:table-cell>
          <table:table-cell table:number-columns-repeated="2" office:value-type="string" calcext:value-type="string">
            <text:p>1 0 0 0 1 1 0 0 0 2 0 1 0 0 0 1 0 0 1 1 0 0 0 0 1 0 2 0 0 0 1 1 1 0 0 1 <text:s/>1 0 0 2 1 1 0 0 0 1 0 0 0 0 1 0 0 0 0 0 0 0 0 0 1 1 0 0 0 0 1 1 0 0 1 0 <text:s/>0 1 1 0 1 0 0 0 1 1 0 1 0 1 0 0 1 0 1 0 0 0 0 0 0 0 1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65080350" calcext:value-type="float">
            <text:p>1665080350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0 0 1 1 1 1 0 <text:s/>0 0 0 0 0 0 1 1 1 1 <text:s/>0 0 0 0 0 1 1 1 1 0 <text:s/>0 0 0 0 0 1 1 0 1 1 <text:s/>0 0 0 0 0 0 0 0 0 0 <text:s/>0 0 0 0 0 0 0 0 0 0 <text:s/>0 0 0 0 0 0 0 0 0 0 <text:s/>0 0 0 0 0 0 0 0 0 0 <text:s/>0 0 0 0 0 0 0 0 0 0 <text:s/>0 0 0 0 0 0 0 0 0 0 1 0 0 0 0 0 0 0 0 0 <text:s/>1 1 0 1 0 0 0 0 0 0 <text:s/>0 1 1 1 0 0 0 0 0 0 <text:s/>0 1 0 1 1 0 0 0 0 0 <text:s/>1 1 0 0 0 0 0 0 0 0 <text:s/>0 1 1 0 0 0 0 0 0 0 <text:s/>1 1 0 0 0 0 0 0 0 0 <text:s/>1 0 1 0 0 0 0 0 0 0 <text:s/>1 0 1 1 0 0 0 0 0 0 <text:s/>1 1 1 1 0 0 0 0 0 0 0 0 0 0 0 0 0 0 0 0 <text:s/>0 0 0 0 0 0 0 0 0 0 <text:s/>0 0 0 0 0 0 0 0 0 0 <text:s/>0 0 0 0 0 0 0 0 0 0 <text:s/>0 0 0 1 1 1 1 1 0 0 <text:s/>0 0 0 1 0 1 1 1 1 1 <text:s/>0 0 1 1 1 0 0 0 1 0 <text:s/>0 0 0 1 1 0 1 1 0 0 <text:s/>0 0 0 0 1 0 1 1 1 0 <text:s/>0 0 0 0 1 1 1 1 1 0</text:p>
          </table:table-cell>
          <table:table-cell table:number-columns-repeated="2" office:value-type="string" calcext:value-type="string">
            <text:p>0 1 1 1 1 0 0 0 0 1 0 0 1 0 1 1 0 2 0 0 1 0 0 0 1 0 0 0 0 1 1 0 1 0 2 0 <text:s/>0 1 0 0 0 0 1 0 0 0 0 0 1 1 1 0 0 0 1 0 0 0 0 0 0 0 0 0 0 1 1 1 2 1 0 1 <text:s/>0 0 0 1 0 0 1 1 0 1 0 0 0 1 0 0 0 1 0 0 0 0 0 0 0 0 0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02936850" calcext:value-type="float">
            <text:p>1802936850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0 0 0 0 0 0 0 <text:s/>0 0 0 0 0 0 0 0 0 0 <text:s/>0 0 0 0 0 0 0 0 0 0 <text:s/>0 0 0 0 0 0 0 0 0 0 <text:s/>0 0 0 0 0 0 0 0 0 1 <text:s/>0 0 0 0 0 0 0 0 0 1 <text:s/>0 0 0 0 0 1 1 1 1 1 <text:s/>0 0 0 0 0 0 0 1 1 0 <text:s/>0 0 0 0 0 0 1 1 1 1 <text:s/>0 0 0 0 0 0 0 1 0 0 0 0 0 0 0 0 0 0 0 0 <text:s/>0 0 0 0 0 0 1 0 0 0 <text:s/>0 0 0 1 0 1 1 1 0 0 <text:s/>0 1 1 1 1 0 1 0 0 0 <text:s/>0 1 1 1 1 1 1 1 0 0 <text:s/>0 1 1 1 1 0 0 0 0 0 <text:s/>0 1 0 1 0 0 0 0 0 0 <text:s/>0 0 1 1 1 1 0 0 0 0 <text:s/>0 0 0 0 0 0 0 0 0 0 <text:s/>0 0 0 0 0 0 0 0 0 0 1 1 1 0 1 0 0 0 0 0 <text:s/>1 1 1 1 1 1 0 0 0 0 <text:s/>1 1 0 0 0 0 0 0 0 0 <text:s/>1 0 0 0 0 0 0 0 0 0 <text:s/>1 0 0 0 0 0 0 0 0 0 <text:s/>1 0 0 0 0 0 0 0 0 0 <text:s/>1 0 0 0 0 0 0 0 0 0 <text:s/>1 1 0 0 0 0 0 0 0 0 <text:s/>1 0 1 1 0 0 0 0 0 0 <text:s/>1 1 1 1 0 0 0 0 0 0</text:p>
          </table:table-cell>
          <table:table-cell table:number-columns-repeated="2" office:value-type="string" calcext:value-type="string">
            <text:p>0 0 0 1 0 1 1 1 1 1 0 0 0 0 0 0 0 1 1 1 0 0 1 0 1 0 0 0 1 1 0 0 0 0 0 1 <text:s/>0 1 1 1 0 0 0 0 0 0 0 0 1 0 0 0 0 0 0 1 1 1 1 0 0 0 1 0 1 2 0 0 0 0 0 0 <text:s/>0 0 0 2 1 0 0 1 0 1 0 2 1 1 0 0 0 0 0 0 0 0 1 1 1 0 1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7587398" calcext:value-type="float">
            <text:p>1597587398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1 0 1 1 1 1 0 0 1 1 <text:s/>1 1 1 1 1 1 1 1 1 1 <text:s/>1 1 0 0 1 0 0 1 0 1 <text:s/>0 1 1 1 0 1 1 0 1 1 <text:s/>0 0 1 1 1 1 1 1 0 0 <text:s/>0 0 0 1 0 1 0 1 1 1 <text:s/>0 0 0 0 1 1 1 1 1 0 <text:s/>0 0 0 0 0 1 1 1 1 0 <text:s/>0 0 0 0 0 1 1 1 1 1 <text:s/>0 0 0 0 0 1 0 1 0 0</text:p>
          </table:table-cell>
          <table:table-cell table:number-columns-repeated="2" office:value-type="string" calcext:value-type="string">
            <text:p>0 1 0 0 0 0 1 1 2 0 0 0 0 0 0 0 0 0 0 0 0 0 1 1 0 1 1 0 1 0 1 0 0 0 1 0 <text:s/>0 1 0 0 1 1 0 0 0 0 0 0 1 1 1 1 1 0 1 0 1 0 0 0 1 1 1 1 0 0 0 0 0 1 1 1 <text:s/>1 1 1 0 0 0 0 1 1 1 1 1 1 0 0 0 0 0 1 1 1 1 1 0 1 0 1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9107699" calcext:value-type="float">
            <text:p>1719107699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1 1 0 0 0 0 0 0 0 0 <text:s/>1 1 0 0 0 0 0 0 0 0 <text:s/>1 0 0 0 0 0 0 0 0 0 <text:s/>0 0 0 0 0 0 0 0 0 0 <text:s/>0 0 0 0 0 0 0 0 0 0 <text:s/>0 0 0 0 0 0 0 0 0 0 <text:s/>0 0 0 0 0 0 0 0 0 0 <text:s/>0 0 0 0 0 0 0 0 0 0 <text:s/>0 0 0 0 0 0 0 0 0 0 <text:s/>0 0 0 0 0 0 0 0 0 0</text:p>
          </table:table-cell>
          <table:table-cell table:number-columns-repeated="2" office:value-type="string" calcext:value-type="string">
            <text:p>2 0 1 1 1 1 1 1 1 1 0 0 1 1 1 1 1 1 1 1 0 1 1 1 1 1 1 1 1 1 1 1 1 1 1 1 <text:s/>1 1 1 1 1 1 1 1 1 1 1 1 1 1 1 1 1 1 1 1 1 1 1 1 1 1 1 1 1 1 1 1 1 1 1 1 <text:s/>1 1 1 1 1 1 1 1 1 1 1 1 1 1 1 1 1 1 1 1 1 1 1 1 1 1 1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76982967" calcext:value-type="float">
            <text:p>1676982967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1 1 1 1 0 0 0 0 0 <text:s/>1 1 0 1 0 0 0 0 0 0 <text:s/>0 1 1 0 1 0 0 0 0 0 <text:s/>0 1 1 1 1 0 0 0 0 0 <text:s/>1 1 0 1 0 0 0 0 0 0 <text:s/>1 0 1 1 0 0 0 0 0 0 <text:s/>0 0 0 1 1 1 0 0 0 0 <text:s/>0 0 0 0 0 0 0 0 0 0 <text:s/>0 0 0 0 0 0 0 0 0 0 <text:s/>0 0 0 0 0 0 0 0 0 0 0 0 0 0 0 0 0 0 0 0 <text:s/>0 0 0 0 0 0 0 0 0 0 <text:s/>0 0 0 0 0 0 0 0 0 0 <text:s/>0 0 0 0 0 0 0 0 0 0 <text:s/>0 0 0 0 0 1 1 1 0 0 <text:s/>0 0 0 0 0 1 1 0 0 0 <text:s/>0 1 0 0 0 0 1 0 0 0 <text:s/>1 1 1 1 1 1 1 0 0 0 <text:s/>1 0 1 1 1 1 0 0 0 0 <text:s/>0 1 1 0 1 1 1 0 0 0 0 0 0 0 0 0 0 0 1 1 <text:s/>0 0 0 0 0 0 0 0 0 1 <text:s/>0 0 0 0 0 0 1 1 1 1 <text:s/>0 0 0 0 0 0 1 0 1 1 <text:s/>0 0 0 0 0 0 0 0 0 1 <text:s/>0 0 0 0 0 0 0 0 1 1 <text:s/>0 0 0 0 0 0 0 1 1 1 <text:s/>0 0 0 0 0 0 0 1 0 1 <text:s/>0 0 0 0 0 0 0 1 1 1 <text:s/>0 0 0 0 0 0 0 0 1 0</text:p>
          </table:table-cell>
          <table:table-cell table:number-columns-repeated="2" office:value-type="string" calcext:value-type="string">
            <text:p>1 0 0 0 0 1 1 1 0 0 0 0 1 0 1 1 1 1 1 0 1 0 0 1 0 1 0 0 0 0 1 0 2 0 0 1 <text:s/>0 1 0 0 0 0 1 0 1 0 0 0 1 0 0 1 0 0 1 0 0 1 0 0 1 0 1 0 0 0 0 0 0 0 0 0 <text:s/>0 2 0 0 0 0 1 2 0 1 0 0 0 0 1 0 0 0 1 0 0 1 0 0 0 1 0 1</text:p>
          </table:table-cell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553985" calcext:value-type="float">
            <text:p>55398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0 0 0 1 1 1 1 1 1 1 0 0 0 1 1 1 1 1 1 1 1 1 1 1 1 1 1 1 1 1 1 1 1 1 1 1 <text:s/>1 1 1 1 1 1 1 1 1 1 1 1 1 1 1 1 1 1 1 1 1 1 1 1 1 1 1 1 1 1 1 1 1 1 1 1 <text:s/>1 1 1 1 1 1 1 1 1 1 1 1 1 1 1 1 1 1 1 1 1 1 1 1 1 1 1 1</text:p>
          </table:table-cell>
          <table:table-cell office:value-type="string" calcext:value-type="string">
            <text:p>None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323685848" calcext:value-type="float">
            <text:p>3323685848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0 0 0 0 1 1 1 1 <text:s/>1 1 0 0 1 0 1 1 1 0 <text:s/>1 1 1 1 1 1 1 1 0 0 <text:s/>1 1 0 1 1 0 1 0 0 0 <text:s/>0 0 1 1 1 1 0 0 0 0 <text:s/>1 1 1 0 1 1 1 0 0 0 <text:s/>1 1 0 0 0 1 0 0 0 0 <text:s/>0 1 1 0 0 0 0 0 0 0 <text:s/>0 0 1 1 0 0 0 0 0 0 <text:s/>0 0 0 0 0 0 0 0 0 0 0 0 0 0 0 0 0 0 0 0 <text:s/>0 0 0 0 0 0 0 0 0 0 <text:s/>0 0 0 0 0 0 0 0 1 1 <text:s/>0 0 0 0 0 0 0 2 0 0 <text:s/>0 0 0 0 0 0 0 0 3 3 <text:s/>0 0 0 0 0 0 0 0 3 3 <text:s/>0 0 0 0 0 0 0 3 0 3 <text:s/>0 0 0 0 0 0 3 3 3 3 <text:s/>0 0 0 0 0 0 3 3 0 3 <text:s/>0 0 0 3 3 3 3 3 3 3</text:p>
          </table:table-cell>
          <table:table-cell table:number-columns-repeated="2" office:value-type="string" calcext:value-type="string">
            <text:p>0 0 1 1 1 1 0 0 0 0 0 0 1 1 0 1 0 0 0 1 0 0 0 0 0 0 0 0 0 0 0 0 1 0 0 1 <text:s/>0 0 1 1 1 1 0 0 0 0 1 1 0 0 0 0 0 1 0 0 0 1 0 0 0 0 1 1 1 0 1 0 1 0 1 0 <text:s/>0 1 1 1 0 0 0 0 1 1 0 2 1 1 0 0 1 0 1 1 1 0 0 0 0 2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97440636" calcext:value-type="float">
            <text:p>1297440636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0 0 0 0 0 0 0 <text:s/>1 1 1 1 0 0 0 0 0 0 <text:s/>1 0 1 0 0 1 0 0 0 0 <text:s/>1 1 1 0 0 1 0 0 0 0 <text:s/>0 1 1 1 0 1 0 0 0 0 <text:s/>0 0 1 1 1 1 0 0 0 0 <text:s/>0 0 1 1 0 0 0 0 0 0 <text:s/>1 1 0 1 1 0 0 0 0 0 <text:s/>1 1 1 1 1 0 0 0 0 0 <text:s/>1 0 0 1 0 0 0 0 0 0 0 0 0 0 0 0 1 1 1 1 <text:s/>0 0 0 0 0 0 1 0 1 1 <text:s/>0 0 0 0 0 0 1 1 1 1 <text:s/>0 0 0 0 0 0 1 1 1 0 <text:s/>0 0 0 0 0 0 0 1 1 0 <text:s/>0 0 0 0 0 0 2 0 0 0 <text:s/>0 0 0 0 0 2 2 2 2 0 <text:s/>0 0 0 0 0 2 0 0 0 0 <text:s/>0 0 0 0 0 2 2 2 2 2 <text:s/>0 0 0 0 0 2 2 2 0 2 0 0 0 0 0 0 0 0 0 0 <text:s/>0 0 0 0 0 0 0 0 0 0 <text:s/>0 0 0 0 0 0 0 0 0 0 <text:s/>0 0 0 0 0 0 0 0 0 0 <text:s/>0 0 0 0 0 0 0 0 0 1 <text:s/>0 0 0 0 0 0 0 0 0 1 <text:s/>0 0 0 0 0 0 0 0 0 0 <text:s/>0 0 0 0 0 0 0 0 0 0 <text:s/>0 0 0 0 0 0 0 0 0 0 <text:s/>0 0 0 0 0 0 0 0 0 0</text:p>
          </table:table-cell>
          <table:table-cell table:number-columns-repeated="2" office:value-type="string" calcext:value-type="string">
            <text:p>0 0 0 1 1 1 0 0 0 0 0 0 0 0 1 1 0 1 0 0 0 1 0 1 1 2 0 0 0 0 0 0 0 1 1 0 <text:s/>0 0 0 1 1 0 0 0 1 0 1 0 2 2 1 1 0 0 0 0 0 1 1 0 1 1 0 0 1 0 0 0 0 1 0 0 <text:s/>1 0 0 0 1 1 1 1 0 0 0 0 0 0 0 0 0 0 0 1 1 0 1 0 0 0 1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67157297" calcext:value-type="float">
            <text:p>1367157297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1 1 0 0 1 1 1 <text:s/>0 0 0 1 1 1 1 1 1 1 <text:s/>0 0 0 1 1 1 1 0 1 1 <text:s/>0 0 0 0 0 1 1 0 1 1 <text:s/>0 0 0 0 1 1 1 1 1 0 <text:s/>0 0 0 0 0 0 1 1 1 0 <text:s/>0 0 0 0 0 0 0 0 0 0 <text:s/>0 0 0 0 0 0 0 0 0 0 <text:s/>0 0 0 0 0 0 0 0 0 0 <text:s/>0 0 0 0 0 0 0 0 0 0 1 1 0 0 0 0 0 0 0 0 <text:s/>1 1 1 0 0 0 0 0 0 0 <text:s/>1 1 1 0 0 0 0 0 0 0 <text:s/>1 1 1 1 0 0 0 0 0 0 <text:s/>1 1 1 1 0 0 0 0 0 0 <text:s/>1 1 1 1 1 1 0 0 0 1 <text:s/>0 0 0 0 0 1 1 1 1 1 <text:s/>0 0 0 0 0 0 0 0 1 1 <text:s/>0 0 0 0 0 0 0 0 0 0 <text:s/>0 0 0 0 0 0 0 0 0 0 0 0 0 0 0 0 0 0 0 0 <text:s/>0 0 0 0 0 0 0 0 0 0 <text:s/>0 0 0 0 0 0 0 0 0 0 <text:s/>0 0 0 0 0 0 0 0 0 0 <text:s/>0 0 0 0 0 0 0 0 0 0 <text:s/>0 0 0 0 0 0 0 0 0 0 <text:s/>1 1 0 1 1 0 0 0 0 0 <text:s/>0 1 1 1 1 1 1 1 0 0 <text:s/>1 1 1 1 1 1 1 1 1 0 <text:s/>1 1 1 1 1 1 1 1 1 1</text:p>
          </table:table-cell>
          <table:table-cell table:number-columns-repeated="2" office:value-type="string" calcext:value-type="string">
            <text:p>0 0 1 0 0 1 1 0 0 0 0 0 0 0 0 0 0 0 0 0 0 0 0 0 2 0 0 1 0 0 0 2 0 0 1 0 <text:s/>0 1 0 0 0 0 0 0 0 0 0 0 0 1 0 0 0 0 0 0 0 0 0 0 0 0 1 0 0 0 0 0 0 0 1 0 <text:s/>0 0 0 0 0 0 0 0 0 2 0 0 0 0 0 0 0 1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45146262" calcext:value-type="float">
            <text:p>1345146262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0 0 0 0 0 0 0 <text:s/>1 1 1 1 0 0 1 0 0 0 <text:s/>1 1 1 0 1 1 1 0 0 0 <text:s/>1 1 1 1 1 1 0 0 0 0 <text:s/>1 1 1 0 1 0 0 0 0 0 <text:s/>1 1 1 1 0 0 0 0 0 0 <text:s/>1 1 0 0 0 0 0 0 0 0 <text:s/>0 0 0 0 0 0 0 0 0 0 <text:s/>0 0 0 0 0 0 0 0 0 0 <text:s/>0 0 0 0 0 0 0 0 0 0 0 0 0 0 1 1 1 1 1 1 <text:s/>0 0 0 0 0 0 0 1 1 1 <text:s/>0 0 0 0 0 0 0 0 1 1 <text:s/>0 0 0 0 0 0 0 0 1 1 <text:s/>0 0 0 0 0 0 0 1 1 1 <text:s/>0 0 0 0 0 0 0 1 1 1 <text:s/>0 0 0 0 0 0 0 1 1 0 <text:s/>0 0 0 0 0 0 0 1 1 1 <text:s/>0 0 0 0 0 0 0 1 1 1 <text:s/>0 0 0 0 0 0 0 0 1 1 0 0 0 0 0 0 0 0 0 0 <text:s/>0 0 0 0 0 0 0 0 0 0 <text:s/>0 0 0 0 0 0 0 1 0 0 <text:s/>0 0 0 0 0 0 1 1 0 0 <text:s/>0 0 0 0 0 0 1 0 0 0 <text:s/>0 0 0 0 1 1 1 0 0 0 <text:s/>0 0 1 1 1 1 1 0 0 0 <text:s/>1 1 1 0 1 1 1 0 0 0 <text:s/>1 1 1 1 1 1 1 0 0 0 <text:s/>1 1 1 0 1 1 1 0 0 0</text:p>
          </table:table-cell>
          <table:table-cell table:number-columns-repeated="2" office:value-type="string" calcext:value-type="string">
            <text:p>0 0 0 1 0 0 0 0 0 0 0 0 0 0 1 1 0 0 0 0 0 0 0 1 0 0 0 0 0 0 0 0 0 0 0 0 <text:s/>0 0 0 0 0 2 0 1 0 1 0 0 0 0 0 0 0 0 0 0 0 0 0 0 0 0 0 0 0 0 0 0 0 1 0 0 <text:s/>0 1 0 0 0 0 2 0 0 0 0 0 0 0 0 0 0 0 0 0 2 1 0 0 0 1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299265154" calcext:value-type="float">
            <text:p>1299265154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0 1 1 1 0 0 0 <text:s/>0 0 0 1 1 1 1 0 0 0 <text:s/>0 0 0 0 1 1 1 0 0 0 <text:s/>0 0 0 0 1 1 0 0 0 0 <text:s/>0 0 0 0 1 1 1 0 0 0 <text:s/>0 0 0 0 1 1 1 0 0 0 <text:s/>0 0 0 0 1 1 1 0 0 0 <text:s/>0 0 0 1 0 1 1 0 0 0 <text:s/>0 0 0 1 1 1 0 0 0 0 <text:s/>0 0 1 1 0 1 0 0 0 0 0 0 0 0 0 0 0 1 1 1 <text:s/>0 0 0 0 0 0 0 1 1 1 <text:s/>0 0 0 0 0 0 0 0 1 1 <text:s/>0 0 0 0 0 0 0 1 1 1 <text:s/>0 0 0 0 0 0 0 1 1 1 <text:s/>0 0 0 0 0 0 0 1 1 1 <text:s/>0 0 0 0 0 0 0 1 1 0 <text:s/>0 0 0 0 0 0 0 1 1 1 <text:s/>0 0 0 0 0 0 1 1 1 1 <text:s/>0 0 0 0 0 0 1 1 1 1 1 1 1 0 0 0 0 0 0 0 <text:s/>1 0 1 0 0 0 0 0 0 0 <text:s/>1 1 1 1 0 0 0 0 0 0 <text:s/>1 1 1 1 0 0 0 0 0 0 <text:s/>1 1 1 1 0 0 0 0 0 0 <text:s/>1 1 1 1 0 0 0 0 0 0 <text:s/>0 1 0 1 0 0 0 0 0 0 <text:s/>1 1 1 0 0 0 0 0 0 0 <text:s/>0 1 1 0 0 0 0 0 0 0 <text:s/>1 1 0 0 0 0 0 0 0 0</text:p>
          </table:table-cell>
          <table:table-cell table:number-columns-repeated="2" office:value-type="string" calcext:value-type="string">
            <text:p>0 0 0 1 0 2 0 0 0 2 0 1 0 0 0 0 0 0 0 0 0 2 0 0 0 0 0 1 0 0 0 0 0 0 0 0 <text:s/>1 0 0 0 0 0 0 0 0 0 0 0 0 0 0 0 0 0 0 0 0 0 0 0 1 0 1 0 0 0 0 0 0 1 0 0 <text:s/>0 0 1 0 0 0 0 0 1 0 0 0 0 0 0 0 0 0 0 0 0 0 1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298600563" calcext:value-type="float">
            <text:p>1298600563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0 0 0 0 <text:s/>1 0 1 1 1 0 0 0 0 0 <text:s/>1 1 1 1 1 0 0 0 0 0 <text:s/>1 0 1 1 1 0 0 0 0 0 <text:s/>1 1 1 1 0 0 0 0 0 0 <text:s/>1 1 1 0 0 0 0 0 0 0 <text:s/>1 1 1 0 0 0 0 0 0 0 <text:s/>0 1 0 0 0 0 0 0 0 0 <text:s/>0 0 0 0 0 0 0 0 0 0 <text:s/>0 0 0 0 0 0 0 0 0 0 0 0 0 0 0 0 0 0 1 1 <text:s/>0 0 0 0 0 0 1 1 1 1 <text:s/>0 0 0 0 0 1 1 0 1 1 <text:s/>0 0 0 0 0 1 1 1 1 1 <text:s/>0 0 0 0 0 1 1 1 1 1 <text:s/>0 0 0 0 0 0 0 1 1 1 <text:s/>0 0 0 0 0 0 0 1 1 1 <text:s/>0 0 0 0 0 0 0 0 1 1 <text:s/>0 0 0 0 0 0 0 0 1 0 <text:s/>0 0 0 0 0 0 0 0 0 0 0 0 0 0 0 0 0 0 0 0 <text:s/>0 0 0 0 0 0 0 0 0 0 <text:s/>0 0 0 0 0 0 0 0 0 0 <text:s/>0 0 0 0 0 0 0 0 0 0 <text:s/>0 0 0 0 1 0 0 0 0 0 <text:s/>0 0 0 1 1 1 0 0 0 0 <text:s/>0 0 0 1 1 1 1 0 0 0 <text:s/>0 0 1 1 1 1 1 1 0 0 <text:s/>1 1 1 1 1 1 1 1 0 0 <text:s/>1 1 1 1 1 1 1 1 0 0</text:p>
          </table:table-cell>
          <table:table-cell table:number-columns-repeated="2" office:value-type="string" calcext:value-type="string">
            <text:p>0 0 0 0 0 0 1 1 0 0 0 1 0 0 0 1 0 0 0 0 0 0 0 0 0 0 0 1 0 0 2 1 0 0 0 0 <text:s/>0 0 0 0 0 0 0 0 0 0 0 0 0 0 0 0 0 0 0 0 1 0 0 0 0 0 0 0 0 0 0 0 0 0 1 0 <text:s/>0 0 0 0 0 0 2 0 0 0 0 0 0 0 0 2 0 1 0 0 0 0 0 0 0 0 1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94087152" calcext:value-type="float">
            <text:p>1294087152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1 1 0 1 1 1 1 1 1 <text:s/>0 0 1 1 1 1 1 1 1 1 <text:s/>0 0 0 1 0 1 1 1 0 1 <text:s/>0 0 0 0 1 1 1 1 1 1 <text:s/>0 0 0 0 1 1 0 0 0 1 <text:s/>0 0 0 0 0 0 0 0 0 0 <text:s/>0 0 0 0 0 0 0 0 0 0 <text:s/>0 0 0 0 0 0 0 0 0 0 <text:s/>0 0 0 0 0 0 0 0 0 0 <text:s/>0 0 0 0 0 0 0 0 0 0 0 0 0 0 0 0 0 0 0 0 <text:s/>1 1 0 0 0 0 0 0 0 0 <text:s/>1 1 1 0 0 0 0 0 0 0 <text:s/>1 0 1 1 0 0 0 0 0 0 <text:s/>1 1 1 1 0 0 0 0 0 0 <text:s/>0 1 1 1 0 0 0 0 0 0 <text:s/>1 1 1 1 0 0 0 0 0 0 <text:s/>0 1 1 1 0 0 0 0 0 0 <text:s/>1 1 1 1 0 0 0 0 0 0 <text:s/>1 1 1 1 0 0 0 0 0 0 0 0 0 0 0 0 0 0 0 0 <text:s/>0 0 0 0 0 0 0 0 0 0 <text:s/>0 0 0 0 0 0 0 0 0 0 <text:s/>0 0 0 0 0 0 0 0 0 0 <text:s/>0 0 0 0 0 0 1 1 1 0 <text:s/>0 0 0 0 1 1 1 1 1 1 <text:s/>0 0 0 0 0 1 1 1 1 1 <text:s/>0 0 0 0 1 1 1 1 1 1 <text:s/>0 0 0 0 1 1 1 1 1 1 <text:s/>0 0 0 0 1 0 1 1 1 0</text:p>
          </table:table-cell>
          <table:table-cell table:number-columns-repeated="2" office:value-type="string" calcext:value-type="string">
            <text:p>1 0 0 1 0 0 0 0 0 0 0 0 0 0 0 0 0 2 0 0 0 0 0 0 1 0 0 0 1 0 0 1 0 0 0 0 <text:s/>0 0 0 0 0 2 0 0 0 0 0 0 0 0 1 0 0 0 0 0 0 2 0 0 0 0 0 0 1 0 0 0 0 0 1 0 <text:s/>0 0 0 0 0 0 0 0 0 0 0 0 0 0 0 0 0 0 0 0 0 0 0 1 0 0 0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232145383" calcext:value-type="float">
            <text:p>1232145383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1 1 1 1 <text:s/>0 1 1 1 1 0 1 1 1 0 <text:s/>1 1 1 1 1 1 1 0 0 0 <text:s/>0 1 1 1 1 1 1 0 0 0 <text:s/>0 0 0 0 0 0 0 0 0 0 <text:s/>0 0 0 0 0 0 0 0 0 0 <text:s/>0 0 0 0 0 0 0 0 0 0 <text:s/>0 0 0 0 0 0 0 0 0 0 <text:s/>0 0 0 0 0 0 0 0 0 0 <text:s/>0 0 0 0 0 0 0 0 0 0 0 0 0 0 0 0 0 0 0 0 <text:s/>0 0 0 0 0 0 0 0 0 0 <text:s/>0 0 0 0 0 0 0 0 0 0 <text:s/>1 0 0 0 0 0 0 0 0 0 <text:s/>1 1 1 1 1 0 0 0 0 0 <text:s/>1 1 0 1 1 1 0 0 0 0 <text:s/>1 1 1 1 1 0 0 0 0 0 <text:s/>1 1 1 1 1 1 0 0 0 0 <text:s/>1 0 0 0 1 1 0 0 0 0 <text:s/>1 1 1 1 1 0 0 0 0 0 0 0 0 0 0 0 0 0 0 0 <text:s/>0 0 0 0 0 0 0 0 0 1 <text:s/>0 0 0 0 0 0 0 1 1 1 <text:s/>0 0 0 0 0 0 0 1 1 1 <text:s/>0 0 0 0 0 0 1 1 1 1 <text:s/>0 0 0 0 0 0 1 1 1 1 <text:s/>0 0 0 0 0 0 1 1 0 1 <text:s/>0 0 0 0 0 0 1 1 1 1 <text:s/>0 0 0 0 0 0 1 1 1 1 <text:s/>0 0 0 0 0 0 1 1 1 1</text:p>
          </table:table-cell>
          <table:table-cell table:number-columns-repeated="2" office:value-type="string" calcext:value-type="string">
            <text:p>0 0 0 0 0 0 0 0 0 0 1 2 0 0 0 1 0 0 0 0 0 0 0 0 0 0 0 0 0 0 0 0 0 0 0 0 <text:s/>0 0 0 0 0 0 0 0 0 1 0 0 0 0 2 0 1 0 0 0 0 0 2 0 0 0 0 0 0 1 0 0 1 0 0 0 <text:s/>0 0 0 0 0 0 0 0 0 1 1 1 0 0 0 0 0 0 0 0 0 0 0 1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280067346" calcext:value-type="float">
            <text:p>1280067346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1 1 1 0 1 1 1 <text:s/>0 0 0 0 0 1 1 1 1 0 <text:s/>0 0 0 0 1 1 1 1 1 1 <text:s/>0 0 0 0 0 1 1 1 1 1 <text:s/>0 0 0 0 0 0 0 1 1 1 <text:s/>0 0 0 0 0 0 0 0 1 1 <text:s/>0 0 0 0 0 0 0 0 1 1 <text:s/>0 0 0 0 0 0 0 0 0 1 <text:s/>0 0 0 0 0 0 0 0 0 0 <text:s/>0 0 0 0 0 0 0 0 0 0 1 1 1 0 0 0 0 0 0 0 <text:s/>1 1 1 1 0 0 0 0 0 0 <text:s/>1 1 1 1 0 0 0 0 0 0 <text:s/>1 1 1 1 0 0 0 0 0 0 <text:s/>1 0 1 1 0 0 0 0 0 0 <text:s/>1 1 1 0 0 0 0 0 0 0 <text:s/>1 1 1 0 0 0 0 0 0 0 <text:s/>0 1 1 0 0 0 0 0 0 0 <text:s/>1 1 0 0 0 0 0 0 0 0 <text:s/>1 1 0 0 0 0 0 0 0 0 0 0 0 0 0 0 0 0 0 0 <text:s/>0 0 0 0 0 0 0 0 0 0 <text:s/>0 0 0 0 0 0 0 0 0 0 <text:s/>0 0 0 0 0 0 0 0 0 0 <text:s/>0 0 0 0 1 0 1 0 0 0 <text:s/>0 0 0 1 1 1 1 1 0 0 <text:s/>0 0 0 1 1 1 1 1 0 0 <text:s/>0 0 0 1 0 1 1 1 1 0 <text:s/>0 0 1 1 1 1 1 1 1 0 <text:s/>0 0 1 1 1 1 1 1 0 0</text:p>
          </table:table-cell>
          <table:table-cell table:number-columns-repeated="2" office:value-type="string" calcext:value-type="string">
            <text:p>0 0 0 0 0 0 1 0 0 0 0 0 0 0 1 0 0 0 2 1 0 2 0 0 0 0 0 0 0 0 0 0 0 0 1 0 <text:s/>0 0 0 0 0 1 0 0 0 1 0 0 0 0 0 0 0 0 0 0 2 0 0 0 0 0 0 0 0 0 0 0 0 0 1 0 <text:s/>0 0 1 0 0 0 0 0 0 0 0 0 0 0 0 0 0 1 0 0 0 0 0 0 0 0 1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470826463" calcext:value-type="float">
            <text:p>1470826463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1 1 1 1 1 1 1 1 1 <text:s/>0 0 1 1 1 1 1 1 0 1 <text:s/>0 0 1 0 1 1 1 1 1 1 <text:s/>0 0 0 1 1 1 1 1 1 1 <text:s/>0 0 0 1 0 1 1 1 1 1 <text:s/>0 0 0 0 0 0 0 1 1 1 <text:s/>0 0 0 0 0 0 0 0 1 1 <text:s/>0 0 0 0 0 0 0 0 0 1 <text:s/>0 0 0 0 0 0 0 0 0 0 <text:s/>0 0 0 0 0 0 0 0 0 0 0 0 0 0 0 0 0 0 0 0 <text:s/>1 1 0 0 0 0 0 0 0 0 <text:s/>1 1 0 0 0 0 0 0 0 0 <text:s/>1 1 1 0 0 0 0 0 0 0 <text:s/>1 1 0 0 0 0 0 0 0 0 <text:s/>1 1 1 0 1 0 1 0 0 0 <text:s/>1 1 1 1 1 1 1 1 0 0 <text:s/>1 1 1 1 1 0 1 1 1 0 <text:s/>1 1 1 1 1 1 1 1 1 0 <text:s/>1 0 1 0 1 1 1 0 0 0 0 0 0 0 0 0 0 0 0 0 <text:s/>0 0 0 0 0 0 0 0 0 0 <text:s/>0 0 0 0 0 0 0 0 0 0 <text:s/>0 0 0 0 0 0 0 0 0 0 <text:s/>0 0 0 0 0 0 0 0 0 0 <text:s/>0 0 0 0 0 0 0 0 0 0 <text:s/>0 0 0 0 0 0 0 0 0 0 <text:s/>0 0 0 0 0 0 0 0 0 0 <text:s/>0 0 0 0 0 0 0 0 0 1 <text:s/>0 0 0 0 0 0 0 1 1 1</text:p>
          </table:table-cell>
          <table:table-cell table:number-columns-repeated="2" office:value-type="string" calcext:value-type="string">
            <text:p>1 0 0 0 0 0 0 0 0 0 0 0 0 0 0 0 0 0 1 0 0 0 0 1 0 0 0 0 0 0 0 0 0 0 0 0 <text:s/>0 0 0 0 0 0 1 0 1 0 0 0 0 0 0 0 0 1 0 1 0 0 0 0 0 0 0 0 0 0 0 0 0 0 0 0 <text:s/>0 0 0 1 0 0 0 2 0 0 0 0 0 0 0 0 2 0 0 1 0 1 0 0 0 0 0 2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1688361255" calcext:value-type="float">
            <text:p>1688361255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0 1 1 1 0 0 0 <text:s/>0 0 0 0 1 1 1 0 0 0 <text:s/>0 0 0 0 0 1 1 1 0 0 <text:s/>0 0 0 1 1 1 0 0 0 0 <text:s/>0 0 0 1 1 1 0 0 0 0 <text:s/>0 0 1 1 1 0 0 0 0 0 <text:s/>0 0 1 1 1 0 0 0 0 0 <text:s/>0 0 0 1 1 1 0 0 0 0 <text:s/>0 0 0 0 1 1 1 0 0 0 <text:s/>0 0 0 0 0 1 1 1 0 0 0 0 0 0 0 0 0 0 1 1 <text:s/>0 0 0 0 0 0 0 0 1 1 <text:s/>0 0 0 0 0 0 0 0 1 0 <text:s/>0 0 0 0 0 0 1 1 1 1 <text:s/>0 0 0 0 0 0 1 1 1 1 <text:s/>0 0 0 0 0 1 1 1 0 1 <text:s/>0 0 0 0 0 1 1 1 1 1 <text:s/>0 0 0 0 0 0 1 1 1 0 <text:s/>0 0 0 0 0 0 0 1 1 1 <text:s/>0 0 0 0 0 0 0 0 1 1 1 1 0 1 0 0 0 0 0 0 <text:s/>1 1 0 1 0 0 0 0 0 0 <text:s/>1 1 1 1 1 0 0 0 0 0 <text:s/>1 1 1 0 0 0 0 0 0 0 <text:s/>1 1 1 0 0 0 0 0 0 0 <text:s/>1 1 0 0 0 0 0 0 0 0 <text:s/>1 1 0 0 0 0 0 0 0 0 <text:s/>1 1 1 0 0 0 0 0 0 0 <text:s/>0 1 1 0 0 0 0 0 0 0 <text:s/>1 1 1 1 0 0 0 0 0 0</text:p>
          </table:table-cell>
          <table:table-cell table:number-columns-repeated="2" office:value-type="string" calcext:value-type="string">
            <text:p>0 0 1 0 0 0 0 1 0 0 0 0 1 0 0 0 0 1 0 0 0 0 0 0 0 0 0 0 0 1 0 0 0 0 0 0 <text:s/>0 0 0 0 0 0 0 0 0 0 0 0 0 0 0 0 0 0 0 0 0 0 1 0 0 0 0 2 0 0 2 0 0 0 0 0 <text:s/>0 0 0 0 0 0 0 1 1 0 0 1 0 0 0 0 0 0 2 0 0 0 1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252984002" calcext:value-type="float">
            <text:p>1252984002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1 1 1 1 <text:s/>1 1 1 1 1 1 0 0 1 1 <text:s/>1 1 1 0 0 0 0 0 1 1 <text:s/>1 1 1 0 0 0 0 0 0 1 <text:s/>1 0 1 0 0 0 0 0 0 1 <text:s/>0 0 0 0 0 0 0 0 0 0 <text:s/>0 0 0 0 0 0 0 0 0 0 <text:s/>0 0 0 0 0 0 0 0 0 0 <text:s/>0 0 0 0 0 0 0 0 0 0 <text:s/>0 0 0 0 0 0 0 0 0 0 0 0 0 0 0 0 0 0 0 0 <text:s/>0 0 0 0 0 0 0 0 0 0 <text:s/>0 0 0 1 1 0 1 1 0 0 <text:s/>0 0 0 1 1 1 1 1 1 0 <text:s/>0 0 0 1 1 1 1 1 1 0 <text:s/>0 0 0 0 1 1 1 1 1 1 <text:s/>0 0 0 0 0 1 1 1 0 1 <text:s/>0 0 0 0 0 1 0 0 1 1 <text:s/>0 0 0 0 0 0 0 0 1 0 <text:s/>0 0 0 0 0 0 0 0 0 0 0 0 0 0 0 0 0 0 0 0 <text:s/>0 0 0 0 0 0 0 0 0 0 <text:s/>0 0 0 0 0 0 0 0 0 0 <text:s/>0 0 0 0 0 0 0 0 0 0 <text:s/>0 1 0 0 0 0 0 0 0 0 <text:s/>1 1 1 1 0 0 0 0 0 0 <text:s/>1 1 1 0 1 0 0 0 0 0 <text:s/>1 1 1 1 1 0 0 0 0 0 <text:s/>1 1 0 1 1 1 1 1 0 0 <text:s/>1 1 1 1 1 1 1 1 0 0</text:p>
          </table:table-cell>
          <table:table-cell table:number-columns-repeated="2" office:value-type="string" calcext:value-type="string">
            <text:p>0 0 0 0 0 0 0 0 0 0 0 0 0 0 0 0 1 1 0 0 2 0 0 0 0 1 0 0 0 0 0 0 0 0 2 0 <text:s/>0 0 0 0 0 0 0 0 0 0 0 0 0 0 0 2 0 0 0 0 0 0 0 0 0 0 0 1 0 0 0 0 1 0 0 0 <text:s/>0 0 0 0 1 1 0 0 0 0 1 0 0 0 0 0 0 1 0 0 0 0 0 0 0 0 1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87159909" calcext:value-type="float">
            <text:p>1387159909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0 1 1 1 1 1 1 <text:s/>0 0 0 1 1 1 1 0 1 1 <text:s/>0 0 0 1 0 1 1 1 1 1 <text:s/>0 0 0 1 1 1 1 0 1 1 <text:s/>0 0 0 0 0 1 1 1 1 0 <text:s/>0 0 0 0 0 1 1 0 0 0 <text:s/>0 0 0 0 0 0 0 0 0 0 <text:s/>0 0 0 0 0 0 0 0 0 0 <text:s/>0 0 0 0 0 0 0 0 0 0 <text:s/>0 0 0 0 0 0 0 0 0 0 1 1 1 0 0 0 0 0 0 0 <text:s/>1 1 1 0 0 0 0 0 0 0 <text:s/>1 1 1 0 0 0 0 0 0 0 <text:s/>1 1 1 0 0 0 0 0 0 0 <text:s/>1 1 1 1 0 0 0 0 0 0 <text:s/>1 1 1 1 0 0 0 0 0 0 <text:s/>1 1 1 1 0 0 0 0 0 0 <text:s/>1 1 0 0 0 0 0 0 0 0 <text:s/>1 1 0 0 0 0 0 0 0 0 <text:s/>1 1 0 0 0 0 0 0 0 0 0 0 0 0 0 0 0 0 0 0 <text:s/>0 0 0 0 0 0 0 0 0 0 <text:s/>0 0 0 0 0 0 0 0 0 0 <text:s/>0 0 0 0 0 0 0 0 0 0 <text:s/>0 0 0 0 0 0 0 0 0 0 <text:s/>0 0 0 0 0 0 0 1 1 1 <text:s/>0 0 0 0 1 1 1 1 1 1 <text:s/>0 0 0 1 1 1 0 1 1 1 <text:s/>0 0 1 1 1 1 1 1 1 1 <text:s/>0 0 1 1 1 1 1 1 0 1</text:p>
          </table:table-cell>
          <table:table-cell table:number-columns-repeated="2" office:value-type="string" calcext:value-type="string">
            <text:p>0 0 0 1 0 0 0 0 0 0 0 0 0 0 2 0 0 1 0 0 2 0 0 0 1 0 0 0 0 0 0 0 0 0 0 0 <text:s/>0 1 0 0 0 0 0 0 1 0 0 0 0 1 0 0 0 0 1 0 0 0 0 0 0 0 0 0 0 0 0 0 0 0 0 0 <text:s/>1 0 0 0 1 0 0 0 0 0 0 0 0 0 0 0 0 0 0 0 0 0 0 0 0 2 1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68345781" calcext:value-type="float">
            <text:p>1268345781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1 1 1 1 1 1 0 1 1 <text:s/>0 1 1 1 0 1 1 1 1 1 <text:s/>0 0 0 0 0 0 1 1 1 1 <text:s/>0 0 0 0 0 0 1 1 1 1 <text:s/>0 0 0 0 0 0 0 1 1 1 <text:s/>0 0 0 0 0 0 0 0 1 1 <text:s/>0 0 0 0 0 0 0 0 0 1 <text:s/>0 0 0 0 0 0 0 0 0 0 <text:s/>0 0 0 0 0 0 0 0 0 0 <text:s/>0 0 0 0 0 0 0 0 0 0 0 0 0 0 0 0 0 0 0 0 <text:s/>1 0 0 0 0 0 0 0 0 0 <text:s/>1 0 1 1 1 0 0 0 0 0 <text:s/>1 0 1 1 1 1 0 0 0 0 <text:s/>1 1 1 0 1 1 1 0 0 0 <text:s/>0 1 1 1 1 1 1 1 0 0 <text:s/>0 0 1 1 1 1 1 1 1 0 <text:s/>0 0 0 0 0 0 0 0 0 0 <text:s/>0 0 0 0 0 0 0 0 0 0 <text:s/>0 0 0 0 0 0 0 0 0 0 0 0 0 0 0 0 0 0 0 0 <text:s/>0 0 0 0 0 0 0 0 0 0 <text:s/>0 0 0 0 0 0 0 0 0 0 <text:s/>0 0 0 0 0 0 0 0 0 0 <text:s/>0 0 0 0 0 0 0 0 0 0 <text:s/>1 0 0 0 0 0 0 0 0 0 <text:s/>1 1 0 0 0 0 0 0 0 0 <text:s/>1 1 1 1 1 1 1 1 1 1 <text:s/>0 1 1 1 1 1 1 1 1 1 <text:s/>1 1 1 1 0 1 1 0 1 1</text:p>
          </table:table-cell>
          <table:table-cell table:number-columns-repeated="2" office:value-type="string" calcext:value-type="string">
            <text:p>1 0 0 0 0 0 0 1 0 0 0 0 0 0 1 0 0 0 0 0 0 1 0 0 0 1 0 0 0 0 0 1 0 0 0 0 <text:s/>0 0 0 0 0 0 0 1 0 0 0 0 0 2 0 0 0 0 0 0 0 0 0 0 0 0 0 0 0 0 0 2 0 0 0 0 <text:s/>0 0 0 0 0 2 0 0 1 0 0 0 0 0 0 0 0 0 0 0 0 0 1 0 0 1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297892345" calcext:value-type="float">
            <text:p>1297892345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0 1 1 1 1 1 1 1 <text:s/>1 1 1 1 1 1 1 1 1 1 <text:s/>1 1 1 1 1 1 0 1 0 0 <text:s/>0 0 0 1 1 1 1 0 0 0 <text:s/>0 0 0 0 0 0 0 0 0 0 <text:s/>0 0 0 0 0 0 0 0 0 0 <text:s/>0 0 0 0 0 0 0 0 0 0 <text:s/>0 0 0 0 0 0 0 0 0 0 <text:s/>0 0 0 0 0 0 0 0 0 0 <text:s/>0 0 0 0 0 0 0 0 0 0 0 0 0 0 0 0 0 0 0 0 <text:s/>0 0 0 0 0 0 0 0 0 0 <text:s/>0 0 0 0 0 0 0 0 0 0 <text:s/>1 1 1 0 0 0 0 0 0 0 <text:s/>1 1 1 1 1 1 0 0 0 0 <text:s/>1 1 1 1 1 1 0 0 0 0 <text:s/>1 1 1 1 1 0 0 0 0 0 <text:s/>0 1 1 1 1 1 0 0 0 0 <text:s/>0 1 1 1 1 0 0 0 0 0 <text:s/>0 0 0 0 0 0 0 0 0 0 0 0 0 0 0 0 0 0 0 0 <text:s/>0 0 0 0 0 0 0 0 0 0 <text:s/>0 0 0 0 0 0 0 0 0 1 <text:s/>0 0 0 0 0 0 0 0 1 1 <text:s/>0 0 0 0 0 0 1 1 1 1 <text:s/>0 0 0 0 0 0 1 1 0 1 <text:s/>0 0 0 0 0 0 1 1 1 1 <text:s/>0 0 0 0 0 0 1 1 1 1 <text:s/>0 0 0 0 0 1 1 1 1 1 <text:s/>0 0 1 1 1 1 0 1 1 1</text:p>
          </table:table-cell>
          <table:table-cell table:number-columns-repeated="2" office:value-type="string" calcext:value-type="string">
            <text:p>0 0 1 0 2 0 0 0 0 0 0 0 0 0 0 0 0 0 0 0 0 0 0 0 0 0 1 0 1 0 0 0 0 0 0 0 <text:s/>0 1 0 0 0 0 0 0 0 0 0 0 0 0 0 0 0 0 0 0 0 0 1 0 0 0 0 0 0 1 0 0 0 0 1 0 <text:s/>0 0 0 0 0 0 0 0 1 0 0 2 0 0 0 0 0 0 1 1 0 2 0 0 1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63680884" calcext:value-type="float">
            <text:p>1263680884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0 1 1 1 1 1 1 <text:s/>0 0 0 0 0 1 1 1 1 1 <text:s/>0 0 0 0 1 1 1 1 1 1 <text:s/>0 0 0 0 0 1 1 1 1 0 <text:s/>0 0 0 0 0 0 1 1 1 1 <text:s/>0 0 0 0 0 0 0 1 1 1 <text:s/>0 0 0 0 0 0 0 0 0 1 <text:s/>0 0 0 0 0 0 0 0 0 1 <text:s/>0 0 0 0 0 0 0 0 0 0 <text:s/>0 0 0 0 0 0 0 0 0 0 0 0 0 0 0 0 0 0 0 0 <text:s/>0 0 0 0 0 0 0 0 0 0 <text:s/>0 0 0 0 0 0 0 0 0 0 <text:s/>0 0 0 0 0 0 0 0 0 0 <text:s/>0 0 0 0 0 0 0 0 0 0 <text:s/>0 0 0 1 1 1 1 0 0 0 <text:s/>0 0 1 1 1 0 1 1 0 0 <text:s/>0 0 1 1 1 1 1 0 1 0 <text:s/>0 0 0 1 1 1 1 1 1 1 <text:s/>0 0 1 1 1 1 1 1 1 1 0 1 1 1 0 0 0 0 0 0 <text:s/>1 1 1 1 0 0 0 0 0 0 <text:s/>1 0 1 1 0 0 0 0 0 0 <text:s/>0 1 1 1 1 0 0 0 0 0 <text:s/>1 1 1 1 1 1 0 0 0 0 <text:s/>1 1 1 0 0 0 0 0 0 0 <text:s/>1 1 0 0 0 0 0 0 0 0 <text:s/>1 1 0 0 0 0 0 0 0 0 <text:s/>1 1 0 0 0 0 0 0 0 0 <text:s/>1 0 0 0 0 0 0 0 0 0</text:p>
          </table:table-cell>
          <table:table-cell table:number-columns-repeated="2" office:value-type="string" calcext:value-type="string">
            <text:p>1 0 0 0 0 0 0 0 0 0 0 0 0 0 1 0 0 0 2 0 0 1 0 0 0 0 0 0 0 0 1 0 0 0 0 0 <text:s/>0 0 0 1 0 0 0 0 0 0 0 0 0 0 0 0 0 0 0 0 0 0 0 0 0 0 0 0 0 1 0 0 1 0 0 0 <text:s/>0 0 0 0 0 1 0 0 0 0 1 2 0 0 0 0 0 0 2 1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426965712" calcext:value-type="float">
            <text:p>1426965712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1 1 1 1 <text:s/>1 1 1 1 1 0 1 1 0 1 <text:s/>1 1 1 1 1 1 1 0 0 0 <text:s/>1 0 1 1 0 1 0 0 0 0 <text:s/>1 0 0 0 0 0 0 0 0 0 <text:s/>0 0 0 0 0 0 0 0 0 0 <text:s/>0 0 0 0 0 0 0 0 0 0 <text:s/>0 0 0 0 0 0 0 0 0 0 <text:s/>0 0 0 0 0 0 0 0 0 0 <text:s/>0 0 0 0 0 0 0 0 0 0 0 0 0 0 0 0 0 0 0 0 <text:s/>0 0 0 0 0 0 0 0 0 0 <text:s/>0 0 0 0 0 0 0 1 1 0 <text:s/>0 0 0 0 0 0 1 1 1 1 <text:s/>0 0 0 0 0 1 1 1 1 1 <text:s/>0 0 0 0 0 0 1 1 1 1 <text:s/>0 0 0 0 0 0 1 1 1 1 <text:s/>0 0 0 0 0 0 0 1 1 1 <text:s/>0 0 0 0 0 0 1 1 1 1 <text:s/>0 0 0 0 0 0 1 1 1 1 0 0 0 0 0 0 0 0 0 0 <text:s/>0 0 0 0 0 0 0 0 0 0 <text:s/>0 0 0 0 0 0 0 0 0 0 <text:s/>0 0 0 0 0 0 0 0 0 0 <text:s/>0 1 0 1 1 0 0 0 0 0 <text:s/>1 1 1 1 1 1 0 0 0 0 <text:s/>1 1 1 1 1 1 0 0 0 0 <text:s/>1 0 1 0 1 1 1 0 0 0 <text:s/>1 0 1 1 1 0 0 0 0 0 <text:s/>1 1 1 1 1 1 0 0 0 0</text:p>
          </table:table-cell>
          <table:table-cell table:number-columns-repeated="2" office:value-type="string" calcext:value-type="string">
            <text:p>0 0 0 0 0 0 0 0 0 0 0 0 0 0 2 1 0 0 1 0 0 0 0 0 0 0 0 0 0 1 0 1 0 0 1 0 <text:s/>0 0 0 0 0 0 1 0 0 0 0 2 0 0 0 0 0 0 0 0 0 0 0 0 0 0 0 0 2 0 0 0 0 0 0 1 <text:s/>0 1 0 0 0 0 0 0 0 1 0 0 0 1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255501589" calcext:value-type="float">
            <text:p>1255501589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0 0 0 0 0 0 0 0 <text:s/>0 1 0 0 0 0 0 0 0 0 <text:s/>1 1 1 0 0 0 0 0 0 0 <text:s/>1 1 1 1 0 0 0 0 0 0 <text:s/>1 1 1 1 1 0 0 0 0 0 <text:s/>1 1 1 1 1 1 0 0 0 0 <text:s/>1 1 1 0 0 0 0 0 0 0 <text:s/>1 1 0 0 0 0 0 0 0 0 <text:s/>1 1 0 0 0 0 0 0 0 0 <text:s/>1 1 0 0 0 0 0 0 0 0 0 0 0 1 0 1 1 1 1 1 <text:s/>0 0 0 1 1 1 1 1 1 1 <text:s/>0 0 0 1 1 1 0 1 1 1 <text:s/>0 0 0 0 1 1 1 1 1 1 <text:s/>0 0 0 0 0 1 1 1 1 0 <text:s/>0 0 0 0 0 0 0 1 0 0 <text:s/>0 0 0 0 0 0 0 0 0 0 <text:s/>0 0 0 0 0 0 0 0 0 0 <text:s/>0 0 0 0 0 0 0 0 0 0 <text:s/>0 0 0 0 0 0 0 0 0 0 0 0 0 0 0 0 0 0 0 0 <text:s/>0 0 0 0 0 0 0 0 0 0 <text:s/>0 0 0 0 0 0 0 0 0 0 <text:s/>0 0 0 0 0 0 0 0 0 0 <text:s/>0 0 0 0 0 0 0 0 0 1 <text:s/>0 0 0 0 0 0 0 0 0 1 <text:s/>0 0 0 1 1 1 1 0 1 1 <text:s/>0 0 0 1 1 1 1 1 1 1 <text:s/>0 0 1 1 1 1 1 1 1 1 <text:s/>0 0 1 1 1 1 1 1 1 0</text:p>
          </table:table-cell>
          <table:table-cell table:number-columns-repeated="2" office:value-type="string" calcext:value-type="string">
            <text:p>0 0 1 0 1 0 0 0 0 0 1 2 1 0 0 0 0 0 0 0 0 0 0 0 2 0 1 0 0 0 0 0 0 0 0 0 <text:s/>0 0 0 0 0 0 0 0 0 0 0 0 0 0 0 0 0 0 0 0 1 0 1 0 0 0 0 0 0 0 0 1 0 0 0 0 <text:s/>1 0 0 0 0 0 0 0 0 0 0 0 2 0 0 0 0 0 0 0 0 0 0 0 0 0 0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09028006" calcext:value-type="float">
            <text:p>1309028006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1 1 1 1 <text:s/>0 0 1 1 1 1 1 1 1 1 <text:s/>0 0 0 1 1 1 1 1 1 1 <text:s/>0 0 0 0 1 1 1 1 1 0 <text:s/>0 0 0 0 0 0 0 0 0 0 <text:s/>0 0 0 0 0 0 0 0 0 0 <text:s/>0 0 0 0 0 0 0 0 0 0 <text:s/>0 0 0 0 0 0 0 0 0 0 <text:s/>0 0 0 0 0 0 0 0 0 0 <text:s/>0 0 0 0 0 0 0 0 0 0 0 0 0 0 0 0 0 0 0 0 <text:s/>1 1 0 0 0 0 0 0 0 0 <text:s/>1 0 1 0 0 0 0 0 0 0 <text:s/>1 1 1 1 0 0 0 0 0 0 <text:s/>0 0 0 1 1 1 1 1 1 1 <text:s/>0 0 0 0 0 0 1 1 1 0 <text:s/>0 0 0 0 0 0 0 1 1 1 <text:s/>0 0 0 0 0 0 0 1 0 1 <text:s/>0 0 0 0 0 0 0 1 1 1 <text:s/>0 0 0 0 0 0 1 1 1 1 0 0 0 0 0 0 0 0 0 0 <text:s/>0 0 0 0 0 0 0 0 0 0 <text:s/>0 0 0 0 0 0 0 0 0 0 <text:s/>0 0 0 0 0 0 0 0 0 0 <text:s/>1 1 1 0 0 0 0 0 0 0 <text:s/>1 1 0 1 1 0 0 0 0 0 <text:s/>1 1 1 1 1 0 0 0 0 0 <text:s/>1 1 1 1 1 1 1 0 0 0 <text:s/>1 1 1 1 0 1 1 0 0 0 <text:s/>0 1 1 1 1 1 0 0 0 0</text:p>
          </table:table-cell>
          <table:table-cell table:number-columns-repeated="2" office:value-type="string" calcext:value-type="string">
            <text:p>0 0 0 0 0 0 0 0 0 0 0 0 0 0 0 0 0 0 0 0 0 1 0 0 0 0 0 2 0 0 0 0 0 0 0 0 <text:s/>0 0 0 1 0 0 0 0 0 0 0 0 0 0 0 0 1 0 0 1 0 0 0 1 0 0 0 0 0 1 1 0 0 2 0 0 <text:s/>0 0 0 2 0 0 1 0 0 0 0 0 1 0 0 0 0 0 1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25357726" calcext:value-type="float">
            <text:p>1225357726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1 1 1 1 <text:s/>1 1 1 1 1 1 1 1 1 1 <text:s/>1 1 1 1 1 1 1 1 1 0 <text:s/>0 1 0 0 0 0 0 0 0 0 <text:s/>0 0 0 0 0 0 0 0 0 0 <text:s/>0 0 0 0 0 0 0 0 0 0 <text:s/>0 0 0 0 0 0 0 0 0 0 <text:s/>0 0 0 0 0 0 0 0 0 0 <text:s/>0 0 0 0 0 0 0 0 0 0 <text:s/>0 0 0 0 0 0 0 0 0 0 0 0 0 0 0 0 0 0 0 0 <text:s/>0 0 0 0 0 0 0 0 0 0 <text:s/>0 0 0 0 0 0 0 0 0 0 <text:s/>1 0 1 1 1 1 1 1 1 1 <text:s/>1 1 1 0 1 1 1 1 1 1 <text:s/>1 0 0 1 0 1 1 1 1 0 <text:s/>1 1 1 1 1 0 1 0 0 0 <text:s/>0 0 0 0 0 0 0 0 0 0 <text:s/>0 0 0 0 0 0 0 0 0 0 <text:s/>0 0 0 0 0 0 0 0 0 0 0 0 0 0 0 0 0 0 0 0 <text:s/>0 0 0 0 0 0 0 0 0 0 <text:s/>0 0 0 0 0 0 0 0 0 0 <text:s/>0 0 0 0 0 0 0 0 0 0 <text:s/>0 0 0 0 0 0 0 0 0 0 <text:s/>0 0 0 0 0 0 0 0 0 1 <text:s/>0 0 0 0 0 0 0 1 1 1 <text:s/>1 1 1 1 1 1 1 0 1 1 <text:s/>1 1 1 1 0 0 1 1 1 1 <text:s/>1 1 1 1 1 1 1 1 1 0</text:p>
          </table:table-cell>
          <table:table-cell table:number-columns-repeated="2" office:value-type="string" calcext:value-type="string">
            <text:p>0 0 0 0 0 0 0 0 0 0 0 0 0 0 0 0 0 0 0 0 0 0 0 0 0 0 2 0 0 1 0 0 0 0 0 0 <text:s/>0 0 0 0 0 0 0 1 0 0 2 0 0 0 0 1 1 0 1 0 0 0 0 0 0 0 0 0 0 1 0 0 0 0 0 0 <text:s/>0 0 0 0 0 1 0 0 0 0 0 0 1 1 0 0 2 0 0 0 0 0 0 0 0 0 0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08248710" calcext:value-type="float">
            <text:p>1308248710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1 1 1 1 <text:s/>0 1 1 1 0 1 1 1 0 1 <text:s/>0 0 0 1 1 1 1 0 1 1 <text:s/>0 0 0 0 0 1 1 1 1 1 <text:s/>0 0 0 0 0 0 0 0 1 1 <text:s/>0 0 0 0 0 0 0 0 0 0 <text:s/>0 0 0 0 0 0 0 0 0 0 <text:s/>0 0 0 0 0 0 0 0 0 0 <text:s/>0 0 0 0 0 0 0 0 0 0 <text:s/>0 0 0 0 0 0 0 0 0 0 0 0 0 0 0 0 0 0 0 0 <text:s/>1 0 0 0 0 0 0 0 0 0 <text:s/>1 1 0 0 0 0 0 0 0 0 <text:s/>1 1 1 1 1 0 0 0 0 0 <text:s/>1 1 1 1 1 1 1 1 0 0 <text:s/>1 1 0 0 0 0 1 1 1 1 <text:s/>0 0 0 0 0 0 0 1 1 1 <text:s/>0 0 0 0 0 0 0 0 1 1 <text:s/>0 0 0 0 0 0 0 0 1 1 <text:s/>0 0 0 0 0 0 0 0 0 1 0 0 0 0 0 0 0 0 0 0 <text:s/>0 0 0 0 0 0 0 0 0 0 <text:s/>0 0 0 0 0 0 0 0 0 0 <text:s/>0 0 0 0 0 0 0 0 0 0 <text:s/>0 0 0 0 0 0 0 0 0 0 <text:s/>0 0 1 1 0 0 0 0 0 0 <text:s/>0 1 1 1 1 1 1 0 0 0 <text:s/>1 1 1 1 1 1 0 1 0 0 <text:s/>1 1 1 1 1 1 1 1 0 0 <text:s/>1 0 1 0 1 1 1 1 1 0</text:p>
          </table:table-cell>
          <table:table-cell table:number-columns-repeated="2" office:value-type="string" calcext:value-type="string">
            <text:p>0 0 0 2 0 0 0 0 0 0 0 0 0 0 1 0 0 0 1 0 0 0 1 0 0 0 0 1 0 0 0 0 0 0 0 0 <text:s/>0 0 0 0 0 2 0 0 0 0 0 0 0 0 0 0 0 0 1 1 0 0 0 0 1 0 2 0 0 0 0 0 0 0 0 0 <text:s/>0 0 0 0 1 0 0 0 0 0 0 0 0 0 0 0 0 0 0 1 0 1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15163687" calcext:value-type="float">
            <text:p>1215163687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1 1 1 1 <text:s/>1 1 1 0 1 1 1 1 1 1 <text:s/>1 1 1 1 1 0 1 1 0 1 <text:s/>1 1 0 0 0 0 0 0 0 1 <text:s/>0 0 0 0 0 0 0 0 0 0 <text:s/>0 0 0 0 0 0 0 0 0 0 <text:s/>0 0 0 0 0 0 0 0 0 0 <text:s/>0 0 0 0 0 0 0 0 0 0 <text:s/>0 0 0 0 0 0 0 0 0 0 <text:s/>0 0 0 0 0 0 0 0 0 0 0 0 0 0 0 0 0 0 0 0 <text:s/>0 0 0 0 0 0 0 0 0 0 <text:s/>0 0 0 0 0 0 0 0 0 0 <text:s/>0 0 1 1 1 0 1 1 0 0 <text:s/>1 1 1 1 1 1 1 1 1 0 <text:s/>1 1 1 1 1 1 0 0 0 0 <text:s/>1 1 1 1 0 0 0 0 0 0 <text:s/>1 1 1 0 0 0 0 0 0 0 <text:s/>1 1 0 0 0 0 0 0 0 0 <text:s/>1 0 0 0 0 0 0 0 0 0 0 0 0 0 0 0 0 0 0 0 <text:s/>0 0 0 0 0 0 0 0 0 0 <text:s/>0 0 0 0 0 0 0 0 0 0 <text:s/>0 0 0 0 0 0 0 0 0 0 <text:s/>0 0 0 0 0 0 0 0 0 1 <text:s/>0 0 0 0 0 0 1 1 1 1 <text:s/>0 0 0 0 1 0 1 1 1 1 <text:s/>0 0 0 1 1 0 1 0 1 0 <text:s/>0 0 1 1 1 0 1 1 1 1 <text:s/>0 1 1 1 1 1 1 1 1 1</text:p>
          </table:table-cell>
          <table:table-cell table:number-columns-repeated="2" office:value-type="string" calcext:value-type="string">
            <text:p>2 0 0 0 0 0 0 0 0 0 0 0 0 1 0 0 0 0 0 0 0 0 0 0 0 1 0 0 1 0 0 0 0 0 0 1 <text:s/>0 0 1 0 0 0 0 0 0 0 0 0 0 0 0 0 0 0 0 0 0 0 0 0 0 2 0 0 0 1 0 0 0 0 0 0 <text:s/>0 0 0 1 0 1 0 1 0 0 0 2 0 1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83538426" calcext:value-type="float">
            <text:p>1383538426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0 1 0 0 0 0 0 <text:s/>1 1 1 1 1 0 0 0 0 0 <text:s/>1 1 1 0 1 0 0 0 0 0 <text:s/>1 1 0 1 1 0 0 0 0 0 <text:s/>1 1 1 1 0 0 0 0 0 0 <text:s/>1 1 1 0 0 0 0 0 0 0 <text:s/>1 1 1 0 0 0 0 0 0 0 <text:s/>1 1 0 0 0 0 0 0 0 0 <text:s/>1 0 0 0 0 0 0 0 0 0 <text:s/>0 0 0 0 0 0 0 0 0 0 0 0 0 0 0 0 1 1 1 1 <text:s/>0 0 0 0 0 1 1 1 1 1 <text:s/>0 0 0 0 0 1 1 1 0 1 <text:s/>0 0 0 0 0 1 1 1 1 1 <text:s/>0 0 0 0 1 1 1 0 0 0 <text:s/>0 0 0 1 1 1 0 0 0 0 <text:s/>0 0 0 1 1 0 0 0 0 0 <text:s/>0 0 1 1 1 0 0 0 0 0 <text:s/>0 0 0 1 0 0 0 0 0 0 <text:s/>0 0 0 0 0 0 0 0 0 0 0 0 0 0 0 0 0 0 0 0 <text:s/>0 0 0 0 0 0 0 0 0 0 <text:s/>0 0 0 0 0 0 0 0 0 0 <text:s/>0 0 0 0 0 0 0 0 0 0 <text:s/>0 0 0 0 0 0 0 1 1 0 <text:s/>0 0 0 0 0 0 1 1 1 1 <text:s/>0 0 0 0 0 1 1 1 1 1 <text:s/>0 0 0 0 0 1 0 1 1 1 <text:s/>0 1 0 0 1 1 1 1 1 0 <text:s/>1 1 1 1 1 1 1 0 1 1</text:p>
          </table:table-cell>
          <table:table-cell table:number-columns-repeated="2" office:value-type="string" calcext:value-type="string">
            <text:p>0 0 0 1 0 1 0 0 0 0 0 0 2 0 0 0 0 0 0 0 0 0 0 1 0 0 0 0 1 0 0 0 1 0 0 0 <text:s/>0 0 2 0 0 0 0 0 0 0 0 0 2 1 0 0 0 0 0 0 0 0 0 0 0 0 0 0 0 0 0 0 0 0 0 0 <text:s/>0 0 0 0 1 0 0 0 0 0 1 0 0 0 0 0 0 1 0 0 0 0 0 0 0 1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85428151" calcext:value-type="float">
            <text:p>1185428151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0 0 0 0 <text:s/>1 1 1 1 1 0 0 0 0 0 <text:s/>1 1 1 1 1 0 0 0 0 0 <text:s/>1 1 1 1 0 0 0 0 0 0 <text:s/>1 0 1 1 0 0 0 0 0 0 <text:s/>1 0 1 1 0 0 0 0 0 0 <text:s/>1 1 1 0 0 0 0 0 0 0 <text:s/>1 0 0 0 0 0 0 0 0 0 <text:s/>0 0 0 0 0 0 0 0 0 0 <text:s/>0 0 0 0 0 0 0 0 0 0 0 0 0 0 0 0 1 1 1 1 <text:s/>0 0 0 0 0 1 1 1 1 1 <text:s/>0 0 0 0 0 1 1 1 1 1 <text:s/>0 0 0 0 0 1 1 1 1 0 <text:s/>0 0 0 0 1 1 1 1 1 0 <text:s/>0 0 0 0 1 1 1 1 1 1 <text:s/>0 0 0 0 0 0 1 0 0 0 <text:s/>0 0 0 0 0 0 0 0 0 0 <text:s/>0 0 0 0 0 0 0 0 0 0 <text:s/>0 0 0 0 0 0 0 0 0 0 0 0 0 0 0 0 0 0 0 0 <text:s/>0 0 0 0 0 0 0 0 0 0 <text:s/>0 0 0 0 0 0 0 0 0 0 <text:s/>0 0 0 0 0 0 0 0 0 0 <text:s/>0 0 0 0 0 0 0 0 0 0 <text:s/>0 0 0 0 0 0 0 0 0 0 <text:s/>0 0 0 1 1 1 0 1 1 1 <text:s/>0 1 1 0 1 1 1 1 1 1 <text:s/>1 1 1 1 0 1 1 1 1 0 <text:s/>1 1 1 1 1 1 1 0 0 0</text:p>
          </table:table-cell>
          <table:table-cell table:number-columns-repeated="2" office:value-type="string" calcext:value-type="string">
            <text:p>0 0 0 0 0 0 0 0 0 0 0 0 0 0 0 0 0 0 0 0 0 2 0 0 0 0 0 0 0 0 0 0 0 0 1 0 <text:s/>0 0 0 1 0 1 0 0 0 0 2 0 0 1 0 1 0 0 0 0 0 0 0 0 0 0 0 0 0 0 0 0 0 0 0 0 <text:s/>0 1 0 0 0 0 0 0 0 0 0 0 1 0 0 0 0 1 0 0 0 0 0 0 2 1 1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office:value-type="float" office:value="1258427488" calcext:value-type="float">
            <text:p>1258427488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0 0 1 1 1 1 1 <text:s/>0 0 0 0 0 1 0 1 1 1 <text:s/>0 0 0 0 0 0 1 1 1 1 <text:s/>0 0 0 0 0 0 1 1 1 1 <text:s/>0 0 0 0 0 0 0 1 1 1 <text:s/>0 0 0 0 0 0 0 1 1 1 <text:s/>0 0 0 0 0 0 0 1 0 0 <text:s/>0 0 0 0 0 0 0 1 1 1 <text:s/>0 0 0 0 0 0 0 0 1 0 <text:s/>0 0 0 0 0 0 0 0 1 1 0 0 0 1 1 0 0 0 0 0 <text:s/>0 0 1 1 1 0 0 0 0 0 <text:s/>0 0 0 1 1 1 0 0 0 0 <text:s/>0 0 0 1 1 1 0 0 0 0 <text:s/>0 0 0 1 1 1 1 0 0 0 <text:s/>0 0 0 1 1 1 1 0 0 0 <text:s/>0 0 0 1 1 0 1 0 0 0 <text:s/>0 0 0 0 1 1 1 0 0 0 <text:s/>0 0 0 0 0 1 1 1 0 0 <text:s/>0 0 0 0 0 0 1 1 0 0 1 1 0 0 0 0 0 0 0 0 <text:s/>1 1 0 0 0 0 0 0 0 0 <text:s/>1 1 0 0 0 0 0 0 0 0 <text:s/>1 0 1 0 0 0 0 0 0 0 <text:s/>1 1 1 0 0 0 0 0 0 0 <text:s/>1 1 0 0 0 0 0 0 0 0 <text:s/>1 1 1 0 0 0 0 0 0 0 <text:s/>1 1 1 1 0 0 0 0 0 0 <text:s/>1 1 1 1 1 0 0 0 0 0 <text:s/>0 1 1 1 1 1 0 0 0 0</text:p>
          </table:table-cell>
          <table:table-cell table:number-columns-repeated="2" office:value-type="string" calcext:value-type="string">
            <text:p>0 0 1 0 0 0 0 0 0 0 0 0 0 0 0 0 1 0 0 0 0 0 1 0 0 0 0 0 0 0 0 1 0 0 0 0 <text:s/>0 0 0 0 0 0 0 0 0 0 0 0 0 0 0 0 1 0 0 0 0 0 0 0 0 0 0 0 0 1 0 0 1 1 0 0 <text:s/>0 0 0 0 0 0 0 2 0 0 0 0 0 2 0 0 0 1 1 0 0 0 2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12194159" calcext:value-type="float">
            <text:p>1212194159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0 1 1 1 1 0 1 1 1 <text:s/>1 1 1 1 1 1 1 0 1 1 <text:s/>0 0 0 1 1 1 1 1 1 1 <text:s/>0 0 0 0 0 1 1 1 1 1 <text:s/>0 0 0 0 0 0 1 0 0 0 <text:s/>0 0 0 0 0 0 0 0 0 0 <text:s/>0 0 0 0 0 0 0 0 0 0 <text:s/>0 0 0 0 0 0 0 0 0 0 <text:s/>0 0 0 0 0 0 0 0 0 0 <text:s/>0 0 0 0 0 0 0 0 0 0 0 0 0 0 0 0 0 0 0 0 <text:s/>0 0 0 0 0 0 0 0 0 0 <text:s/>0 1 1 0 0 0 0 0 0 0 <text:s/>1 1 1 1 1 0 0 0 0 0 <text:s/>1 0 1 1 1 0 0 0 0 0 <text:s/>1 1 1 0 1 1 0 0 0 0 <text:s/>1 1 1 1 1 0 0 0 0 0 <text:s/>1 0 1 1 0 0 0 0 0 0 <text:s/>1 1 1 0 0 0 0 0 0 0 <text:s/>1 1 1 0 0 0 0 0 0 0 0 0 0 0 0 0 0 0 0 0 <text:s/>0 0 0 0 0 0 0 0 0 0 <text:s/>0 0 0 0 0 0 0 0 0 0 <text:s/>0 0 0 0 0 0 0 0 0 0 <text:s/>0 0 0 0 0 0 0 1 1 1 <text:s/>0 0 0 0 0 0 1 1 1 1 <text:s/>0 0 0 0 0 1 1 1 1 1 <text:s/>0 0 0 0 1 1 1 1 1 1 <text:s/>0 0 0 0 1 1 1 1 1 1 <text:s/>0 0 0 1 1 0 1 1 1 1</text:p>
          </table:table-cell>
          <table:table-cell table:number-columns-repeated="2" office:value-type="string" calcext:value-type="string">
            <text:p>0 1 0 0 0 2 1 0 0 0 0 0 0 0 0 0 0 1 0 0 1 0 0 0 0 0 0 0 0 0 0 0 0 0 0 0 <text:s/>0 0 0 0 0 1 0 2 0 1 0 0 0 0 0 0 0 1 0 0 0 0 0 0 0 0 0 0 0 0 0 0 0 0 0 1 <text:s/>0 0 0 0 0 2 0 0 0 0 0 1 0 0 0 0 0 0 0 0 0 0 0 1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90190967" calcext:value-type="float">
            <text:p>1290190967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1 1 1 0 <text:s/>0 1 1 1 0 1 1 0 1 1 <text:s/>0 1 0 1 1 1 1 1 1 1 <text:s/>0 0 1 1 0 0 0 0 1 1 <text:s/>0 0 0 0 0 0 0 0 0 1 <text:s/>0 0 0 0 0 0 0 0 0 0 <text:s/>0 0 0 0 0 0 0 0 0 0 <text:s/>0 0 0 0 0 0 0 0 0 0 <text:s/>0 0 0 0 0 0 0 0 0 0 <text:s/>0 0 0 0 0 0 0 0 0 0 0 0 0 0 0 0 0 0 0 0 <text:s/>0 0 0 0 0 0 0 0 0 0 <text:s/>0 0 0 0 0 0 0 0 0 0 <text:s/>0 0 0 0 1 1 1 1 0 0 <text:s/>0 0 0 1 1 1 1 1 1 0 <text:s/>0 0 0 0 1 1 1 0 1 1 <text:s/>0 0 0 0 0 1 1 1 1 1 <text:s/>0 0 0 0 0 0 1 1 1 1 <text:s/>0 0 0 0 0 0 1 1 1 1 <text:s/>0 0 0 0 0 0 0 1 0 1 0 0 0 0 0 0 0 0 0 0 <text:s/>1 0 0 0 0 0 0 0 0 0 <text:s/>1 0 0 0 0 0 0 0 0 0 <text:s/>1 1 0 0 0 0 0 0 0 0 <text:s/>1 1 1 0 0 0 0 0 0 0 <text:s/>1 1 1 1 0 0 0 0 0 0 <text:s/>1 1 1 1 1 0 0 0 0 0 <text:s/>1 1 1 1 1 1 0 0 0 0 <text:s/>1 1 1 1 1 0 0 0 0 0 <text:s/>1 1 1 0 0 0 0 0 0 0</text:p>
          </table:table-cell>
          <table:table-cell table:number-columns-repeated="2" office:value-type="string" calcext:value-type="string">
            <text:p>0 0 0 0 0 0 0 0 0 1 0 0 0 0 1 0 0 1 0 0 0 0 1 0 0 0 0 0 2 0 0 0 0 0 0 0 <text:s/>0 0 0 0 0 0 0 0 0 0 0 2 0 0 0 0 0 0 0 0 0 1 0 0 0 0 0 0 0 0 0 0 0 0 0 0 <text:s/>0 0 0 0 0 0 0 0 0 0 0 0 0 1 0 0 0 0 0 2 0 1 1 1 1 0 1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00423709" calcext:value-type="float">
            <text:p>1400423709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0 1 1 1 0 0 0 0 <text:s/>1 1 1 1 1 1 0 0 0 0 <text:s/>0 1 1 1 1 1 1 0 0 0 <text:s/>0 1 1 1 1 1 1 0 0 0 <text:s/>0 0 1 1 1 1 1 0 0 0 <text:s/>0 0 0 0 1 1 0 0 0 0 <text:s/>0 0 0 0 0 0 0 0 0 0 <text:s/>0 0 0 0 0 0 0 0 0 0 <text:s/>0 0 0 0 0 0 0 0 0 0 <text:s/>0 0 0 0 0 0 0 0 0 0 0 0 0 0 0 0 0 0 0 0 <text:s/>0 0 0 0 0 0 0 0 0 0 <text:s/>0 0 0 0 0 0 0 0 0 0 <text:s/>1 0 0 0 0 0 0 0 0 0 <text:s/>1 1 0 0 0 0 0 0 0 0 <text:s/>1 0 0 0 0 0 1 0 0 0 <text:s/>1 1 0 1 1 1 1 0 0 0 <text:s/>1 1 1 1 0 1 1 0 0 0 <text:s/>1 1 0 1 1 1 1 0 0 0 <text:s/>1 1 1 1 1 1 1 0 0 0 0 0 0 0 0 0 1 1 1 1 <text:s/>0 0 0 0 0 0 1 1 1 1 <text:s/>0 0 0 0 0 0 0 1 1 1 <text:s/>0 0 0 0 0 0 0 1 1 1 <text:s/>0 0 0 0 0 0 0 1 1 1 <text:s/>0 0 0 0 0 0 0 1 1 0 <text:s/>0 0 0 0 0 0 0 1 1 1 <text:s/>0 0 0 0 0 0 0 1 0 1 <text:s/>0 0 0 0 0 0 0 1 1 1 <text:s/>0 0 0 0 0 0 0 1 1 1</text:p>
          </table:table-cell>
          <table:table-cell table:number-columns-repeated="2" office:value-type="string" calcext:value-type="string">
            <text:p>0 0 1 0 0 0 0 0 0 0 0 0 0 0 0 0 0 0 0 0 1 0 0 0 0 0 0 0 0 0 0 0 0 0 0 0 <text:s/>0 0 0 0 0 0 0 0 2 0 0 0 0 0 0 1 1 1 0 0 0 0 0 1 0 0 1 0 0 0 0 0 0 0 0 0 <text:s/>0 0 1 0 0 0 1 0 0 0 1 0 0 2 0 0 0 2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65030354" calcext:value-type="float">
            <text:p>1265030354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0 1 1 1 1 0 0 <text:s/>1 1 1 0 1 1 1 1 1 0 <text:s/>1 0 1 1 1 1 1 0 0 0 <text:s/>1 1 1 1 1 0 0 0 0 0 <text:s/>1 1 1 0 0 0 0 0 0 0 <text:s/>1 0 0 0 0 0 0 0 0 0 <text:s/>0 0 0 0 0 0 0 0 0 0 <text:s/>0 0 0 0 0 0 0 0 0 0 <text:s/>0 0 0 0 0 0 0 0 0 0 <text:s/>0 0 0 0 0 0 0 0 0 0 0 0 0 0 0 0 0 0 0 1 <text:s/>0 0 0 0 0 0 0 0 0 1 <text:s/>0 0 0 0 0 0 0 1 1 1 <text:s/>0 0 0 0 0 1 1 1 0 1 <text:s/>0 0 0 1 1 1 1 1 1 1 <text:s/>0 1 1 1 1 1 0 0 0 0 <text:s/>1 1 1 1 0 0 0 0 0 0 <text:s/>1 1 1 0 0 0 0 0 0 0 <text:s/>1 1 0 0 0 0 0 0 0 0 <text:s/>0 0 0 0 0 0 0 0 0 0 0 0 0 0 0 0 0 0 0 0 <text:s/>0 0 0 0 0 0 0 0 0 0 <text:s/>0 0 0 0 0 0 0 0 0 0 <text:s/>0 0 0 0 0 0 0 0 0 0 <text:s/>0 0 0 0 0 0 0 0 0 0 <text:s/>0 0 0 0 0 0 1 1 0 0 <text:s/>0 0 0 0 1 1 1 1 1 1 <text:s/>0 0 0 1 1 1 1 1 1 1 <text:s/>0 0 1 1 1 1 0 1 1 0 <text:s/>1 1 1 0 1 1 1 1 1 1</text:p>
          </table:table-cell>
          <table:table-cell table:number-columns-repeated="2" office:value-type="string" calcext:value-type="string">
            <text:p>0 0 0 1 0 0 0 0 1 0 0 0 0 1 0 0 0 0 0 0 0 1 0 0 2 0 0 0 0 0 0 0 0 0 0 0 <text:s/>0 0 1 0 0 0 0 0 0 2 0 0 0 0 0 0 0 0 0 0 0 0 1 1 0 0 0 0 0 0 2 0 0 0 0 0 <text:s/>0 0 0 0 0 0 0 0 0 0 0 0 0 0 1 0 0 1 0 0 0 1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93263846" calcext:value-type="float">
            <text:p>1293263846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1 1 1 1 1 1 1 1 <text:s/>0 1 1 1 1 1 1 1 1 1 <text:s/>0 0 1 1 1 1 0 1 0 1 <text:s/>0 0 0 1 0 1 1 1 1 1 <text:s/>0 0 0 0 0 0 0 1 0 0 <text:s/>0 0 0 0 0 0 0 0 0 0 <text:s/>0 0 0 0 0 0 0 0 0 0 <text:s/>0 0 0 0 0 0 0 0 0 0 <text:s/>0 0 0 0 0 0 0 0 0 0 <text:s/>0 0 0 0 0 0 0 0 0 0 1 0 0 0 0 0 0 0 0 0 <text:s/>1 0 0 0 0 0 0 0 0 0 <text:s/>1 1 0 0 0 0 0 0 0 0 <text:s/>0 1 1 0 0 0 0 0 0 0 <text:s/>1 1 1 1 0 0 0 0 0 0 <text:s/>1 1 1 1 0 0 0 0 0 0 <text:s/>1 0 1 1 0 0 0 0 0 0 <text:s/>1 1 1 1 1 0 0 0 0 0 <text:s/>1 1 1 1 1 0 0 0 0 0 <text:s/>1 1 0 1 0 0 0 0 0 0 0 0 0 0 0 0 0 0 0 0 <text:s/>0 0 0 0 0 0 0 0 0 0 <text:s/>0 0 0 0 0 0 0 0 0 0 <text:s/>0 0 0 0 0 0 0 0 0 0 <text:s/>0 0 0 0 1 1 0 0 1 1 <text:s/>0 0 0 0 1 1 1 1 1 1 <text:s/>0 0 0 0 0 1 1 1 1 1 <text:s/>0 0 0 0 0 0 1 1 1 1 <text:s/>0 0 0 0 0 1 1 1 1 1 <text:s/>0 0 0 0 1 1 1 1 1 1</text:p>
          </table:table-cell>
          <table:table-cell table:number-columns-repeated="2" office:value-type="string" calcext:value-type="string">
            <text:p>0 1 0 0 0 0 0 0 0 0 0 0 0 0 0 0 2 0 0 0 0 0 0 0 0 0 1 0 1 0 1 0 0 0 1 0 <text:s/>0 0 0 0 0 0 0 0 0 0 1 0 0 0 0 0 0 0 0 0 0 0 0 0 0 1 0 0 1 0 0 0 0 0 0 0 <text:s/>0 0 0 1 0 0 0 0 0 0 0 2 0 0 0 0 0 0 0 0 1 0 0 2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1244101513" calcext:value-type="float">
            <text:p>1244101513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1 1 1 0 1 0 0 0 0 <text:s/>0 1 1 0 1 1 0 0 0 0 <text:s/>0 0 1 1 1 0 1 0 0 0 <text:s/>0 0 1 1 1 1 1 0 0 0 <text:s/>0 0 1 1 1 1 1 0 0 0 <text:s/>0 0 0 1 1 1 1 0 0 0 <text:s/>0 0 0 0 1 1 1 0 0 0 <text:s/>0 0 0 0 0 0 1 0 0 0 <text:s/>0 0 0 0 0 0 0 0 0 0 <text:s/>0 0 0 0 0 0 0 0 0 0 0 0 0 0 0 0 1 1 1 1 <text:s/>0 0 0 0 0 0 1 1 1 1 <text:s/>0 0 0 0 0 0 0 1 1 1 <text:s/>0 0 0 0 0 0 0 1 0 1 <text:s/>0 0 0 0 0 0 0 1 1 1 <text:s/>0 0 0 0 0 0 0 1 1 1 <text:s/>0 0 0 0 0 0 0 1 1 1 <text:s/>0 0 0 0 0 0 0 1 1 1 <text:s/>0 0 0 0 0 0 0 1 1 1 <text:s/>0 0 0 0 0 0 0 1 0 1 1 0 0 0 0 0 0 0 0 0 <text:s/>1 0 0 0 0 0 0 0 0 0 <text:s/>1 1 0 0 0 0 0 0 0 0 <text:s/>1 1 0 0 0 0 0 0 0 0 <text:s/>1 1 0 0 0 0 0 0 0 0 <text:s/>1 1 1 0 0 0 0 0 0 0 <text:s/>1 1 1 1 0 0 0 0 0 0 <text:s/>0 1 1 1 1 1 0 0 0 0 <text:s/>1 1 0 0 1 1 1 0 0 0 <text:s/>1 1 1 1 1 0 0 0 0 0</text:p>
          </table:table-cell>
          <table:table-cell table:number-columns-repeated="2" office:value-type="string" calcext:value-type="string">
            <text:p>0 0 0 0 1 0 0 0 0 0 0 0 0 1 0 0 0 0 0 0 0 0 0 0 0 1 0 0 0 0 0 0 0 0 0 0 <text:s/>0 0 1 0 0 0 0 0 0 2 0 0 0 2 0 0 0 0 0 0 0 0 0 0 0 0 0 0 0 0 0 0 0 0 1 0 <text:s/>0 0 0 0 0 0 0 0 0 2 1 1 0 0 0 0 0 0 0 0 0 0 0 1 1 0 1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224590756" calcext:value-type="float">
            <text:p>1224590756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0 1 1 1 1 <text:s/>1 1 1 1 1 1 1 1 1 0 <text:s/>1 0 1 0 1 1 0 0 0 0 <text:s/>1 1 0 1 1 0 0 0 0 0 <text:s/>1 1 1 0 0 0 0 0 0 0 <text:s/>1 0 0 0 0 0 0 0 0 0 <text:s/>0 0 0 0 0 0 0 0 0 0 <text:s/>0 0 0 0 0 0 0 0 0 0 <text:s/>0 0 0 0 0 0 0 0 0 0 <text:s/>0 0 0 0 0 0 0 0 0 0 0 0 0 0 0 0 0 0 0 0 <text:s/>0 0 0 0 0 0 0 0 0 0 <text:s/>0 0 0 0 0 0 0 0 0 0 <text:s/>0 0 0 0 0 0 0 0 0 0 <text:s/>0 0 0 1 0 0 0 0 0 0 <text:s/>0 1 1 1 1 1 0 0 0 0 <text:s/>1 1 1 1 1 1 1 0 0 0 <text:s/>0 1 1 1 1 1 1 0 0 0 <text:s/>1 1 1 1 1 1 0 0 0 0 <text:s/>1 1 1 1 1 0 0 0 0 0 0 0 0 0 0 0 0 0 0 0 <text:s/>0 0 0 0 0 0 0 0 0 0 <text:s/>0 0 0 0 0 0 0 1 1 1 <text:s/>0 0 0 0 0 0 1 1 1 1 <text:s/>0 0 0 0 1 1 1 0 1 1 <text:s/>0 0 0 0 0 0 1 1 0 1 <text:s/>0 0 0 0 0 0 0 1 1 1 <text:s/>0 0 0 0 0 0 0 1 1 1 <text:s/>0 0 0 0 0 0 1 1 1 1 <text:s/>0 0 0 0 0 1 1 1 1 1</text:p>
          </table:table-cell>
          <table:table-cell table:number-columns-repeated="2" office:value-type="string" calcext:value-type="string">
            <text:p>0 0 0 0 2 1 0 0 0 0 0 0 0 0 0 0 0 0 0 1 0 1 0 1 0 0 1 0 0 0 0 0 1 0 0 1 <text:s/>0 0 0 0 0 0 0 0 0 0 0 1 0 0 0 0 0 0 0 0 0 0 1 0 0 0 0 0 0 0 0 0 0 0 1 0 <text:s/>0 0 0 2 0 0 0 0 0 0 0 0 0 0 0 0 0 2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25228096" calcext:value-type="float">
            <text:p>1425228096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0 1 1 1 1 1 0 0 0 <text:s/>1 1 1 1 1 1 0 0 0 0 <text:s/>1 1 1 1 1 0 0 0 0 0 <text:s/>1 1 0 1 1 0 0 0 0 0 <text:s/>1 1 1 1 1 0 0 0 0 0 <text:s/>1 1 1 1 0 0 0 0 0 0 <text:s/>0 0 0 0 0 0 0 0 0 0 <text:s/>0 0 0 0 0 0 0 0 0 0 <text:s/>0 0 0 0 0 0 0 0 0 0 <text:s/>0 0 0 0 0 0 0 0 0 0 0 0 0 0 0 0 0 1 1 1 <text:s/>0 0 0 0 0 0 1 1 1 1 <text:s/>0 0 0 0 0 1 1 1 1 1 <text:s/>0 0 0 0 0 1 1 1 0 1 <text:s/>0 0 0 0 0 1 1 1 1 0 <text:s/>0 0 0 0 0 1 1 0 1 1 <text:s/>0 0 0 0 0 1 1 1 1 0 <text:s/>0 0 0 0 0 0 0 1 1 0 <text:s/>0 0 0 0 0 0 0 0 0 0 <text:s/>0 0 0 0 0 0 0 0 0 0 0 0 0 0 0 0 0 0 0 0 <text:s/>0 0 0 0 0 0 0 0 0 0 <text:s/>0 0 0 0 0 0 0 0 0 0 <text:s/>0 0 0 0 0 0 0 0 0 0 <text:s/>0 0 0 0 0 0 0 0 0 0 <text:s/>0 0 0 0 0 0 0 0 0 0 <text:s/>1 1 1 1 1 0 0 0 0 0 <text:s/>1 1 1 1 1 0 1 0 0 1 <text:s/>1 1 1 0 1 1 1 1 1 1 <text:s/>1 1 1 1 1 1 1 1 1 0</text:p>
          </table:table-cell>
          <table:table-cell table:number-columns-repeated="2" office:value-type="string" calcext:value-type="string">
            <text:p>0 1 0 0 0 0 0 0 0 0 0 0 0 0 0 0 0 0 0 0 0 0 0 0 0 0 0 0 0 0 0 0 1 0 0 0 <text:s/>0 0 1 0 0 2 0 0 0 0 2 0 0 1 0 0 0 0 1 0 0 1 0 0 0 0 0 0 0 0 0 0 0 1 2 0 <text:s/>0 0 0 1 0 0 0 0 0 0 0 1 0 0 0 0 0 0 0 0 0 0 0 0 0 0 0 1</text:p>
          </table:table-cell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2764985" calcext:value-type="float">
            <text:p>276498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0 0 1 1 1 1 1 1 1 1 1 1 1 1 1 1 1 1 1 1 1 1 1 1 1 1 1 1 1 1 1 1 1 1 1 1 <text:s/>1 1 1 1 1 1 1 1 1 1 1 1 1 1 1 1 1 1 1 1 1 1 1 1 1 1 1 1 1 1 1 1 1 1 1 1 <text:s/>1 1 1 1 1 1 1 1 1 1 1 1 1 1 1 1 1 1 1 1 1 1 1 1 1 1 1 1</text:p>
          </table:table-cell>
          <table:table-cell office:value-type="string" calcext:value-type="string">
            <text:p>None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58249776" calcext:value-type="float">
            <text:p>1258249776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0 0 0 1 1 1 1 <text:s/>0 0 0 0 1 1 1 1 1 1 <text:s/>0 0 0 0 1 1 1 1 1 0 <text:s/>0 0 0 0 1 1 1 1 1 1 <text:s/>0 0 0 0 0 0 1 1 1 1 <text:s/>0 0 0 0 0 0 1 1 1 1 <text:s/>0 0 0 0 0 0 0 0 0 1 <text:s/>0 0 0 0 0 0 0 0 0 0 <text:s/>0 0 0 0 0 0 0 0 0 0 <text:s/>0 0 0 0 0 0 0 0 0 0 1 1 0 1 1 0 0 0 0 0 <text:s/>1 1 1 1 0 0 0 0 0 0 <text:s/>1 1 1 1 0 0 0 0 0 0 <text:s/>1 1 0 1 0 0 0 0 0 0 <text:s/>1 1 1 1 0 0 0 0 0 0 <text:s/>1 1 1 0 0 0 0 0 0 0 <text:s/>1 1 1 0 0 0 0 0 0 0 <text:s/>1 0 0 0 0 0 0 0 0 0 <text:s/>1 1 0 0 0 0 0 0 0 0 <text:s/>1 1 0 0 0 0 0 0 0 0 0 0 0 0 0 0 0 0 0 0 <text:s/>0 0 0 0 0 0 0 0 0 0 <text:s/>0 0 0 0 0 0 0 0 0 0 <text:s/>0 0 0 0 0 0 0 0 0 0 <text:s/>0 0 0 0 0 0 0 0 0 0 <text:s/>0 0 0 0 1 1 0 0 0 0 <text:s/>0 0 0 1 1 1 1 1 1 0 <text:s/>0 0 1 0 1 1 1 1 1 0 <text:s/>0 0 1 1 1 1 1 1 1 1 <text:s/>0 0 1 1 1 1 1 1 1 1</text:p>
          </table:table-cell>
          <table:table-cell table:number-columns-repeated="2" office:value-type="string" calcext:value-type="string">
            <text:p>0 0 1 0 0 1 0 0 0 0 0 0 0 0 0 0 0 0 0 0 0 0 0 0 0 0 2 0 0 1 0 0 1 0 0 0 <text:s/>0 0 0 0 0 2 0 0 1 1 0 0 0 0 0 0 0 1 0 0 0 0 0 0 0 0 0 0 0 0 0 0 0 0 0 1 <text:s/>0 1 0 0 0 0 0 1 0 0 0 0 2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79495532" calcext:value-type="float">
            <text:p>1179495532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1 1 1 1 1 1 0 <text:s/>0 0 1 1 1 1 0 1 1 0 <text:s/>0 0 1 1 1 1 1 1 0 0 <text:s/>0 0 1 1 1 0 1 1 0 0 <text:s/>0 0 0 1 0 1 1 1 0 0 <text:s/>0 0 0 0 1 1 1 0 0 0 <text:s/>0 0 0 0 0 0 0 0 0 0 <text:s/>0 0 0 0 0 0 0 0 0 0 <text:s/>0 0 0 0 0 0 0 0 0 0 <text:s/>0 0 0 0 0 0 0 0 0 0 1 1 1 0 0 0 0 0 0 0 <text:s/>1 1 0 0 0 0 0 0 0 0 <text:s/>1 1 0 0 0 0 0 0 0 0 <text:s/>1 1 0 0 0 0 0 0 0 0 <text:s/>1 1 1 0 0 0 0 0 0 0 <text:s/>1 0 1 1 0 0 0 0 0 0 <text:s/>1 1 1 1 1 1 0 0 0 0 <text:s/>0 0 1 1 1 0 0 0 0 0 <text:s/>1 1 1 1 0 0 0 0 0 0 <text:s/>0 1 1 0 0 0 0 0 0 0 0 0 0 0 0 0 0 0 0 1 <text:s/>0 0 0 0 0 0 0 0 0 1 <text:s/>0 0 0 0 0 0 0 0 1 1 <text:s/>0 0 0 0 0 0 0 0 1 0 <text:s/>0 0 0 0 0 0 0 0 1 1 <text:s/>0 0 0 0 0 0 0 1 1 1 <text:s/>0 0 0 0 0 0 1 1 1 1 <text:s/>0 0 0 0 0 1 1 1 1 0 <text:s/>0 0 0 0 1 1 1 1 1 1 <text:s/>0 0 0 0 1 1 1 1 1 1</text:p>
          </table:table-cell>
          <table:table-cell table:number-columns-repeated="2" office:value-type="string" calcext:value-type="string">
            <text:p>0 0 0 0 0 0 0 0 0 0 0 0 0 0 0 0 1 0 0 0 0 0 0 0 0 0 0 0 0 0 0 0 0 0 0 1 <text:s/>0 0 0 1 0 0 0 0 1 0 0 0 0 0 0 1 0 0 0 2 0 0 0 0 0 0 0 0 0 2 0 0 0 0 1 1 <text:s/>0 0 0 0 2 0 0 1 0 0 0 0 0 0 0 0 0 0 1 0 0 1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313352973" calcext:value-type="float">
            <text:p>1313352973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0 1 1 1 1 1 1 1 0 <text:s/>1 1 1 1 1 1 1 1 0 0 <text:s/>1 1 1 1 1 0 1 0 0 0 <text:s/>1 1 1 1 1 0 0 0 0 0 <text:s/>1 1 1 0 0 0 0 0 0 0 <text:s/>0 0 0 0 0 0 0 0 0 0 <text:s/>0 0 0 0 0 0 0 0 0 0 <text:s/>0 0 0 0 0 0 0 0 0 0 <text:s/>0 0 0 0 0 0 0 0 0 0 <text:s/>0 0 0 0 0 0 0 0 0 0 0 0 0 0 0 0 0 0 0 1 <text:s/>0 0 0 0 0 0 0 0 1 1 <text:s/>0 0 0 0 0 0 0 1 1 1 <text:s/>0 0 0 0 0 1 0 0 1 0 <text:s/>0 0 0 1 1 1 1 1 1 0 <text:s/>0 1 1 1 1 1 0 1 0 0 <text:s/>0 1 1 0 1 1 1 0 0 0 <text:s/>0 0 1 1 1 1 1 0 0 0 <text:s/>0 0 0 0 0 0 0 0 0 0 <text:s/>0 0 0 0 0 0 0 0 0 0 0 0 0 0 0 0 0 0 0 0 <text:s/>0 0 0 0 0 0 0 0 0 0 <text:s/>0 0 0 0 0 0 0 0 0 0 <text:s/>0 0 0 0 0 0 0 0 0 1 <text:s/>0 0 0 0 0 0 0 0 0 1 <text:s/>0 0 0 0 0 0 0 0 1 1 <text:s/>1 0 0 0 0 0 0 0 1 1 <text:s/>1 1 0 0 0 0 0 0 1 1 <text:s/>1 1 1 1 1 1 1 1 1 1 <text:s/>1 1 0 1 1 1 1 1 1 1</text:p>
          </table:table-cell>
          <table:table-cell table:number-columns-repeated="2" office:value-type="string" calcext:value-type="string">
            <text:p>0 1 0 0 0 0 0 0 0 0 0 0 0 0 0 0 0 0 0 0 0 0 0 0 0 1 0 0 0 0 0 2 0 0 0 0 <text:s/>1 1 0 0 0 0 0 0 0 0 0 0 0 0 1 0 0 0 0 0 1 0 0 0 0 2 0 1 0 0 0 1 0 0 2 0 <text:s/>0 0 0 0 0 1 0 0 0 0 0 0 0 0 0 0 0 0 0 0 1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61052825" calcext:value-type="float">
            <text:p>1261052825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1 1 1 0 1 1 1 1 1 <text:s/>0 0 1 1 1 0 1 1 1 1 <text:s/>0 0 0 1 1 1 1 1 0 1 <text:s/>0 0 0 1 1 1 1 1 1 1 <text:s/>0 0 0 0 0 1 1 0 0 0 <text:s/>0 0 0 0 0 0 0 0 0 0 <text:s/>0 0 0 0 0 0 0 0 0 0 <text:s/>0 0 0 0 0 0 0 0 0 0 <text:s/>0 0 0 0 0 0 0 0 0 0 <text:s/>0 0 0 0 0 0 0 0 0 0 1 0 0 0 0 0 0 0 0 0 <text:s/>1 1 0 0 0 0 0 0 0 0 <text:s/>1 1 1 0 0 0 0 0 0 0 <text:s/>0 1 1 0 0 0 0 0 0 0 <text:s/>0 1 1 1 0 0 0 0 0 0 <text:s/>1 1 1 1 0 0 0 0 0 0 <text:s/>1 1 0 1 0 0 0 0 0 0 <text:s/>1 1 1 1 0 0 0 0 0 0 <text:s/>1 1 1 1 0 0 0 0 0 0 <text:s/>1 1 1 1 0 0 0 0 0 0 0 0 0 0 0 0 0 0 0 0 <text:s/>0 0 0 0 0 0 0 0 0 0 <text:s/>0 0 0 0 0 0 0 0 0 0 <text:s/>0 0 0 0 0 0 0 0 0 0 <text:s/>0 0 0 0 1 0 0 1 1 1 <text:s/>0 0 0 0 1 1 1 1 1 1 <text:s/>0 0 0 0 1 1 1 0 1 1 <text:s/>0 0 0 0 1 1 1 1 1 1 <text:s/>0 0 0 0 1 0 1 1 1 1 <text:s/>0 0 0 0 1 0 1 1 1 0</text:p>
          </table:table-cell>
          <table:table-cell table:number-columns-repeated="2" office:value-type="string" calcext:value-type="string">
            <text:p>0 0 0 0 1 0 0 0 0 0 0 0 0 0 0 1 2 0 0 0 0 0 0 0 0 0 0 0 1 0 1 0 0 0 0 0 <text:s/>0 0 0 0 1 0 0 0 0 0 0 0 0 0 0 0 0 0 0 0 0 0 0 0 0 0 1 0 0 0 0 1 0 0 0 0 <text:s/>0 0 0 0 0 0 0 0 0 2 0 0 0 1 0 0 0 0 0 0 0 0 0 1 2 0 0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84084403" calcext:value-type="float">
            <text:p>1284084403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0 1 1 1 0 1 1 1 1 <text:s/>1 1 1 1 1 1 1 1 1 1 <text:s/>1 0 1 1 1 1 1 1 0 0 <text:s/>1 1 1 1 1 0 0 0 0 0 <text:s/>0 0 0 0 0 0 0 0 0 0 <text:s/>0 0 0 0 0 0 0 0 0 0 <text:s/>0 0 0 0 0 0 0 0 0 0 <text:s/>0 0 0 0 0 0 0 0 0 0 <text:s/>0 0 0 0 0 0 0 0 0 0 <text:s/>0 0 0 0 0 0 0 0 0 0 0 0 0 0 0 0 0 0 0 0 <text:s/>0 0 0 0 0 0 0 0 0 0 <text:s/>0 0 0 0 0 0 0 0 0 0 <text:s/>0 0 0 0 0 1 1 0 0 0 <text:s/>1 1 1 1 1 1 1 0 0 0 <text:s/>1 1 1 1 1 1 0 0 0 0 <text:s/>0 0 1 1 1 0 0 0 0 0 <text:s/>1 1 1 1 1 0 0 0 0 0 <text:s/>1 1 1 1 0 0 0 0 0 0 <text:s/>1 0 1 1 0 0 0 0 0 0 0 0 0 0 0 0 0 0 0 0 <text:s/>0 0 0 0 0 0 0 0 0 0 <text:s/>0 0 0 0 0 0 0 0 1 0 <text:s/>0 0 0 0 0 0 0 1 1 1 <text:s/>0 0 0 0 0 0 0 1 1 0 <text:s/>0 0 0 0 0 0 1 1 1 1 <text:s/>0 0 0 0 0 1 1 1 1 1 <text:s/>0 0 0 0 0 1 1 1 1 1 <text:s/>0 0 0 0 1 1 1 0 1 1 <text:s/>0 0 0 0 1 1 1 1 0 1</text:p>
          </table:table-cell>
          <table:table-cell table:number-columns-repeated="2" office:value-type="string" calcext:value-type="string">
            <text:p>0 1 0 0 0 1 0 0 0 0 0 0 2 0 0 0 0 0 0 0 0 1 0 0 0 0 0 0 0 1 0 0 0 0 0 0 <text:s/>0 0 0 0 0 0 0 0 0 0 0 0 0 1 0 0 0 0 0 0 0 0 0 0 1 1 2 0 0 0 0 0 0 0 0 0 <text:s/>0 0 0 0 0 0 0 0 0 0 0 0 0 0 2 1 0 0 0 1 0 0 0 0 0 0 1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239725981" calcext:value-type="float">
            <text:p>1239725981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0 1 1 1 1 1 1 <text:s/>0 1 1 1 1 0 1 1 1 1 <text:s/>1 1 1 1 1 1 1 1 1 1 <text:s/>0 0 0 0 1 1 1 0 0 0 <text:s/>0 0 0 0 0 0 0 0 0 0 <text:s/>0 0 0 0 0 0 0 0 0 0 <text:s/>0 0 0 0 0 0 0 0 0 0 <text:s/>0 0 0 0 0 0 0 0 0 0 <text:s/>0 0 0 0 0 0 0 0 0 0 <text:s/>0 0 0 0 0 0 0 0 0 0 0 0 0 0 0 0 0 0 0 0 <text:s/>0 0 0 0 0 0 0 0 0 0 <text:s/>0 0 0 0 0 0 0 0 0 0 <text:s/>1 0 1 1 0 0 0 0 0 0 <text:s/>1 1 1 1 1 0 0 0 0 0 <text:s/>0 1 1 1 1 0 0 0 0 0 <text:s/>0 1 1 1 1 0 0 0 0 0 <text:s/>1 1 1 1 1 0 0 0 0 0 <text:s/>1 1 1 1 1 0 0 0 0 0 <text:s/>1 1 1 0 1 0 0 0 0 0 0 0 0 0 0 0 0 0 0 0 <text:s/>0 0 0 0 0 0 0 0 0 0 <text:s/>0 0 0 0 0 0 0 0 0 0 <text:s/>0 0 0 0 0 0 0 1 1 1 <text:s/>0 0 0 0 0 1 1 1 0 0 <text:s/>0 0 0 0 0 1 1 1 1 1 <text:s/>0 0 0 0 0 0 1 1 1 1 <text:s/>0 0 0 0 0 1 1 1 1 1 <text:s/>0 0 0 0 0 1 1 1 1 1 <text:s/>0 0 0 0 0 1 1 1 1 1</text:p>
          </table:table-cell>
          <table:table-cell table:number-columns-repeated="2" office:value-type="string" calcext:value-type="string">
            <text:p>0 2 0 1 0 0 0 0 0 0 1 0 0 0 0 1 0 0 0 0 0 0 0 0 0 0 0 0 0 0 0 1 0 0 0 0 <text:s/>0 0 0 0 2 0 0 0 0 0 0 0 1 1 1 0 0 0 0 0 0 0 0 0 1 0 0 0 0 1 0 2 0 0 0 0 <text:s/>0 0 0 0 0 0 0 0 0 0 0 0 0 0 0 0 0 0 0 0 0 1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74607893" calcext:value-type="float">
            <text:p>1374607893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0 1 1 0 1 1 0 0 0 <text:s/>1 1 1 1 1 1 0 0 0 0 <text:s/>1 1 1 1 1 1 0 0 0 0 <text:s/>1 1 1 1 0 0 0 0 0 0 <text:s/>1 1 1 1 0 0 0 0 0 0 <text:s/>1 1 1 0 0 0 0 0 0 0 <text:s/>1 1 0 0 0 0 0 0 0 0 <text:s/>0 0 0 0 0 0 0 0 0 0 <text:s/>0 0 0 0 0 0 0 0 0 0 <text:s/>0 0 0 0 0 0 0 0 0 0 0 0 0 0 0 0 0 1 1 1 <text:s/>0 0 0 0 0 0 1 1 1 1 <text:s/>0 0 0 0 0 0 1 1 0 1 <text:s/>0 0 0 0 0 0 1 1 0 1 <text:s/>0 0 0 0 1 1 1 1 1 1 <text:s/>0 0 0 0 1 1 1 1 1 0 <text:s/>0 0 0 0 1 0 1 1 1 0 <text:s/>0 0 0 0 0 1 1 0 0 0 <text:s/>0 0 0 0 0 0 0 0 0 0 <text:s/>0 0 0 0 0 0 0 0 0 0 0 0 0 0 0 0 0 0 0 0 <text:s/>0 0 0 0 0 0 0 0 0 0 <text:s/>0 0 0 0 0 0 0 0 0 0 <text:s/>0 0 0 0 0 0 0 0 0 0 <text:s/>0 0 0 0 0 0 0 0 0 0 <text:s/>0 0 0 1 0 0 0 0 0 1 <text:s/>0 0 1 1 0 0 0 0 0 1 <text:s/>1 1 1 0 1 0 0 0 1 1 <text:s/>1 1 1 0 1 1 1 1 1 1 <text:s/>1 1 1 1 1 1 1 1 1 1</text:p>
          </table:table-cell>
          <table:table-cell table:number-columns-repeated="2" office:value-type="string" calcext:value-type="string">
            <text:p>0 1 0 0 1 0 0 0 0 0 2 0 0 0 0 0 0 0 0 0 0 0 0 0 0 0 0 0 1 0 0 0 0 0 1 1 <text:s/>0 0 1 0 0 0 0 0 0 0 0 0 0 0 0 0 0 0 0 0 0 0 0 0 0 0 0 0 0 1 0 2 0 0 0 0 <text:s/>0 1 0 0 0 1 0 0 0 0 0 1 0 0 0 0 0 0 0 0 0 0 0 0 0 0 0 2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91141771" calcext:value-type="float">
            <text:p>1191141771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0 1 1 1 1 1 0 <text:s/>1 1 1 1 1 1 1 1 0 0 <text:s/>0 0 0 1 1 1 1 1 1 0 <text:s/>0 0 0 0 1 1 1 1 1 1 <text:s/>0 0 0 0 0 1 0 0 0 0 <text:s/>0 0 0 0 0 0 0 0 0 0 <text:s/>0 0 0 0 0 0 0 0 0 0 <text:s/>0 0 0 0 0 0 0 0 0 0 <text:s/>0 0 0 0 0 0 0 0 0 0 <text:s/>0 0 0 0 0 0 0 0 0 0 0 0 0 0 0 0 0 0 0 0 <text:s/>0 0 0 0 0 0 0 0 0 0 <text:s/>1 1 1 0 0 0 0 0 0 0 <text:s/>1 1 1 1 0 0 0 0 0 0 <text:s/>1 1 1 1 1 0 0 0 0 0 <text:s/>1 1 1 1 1 0 0 0 0 0 <text:s/>1 0 1 1 1 0 0 0 0 0 <text:s/>1 1 1 1 0 0 0 0 0 0 <text:s/>1 1 1 0 0 0 0 0 0 0 <text:s/>1 0 1 0 0 0 0 0 0 0 0 0 0 0 0 0 0 0 0 0 <text:s/>0 0 0 0 0 0 0 0 0 0 <text:s/>0 0 0 0 0 0 0 0 0 0 <text:s/>0 0 0 0 0 0 0 0 0 0 <text:s/>0 0 0 0 0 0 1 1 1 1 <text:s/>0 0 0 0 0 1 1 1 1 0 <text:s/>0 0 0 0 0 1 1 1 1 1 <text:s/>0 0 0 0 1 0 1 1 1 1 <text:s/>0 0 0 1 1 1 1 0 1 1 <text:s/>0 0 0 1 1 1 0 1 1 1</text:p>
          </table:table-cell>
          <table:table-cell table:number-columns-repeated="2" office:value-type="string" calcext:value-type="string">
            <text:p>0 0 0 1 0 0 0 0 0 1 0 0 0 0 0 0 0 0 1 1 0 0 0 0 0 0 2 0 0 1 0 0 0 0 0 0 <text:s/>0 0 0 0 0 0 0 2 0 0 0 0 0 0 0 0 0 0 0 0 0 2 0 1 0 1 0 0 0 0 0 0 0 0 0 0 <text:s/>0 0 0 1 0 0 0 0 0 0 0 0 0 0 0 1 0 0 0 1 0 0 0 0 1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366617886" calcext:value-type="float">
            <text:p>1366617886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1 1 1 1 1 1 1 1 0 <text:s/>0 0 1 1 1 1 1 1 1 1 <text:s/>0 1 0 1 1 1 1 0 1 1 <text:s/>0 1 1 1 1 1 0 0 0 1 <text:s/>0 0 0 1 0 0 0 0 0 0 <text:s/>0 0 0 0 0 0 0 0 0 0 <text:s/>0 0 0 0 0 0 0 0 0 0 <text:s/>0 0 0 0 0 0 0 0 0 0 <text:s/>0 0 0 0 0 0 0 0 0 0 <text:s/>0 0 0 0 0 0 0 0 0 0 0 0 0 0 0 0 0 0 0 0 <text:s/>0 0 0 0 0 0 0 0 0 0 <text:s/>0 0 0 0 0 0 0 1 0 0 <text:s/>0 0 0 0 0 0 1 1 0 0 <text:s/>0 0 0 0 1 1 1 1 0 0 <text:s/>0 0 0 0 1 1 1 1 1 1 <text:s/>0 0 0 0 1 1 1 1 1 1 <text:s/>0 0 0 0 0 1 1 1 1 1 <text:s/>0 0 0 0 0 0 1 1 1 1 <text:s/>0 0 0 0 0 0 0 0 1 1 0 0 0 0 0 0 0 0 0 0 <text:s/>0 0 0 0 0 0 0 0 0 0 <text:s/>1 0 0 0 0 0 0 0 0 0 <text:s/>1 0 0 0 0 0 0 0 0 0 <text:s/>1 1 1 0 0 0 0 0 0 0 <text:s/>0 1 1 1 0 0 0 0 0 0 <text:s/>1 0 1 1 0 0 0 0 0 0 <text:s/>1 1 1 1 1 0 0 0 0 0 <text:s/>1 1 1 1 1 1 0 0 0 0 <text:s/>1 1 1 1 1 1 1 1 0 0</text:p>
          </table:table-cell>
          <table:table-cell table:number-columns-repeated="2" office:value-type="string" calcext:value-type="string">
            <text:p>1 0 0 0 0 0 0 0 0 1 1 1 0 0 0 0 0 0 0 0 0 0 1 2 0 0 0 0 0 0 0 0 0 0 0 0 <text:s/>0 0 1 0 0 0 0 0 0 0 0 0 1 1 1 0 0 0 0 0 0 0 0 0 0 1 0 0 0 0 2 0 0 0 0 0 <text:s/>0 0 0 0 0 0 0 0 0 0 0 0 0 0 0 0 0 0 0 0 2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364773021" calcext:value-type="float">
            <text:p>1364773021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0 0 0 0 1 1 <text:s/>1 1 1 1 1 0 1 1 1 1 <text:s/>1 1 1 1 1 1 1 0 0 0 <text:s/>0 0 1 1 1 1 0 0 0 0 <text:s/>0 0 0 1 1 0 0 0 0 0 <text:s/>0 0 0 0 1 0 0 0 0 0 <text:s/>0 0 0 0 0 0 0 0 0 0 <text:s/>0 0 0 0 0 0 0 0 0 0 <text:s/>0 0 0 0 0 0 0 0 0 0 <text:s/>0 0 0 0 0 0 0 0 0 0 0 0 0 0 0 0 0 0 0 0 <text:s/>0 0 0 0 0 0 0 0 0 0 <text:s/>0 0 0 0 0 0 0 0 0 0 <text:s/>1 1 0 0 0 0 0 0 0 0 <text:s/>1 1 1 0 0 0 0 0 0 0 <text:s/>1 1 1 0 0 0 0 0 0 0 <text:s/>0 1 1 1 1 1 0 0 0 0 <text:s/>1 0 1 1 1 1 0 0 0 0 <text:s/>1 1 1 0 1 1 1 0 0 0 <text:s/>1 1 1 1 1 1 0 0 0 0 0 0 0 0 0 0 0 0 0 0 <text:s/>0 0 0 0 0 0 0 0 0 0 <text:s/>0 0 0 0 0 0 0 1 1 1 <text:s/>0 0 0 0 0 0 1 1 1 1 <text:s/>0 0 0 0 0 1 1 1 1 1 <text:s/>0 0 0 0 0 1 1 1 1 1 <text:s/>0 0 0 0 0 0 1 1 1 1 <text:s/>0 0 0 0 0 0 1 1 1 1 <text:s/>0 0 0 0 0 0 0 1 1 1 <text:s/>0 0 0 0 0 0 0 0 1 1</text:p>
          </table:table-cell>
          <table:table-cell table:number-columns-repeated="2" office:value-type="string" calcext:value-type="string">
            <text:p>0 0 0 0 1 1 1 1 0 0 0 0 2 0 0 1 0 0 0 0 0 0 0 0 0 0 0 0 0 0 0 0 0 0 0 0 <text:s/>0 0 0 0 2 0 0 0 0 0 0 2 0 0 0 0 0 1 0 0 0 0 0 0 1 0 0 0 0 0 0 0 0 0 0 1 <text:s/>0 0 0 0 0 0 0 0 0 0 0 1 0 0 0 0 0 0 0 0 0 0 0 0 1 1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33843812" calcext:value-type="float">
            <text:p>1333843812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1 1 1 1 <text:s/>0 1 1 0 1 1 1 1 1 1 <text:s/>0 0 1 1 1 1 1 1 1 1 <text:s/>0 0 0 0 0 1 0 1 1 1 <text:s/>0 0 0 0 0 0 0 0 0 0 <text:s/>0 0 0 0 0 0 0 0 0 0 <text:s/>0 0 0 0 0 0 0 0 0 0 <text:s/>0 0 0 0 0 0 0 0 0 0 <text:s/>0 0 0 0 0 0 0 0 0 0 <text:s/>0 0 0 0 0 0 0 0 0 0 0 0 0 0 0 0 0 0 0 0 <text:s/>0 0 0 0 0 0 0 0 0 0 <text:s/>0 0 0 0 0 0 0 0 0 0 <text:s/>0 0 0 1 1 0 0 0 0 0 <text:s/>0 0 0 0 1 1 1 0 1 1 <text:s/>0 0 0 0 1 1 1 1 1 1 <text:s/>0 0 0 0 0 1 1 1 1 0 <text:s/>0 0 0 0 0 1 1 1 1 0 <text:s/>0 0 0 0 0 1 1 1 1 1 <text:s/>0 0 0 0 0 0 1 1 1 1 0 0 0 0 0 0 0 0 0 0 <text:s/>1 0 0 0 0 0 0 0 0 0 <text:s/>1 0 0 0 0 0 0 0 0 0 <text:s/>1 1 1 0 0 0 0 0 0 0 <text:s/>1 0 1 1 0 0 0 0 0 0 <text:s/>1 1 1 1 0 0 0 0 0 0 <text:s/>1 1 1 1 1 0 0 0 0 0 <text:s/>1 1 1 0 0 0 0 0 0 0 <text:s/>1 1 0 1 1 0 0 0 0 0 <text:s/>1 1 1 1 1 1 0 0 0 0</text:p>
          </table:table-cell>
          <table:table-cell table:number-columns-repeated="2" office:value-type="string" calcext:value-type="string">
            <text:p>0 0 0 0 0 0 0 0 0 0 0 0 0 1 0 0 0 0 0 2 0 1 0 0 0 0 0 0 0 0 0 0 0 0 0 0 <text:s/>1 0 0 0 0 1 0 0 0 0 0 1 0 0 0 0 0 0 0 0 0 0 0 0 0 0 0 0 0 0 0 0 0 1 0 0 <text:s/>0 1 1 0 0 0 0 1 0 0 1 0 0 0 0 0 2 0 0 0 0 2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320533766" calcext:value-type="float">
            <text:p>1320533766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0 1 0 1 0 0 <text:s/>1 1 1 0 1 1 1 1 0 0 <text:s/>1 1 1 1 1 1 1 1 0 0 <text:s/>0 1 1 1 1 1 0 0 0 0 <text:s/>0 1 1 1 1 0 0 0 0 0 <text:s/>0 0 0 0 0 0 0 0 0 0 <text:s/>0 0 0 0 0 0 0 0 0 0 <text:s/>0 0 0 0 0 0 0 0 0 0 <text:s/>0 0 0 0 0 0 0 0 0 0 <text:s/>0 0 0 0 0 0 0 0 0 0 0 0 0 0 0 0 0 0 0 0 <text:s/>0 0 0 0 0 0 0 0 0 0 <text:s/>0 0 0 0 0 0 0 0 0 0 <text:s/>0 0 0 0 0 0 1 0 1 0 <text:s/>0 0 0 0 0 1 1 1 1 0 <text:s/>0 0 1 1 1 1 1 1 1 0 <text:s/>0 0 1 1 1 1 1 1 1 0 <text:s/>0 0 1 1 1 1 1 1 0 0 <text:s/>0 0 0 1 1 1 1 0 0 0 <text:s/>0 0 0 0 0 0 0 0 0 0 0 0 0 0 0 0 0 0 1 0 <text:s/>0 0 0 0 0 0 0 0 1 1 <text:s/>0 0 0 0 0 0 0 0 0 1 <text:s/>1 0 0 0 0 0 0 0 0 1 <text:s/>1 0 0 0 0 0 0 0 0 1 <text:s/>1 1 0 0 0 0 0 0 0 1 <text:s/>1 1 0 0 0 0 0 0 0 1 <text:s/>1 1 0 0 0 0 0 0 0 1 <text:s/>1 0 0 0 0 0 0 1 1 1 <text:s/>1 1 1 1 1 1 1 1 0 1</text:p>
          </table:table-cell>
          <table:table-cell table:number-columns-repeated="2" office:value-type="string" calcext:value-type="string">
            <text:p>0 0 0 0 1 0 1 0 0 1 0 0 0 1 0 0 0 0 0 0 0 0 0 0 0 0 0 0 1 0 0 0 2 0 0 0 <text:s/>0 1 0 0 0 0 0 0 0 0 0 0 0 0 0 0 0 0 0 0 0 0 0 0 0 0 0 0 0 0 0 0 0 0 0 0 <text:s/>2 0 0 0 0 0 1 0 2 1 1 0 0 0 0 0 0 0 0 0 0 0 0 0 0 0 1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51344412" calcext:value-type="float">
            <text:p>1251344412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1 1 1 1 1 1 0 <text:s/>0 0 0 1 1 1 1 0 0 0 <text:s/>0 0 0 1 1 1 0 0 0 0 <text:s/>0 0 0 1 1 1 0 0 0 0 <text:s/>0 0 0 0 1 0 0 0 0 0 <text:s/>0 0 0 0 1 1 0 0 0 0 <text:s/>0 0 0 0 1 1 0 0 0 0 <text:s/>0 0 0 0 1 1 0 0 0 0 <text:s/>0 0 0 0 1 1 1 0 0 0 <text:s/>0 0 0 0 1 1 1 1 0 0 1 1 0 0 0 0 0 0 0 0 <text:s/>0 1 1 0 0 0 0 0 0 0 <text:s/>1 1 1 0 0 0 0 0 0 0 <text:s/>1 1 0 0 0 0 0 0 0 0 <text:s/>1 1 1 1 0 0 0 0 0 0 <text:s/>1 1 1 1 0 0 0 0 0 0 <text:s/>0 1 0 1 0 0 0 0 0 0 <text:s/>0 1 1 1 0 0 0 0 0 0 <text:s/>1 1 1 1 0 0 0 0 0 0 <text:s/>1 1 1 1 0 0 0 0 0 0 0 0 0 0 0 0 0 0 0 1 <text:s/>0 0 0 0 0 0 0 1 1 1 <text:s/>0 0 0 0 0 0 0 1 1 1 <text:s/>0 0 0 0 0 0 1 1 1 1 <text:s/>0 0 0 0 0 0 1 1 1 1 <text:s/>0 0 0 0 0 0 1 1 1 1 <text:s/>0 0 0 0 0 0 1 0 1 1 <text:s/>0 0 0 0 0 0 1 1 1 1 <text:s/>0 0 0 0 0 0 0 1 1 1 <text:s/>0 0 0 0 0 0 0 0 0 1</text:p>
          </table:table-cell>
          <table:table-cell table:number-columns-repeated="2" office:value-type="string" calcext:value-type="string">
            <text:p>0 0 1 0 0 2 0 0 0 0 1 0 0 0 0 0 0 0 0 0 2 0 0 0 0 0 1 2 0 0 0 0 1 0 0 0 <text:s/>0 0 0 0 0 0 0 0 0 1 0 0 0 0 0 0 0 0 0 0 0 0 0 0 1 0 1 0 0 0 0 1 0 0 1 0 <text:s/>0 0 0 0 0 0 0 0 0 0 0 0 0 0 0 0 0 0 0 0 0 0 0 0 0 0 1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75482901" calcext:value-type="float">
            <text:p>1375482901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0 0 0 0 0 <text:s/>1 1 1 1 1 1 0 0 0 0 <text:s/>1 1 1 0 1 1 0 0 0 0 <text:s/>1 1 1 1 1 1 0 0 0 0 <text:s/>1 1 1 0 1 1 0 0 0 0 <text:s/>1 1 0 0 0 0 0 0 0 0 <text:s/>0 0 0 0 0 0 0 0 0 0 <text:s/>0 0 0 0 0 0 0 0 0 0 <text:s/>0 0 0 0 0 0 0 0 0 0 <text:s/>0 0 0 0 0 0 0 0 0 0 0 0 0 0 0 0 1 1 1 1 <text:s/>0 0 0 0 0 0 1 1 1 1 <text:s/>0 0 0 0 0 0 0 1 1 1 <text:s/>0 0 0 0 0 0 1 1 1 1 <text:s/>0 0 0 0 0 0 1 1 1 1 <text:s/>0 0 0 0 0 0 0 1 1 1 <text:s/>0 0 0 0 0 0 0 1 1 1 <text:s/>0 0 0 0 0 0 0 0 1 1 <text:s/>0 0 0 0 0 0 0 0 1 1 <text:s/>0 0 0 0 0 0 0 0 0 1 0 0 0 0 0 0 0 0 0 0 <text:s/>0 0 0 0 0 0 0 0 0 0 <text:s/>0 0 0 0 0 0 0 0 0 0 <text:s/>0 0 0 0 0 0 0 0 0 0 <text:s/>0 0 0 0 0 0 0 0 0 0 <text:s/>0 0 0 1 1 1 0 0 0 0 <text:s/>1 1 1 0 0 1 1 0 0 0 <text:s/>0 1 1 1 1 1 1 1 0 0 <text:s/>1 0 1 1 1 1 1 1 0 0 <text:s/>1 1 1 1 1 1 1 1 1 0</text:p>
          </table:table-cell>
          <table:table-cell table:number-columns-repeated="2" office:value-type="string" calcext:value-type="string">
            <text:p>0 0 0 0 0 1 0 0 0 0 0 0 0 0 0 0 0 0 0 0 0 0 0 1 2 0 1 0 0 0 0 0 0 0 0 0 <text:s/>0 0 0 2 0 0 0 1 0 0 0 0 0 0 0 0 1 0 0 0 1 0 0 0 0 0 0 1 1 0 0 0 0 0 1 0 <text:s/>0 0 0 0 0 0 0 0 0 1 0 0 0 2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63577666" calcext:value-type="float">
            <text:p>1363577666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0 1 1 1 1 0 1 <text:s/>0 0 0 0 1 1 1 1 1 1 <text:s/>0 0 0 0 0 1 1 0 1 0 <text:s/>0 0 0 0 0 1 1 1 1 1 <text:s/>0 0 0 0 0 0 1 1 1 0 <text:s/>0 0 0 0 0 0 0 1 1 0 <text:s/>0 0 0 0 0 0 0 0 1 1 <text:s/>0 0 0 0 0 0 0 0 1 1 <text:s/>0 0 0 0 0 0 0 0 0 1 <text:s/>0 0 0 0 0 0 0 0 0 1 1 1 1 1 0 0 0 0 0 0 <text:s/>1 1 1 1 0 0 0 0 0 0 <text:s/>1 1 1 1 1 0 0 0 0 0 <text:s/>1 1 1 1 1 0 0 0 0 0 <text:s/>1 1 1 0 0 0 0 0 0 0 <text:s/>1 1 1 0 0 0 0 0 0 0 <text:s/>1 1 0 0 0 0 0 0 0 0 <text:s/>1 1 0 0 0 0 0 0 0 0 <text:s/>1 0 0 0 0 0 0 0 0 0 <text:s/>1 0 0 0 0 0 0 0 0 0 0 0 0 0 0 0 0 0 0 0 <text:s/>0 0 0 0 0 0 0 0 0 0 <text:s/>0 0 0 0 0 0 0 0 0 0 <text:s/>0 0 0 0 0 0 0 0 0 0 <text:s/>0 0 0 1 0 1 0 0 0 0 <text:s/>0 0 0 1 1 1 0 0 0 0 <text:s/>0 0 0 1 1 1 1 1 0 0 <text:s/>0 0 1 1 1 1 1 1 0 0 <text:s/>0 1 1 1 1 1 1 1 1 0 <text:s/>0 1 1 1 1 1 1 0 0 0</text:p>
          </table:table-cell>
          <table:table-cell table:number-columns-repeated="2" office:value-type="string" calcext:value-type="string">
            <text:p>0 0 0 0 0 0 0 0 1 0 0 0 0 0 0 0 0 0 0 0 0 0 0 0 0 0 0 1 2 1 0 0 0 0 0 0 <text:s/>0 0 0 0 0 0 0 0 1 0 0 0 0 1 0 2 0 0 0 0 1 0 0 1 0 0 1 2 0 0 0 0 0 0 0 0 <text:s/>0 0 0 0 0 0 0 0 0 0 0 0 0 0 0 0 0 0 0 0 0 0 0 0 0 1 1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41809749" calcext:value-type="float">
            <text:p>1241809749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0 0 0 1 1 <text:s/>1 1 1 1 1 1 1 1 1 1 <text:s/>1 1 1 1 1 1 1 1 1 0 <text:s/>0 0 1 1 1 1 0 0 0 0 <text:s/>0 0 0 0 0 0 0 0 0 0 <text:s/>0 0 0 0 0 0 0 0 0 0 <text:s/>0 0 0 0 0 0 0 0 0 0 <text:s/>0 0 0 0 0 0 0 0 0 0 <text:s/>0 0 0 0 0 0 0 0 0 0 <text:s/>0 0 0 0 0 0 0 0 0 0 0 0 0 0 0 0 0 0 0 0 <text:s/>0 0 0 0 0 0 0 0 0 0 <text:s/>0 0 0 0 0 0 0 0 0 0 <text:s/>1 1 0 0 0 0 0 1 0 0 <text:s/>1 1 1 1 1 1 1 1 1 0 <text:s/>0 1 0 1 1 1 1 1 1 0 <text:s/>0 0 1 1 1 1 1 1 0 0 <text:s/>0 0 0 1 1 1 1 1 0 0 <text:s/>0 0 0 0 0 0 0 0 0 0 <text:s/>0 0 0 0 0 0 0 0 0 0 0 0 0 0 0 0 0 0 0 0 <text:s/>0 0 0 0 0 0 0 0 0 0 <text:s/>0 0 0 0 0 0 0 0 0 1 <text:s/>0 0 0 0 0 0 0 0 0 1 <text:s/>0 0 0 0 0 0 0 0 0 1 <text:s/>0 0 0 0 0 0 0 0 0 1 <text:s/>1 1 0 0 0 0 0 0 0 1 <text:s/>0 1 0 0 0 0 0 0 1 1 <text:s/>1 1 1 1 1 1 1 1 1 1 <text:s/>1 1 1 1 1 1 1 1 1 1</text:p>
          </table:table-cell>
          <table:table-cell table:number-columns-repeated="2" office:value-type="string" calcext:value-type="string">
            <text:p>0 0 0 0 0 1 1 1 0 0 0 0 0 0 0 0 0 0 0 0 0 0 0 0 2 0 0 0 0 0 0 0 0 0 0 0 <text:s/>1 0 1 0 0 0 0 0 0 0 0 0 0 0 1 0 1 0 0 0 0 0 0 0 0 0 0 0 2 0 0 0 1 0 1 0 <text:s/>1 0 0 0 0 0 0 0 0 0 0 0 0 0 0 0 0 0 0 0 0 2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309631398" calcext:value-type="float">
            <text:p>1309631398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0 1 1 1 1 1 1 1 1 <text:s/>1 1 1 1 1 1 1 1 1 1 <text:s/>1 0 1 1 1 1 1 0 1 1 <text:s/>0 0 1 1 0 1 0 0 0 0 <text:s/>0 0 0 0 0 0 0 0 0 0 <text:s/>0 0 0 0 0 0 0 0 0 0 <text:s/>0 0 0 0 0 0 0 0 0 0 <text:s/>0 0 0 0 0 0 0 0 0 0 <text:s/>0 0 0 0 0 0 0 0 0 0 <text:s/>0 0 0 0 0 0 0 0 0 0 0 0 0 0 0 0 0 0 0 0 <text:s/>0 0 0 0 0 0 0 0 0 0 <text:s/>0 0 0 0 0 0 0 0 0 0 <text:s/>0 0 0 0 0 0 1 0 0 0 <text:s/>0 0 0 0 1 1 1 1 1 1 <text:s/>0 0 0 0 1 1 1 1 1 1 <text:s/>0 0 0 0 0 1 1 1 1 1 <text:s/>0 0 0 0 0 1 0 1 1 1 <text:s/>0 0 0 0 0 1 1 0 0 1 <text:s/>0 0 0 0 0 1 1 1 1 1 0 0 0 0 0 0 0 0 0 0 <text:s/>0 0 0 0 0 0 0 0 0 0 <text:s/>0 0 0 0 0 0 0 0 0 0 <text:s/>1 1 0 0 0 0 0 0 0 0 <text:s/>1 1 1 1 0 0 0 0 0 0 <text:s/>1 1 1 1 0 0 0 0 0 0 <text:s/>1 1 1 1 1 0 0 0 0 0 <text:s/>1 1 1 1 1 0 0 0 0 0 <text:s/>1 1 1 1 1 0 0 0 0 0 <text:s/>1 1 1 1 1 0 0 0 0 0</text:p>
          </table:table-cell>
          <table:table-cell table:number-columns-repeated="2" office:value-type="string" calcext:value-type="string">
            <text:p>0 1 0 0 2 0 0 0 0 0 0 0 0 0 0 0 0 0 0 0 0 1 0 0 0 0 0 1 0 0 0 0 0 0 1 0 <text:s/>0 1 1 1 0 0 0 0 0 0 0 0 0 0 0 0 0 0 0 0 0 0 0 2 0 0 0 0 0 0 0 0 0 0 0 0 <text:s/>0 0 0 0 1 0 0 0 0 0 0 0 0 0 0 1 1 0 0 2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97170632" calcext:value-type="float">
            <text:p>1297170632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1 1 1 1 1 1 1 1 1 <text:s/>1 0 1 0 1 0 1 1 0 0 <text:s/>1 1 1 1 1 1 0 1 1 1 <text:s/>1 1 1 1 1 1 0 0 0 0 <text:s/>1 0 0 0 0 0 0 0 0 0 <text:s/>0 0 0 0 0 0 0 0 0 0 <text:s/>0 0 0 0 0 0 0 0 0 0 <text:s/>0 0 0 0 0 0 0 0 0 0 <text:s/>0 0 0 0 0 0 0 0 0 0 <text:s/>0 0 0 0 0 0 0 0 0 0 0 0 0 0 0 0 0 0 0 0 <text:s/>0 0 0 0 0 0 0 0 0 0 <text:s/>0 0 0 0 0 0 0 0 0 0 <text:s/>0 0 0 0 0 0 1 1 1 1 <text:s/>0 1 1 1 1 1 1 0 1 1 <text:s/>1 1 1 1 1 1 1 1 1 1 <text:s/>1 1 1 0 0 0 0 0 0 1 <text:s/>1 1 0 0 0 0 0 0 0 0 <text:s/>1 0 0 0 0 0 0 0 0 0 <text:s/>1 0 0 0 0 0 0 0 0 0 0 0 0 0 0 0 0 0 0 0 <text:s/>0 0 0 0 0 0 0 0 0 0 <text:s/>0 0 0 0 0 0 0 0 0 0 <text:s/>0 0 0 0 0 0 0 0 0 0 <text:s/>0 0 0 0 0 0 0 0 0 0 <text:s/>0 0 0 0 0 0 0 0 0 0 <text:s/>0 0 0 1 1 1 1 1 1 0 <text:s/>0 0 1 1 1 1 1 1 1 1 <text:s/>0 1 1 1 1 1 1 0 1 1 <text:s/>0 0 1 1 1 1 1 1 1 1</text:p>
          </table:table-cell>
          <table:table-cell table:number-columns-repeated="2" office:value-type="string" calcext:value-type="string">
            <text:p>1 0 0 0 0 0 0 0 0 0 0 1 0 1 0 1 0 0 1 1 2 0 0 0 0 0 1 0 0 0 0 0 0 0 0 0 <text:s/>0 0 0 0 0 0 0 0 0 0 0 1 0 0 0 0 0 0 0 0 0 0 0 0 0 2 0 0 0 0 0 0 0 0 0 0 <text:s/>2 0 0 0 0 0 0 0 0 0 0 0 0 0 0 1 0 0 0 1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69132915" calcext:value-type="float">
            <text:p>1269132915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1 1 1 1 <text:s/>1 0 0 1 1 0 1 1 1 1 <text:s/>0 0 0 0 0 1 1 1 1 1 <text:s/>0 0 0 0 0 0 1 1 1 1 <text:s/>0 0 0 0 0 0 0 1 1 1 <text:s/>0 0 0 0 0 0 0 0 1 0 <text:s/>0 0 0 0 0 0 0 0 0 0 <text:s/>0 0 0 0 0 0 0 0 0 0 <text:s/>0 0 0 0 0 0 0 0 0 0 <text:s/>0 0 0 0 0 0 0 0 0 0 0 0 0 0 0 0 0 0 0 0 <text:s/>0 0 1 0 0 0 0 0 0 0 <text:s/>0 0 1 1 1 0 0 0 0 0 <text:s/>1 0 1 1 1 0 0 0 0 0 <text:s/>1 1 1 1 1 0 0 0 0 0 <text:s/>1 1 1 1 0 0 0 0 0 0 <text:s/>1 0 1 1 0 0 0 0 0 0 <text:s/>1 1 1 1 0 0 0 0 0 0 <text:s/>1 1 1 1 0 0 0 0 0 0 <text:s/>0 1 1 0 0 0 0 0 0 0 0 0 0 0 0 0 0 0 0 0 <text:s/>0 0 0 0 0 0 0 0 0 0 <text:s/>0 0 0 0 0 0 0 0 0 0 <text:s/>0 0 0 0 0 1 0 0 0 0 <text:s/>0 0 0 0 0 1 1 0 0 0 <text:s/>0 0 0 0 1 1 1 1 0 0 <text:s/>0 0 0 0 1 1 1 1 1 1 <text:s/>0 0 0 0 1 1 1 0 1 1 <text:s/>0 0 0 0 1 1 1 1 1 1 <text:s/>0 0 0 0 1 1 1 1 1 1</text:p>
          </table:table-cell>
          <table:table-cell table:number-columns-repeated="2" office:value-type="string" calcext:value-type="string">
            <text:p>0 0 0 0 0 0 0 0 0 0 0 1 0 0 0 1 0 0 0 0 1 1 0 0 0 0 0 0 2 0 0 1 0 0 0 0 <text:s/>0 0 0 0 0 0 0 0 0 0 0 0 0 0 0 0 0 0 0 0 0 0 0 1 0 1 0 2 2 0 0 0 0 0 0 0 <text:s/>0 0 0 0 0 1 0 0 0 0 0 0 0 0 0 0 0 0 1 0 0 1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43259596" calcext:value-type="float">
            <text:p>1243259596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1 1 1 0 <text:s/>1 1 1 0 1 1 1 1 0 0 <text:s/>0 1 1 1 1 1 1 0 0 0 <text:s/>1 1 1 1 1 0 0 0 0 0 <text:s/>1 1 0 1 0 0 0 0 0 0 <text:s/>0 0 0 0 0 0 0 0 0 0 <text:s/>0 0 0 0 0 0 0 0 0 0 <text:s/>0 0 0 0 0 0 0 0 0 0 <text:s/>0 0 0 0 0 0 0 0 0 0 <text:s/>0 0 0 0 0 0 0 0 0 0 0 0 0 0 0 0 0 0 0 1 <text:s/>0 0 0 0 0 0 0 0 1 1 <text:s/>0 0 0 0 0 0 0 1 1 1 <text:s/>0 0 0 0 0 1 1 1 1 1 <text:s/>0 0 0 0 0 1 0 1 1 1 <text:s/>0 0 0 0 0 1 1 1 1 1 <text:s/>0 0 0 0 1 1 1 1 1 1 <text:s/>0 0 0 0 0 1 1 1 1 0 <text:s/>0 0 0 0 0 0 0 0 0 0 <text:s/>0 0 0 0 0 0 0 0 0 0 0 0 0 0 0 0 0 0 0 0 <text:s/>0 0 0 0 0 0 0 0 0 0 <text:s/>0 0 0 0 0 0 0 0 0 0 <text:s/>0 0 0 0 0 0 0 0 0 0 <text:s/>0 0 0 0 0 0 0 0 0 0 <text:s/>1 1 1 0 0 0 0 0 0 0 <text:s/>0 1 1 1 0 0 0 0 0 0 <text:s/>1 1 1 1 1 0 0 0 0 1 <text:s/>1 1 1 1 1 1 1 1 1 1 <text:s/>1 1 1 1 0 1 1 1 1 0</text:p>
          </table:table-cell>
          <table:table-cell table:number-columns-repeated="2" office:value-type="string" calcext:value-type="string">
            <text:p>0 0 0 0 0 0 0 0 0 0 0 0 0 1 0 0 0 0 0 0 1 2 0 0 0 0 0 0 0 0 0 0 0 0 0 0 <text:s/>0 0 0 0 0 0 1 0 1 0 1 0 0 0 0 0 0 1 1 0 0 0 0 0 1 0 0 0 2 0 0 0 0 0 0 0 <text:s/>0 2 0 0 0 0 0 0 0 0 0 0 0 0 0 0 0 0 0 0 0 0 1 0 0 0 0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32985736" calcext:value-type="float">
            <text:p>1232985736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1 1 1 1 <text:s/>1 1 1 1 0 0 0 0 1 1 <text:s/>0 0 1 1 0 0 0 0 0 1 <text:s/>1 1 1 0 0 0 0 0 0 1 <text:s/>1 1 1 1 0 0 0 0 0 0 <text:s/>1 1 0 0 0 0 0 0 0 0 <text:s/>1 0 0 0 0 0 0 0 0 0 <text:s/>0 0 0 0 0 0 0 0 0 0 <text:s/>0 0 0 0 0 0 0 0 0 0 <text:s/>0 0 0 0 0 0 0 0 0 0 0 0 0 0 0 0 0 0 0 0 <text:s/>0 0 0 0 1 1 1 1 0 0 <text:s/>0 0 0 0 1 0 1 1 1 0 <text:s/>0 0 0 1 1 1 1 1 1 0 <text:s/>0 0 0 0 1 1 1 0 1 1 <text:s/>0 0 0 0 1 1 1 1 1 1 <text:s/>0 0 0 0 0 0 0 1 1 1 <text:s/>0 0 0 0 0 0 0 0 1 1 <text:s/>0 0 0 0 0 0 0 0 0 0 <text:s/>0 0 0 0 0 0 0 0 0 0 0 0 0 0 0 0 0 0 0 0 <text:s/>0 0 0 0 0 0 0 0 0 0 <text:s/>0 0 0 0 0 0 0 0 0 0 <text:s/>0 0 0 0 0 0 0 0 0 0 <text:s/>0 0 0 0 0 0 0 0 0 0 <text:s/>0 0 1 1 0 0 0 0 0 0 <text:s/>0 1 1 1 1 1 0 0 0 0 <text:s/>1 1 1 1 0 1 1 1 0 0 <text:s/>0 1 0 1 1 0 1 1 1 1 <text:s/>1 1 0 1 1 1 1 1 1 1</text:p>
          </table:table-cell>
          <table:table-cell table:number-columns-repeated="2" office:value-type="string" calcext:value-type="string">
            <text:p>0 0 0 0 0 0 0 0 0 0 0 0 0 0 0 0 0 0 0 0 1 1 0 0 0 1 0 0 0 0 0 2 0 0 2 0 <text:s/>0 0 0 0 0 0 0 0 0 0 0 1 0 0 0 0 0 0 0 0 0 0 0 0 0 0 2 0 0 0 1 0 0 0 0 0 <text:s/>0 0 1 0 0 0 0 0 1 0 1 0 0 1 0 0 0 0 0 0 1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17035091" calcext:value-type="float">
            <text:p>1217035091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0 0 0 0 0 <text:s/>1 1 1 1 1 0 0 0 0 0 <text:s/>1 1 1 1 1 0 0 0 0 0 <text:s/>1 1 1 0 0 0 0 0 0 0 <text:s/>1 1 1 1 0 0 0 0 0 0 <text:s/>0 1 1 0 0 0 0 0 0 0 <text:s/>0 0 1 0 0 0 0 0 0 0 <text:s/>1 1 1 0 0 0 0 0 0 0 <text:s/>1 0 0 0 0 0 0 0 0 0 <text:s/>1 0 0 0 0 0 0 0 0 0 0 0 0 0 0 1 1 1 1 1 <text:s/>0 0 0 0 0 1 1 1 1 1 <text:s/>0 0 0 0 0 0 1 0 0 1 <text:s/>0 0 0 0 0 0 0 0 1 1 <text:s/>0 0 0 0 0 0 0 0 1 1 <text:s/>0 0 0 0 0 0 0 0 0 1 <text:s/>0 0 0 0 0 0 0 0 0 1 <text:s/>0 0 0 0 0 0 0 0 1 1 <text:s/>0 0 0 0 0 0 0 1 1 1 <text:s/>0 0 0 1 1 1 1 1 1 1 0 0 0 0 0 0 0 0 0 0 <text:s/>0 0 0 0 0 0 0 0 0 0 <text:s/>0 0 0 0 0 1 0 0 0 0 <text:s/>0 0 0 0 1 1 1 0 0 0 <text:s/>0 0 0 0 1 1 1 1 0 0 <text:s/>0 0 0 1 1 1 1 1 1 0 <text:s/>0 0 0 1 1 1 1 1 1 0 <text:s/>0 0 0 1 1 0 1 1 0 0 <text:s/>0 1 1 1 1 1 0 0 0 0 <text:s/>0 1 0 0 0 0 0 0 0 0</text:p>
          </table:table-cell>
          <table:table-cell table:number-columns-repeated="2" office:value-type="string" calcext:value-type="string">
            <text:p>0 0 0 0 0 0 0 0 0 0 0 0 2 0 0 0 0 2 0 0 0 0 0 0 0 0 0 1 1 0 0 0 0 1 0 0 <text:s/>2 1 0 0 0 0 0 0 0 0 0 0 0 0 1 0 0 0 0 0 0 0 0 0 1 1 0 0 0 0 0 0 0 0 0 0 <text:s/>0 0 0 1 0 0 0 0 0 0 0 0 0 0 1 0 0 0 0 0 1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float" office:value="1339975234" calcext:value-type="float">
            <text:p>1339975234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0 0 0 0 0 0 <text:s/>1 1 0 1 0 0 0 0 0 0 <text:s/>1 1 1 1 1 0 0 0 0 0 <text:s/>1 1 1 1 1 1 0 0 0 0 <text:s/>1 0 1 1 1 1 1 1 0 0 <text:s/>0 1 1 1 1 0 0 0 0 0 <text:s/>0 1 0 0 0 0 0 0 0 0 <text:s/>0 0 0 0 0 0 0 0 0 0 <text:s/>0 0 0 0 0 0 0 0 0 0 <text:s/>0 0 0 0 0 0 0 0 0 0 0 0 0 0 1 1 1 1 1 1 <text:s/>0 0 0 0 1 0 1 1 1 1 <text:s/>0 0 0 0 0 1 1 1 1 1 <text:s/>0 0 0 0 0 0 1 0 1 1 <text:s/>0 0 0 0 0 0 0 0 1 1 <text:s/>0 0 0 0 0 1 1 1 1 0 <text:s/>0 0 0 0 0 0 0 1 1 1 <text:s/>0 0 0 0 0 0 0 0 0 1 <text:s/>0 0 0 0 0 0 0 0 0 1 <text:s/>0 0 0 0 0 0 0 0 0 0 0 0 0 0 0 0 0 0 0 0 <text:s/>0 0 0 0 0 0 0 0 0 0 <text:s/>0 0 0 0 0 0 0 0 0 0 <text:s/>0 0 0 0 0 0 0 0 0 0 <text:s/>0 0 0 0 0 0 0 0 0 0 <text:s/>0 0 0 0 0 0 0 0 0 0 <text:s/>0 0 1 1 1 1 1 0 0 0 <text:s/>1 1 1 1 1 1 1 1 1 0 <text:s/>1 0 1 1 1 0 1 1 1 0 <text:s/>1 1 0 1 1 1 1 1 1 1</text:p>
          </table:table-cell>
          <table:table-cell table:number-columns-repeated="2" office:value-type="string" calcext:value-type="string">
            <text:p>0 0 0 2 2 0 0 0 0 0 0 0 1 0 0 1 0 0 0 0 0 0 0 0 0 0 0 0 0 0 0 0 0 0 0 0 <text:s/>0 1 0 0 0 1 0 0 0 0 0 0 0 0 1 0 0 0 0 0 0 0 0 1 1 0 0 0 0 0 0 0 0 0 0 0 <text:s/>0 0 2 0 0 0 0 0 0 1 0 0 0 1 0 0 0 0 0 0 1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05624604" calcext:value-type="float">
            <text:p>1205624604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1 1 1 0 <text:s/>1 1 0 1 1 1 1 1 1 1 <text:s/>0 0 0 0 1 1 1 1 1 1 <text:s/>0 0 0 0 0 0 1 1 1 1 <text:s/>0 0 0 0 0 0 0 0 1 1 <text:s/>0 0 0 0 0 0 0 0 0 0 <text:s/>0 0 0 0 0 0 0 0 0 0 <text:s/>0 0 0 0 0 0 0 0 0 0 <text:s/>0 0 0 0 0 0 0 0 0 0 <text:s/>0 0 0 0 0 0 0 0 0 0 0 0 0 0 0 0 0 0 0 0 <text:s/>0 0 0 0 0 0 0 0 0 0 <text:s/>0 0 1 1 0 0 0 0 0 0 <text:s/>0 0 1 1 1 1 0 0 0 0 <text:s/>0 0 1 1 1 0 1 0 0 0 <text:s/>0 0 0 1 1 1 1 1 1 1 <text:s/>0 0 0 0 1 1 0 1 1 1 <text:s/>0 0 0 0 1 1 1 1 1 1 <text:s/>0 0 0 0 0 0 0 1 1 0 <text:s/>0 0 0 0 0 0 0 0 0 0 0 0 0 0 0 0 0 0 0 0 <text:s/>0 0 0 0 0 0 0 0 0 0 <text:s/>0 0 0 0 0 0 0 0 0 0 <text:s/>0 1 0 0 0 0 0 0 0 0 <text:s/>0 1 0 0 0 0 0 0 0 0 <text:s/>1 1 1 0 0 0 0 0 0 0 <text:s/>1 1 1 0 0 0 0 0 0 0 <text:s/>1 1 1 1 0 0 0 0 0 0 <text:s/>1 1 1 1 1 1 1 0 0 1 <text:s/>1 1 1 1 1 1 1 1 1 1</text:p>
          </table:table-cell>
          <table:table-cell table:number-columns-repeated="2" office:value-type="string" calcext:value-type="string">
            <text:p>0 0 0 0 0 0 0 0 0 1 0 0 1 0 0 0 0 2 0 0 1 1 0 0 0 0 0 0 0 0 1 0 0 0 0 0 <text:s/>0 0 0 0 1 0 0 0 0 1 0 1 0 0 0 0 0 0 0 2 0 0 0 0 0 0 0 1 0 0 1 0 0 0 0 0 <text:s/>0 0 0 0 0 0 0 0 0 0 0 0 0 0 0 0 0 0 0 2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41586270" calcext:value-type="float">
            <text:p>1341586270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1 1 1 0 <text:s/>1 1 0 1 1 1 1 0 0 0 <text:s/>1 1 1 1 1 1 1 1 0 0 <text:s/>1 1 1 1 1 1 0 0 0 0 <text:s/>1 0 0 0 0 0 0 0 0 0 <text:s/>0 0 0 0 0 0 0 0 0 0 <text:s/>0 0 0 0 0 0 0 0 0 0 <text:s/>0 0 0 0 0 0 0 0 0 0 <text:s/>0 0 0 0 0 0 0 0 0 0 <text:s/>0 0 0 0 0 0 0 0 0 0 0 0 0 0 0 0 0 0 0 0 <text:s/>0 0 0 0 0 0 0 0 1 1 <text:s/>0 0 0 0 0 0 0 0 1 1 <text:s/>0 0 0 0 0 0 1 1 1 1 <text:s/>0 0 1 1 1 1 1 1 1 1 <text:s/>0 1 1 1 0 1 1 1 1 1 <text:s/>0 0 1 1 1 1 1 1 0 0 <text:s/>0 0 0 0 0 0 0 0 0 0 <text:s/>0 0 0 0 0 0 0 0 0 0 <text:s/>0 0 0 0 0 0 0 0 0 0 0 0 0 0 0 0 0 0 0 0 <text:s/>0 0 0 0 0 0 0 0 0 0 <text:s/>0 0 0 0 0 0 0 0 0 0 <text:s/>0 0 0 0 0 0 0 0 0 0 <text:s/>0 0 0 0 0 0 0 0 0 0 <text:s/>0 0 0 0 0 0 0 0 0 0 <text:s/>1 1 0 0 0 0 0 0 1 1 <text:s/>1 1 1 1 1 1 1 1 1 1 <text:s/>1 0 1 1 0 1 1 1 1 1 <text:s/>1 1 1 1 1 1 0 0 1 1</text:p>
          </table:table-cell>
          <table:table-cell table:number-columns-repeated="2" office:value-type="string" calcext:value-type="string">
            <text:p>0 0 0 0 0 0 0 0 0 1 0 0 1 0 0 0 0 1 0 0 0 0 0 2 0 0 0 0 0 0 0 0 0 0 0 0 <text:s/>0 0 0 0 0 1 0 0 0 0 0 0 0 0 1 0 0 2 1 0 0 0 0 0 0 0 0 0 0 0 0 0 0 0 0 0 <text:s/>0 0 0 0 0 0 0 0 0 1 2 0 1 0 0 0 0 0 0 0 0 0 0 0 1 1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10585387" calcext:value-type="float">
            <text:p>1310585387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0 1 1 1 1 1 1 <text:s/>0 0 0 0 1 1 1 1 1 0 <text:s/>0 0 0 0 0 1 1 1 0 1 <text:s/>0 0 0 0 0 0 1 1 1 1 <text:s/>0 0 0 0 0 0 1 1 1 1 <text:s/>0 0 0 0 0 0 0 1 1 0 <text:s/>0 0 0 0 0 0 0 0 1 1 <text:s/>0 0 0 0 0 0 0 0 0 1 <text:s/>0 0 0 0 0 0 0 0 0 1 <text:s/>0 0 0 0 0 0 0 0 0 1 1 1 1 1 0 0 0 0 0 0 <text:s/>1 1 1 1 0 0 0 0 0 0 <text:s/>1 1 1 1 1 0 0 0 0 0 <text:s/>1 1 1 1 1 1 0 0 0 0 <text:s/>1 0 0 1 1 1 0 0 0 0 <text:s/>1 0 0 0 0 1 1 0 0 0 <text:s/>0 0 0 0 0 0 1 1 0 0 <text:s/>0 0 0 0 0 0 0 1 1 0 <text:s/>0 0 0 0 0 0 0 0 0 0 <text:s/>0 0 0 0 0 0 0 0 0 0 0 0 0 0 0 0 0 0 0 0 <text:s/>0 0 0 0 0 0 0 0 0 0 <text:s/>0 0 0 0 0 0 0 0 0 0 <text:s/>0 0 0 0 0 0 0 0 0 0 <text:s/>0 0 0 0 0 0 0 0 0 0 <text:s/>0 1 1 1 1 0 0 0 0 0 <text:s/>1 1 1 0 1 1 0 0 0 0 <text:s/>1 1 1 0 1 1 1 0 0 0 <text:s/>1 1 1 1 0 1 1 1 1 0 <text:s/>1 1 1 0 1 1 0 1 1 0</text:p>
          </table:table-cell>
          <table:table-cell table:number-columns-repeated="2" office:value-type="string" calcext:value-type="string">
            <text:p>0 0 0 0 0 0 2 0 0 0 0 0 0 0 0 0 0 0 0 1 0 2 0 0 0 0 0 0 1 0 0 0 0 0 0 0 <text:s/>0 0 0 0 0 1 1 0 0 0 0 0 0 0 0 0 0 0 0 0 0 0 0 1 0 0 2 1 0 0 0 0 0 0 0 0 <text:s/>0 1 0 0 0 0 0 0 0 0 0 0 1 0 0 0 0 0 0 0 0 1 0 0 1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21879473" calcext:value-type="float">
            <text:p>1221879473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1 0 0 0 <text:s/>1 1 0 1 0 1 1 0 0 0 <text:s/>1 1 1 1 1 1 0 0 0 0 <text:s/>1 1 1 1 1 0 0 0 0 0 <text:s/>1 1 0 1 0 0 0 0 0 0 <text:s/>1 1 1 0 0 0 0 0 0 0 <text:s/>1 0 0 0 0 0 0 0 0 0 <text:s/>0 0 0 0 0 0 0 0 0 0 <text:s/>0 0 0 0 0 0 0 0 0 0 <text:s/>0 0 0 0 0 0 0 0 0 0 0 0 0 0 0 0 0 0 0 0 <text:s/>0 0 0 0 0 0 0 0 0 0 <text:s/>0 0 0 0 0 0 0 0 0 0 <text:s/>0 0 0 0 0 0 0 0 0 0 <text:s/>0 0 0 0 0 1 0 0 0 0 <text:s/>0 0 0 1 1 1 0 0 0 0 <text:s/>0 1 1 1 1 1 1 0 0 0 <text:s/>1 1 1 1 1 1 1 0 0 0 <text:s/>1 1 1 1 1 1 1 0 0 0 <text:s/>1 1 1 1 1 1 0 0 0 0 0 0 0 0 0 0 0 1 0 1 <text:s/>0 0 0 0 0 0 0 1 1 1 <text:s/>0 0 0 0 0 0 0 1 1 1 <text:s/>0 0 0 0 0 1 1 1 1 1 <text:s/>0 0 0 0 0 0 1 1 1 1 <text:s/>0 0 0 0 0 0 1 1 0 1 <text:s/>0 0 0 0 0 0 0 1 0 1 <text:s/>0 0 0 0 0 0 0 1 1 0 <text:s/>0 0 0 0 0 0 0 0 1 1 <text:s/>0 0 0 0 0 0 1 1 1 1</text:p>
          </table:table-cell>
          <table:table-cell table:number-columns-repeated="2" office:value-type="string" calcext:value-type="string">
            <text:p>0 0 0 0 0 0 0 0 1 0 0 2 1 0 1 0 0 0 0 0 0 0 0 0 0 0 1 0 0 0 0 0 0 0 0 0 <text:s/>0 0 0 0 0 0 1 0 1 0 0 0 0 0 0 0 0 0 0 0 0 0 1 0 0 0 0 0 0 0 0 0 1 0 0 0 <text:s/>0 0 0 2 0 0 2 1 0 0 0 0 0 0 0 1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1251836676" calcext:value-type="float">
            <text:p>1251836676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1 1 1 1 1 1 1 <text:s/>0 0 0 0 1 1 1 1 1 1 <text:s/>0 0 0 0 1 1 1 1 1 1 <text:s/>0 0 0 0 0 1 1 1 0 1 <text:s/>0 0 0 0 0 1 1 1 1 1 <text:s/>0 0 0 0 0 0 0 0 1 1 <text:s/>0 0 0 0 0 0 0 0 0 0 <text:s/>0 0 0 0 0 0 0 0 0 0 <text:s/>0 0 0 0 0 0 0 0 0 0 <text:s/>0 0 0 0 0 0 0 0 0 0 1 1 1 0 0 0 0 0 0 0 <text:s/>1 1 1 1 0 0 0 0 0 0 <text:s/>0 1 1 1 0 0 0 0 0 0 <text:s/>1 1 0 1 1 0 0 0 0 0 <text:s/>1 1 1 1 1 0 0 0 0 0 <text:s/>1 0 1 0 1 0 0 0 0 0 <text:s/>1 1 1 1 0 0 0 0 0 0 <text:s/>1 1 1 0 0 0 0 0 0 0 <text:s/>1 0 0 0 0 0 0 0 0 0 <text:s/>0 0 0 0 0 0 0 0 0 0 0 0 0 0 0 0 0 0 0 0 <text:s/>0 0 0 0 0 0 0 0 0 0 <text:s/>0 0 0 0 0 0 0 0 0 0 <text:s/>0 0 0 0 0 0 0 0 0 0 <text:s/>0 0 0 0 0 0 0 0 0 0 <text:s/>0 0 0 0 0 0 1 1 0 0 <text:s/>0 0 0 0 0 1 1 1 1 1 <text:s/>0 0 0 0 1 1 1 0 0 1 <text:s/>0 1 1 1 1 1 1 1 1 1 <text:s/>1 1 1 1 1 1 1 1 1 1</text:p>
          </table:table-cell>
          <table:table-cell table:number-columns-repeated="2" office:value-type="string" calcext:value-type="string">
            <text:p>0 0 0 0 0 0 0 0 0 0 0 0 0 0 0 0 0 0 2 0 1 0 0 0 0 0 0 0 0 0 0 0 1 0 0 0 <text:s/>0 0 1 0 0 2 0 0 0 0 0 0 0 0 0 1 0 1 0 1 0 0 0 0 0 0 0 0 1 0 0 0 0 0 0 0 <text:s/>0 1 0 0 0 1 1 0 0 0 0 0 0 2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11468225" calcext:value-type="float">
            <text:p>1311468225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1 1 1 1 <text:s/>0 1 1 0 0 0 1 1 1 0 <text:s/>1 1 1 0 0 0 0 0 0 0 <text:s/>1 1 1 0 0 0 0 0 0 0 <text:s/>0 0 1 0 0 0 0 0 0 0 <text:s/>1 0 1 0 0 0 0 0 0 0 <text:s/>1 1 1 0 0 0 0 0 0 0 <text:s/>1 0 0 0 0 0 0 0 0 0 <text:s/>1 0 0 0 0 0 0 0 0 0 <text:s/>1 0 0 0 0 0 0 0 0 0 0 0 0 0 0 0 0 0 0 0 <text:s/>0 0 0 1 1 1 0 0 0 0 <text:s/>0 0 0 1 1 1 0 0 0 0 <text:s/>0 0 0 1 1 0 0 0 0 0 <text:s/>0 0 0 1 1 0 0 0 0 0 <text:s/>0 0 0 1 0 0 0 0 0 0 <text:s/>0 0 0 1 1 1 0 0 0 0 <text:s/>0 1 1 1 0 1 0 0 0 0 <text:s/>0 1 1 1 1 1 1 0 0 0 <text:s/>0 1 1 1 1 1 1 0 0 0 0 0 0 0 0 0 0 0 0 0 <text:s/>0 0 0 0 0 0 0 0 0 0 <text:s/>0 0 0 0 0 0 1 0 1 1 <text:s/>0 0 0 0 0 1 1 1 1 1 <text:s/>0 0 0 0 0 1 1 1 1 1 <text:s/>0 0 0 0 0 1 1 1 1 1 <text:s/>0 0 0 0 0 0 1 1 1 1 <text:s/>0 0 0 0 0 0 1 1 1 0 <text:s/>0 0 0 0 0 0 0 1 1 1 <text:s/>0 0 0 0 0 0 0 0 1 1</text:p>
          </table:table-cell>
          <table:table-cell table:number-columns-repeated="2" office:value-type="string" calcext:value-type="string">
            <text:p>0 0 2 0 0 0 0 0 0 0 1 0 0 2 0 0 0 0 0 1 0 0 0 0 0 0 0 1 0 0 0 0 0 0 0 0 <text:s/>2 0 0 0 1 1 0 0 0 0 0 0 0 0 0 1 0 0 1 0 0 0 0 0 0 0 0 0 0 0 0 0 0 0 0 0 <text:s/>0 0 1 0 0 0 0 1 0 0 0 0 0 0 0 0 0 0 0 0 0 0 0 0 0 1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284825625" calcext:value-type="float">
            <text:p>1284825625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0 0 0 0 1 1 1 <text:s/>0 0 0 0 0 1 1 1 1 1 <text:s/>0 0 0 0 0 0 1 1 1 0 <text:s/>0 0 0 1 0 1 1 1 1 0 <text:s/>0 0 1 1 1 1 1 1 1 0 <text:s/>0 0 0 1 1 1 0 1 0 0 <text:s/>0 0 0 0 1 1 1 0 0 0 <text:s/>0 0 0 0 0 0 0 0 0 0 <text:s/>0 0 0 0 0 0 0 0 0 0 <text:s/>0 0 0 0 0 0 0 0 0 0 0 0 0 0 0 0 0 0 0 0 <text:s/>0 0 0 0 0 0 0 0 0 0 <text:s/>0 0 0 0 0 0 0 0 0 0 <text:s/>0 0 0 0 0 0 0 0 0 1 <text:s/>0 0 0 0 0 0 0 0 0 1 <text:s/>0 0 1 0 0 0 0 0 0 1 <text:s/>0 0 1 1 0 0 0 1 1 1 <text:s/>0 0 1 1 1 1 1 1 1 1 <text:s/>0 0 0 1 1 1 1 1 1 1 <text:s/>0 0 0 0 1 1 1 1 1 1 1 1 1 1 1 1 1 0 0 0 <text:s/>1 1 1 0 0 0 0 0 0 0 <text:s/>1 1 0 0 0 0 0 0 0 0 <text:s/>1 1 1 0 0 0 0 0 0 0 <text:s/>1 1 0 0 0 0 0 0 0 0 <text:s/>1 1 0 0 0 0 0 0 0 0 <text:s/>1 1 0 0 0 0 0 0 0 0 <text:s/>0 1 0 0 0 0 0 0 0 0 <text:s/>1 1 1 0 0 0 0 0 0 0 <text:s/>1 1 1 1 0 0 0 0 0 0</text:p>
          </table:table-cell>
          <table:table-cell table:number-columns-repeated="2" office:value-type="string" calcext:value-type="string">
            <text:p>0 0 0 0 0 0 0 0 0 0 0 0 0 1 1 0 0 0 0 0 0 0 1 1 1 1 0 0 0 1 0 0 0 0 1 0 <text:s/>0 0 0 0 0 0 0 0 0 0 0 0 0 0 0 0 0 0 2 0 1 0 1 0 0 0 0 0 0 0 0 0 0 0 1 0 <text:s/>0 2 0 0 0 0 0 0 0 0 0 0 0 0 0 0 0 0 2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21892931" calcext:value-type="float">
            <text:p>1221892931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0 1 1 0 0 0 0 <text:s/>1 1 0 1 1 1 0 0 0 0 <text:s/>1 1 1 1 0 1 0 0 0 0 <text:s/>1 1 1 0 1 1 0 0 0 0 <text:s/>0 1 1 0 1 0 0 0 0 0 <text:s/>1 1 1 0 0 0 0 0 0 0 <text:s/>1 1 0 0 0 0 0 0 0 0 <text:s/>1 0 0 0 0 0 0 0 0 0 <text:s/>1 0 0 0 0 0 0 0 0 0 <text:s/>0 0 0 0 0 0 0 0 0 0 0 0 0 0 0 0 1 1 1 1 <text:s/>0 0 0 0 0 0 1 1 1 1 <text:s/>0 0 0 0 0 0 1 1 1 1 <text:s/>0 0 0 0 0 0 1 0 1 1 <text:s/>0 0 0 0 0 1 1 1 1 1 <text:s/>0 0 0 1 1 1 1 0 1 1 <text:s/>0 0 1 1 1 0 0 0 0 0 <text:s/>0 0 1 0 0 0 0 0 0 0 <text:s/>0 0 0 0 0 0 0 0 0 0 <text:s/>0 0 0 0 0 0 0 0 0 0 0 0 0 0 0 0 0 0 0 0 <text:s/>0 0 0 0 0 0 0 0 0 0 <text:s/>0 0 0 0 0 0 0 0 0 0 <text:s/>0 0 0 0 0 0 0 0 0 0 <text:s/>0 0 0 0 0 0 0 0 0 0 <text:s/>0 0 0 0 0 0 0 1 0 0 <text:s/>0 0 0 0 0 1 1 1 1 1 <text:s/>0 0 0 1 1 1 1 0 1 1 <text:s/>0 1 1 1 1 1 1 0 1 1 <text:s/>1 1 1 1 1 1 1 1 1 1</text:p>
          </table:table-cell>
          <table:table-cell table:number-columns-repeated="2" office:value-type="string" calcext:value-type="string">
            <text:p>0 0 0 1 0 0 0 0 0 0 0 0 1 0 2 0 0 0 0 2 0 0 0 0 1 0 0 0 0 0 0 0 0 1 0 0 <text:s/>0 1 0 0 1 0 0 1 0 0 0 0 0 0 0 0 0 0 0 0 0 0 0 0 0 0 0 0 0 0 0 0 0 0 0 1 <text:s/>0 0 0 0 0 1 2 0 0 0 0 0 0 0 0 1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85424687" calcext:value-type="float">
            <text:p>1185424687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1 1 1 1 1 1 1 0 0 <text:s/>1 1 1 0 1 1 0 0 0 0 <text:s/>1 1 1 1 1 0 0 0 0 0 <text:s/>1 0 1 1 1 0 0 0 0 0 <text:s/>1 1 1 0 0 0 0 0 0 0 <text:s/>1 1 0 0 0 0 0 0 0 0 <text:s/>1 0 0 0 0 0 0 0 0 0 <text:s/>1 0 0 0 0 0 0 0 0 0 <text:s/>1 0 0 0 0 0 0 0 0 0 <text:s/>1 0 0 0 0 0 0 0 0 0 0 0 0 0 0 0 0 0 1 1 <text:s/>0 0 0 0 0 0 1 1 1 1 <text:s/>0 0 0 0 0 1 1 1 1 1 <text:s/>0 0 0 0 0 1 1 1 1 1 <text:s/>0 0 0 0 0 1 1 0 1 1 <text:s/>0 0 0 0 0 0 0 1 1 1 <text:s/>0 0 0 0 0 0 0 1 1 1 <text:s/>0 0 0 0 0 0 0 0 1 1 <text:s/>0 0 0 0 0 0 0 0 0 1 <text:s/>0 0 0 0 0 0 0 0 0 1 0 0 0 0 0 0 0 0 0 0 <text:s/>0 0 0 0 0 0 0 0 0 0 <text:s/>0 0 0 0 0 0 0 0 0 0 <text:s/>0 0 0 0 0 0 0 0 0 0 <text:s/>0 0 0 1 1 0 0 0 0 0 <text:s/>0 0 1 1 1 1 0 0 0 0 <text:s/>0 1 1 1 0 1 1 0 0 0 <text:s/>0 1 1 0 1 1 1 1 0 0 <text:s/>0 1 1 1 0 1 0 1 1 0 <text:s/>0 1 1 1 1 1 1 1 0 0</text:p>
          </table:table-cell>
          <table:table-cell table:number-columns-repeated="2" office:value-type="string" calcext:value-type="string">
            <text:p>1 0 0 0 0 0 0 0 0 0 0 0 0 1 0 0 0 0 0 0 0 0 0 0 0 0 0 0 0 0 0 1 0 0 2 2 <text:s/>0 0 0 0 0 0 0 0 2 0 0 1 0 0 0 0 0 0 0 0 1 0 0 0 0 0 0 0 1 0 0 0 0 0 0 0 <text:s/>0 1 0 0 0 0 0 0 0 0 0 0 1 0 1 0 0 0 0 0 0 0 0 0 0 0 1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71640304" calcext:value-type="float">
            <text:p>1271640304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1 0 0 0 <text:s/>1 1 1 1 1 0 1 0 0 0 <text:s/>1 1 1 1 0 0 0 0 0 0 <text:s/>1 1 0 1 0 0 0 0 0 0 <text:s/>1 1 1 0 0 0 0 0 0 0 <text:s/>1 1 0 0 0 0 0 0 0 0 <text:s/>1 1 0 0 0 0 0 0 0 0 <text:s/>1 0 0 0 0 0 0 0 0 0 <text:s/>1 0 0 0 0 0 0 0 0 0 <text:s/>1 0 0 0 0 0 0 0 0 0 0 0 0 0 0 0 0 0 0 0 <text:s/>0 0 0 0 0 0 0 0 0 0 <text:s/>0 0 0 0 0 1 0 0 0 0 <text:s/>0 0 0 0 1 1 1 0 0 0 <text:s/>0 0 0 1 1 1 1 0 0 0 <text:s/>0 0 1 1 1 1 1 0 0 0 <text:s/>0 0 1 1 1 1 1 0 0 0 <text:s/>0 1 1 1 1 1 0 0 0 0 <text:s/>0 1 1 1 1 1 0 0 0 0 <text:s/>0 0 1 1 0 0 0 0 0 0 0 0 0 0 0 0 0 1 1 1 <text:s/>0 0 0 0 0 0 0 0 1 1 <text:s/>0 0 0 0 0 0 0 1 1 0 <text:s/>0 0 0 0 0 0 0 1 1 1 <text:s/>0 0 0 0 0 0 0 1 0 1 <text:s/>0 0 0 0 0 0 0 1 1 1 <text:s/>0 0 0 0 0 0 0 1 1 1 <text:s/>0 0 0 0 0 0 1 1 1 1 <text:s/>0 0 0 0 0 0 1 1 1 1 <text:s/>0 0 0 0 1 1 1 1 0 0</text:p>
          </table:table-cell>
          <table:table-cell table:number-columns-repeated="2" office:value-type="string" calcext:value-type="string">
            <text:p>0 0 0 0 0 0 0 0 0 0 0 0 2 0 0 1 0 1 0 0 0 0 0 0 1 0 1 0 0 1 0 0 1 0 0 0 <text:s/>0 0 0 0 0 0 0 0 0 0 0 0 1 0 0 0 0 0 0 2 0 0 0 0 0 0 0 0 0 0 0 0 0 2 0 0 <text:s/>0 0 0 0 0 0 0 0 0 0 0 0 0 0 0 0 0 0 0 1 0 0 0 0 0 0 1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315675058" calcext:value-type="float">
            <text:p>1315675058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0 0 0 1 1 1 1 <text:s/>0 0 0 0 0 1 1 1 1 0 <text:s/>0 0 0 0 1 0 1 1 1 1 <text:s/>0 0 0 0 1 1 1 1 1 1 <text:s/>0 0 0 0 1 1 1 0 1 1 <text:s/>0 0 0 0 1 1 1 1 1 1 <text:s/>0 0 0 0 0 0 0 0 0 0 <text:s/>0 0 0 0 0 0 0 0 0 0 <text:s/>0 0 0 0 0 0 0 0 0 0 <text:s/>0 0 0 0 0 0 0 0 0 0 1 1 1 1 1 1 0 0 0 0 <text:s/>1 1 1 0 1 0 0 0 0 0 <text:s/>0 1 1 1 0 0 0 0 0 0 <text:s/>1 1 1 1 0 0 0 0 0 0 <text:s/>1 1 1 1 0 0 0 0 0 0 <text:s/>1 1 1 1 0 0 0 0 0 0 <text:s/>1 1 1 1 0 0 0 0 0 0 <text:s/>1 0 0 0 0 0 0 0 0 0 <text:s/>0 0 0 0 0 0 0 0 0 0 <text:s/>0 0 0 0 0 0 0 0 0 0 0 0 0 0 0 0 0 0 0 0 <text:s/>0 0 0 0 0 0 0 0 0 0 <text:s/>0 0 0 0 0 0 0 0 0 0 <text:s/>0 0 0 0 0 0 0 0 0 0 <text:s/>0 0 0 0 0 0 0 0 0 0 <text:s/>0 0 0 0 0 0 0 0 0 0 <text:s/>0 0 0 0 1 1 1 1 0 0 <text:s/>0 1 1 1 1 1 1 1 1 1 <text:s/>1 1 1 0 1 1 1 1 1 1 <text:s/>1 1 1 1 1 1 1 0 1 0</text:p>
          </table:table-cell>
          <table:table-cell table:number-columns-repeated="2" office:value-type="string" calcext:value-type="string">
            <text:p>0 0 0 0 0 0 0 0 0 0 0 0 0 1 0 0 0 0 0 1 1 0 0 0 0 1 0 0 0 0 0 0 0 0 0 0 <text:s/>0 0 0 0 0 0 0 0 0 2 0 1 0 0 0 2 0 0 0 0 0 0 0 0 0 0 0 0 0 0 0 0 1 1 0 0 <text:s/>0 0 0 0 0 0 0 0 0 0 0 1 0 0 0 0 0 0 0 0 0 2 0 0 0 1 0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53739606" calcext:value-type="float">
            <text:p>1253739606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0 0 0 0 0 0 <text:s/>1 1 1 0 0 0 0 0 0 0 <text:s/>1 1 1 0 0 0 0 0 0 0 <text:s/>1 1 1 0 0 0 0 0 0 0 <text:s/>1 1 1 0 0 0 0 0 0 0 <text:s/>1 1 1 0 0 0 0 0 0 0 <text:s/>0 1 0 0 0 0 0 0 0 0 <text:s/>1 1 1 1 0 0 0 0 0 0 <text:s/>1 1 1 0 0 0 0 0 0 0 <text:s/>1 1 1 0 0 0 0 0 0 0 0 0 0 0 1 1 0 1 1 1 <text:s/>0 0 0 1 1 1 1 1 1 1 <text:s/>0 0 0 1 1 0 1 1 1 1 <text:s/>0 0 0 1 1 1 1 1 1 0 <text:s/>0 0 0 1 1 1 1 0 0 0 <text:s/>0 0 0 1 0 1 0 0 0 0 <text:s/>0 0 0 0 0 0 0 0 0 0 <text:s/>0 0 0 0 0 0 0 0 0 0 <text:s/>0 0 0 0 0 0 0 0 0 0 <text:s/>0 0 0 0 0 0 0 0 0 0 0 0 0 0 0 0 0 0 0 0 <text:s/>0 0 0 0 0 0 0 0 0 0 <text:s/>0 0 0 0 0 0 0 0 0 0 <text:s/>0 0 0 0 0 0 0 0 0 0 <text:s/>0 0 0 0 0 0 0 0 1 1 <text:s/>0 0 0 0 0 0 1 1 1 1 <text:s/>0 0 0 0 1 1 1 1 1 0 <text:s/>0 0 0 0 1 1 1 1 1 1 <text:s/>0 0 0 1 1 1 1 1 0 1 <text:s/>0 0 0 1 1 1 1 1 1 1</text:p>
          </table:table-cell>
          <table:table-cell table:number-columns-repeated="2" office:value-type="string" calcext:value-type="string">
            <text:p>0 0 0 0 0 0 1 0 0 0 0 0 0 0 0 0 0 0 0 0 0 0 0 0 0 1 0 0 0 0 0 2 0 2 0 0 <text:s/>0 0 0 1 0 0 0 0 0 0 0 1 0 0 0 0 0 0 1 0 0 0 0 0 1 0 1 1 0 0 0 0 0 1 0 0 <text:s/>0 0 0 0 0 0 0 0 0 0 0 0 0 0 0 0 1 0 0 0 0 0 0 0 0 0 2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57190233" calcext:value-type="float">
            <text:p>1157190233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1 0 1 1 1 1 1 1 <text:s/>0 0 1 0 1 1 1 1 1 1 <text:s/>0 0 1 1 1 0 1 1 1 1 <text:s/>0 0 0 1 1 1 1 0 1 0 <text:s/>0 0 0 0 1 0 1 1 1 0 <text:s/>0 0 0 0 0 0 0 0 0 0 <text:s/>0 0 0 0 0 0 0 0 0 0 <text:s/>0 0 0 0 0 0 0 0 0 0 <text:s/>0 0 0 0 0 0 0 0 0 0 <text:s/>0 0 0 0 0 0 0 0 0 0 1 1 0 0 0 0 0 0 0 0 <text:s/>1 1 0 0 0 0 0 0 0 0 <text:s/>1 1 0 0 0 0 0 0 0 0 <text:s/>1 1 1 0 0 0 0 0 0 0 <text:s/>0 1 1 1 0 0 0 0 0 1 <text:s/>0 0 1 1 1 1 1 0 1 1 <text:s/>0 0 0 0 1 1 1 1 1 1 <text:s/>0 0 0 0 0 0 1 1 1 0 <text:s/>0 0 0 0 0 0 0 0 1 0 <text:s/>0 0 0 0 0 0 0 0 0 0 0 0 0 0 0 0 0 0 0 0 <text:s/>0 0 0 0 0 0 0 0 0 0 <text:s/>0 0 0 0 0 0 0 0 0 0 <text:s/>0 0 0 0 0 0 0 0 0 0 <text:s/>1 0 0 0 0 0 0 0 0 0 <text:s/>1 1 0 0 0 0 0 0 0 0 <text:s/>1 1 1 1 0 0 0 0 0 0 <text:s/>1 1 1 1 1 1 0 0 0 0 <text:s/>1 1 1 1 1 1 0 1 0 0 <text:s/>1 1 1 1 1 1 1 1 1 1</text:p>
          </table:table-cell>
          <table:table-cell table:number-columns-repeated="2" office:value-type="string" calcext:value-type="string">
            <text:p>0 0 0 1 0 0 0 0 0 0 0 0 0 1 0 0 0 0 0 0 0 0 0 0 0 1 0 0 0 0 0 0 0 0 0 0 <text:s/>0 1 0 1 0 0 0 0 0 1 2 0 0 0 0 0 0 0 0 0 0 1 0 0 0 0 0 0 0 0 2 0 0 0 0 0 <text:s/>0 0 0 0 0 0 0 1 0 0 0 0 0 2 1 0 0 1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95889095" calcext:value-type="float">
            <text:p>1395889095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0 1 0 0 0 0 0 0 <text:s/>1 1 1 1 0 0 0 0 0 0 <text:s/>1 1 1 1 1 0 0 0 0 0 <text:s/>1 1 1 1 1 0 0 0 0 0 <text:s/>1 1 1 1 1 0 0 0 0 0 <text:s/>1 1 1 1 1 1 0 0 0 0 <text:s/>0 0 0 0 0 1 1 0 0 0 <text:s/>0 0 0 0 0 0 0 0 0 0 <text:s/>0 0 0 0 0 0 0 0 0 0 <text:s/>0 0 0 0 0 0 0 0 0 0 0 0 0 0 1 1 1 1 0 1 <text:s/>0 0 0 0 0 1 1 1 1 1 <text:s/>0 0 0 0 0 0 1 1 1 0 <text:s/>0 0 0 0 0 1 1 1 1 1 <text:s/>0 0 0 0 0 0 1 1 1 1 <text:s/>0 0 0 0 0 0 1 1 1 0 <text:s/>0 0 0 0 0 0 0 1 1 1 <text:s/>0 0 0 0 0 0 0 1 0 1 <text:s/>0 0 0 0 0 0 0 0 0 0 <text:s/>0 0 0 0 0 0 0 0 0 0 0 0 0 0 0 0 0 0 0 0 <text:s/>0 0 0 0 0 0 0 0 0 0 <text:s/>0 0 0 0 0 0 0 0 0 0 <text:s/>0 0 0 0 0 0 0 0 0 0 <text:s/>0 0 0 0 0 0 0 0 0 0 <text:s/>0 0 0 0 0 0 0 0 0 0 <text:s/>1 1 1 1 0 0 0 0 0 0 <text:s/>1 1 1 1 1 1 1 0 0 0 <text:s/>1 1 1 1 1 1 1 1 1 0 <text:s/>1 1 1 1 1 1 1 1 1 1</text:p>
          </table:table-cell>
          <table:table-cell table:number-columns-repeated="2" office:value-type="string" calcext:value-type="string">
            <text:p>0 0 1 0 0 0 0 0 1 0 2 0 0 0 1 0 2 0 0 0 0 0 0 0 0 1 0 0 0 1 0 0 0 0 0 0 <text:s/>0 0 0 0 0 0 0 0 0 1 0 0 0 0 0 0 0 0 0 0 0 0 0 1 0 0 0 0 1 0 0 0 0 0 0 0 <text:s/>0 0 0 0 0 0 1 0 2 0 0 0 0 0 0 0 0 1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371938381" calcext:value-type="float">
            <text:p>1371938381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0 0 0 0 0 0 <text:s/>1 1 1 0 1 0 0 0 0 0 <text:s/>1 1 1 1 1 0 0 0 0 0 <text:s/>1 1 1 1 1 0 0 0 0 0 <text:s/>1 1 1 1 1 0 0 0 0 0 <text:s/>1 1 1 1 0 0 0 0 0 0 <text:s/>1 0 1 0 0 0 0 0 0 0 <text:s/>1 0 0 0 0 0 0 0 0 0 <text:s/>0 0 0 0 0 0 0 0 0 0 <text:s/>0 0 0 0 0 0 0 0 0 0 0 0 0 0 1 1 1 1 1 1 <text:s/>0 0 0 0 0 1 1 1 1 1 <text:s/>0 0 0 0 0 1 0 1 1 1 <text:s/>0 0 0 0 0 1 1 1 1 1 <text:s/>0 0 0 0 0 1 1 1 1 1 <text:s/>0 0 0 0 0 0 1 1 1 1 <text:s/>0 0 0 0 0 0 0 0 1 0 <text:s/>0 0 0 0 0 0 0 0 0 0 <text:s/>0 0 0 0 0 0 0 0 0 0 <text:s/>0 0 0 0 0 0 0 0 0 0 0 0 0 0 0 0 0 0 0 0 <text:s/>0 0 0 0 0 0 0 0 0 0 <text:s/>0 0 0 0 0 0 0 0 0 0 <text:s/>0 0 0 0 0 0 0 0 0 0 <text:s/>0 0 0 0 0 0 0 0 0 0 <text:s/>0 0 0 0 1 0 0 0 0 0 <text:s/>0 0 0 0 1 1 1 0 0 0 <text:s/>0 1 1 1 1 1 1 1 1 1 <text:s/>0 1 1 1 1 1 1 1 0 1 <text:s/>1 1 1 1 1 1 1 1 1 0</text:p>
          </table:table-cell>
          <table:table-cell table:number-columns-repeated="2" office:value-type="string" calcext:value-type="string">
            <text:p>0 0 0 0 0 0 0 0 0 0 0 0 0 1 0 0 0 0 0 0 0 0 0 0 0 0 1 0 0 0 0 0 2 0 0 0 <text:s/>0 0 0 0 0 0 0 0 0 0 0 2 0 0 0 0 0 0 0 1 0 0 0 0 0 1 0 1 0 0 0 1 0 1 0 0 <text:s/>0 0 0 2 0 0 0 0 1 0 0 0 0 0 0 0 1 0 0 0 0 0 0 0 0 0 0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331835146" calcext:value-type="float">
            <text:p>1331835146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0 0 0 0 <text:s/>1 1 0 1 1 1 0 0 0 0 <text:s/>1 1 0 0 0 0 0 0 0 0 <text:s/>1 1 0 0 0 0 0 0 0 0 <text:s/>0 1 1 0 0 0 0 0 0 0 <text:s/>1 1 1 1 0 0 0 0 0 0 <text:s/>1 1 1 1 0 0 0 0 0 0 <text:s/>1 1 1 0 0 0 0 0 0 0 <text:s/>1 0 0 0 0 0 0 0 0 0 <text:s/>0 0 0 0 0 0 0 0 0 0 0 0 0 0 0 0 0 1 0 1 <text:s/>0 0 0 0 0 0 0 1 1 1 <text:s/>0 0 1 1 1 1 1 1 1 1 <text:s/>0 0 1 1 1 1 1 1 1 1 <text:s/>0 0 0 0 1 1 1 1 1 1 <text:s/>0 0 0 0 1 1 1 0 0 0 <text:s/>0 0 0 0 0 0 0 0 0 0 <text:s/>0 0 0 0 0 0 0 0 0 0 <text:s/>0 0 0 0 0 0 0 0 0 0 <text:s/>0 0 0 0 0 0 0 0 0 0 0 0 0 0 0 0 0 0 0 0 <text:s/>0 0 0 0 0 0 0 0 0 0 <text:s/>0 0 0 0 0 0 0 0 0 0 <text:s/>0 0 0 0 0 0 0 0 0 0 <text:s/>0 0 0 0 0 0 0 0 0 0 <text:s/>0 0 0 0 0 0 0 1 1 0 <text:s/>0 0 0 0 1 1 1 1 1 1 <text:s/>0 0 0 1 1 1 1 1 1 1 <text:s/>0 0 1 1 1 1 1 1 1 1 <text:s/>0 0 0 1 1 1 1 1 1 1</text:p>
          </table:table-cell>
          <table:table-cell table:number-columns-repeated="2" office:value-type="string" calcext:value-type="string">
            <text:p>0 0 2 0 0 0 1 0 1 0 0 0 1 0 0 0 1 0 0 0 0 0 0 2 0 0 0 0 0 0 0 0 0 0 0 0 <text:s/>0 0 0 0 1 0 0 1 0 0 0 0 0 0 0 0 0 0 0 0 0 0 0 1 0 0 0 0 0 0 0 0 0 0 0 0 <text:s/>0 0 0 0 0 0 0 0 0 1 0 0 0 0 0 0 0 0 1 1 1 0 0 2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291706593" calcext:value-type="float">
            <text:p>1291706593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0 0 0 0 0 0 <text:s/>1 0 1 1 0 0 0 0 0 0 <text:s/>1 1 1 1 0 0 0 0 0 0 <text:s/>1 1 1 1 0 0 0 0 0 0 <text:s/>1 1 1 0 0 0 0 0 0 0 <text:s/>1 1 1 1 0 0 0 0 0 0 <text:s/>1 0 1 1 0 0 0 0 0 0 <text:s/>1 1 0 0 0 0 0 0 0 0 <text:s/>1 1 0 0 0 0 0 0 0 0 <text:s/>1 0 0 0 0 0 0 0 0 0 0 0 0 0 1 1 1 1 1 1 <text:s/>0 0 0 0 1 1 1 1 1 1 <text:s/>0 0 0 0 1 1 1 1 1 1 <text:s/>0 0 0 0 0 1 0 1 1 1 <text:s/>0 0 0 0 0 0 1 1 0 1 <text:s/>0 0 0 0 0 0 0 1 1 1 <text:s/>0 0 0 0 0 0 0 0 0 1 <text:s/>0 0 0 0 0 0 0 0 0 0 <text:s/>0 0 0 0 0 0 0 0 0 0 <text:s/>0 0 0 0 0 0 0 0 0 0 0 0 0 0 0 0 0 0 0 0 <text:s/>0 0 0 0 0 0 0 0 0 0 <text:s/>0 0 0 0 0 0 0 0 0 0 <text:s/>0 0 0 0 0 0 0 0 0 0 <text:s/>0 0 0 0 0 0 0 0 0 0 <text:s/>0 0 0 0 0 1 1 0 0 0 <text:s/>0 0 0 0 1 1 1 1 1 0 <text:s/>0 0 0 1 1 1 1 1 1 1 <text:s/>0 0 1 0 1 1 1 1 1 1 <text:s/>0 1 1 1 1 1 1 1 1 1</text:p>
          </table:table-cell>
          <table:table-cell table:number-columns-repeated="2" office:value-type="string" calcext:value-type="string">
            <text:p>0 0 2 0 0 2 0 0 0 0 0 1 0 0 0 0 0 0 0 0 0 0 0 0 0 0 0 0 0 0 0 0 0 0 1 0 <text:s/>1 0 0 0 0 0 0 1 1 1 0 0 1 0 0 0 0 0 1 0 0 0 0 0 0 1 0 0 0 0 0 0 0 0 0 0 <text:s/>1 0 0 0 0 0 0 0 0 0 0 1 0 0 2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349355822" calcext:value-type="float">
            <text:p>1349355822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1 1 1 1 1 1 1 1 1 <text:s/>1 1 1 1 1 1 1 1 1 1 <text:s/>1 0 0 1 1 0 1 0 1 1 <text:s/>0 0 0 0 1 1 1 1 1 0 <text:s/>0 0 0 0 0 0 0 0 0 0 <text:s/>0 0 0 0 0 0 0 0 0 0 <text:s/>0 0 0 0 0 0 0 0 0 0 <text:s/>0 0 0 0 0 0 0 0 0 0 <text:s/>0 0 0 0 0 0 0 0 0 0 <text:s/>0 0 0 0 0 0 0 0 0 0 0 0 0 0 0 0 0 0 0 0 <text:s/>0 0 0 0 0 0 0 0 0 0 <text:s/>0 1 1 0 0 0 0 0 0 0 <text:s/>0 0 1 1 0 0 0 0 0 0 <text:s/>0 0 1 1 1 1 1 1 1 1 <text:s/>0 0 0 0 1 1 1 1 1 1 <text:s/>0 0 0 0 0 1 0 1 1 1 <text:s/>0 0 0 0 0 0 0 1 0 1 <text:s/>0 0 0 0 0 0 0 1 1 1 <text:s/>0 0 0 0 0 0 0 1 1 1 0 0 0 0 0 0 0 0 0 0 <text:s/>0 0 0 0 0 0 0 0 0 0 <text:s/>0 0 0 0 0 0 0 0 0 0 <text:s/>1 0 0 0 0 0 0 0 0 0 <text:s/>1 1 0 0 0 0 0 0 0 0 <text:s/>1 1 1 1 0 0 0 0 0 0 <text:s/>1 1 1 1 1 0 0 0 0 0 <text:s/>1 1 1 1 0 1 0 0 0 0 <text:s/>1 1 1 1 1 1 1 0 0 0 <text:s/>1 1 1 1 1 0 1 0 0 0</text:p>
          </table:table-cell>
          <table:table-cell table:number-columns-repeated="2" office:value-type="string" calcext:value-type="string">
            <text:p>1 0 0 0 0 0 0 0 0 0 0 0 0 0 0 0 0 0 0 0 0 0 0 0 0 1 0 1 0 0 0 1 0 0 0 0 <text:s/>0 2 0 1 0 0 0 0 0 0 0 0 0 0 0 0 0 0 0 0 0 2 0 0 0 0 0 0 0 0 1 0 0 0 0 0 <text:s/>0 0 1 0 1 0 1 0 0 0 0 0 2 0 0 0 0 0 0 0 0 0 0 1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64876452" calcext:value-type="float">
            <text:p>1264876452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0 1 1 1 <text:s/>1 0 0 0 1 1 1 1 1 1 <text:s/>0 0 0 0 0 1 1 1 1 1 <text:s/>0 0 0 0 0 0 1 1 1 1 <text:s/>0 0 0 0 0 0 0 1 1 1 <text:s/>0 0 0 0 0 0 0 1 1 0 <text:s/>0 0 0 0 0 0 0 0 0 0 <text:s/>0 0 0 0 0 0 0 0 0 0 <text:s/>0 0 0 0 0 0 0 0 0 0 <text:s/>0 0 0 0 0 0 0 0 0 0 0 0 0 0 0 0 0 0 0 0 <text:s/>0 1 1 1 0 0 0 0 0 0 <text:s/>1 1 1 1 1 0 0 0 0 0 <text:s/>1 0 0 1 1 1 0 0 0 0 <text:s/>1 1 1 1 1 1 1 0 0 0 <text:s/>1 0 1 1 1 1 0 0 0 0 <text:s/>1 1 1 0 0 0 0 0 0 0 <text:s/>1 0 0 0 0 0 0 0 0 0 <text:s/>1 0 0 0 0 0 0 0 0 0 <text:s/>1 0 0 0 0 0 0 0 0 0 0 0 0 0 0 0 0 0 0 0 <text:s/>0 0 0 0 0 0 0 0 0 0 <text:s/>0 0 0 0 0 0 0 0 0 0 <text:s/>0 0 0 0 0 0 0 0 0 0 <text:s/>0 0 0 0 0 0 0 0 0 0 <text:s/>0 0 0 0 0 0 0 0 0 0 <text:s/>0 0 0 1 1 1 0 1 1 1 <text:s/>0 0 1 0 1 1 1 1 1 1 <text:s/>0 1 1 1 1 1 1 1 1 1 <text:s/>0 1 0 1 1 1 1 1 1 1</text:p>
          </table:table-cell>
          <table:table-cell table:number-columns-repeated="2" office:value-type="string" calcext:value-type="string">
            <text:p>0 0 2 0 0 0 1 0 0 0 0 0 2 0 0 0 0 0 0 0 0 0 0 0 0 0 0 0 0 0 0 1 1 0 0 0 <text:s/>0 0 0 0 0 0 0 0 0 0 0 0 0 0 0 1 0 0 0 0 1 0 0 1 0 0 0 0 0 0 1 0 0 0 0 1 <text:s/>0 1 0 0 0 0 0 0 0 0 0 0 2 0 0 0 0 0 0 0 1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271642761" calcext:value-type="float">
            <text:p>1271642761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0 0 0 0 1 1 1 <text:s/>0 0 0 0 0 1 1 1 1 0 <text:s/>0 0 0 0 1 1 1 1 0 1 <text:s/>0 0 0 0 1 1 1 1 1 1 <text:s/>0 0 0 0 1 1 1 0 1 1 <text:s/>0 0 0 0 1 1 1 1 0 1 <text:s/>0 0 0 0 0 1 1 0 0 0 <text:s/>0 0 0 0 0 0 0 0 0 0 <text:s/>0 0 0 0 0 0 0 0 0 0 <text:s/>0 0 0 0 0 0 0 0 0 0 1 1 1 1 1 1 1 0 0 0 <text:s/>1 1 0 1 0 0 0 0 0 0 <text:s/>1 1 0 1 0 0 0 0 0 0 <text:s/>1 1 1 1 0 0 0 0 0 0 <text:s/>1 1 1 1 0 0 0 0 0 0 <text:s/>1 1 1 0 0 0 0 0 0 0 <text:s/>1 1 1 0 0 0 0 0 0 0 <text:s/>1 0 0 0 0 0 0 0 0 0 <text:s/>1 0 0 0 0 0 0 0 0 0 <text:s/>1 0 0 0 0 0 0 0 0 0 0 0 0 0 0 0 0 0 0 0 <text:s/>0 0 0 0 0 0 0 0 0 0 <text:s/>0 0 0 0 0 0 0 0 0 0 <text:s/>0 0 0 0 0 0 0 0 0 0 <text:s/>0 0 0 0 0 0 0 0 0 0 <text:s/>0 0 0 1 0 0 0 0 0 0 <text:s/>0 0 0 1 1 0 0 1 1 0 <text:s/>0 0 1 1 1 1 1 1 1 1 <text:s/>0 1 1 1 1 1 1 1 1 1 <text:s/>0 0 1 1 1 1 1 1 1 1</text:p>
          </table:table-cell>
          <table:table-cell table:number-columns-repeated="2" office:value-type="string" calcext:value-type="string">
            <text:p>0 0 0 0 0 0 0 0 0 0 0 0 1 0 1 0 0 0 0 1 0 0 1 0 0 0 0 0 1 0 0 0 0 0 0 0 <text:s/>0 0 0 0 0 0 0 0 0 0 0 1 0 0 0 0 0 0 0 2 0 0 1 0 2 0 0 0 0 0 0 0 0 1 0 1 <text:s/>0 0 0 0 0 0 0 0 0 0 0 0 0 0 0 0 0 0 0 1 0 0 0 0 0 0 0 2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1207442723" calcext:value-type="float">
            <text:p>1207442723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0 1 1 1 1 1 0 <text:s/>0 0 0 0 0 1 1 0 1 1 <text:s/>0 0 0 0 0 0 1 1 1 1 <text:s/>0 0 0 0 0 0 0 1 1 1 <text:s/>0 0 0 0 0 0 0 1 1 1 <text:s/>0 0 0 0 0 0 0 0 1 1 <text:s/>0 0 0 0 0 0 0 0 1 1 <text:s/>0 0 0 0 0 0 0 0 1 1 <text:s/>0 0 0 0 0 0 0 0 1 1 <text:s/>0 0 0 0 0 0 0 1 1 1 1 0 1 1 0 0 0 0 0 0 <text:s/>1 1 1 1 1 0 0 0 0 0 <text:s/>0 1 1 1 1 1 0 0 0 0 <text:s/>0 0 1 0 1 1 1 0 0 0 <text:s/>0 0 0 0 1 1 1 0 0 0 <text:s/>0 0 0 0 0 1 1 0 0 0 <text:s/>0 0 0 0 0 1 1 1 0 0 <text:s/>0 0 0 0 0 0 1 1 0 0 <text:s/>0 0 0 0 0 0 1 1 0 0 <text:s/>0 0 0 0 0 0 1 0 0 0 0 0 0 0 0 0 0 0 0 0 <text:s/>0 0 0 0 0 0 0 0 0 0 <text:s/>1 0 0 0 0 0 0 0 0 0 <text:s/>1 1 0 0 0 0 0 0 0 0 <text:s/>0 1 1 1 0 0 0 0 0 0 <text:s/>0 1 0 1 1 0 0 0 0 0 <text:s/>1 0 1 1 1 0 0 0 0 0 <text:s/>1 1 1 1 1 1 0 0 0 0 <text:s/>1 1 0 1 1 1 0 0 0 0 <text:s/>1 1 1 1 1 1 0 0 0 0</text:p>
          </table:table-cell>
          <table:table-cell table:number-columns-repeated="2" office:value-type="string" calcext:value-type="string">
            <text:p>0 1 0 0 0 2 0 0 0 1 0 0 0 0 2 0 0 1 0 0 0 0 0 0 0 0 0 0 0 0 0 0 0 1 0 0 <text:s/>0 0 0 0 1 0 0 0 0 0 0 0 0 0 1 2 1 0 0 0 0 1 0 0 0 1 0 0 0 0 0 0 0 0 0 0 <text:s/>0 0 0 0 0 0 0 0 0 0 1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26665001" calcext:value-type="float">
            <text:p>1226665001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1 1 1 1 <text:s/>0 0 1 1 1 1 1 1 1 1 <text:s/>0 0 0 0 1 1 1 1 1 1 <text:s/>0 0 0 0 1 1 0 1 0 0 <text:s/>0 0 0 0 0 1 1 0 0 0 <text:s/>0 0 0 0 0 1 0 0 0 0 <text:s/>0 0 0 0 0 0 0 0 0 0 <text:s/>0 0 0 0 0 0 0 0 0 0 <text:s/>0 0 0 0 0 0 0 0 0 0 <text:s/>0 0 0 0 0 0 0 0 0 0 0 0 0 0 0 0 0 0 0 0 <text:s/>1 1 0 0 0 0 0 0 0 0 <text:s/>1 1 1 0 0 0 0 0 0 0 <text:s/>1 1 1 1 0 0 0 0 0 0 <text:s/>1 1 1 1 0 0 0 0 0 0 <text:s/>1 1 1 1 1 0 0 0 0 0 <text:s/>1 1 1 1 1 0 0 0 0 0 <text:s/>1 1 1 1 0 0 0 0 0 0 <text:s/>1 1 0 0 0 0 0 0 0 0 <text:s/>1 0 0 0 0 0 0 0 0 0 0 0 0 0 0 0 0 0 0 0 <text:s/>0 0 0 0 0 0 0 0 0 0 <text:s/>0 0 0 0 0 0 0 0 0 0 <text:s/>0 0 0 0 0 0 0 0 0 1 <text:s/>0 0 0 0 0 0 0 0 0 1 <text:s/>0 0 0 0 0 0 1 1 1 1 <text:s/>0 0 0 0 0 1 1 1 1 1 <text:s/>0 0 0 0 1 1 1 1 1 1 <text:s/>0 0 0 1 0 1 1 0 1 1 <text:s/>0 1 1 1 1 1 1 1 1 0</text:p>
          </table:table-cell>
          <table:table-cell table:number-columns-repeated="2" office:value-type="string" calcext:value-type="string">
            <text:p>0 0 0 0 0 0 0 0 0 0 0 0 0 0 0 0 0 0 0 0 0 0 0 1 0 0 0 0 0 0 0 0 0 0 0 2 <text:s/>1 0 1 0 0 0 0 2 1 0 0 1 1 0 0 0 0 0 0 0 0 0 0 0 0 0 0 0 0 0 0 2 0 0 0 0 <text:s/>0 0 0 0 0 0 0 0 0 0 1 0 1 0 0 1 0 0 0 0 0 0 0 0 0 0 0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06699294" calcext:value-type="float">
            <text:p>1206699294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0 0 0 0 0 <text:s/>0 1 1 1 1 0 0 0 0 0 <text:s/>1 1 0 1 1 0 0 0 0 0 <text:s/>1 1 1 1 1 0 0 0 0 0 <text:s/>1 1 1 1 0 1 0 0 0 0 <text:s/>0 1 1 1 1 1 0 0 0 0 <text:s/>0 0 0 0 1 1 0 0 0 0 <text:s/>0 0 0 0 0 0 0 0 0 0 <text:s/>0 0 0 0 0 0 0 0 0 0 <text:s/>0 0 0 0 0 0 0 0 0 0 0 0 0 0 0 1 1 0 1 1 <text:s/>0 0 0 0 0 1 1 1 1 1 <text:s/>0 0 0 0 0 1 1 1 1 1 <text:s/>0 0 0 0 0 0 1 1 1 1 <text:s/>0 0 0 0 0 0 0 1 1 1 <text:s/>0 0 0 0 0 0 1 1 1 1 <text:s/>0 0 0 0 0 0 0 1 1 1 <text:s/>0 0 0 0 0 0 0 0 1 1 <text:s/>0 0 0 0 0 0 0 0 0 0 <text:s/>0 0 0 0 0 0 0 0 0 0 0 0 0 0 0 0 0 0 0 0 <text:s/>0 0 0 0 0 0 0 0 0 0 <text:s/>0 0 0 0 0 0 0 0 0 0 <text:s/>0 0 0 0 0 0 0 0 0 0 <text:s/>0 0 0 0 0 0 0 0 0 0 <text:s/>1 0 0 0 0 0 0 0 0 0 <text:s/>1 1 1 1 0 0 0 0 0 0 <text:s/>1 1 1 1 1 1 1 1 0 0 <text:s/>1 0 1 1 0 1 1 1 1 1 <text:s/>1 1 1 1 1 1 1 1 1 0</text:p>
          </table:table-cell>
          <table:table-cell table:number-columns-repeated="2" office:value-type="string" calcext:value-type="string">
            <text:p>0 0 0 0 0 0 0 1 0 0 1 0 0 0 0 0 0 0 0 0 0 0 1 2 0 2 0 0 0 0 0 0 0 0 0 1 <text:s/>0 0 0 0 0 0 0 0 1 0 1 0 0 0 0 0 0 0 0 0 0 0 0 0 0 0 0 0 0 0 1 0 0 0 0 0 <text:s/>0 0 0 0 0 0 0 0 0 1 0 0 1 0 0 0 0 0 2 0 0 0 0 0 0 0 0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32222057" calcext:value-type="float">
            <text:p>1332222057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0 1 1 1 <text:s/>1 1 1 0 1 1 1 1 1 1 <text:s/>0 0 0 0 0 1 1 1 1 1 <text:s/>0 0 0 0 0 0 0 1 1 1 <text:s/>0 0 0 0 0 0 0 0 1 1 <text:s/>0 0 0 0 0 0 0 0 1 1 <text:s/>0 0 0 0 0 0 0 0 0 0 <text:s/>0 0 0 0 0 0 0 0 0 0 <text:s/>0 0 0 0 0 0 0 0 0 0 <text:s/>0 0 0 0 0 0 0 0 0 0 0 0 0 0 0 0 0 0 0 0 <text:s/>0 0 0 0 0 0 0 0 0 0 <text:s/>1 1 1 1 1 0 0 0 0 0 <text:s/>1 1 1 0 1 1 1 0 0 0 <text:s/>1 1 1 1 1 1 1 1 0 0 <text:s/>0 0 0 0 0 1 1 1 0 0 <text:s/>0 0 0 0 0 0 1 1 0 0 <text:s/>0 0 0 0 0 0 0 1 1 0 <text:s/>0 0 0 0 0 0 0 0 1 1 <text:s/>0 0 0 0 0 0 0 0 1 1 0 0 0 0 0 0 0 0 0 0 <text:s/>0 0 0 0 0 0 0 0 0 0 <text:s/>0 0 0 0 0 0 0 0 0 0 <text:s/>0 0 0 0 0 0 0 0 0 0 <text:s/>0 0 0 0 0 0 0 0 0 0 <text:s/>1 1 1 0 1 0 0 0 0 0 <text:s/>0 1 1 1 1 1 0 0 0 0 <text:s/>0 1 1 1 1 1 1 0 0 0 <text:s/>1 1 1 1 1 1 1 1 0 0 <text:s/>1 1 1 1 1 1 1 0 0 0</text:p>
          </table:table-cell>
          <table:table-cell table:number-columns-repeated="2" office:value-type="string" calcext:value-type="string">
            <text:p>0 2 0 0 0 0 1 0 0 0 0 0 0 1 0 0 0 0 0 0 0 2 0 0 0 0 0 0 0 0 0 0 0 1 0 0 <text:s/>0 0 0 0 0 0 0 0 0 0 0 0 0 0 0 0 0 1 0 0 0 0 0 0 1 2 0 0 0 0 0 0 1 1 1 0 <text:s/>0 0 0 0 0 0 0 1 0 0 0 0 0 0 0 0 0 0 0 0 0 0 0 0 0 1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223902218" calcext:value-type="float">
            <text:p>1223902218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1 1 1 1 <text:s/>1 1 1 1 1 1 1 1 0 1 <text:s/>1 1 1 1 0 0 0 0 0 1 <text:s/>1 1 1 0 0 0 0 0 0 0 <text:s/>1 1 0 0 0 0 0 0 0 0 <text:s/>1 0 0 0 0 0 0 0 0 0 <text:s/>0 0 0 0 0 0 0 0 0 0 <text:s/>0 0 0 0 0 0 0 0 0 0 <text:s/>0 0 0 0 0 0 0 0 0 0 <text:s/>0 0 0 0 0 0 0 0 0 0 0 0 0 0 0 0 0 0 0 0 <text:s/>0 0 0 0 0 0 0 0 0 0 <text:s/>0 0 0 0 0 1 1 1 0 0 <text:s/>0 0 0 0 1 1 1 1 1 0 <text:s/>0 0 0 1 1 1 1 1 0 0 <text:s/>0 1 1 1 1 1 0 0 0 0 <text:s/>1 1 0 1 1 1 0 0 0 0 <text:s/>1 1 0 1 0 0 0 0 0 0 <text:s/>1 1 1 0 0 0 0 0 0 0 <text:s/>1 0 0 0 0 0 0 0 0 0 0 0 0 0 0 0 0 0 0 0 <text:s/>0 0 0 0 0 0 0 0 0 0 <text:s/>0 0 0 0 0 0 0 0 0 0 <text:s/>0 0 0 0 0 0 0 0 0 1 <text:s/>0 0 0 0 0 0 0 0 1 1 <text:s/>0 0 0 0 0 0 0 1 1 1 <text:s/>0 0 0 0 0 0 1 1 1 0 <text:s/>0 0 0 0 1 1 1 1 1 1 <text:s/>0 0 0 1 1 1 1 1 1 1 <text:s/>0 1 1 1 1 1 0 1 1 1</text:p>
          </table:table-cell>
          <table:table-cell table:number-columns-repeated="2" office:value-type="string" calcext:value-type="string">
            <text:p>0 0 0 0 0 0 0 0 2 0 0 0 0 0 0 0 0 0 1 0 0 0 0 0 1 0 0 0 1 0 0 0 0 1 0 0 <text:s/>0 2 0 0 0 0 1 0 0 0 0 0 0 0 0 0 0 0 0 0 1 0 0 2 0 0 1 0 0 0 0 0 0 1 0 0 <text:s/>1 0 0 0 0 0 0 0 0 0 0 0 0 0 0 0 0 0 0 0 0 0 0 0 1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43606040" calcext:value-type="float">
            <text:p>1243606040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1 1 1 1 0 1 1 0 0 <text:s/>1 1 1 1 1 1 1 0 0 0 <text:s/>1 1 1 1 1 0 0 0 0 0 <text:s/>1 1 1 1 1 0 0 0 0 0 <text:s/>1 1 1 1 0 0 0 0 0 0 <text:s/>1 1 0 0 0 0 0 0 0 0 <text:s/>1 0 0 0 0 0 0 0 0 0 <text:s/>0 0 0 0 0 0 0 0 0 0 <text:s/>0 0 0 0 0 0 0 0 0 0 <text:s/>0 0 0 0 0 0 0 0 0 0 0 0 0 0 0 0 0 0 1 1 <text:s/>0 0 0 0 0 0 0 1 0 1 <text:s/>0 0 0 0 0 0 0 1 1 1 <text:s/>0 0 0 0 0 1 1 1 1 1 <text:s/>0 0 0 0 0 1 1 1 1 1 <text:s/>0 0 0 0 0 0 1 1 1 1 <text:s/>0 0 0 0 0 0 0 0 1 0 <text:s/>0 0 0 0 0 0 0 1 1 1 <text:s/>0 0 0 0 0 0 0 0 1 1 <text:s/>0 0 0 0 0 0 0 1 1 1 0 0 0 0 0 0 0 0 0 0 <text:s/>0 0 0 0 0 0 0 0 0 0 <text:s/>0 0 0 0 0 0 0 0 0 0 <text:s/>0 0 0 0 0 0 0 0 0 0 <text:s/>0 0 0 0 1 0 0 0 0 0 <text:s/>0 0 1 1 1 1 0 0 0 0 <text:s/>0 1 1 1 1 1 1 0 0 0 <text:s/>1 1 1 1 0 1 1 0 0 0 <text:s/>1 1 0 1 1 1 1 0 0 0 <text:s/>1 1 1 1 1 1 1 0 0 0</text:p>
          </table:table-cell>
          <table:table-cell table:number-columns-repeated="2" office:value-type="string" calcext:value-type="string">
            <text:p>1 2 0 0 0 1 0 0 0 0 0 0 0 0 0 0 0 0 1 0 0 0 0 0 0 1 1 0 0 0 0 0 0 0 0 0 <text:s/>0 0 0 0 0 0 0 0 0 0 0 0 0 0 0 0 0 0 0 0 0 0 0 0 0 0 0 0 0 0 0 1 0 1 0 0 <text:s/>0 0 1 0 0 0 0 2 0 0 1 0 0 2 0 1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155916671" calcext:value-type="float">
            <text:p>1155916671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1 1 1 1 <text:s/>1 1 1 1 1 1 1 1 1 1 <text:s/>1 1 1 1 1 1 0 1 0 1 <text:s/>1 1 0 0 0 0 0 0 0 0 <text:s/>0 0 0 0 0 0 0 0 0 0 <text:s/>0 0 0 0 0 0 0 0 0 0 <text:s/>0 0 0 0 0 0 0 0 0 0 <text:s/>0 0 0 0 0 0 0 0 0 0 <text:s/>0 0 0 0 0 0 0 0 0 0 <text:s/>0 0 0 0 0 0 0 0 0 0 0 0 0 0 0 0 0 0 0 0 <text:s/>0 0 0 0 0 0 0 0 0 0 <text:s/>0 0 0 0 0 0 0 0 0 0 <text:s/>0 0 1 1 1 1 1 1 1 1 <text:s/>1 1 1 1 1 0 1 0 1 0 <text:s/>1 1 1 1 1 0 1 1 1 0 <text:s/>0 0 1 1 0 1 1 1 1 1 <text:s/>0 0 0 0 0 0 0 0 0 0 <text:s/>0 0 0 0 0 0 0 0 0 0 <text:s/>0 0 0 0 0 0 0 0 0 0 0 0 0 0 0 0 0 0 0 0 <text:s/>0 0 0 0 0 0 0 0 0 0 <text:s/>0 0 0 0 0 0 0 0 0 0 <text:s/>0 0 0 0 0 0 0 0 0 0 <text:s/>0 0 0 0 0 0 0 0 0 0 <text:s/>0 0 0 0 0 0 0 0 0 0 <text:s/>1 0 0 0 0 0 0 0 0 0 <text:s/>1 1 0 1 1 1 1 1 1 1 <text:s/>1 1 1 1 1 1 1 1 1 1 <text:s/>1 1 1 1 1 1 1 1 1 1</text:p>
          </table:table-cell>
          <table:table-cell table:number-columns-repeated="2" office:value-type="string" calcext:value-type="string">
            <text:p>0 0 0 0 0 2 0 0 0 0 0 0 0 0 0 0 0 0 0 0 0 0 0 0 0 0 1 0 1 0 0 0 0 0 0 0 <text:s/>0 0 0 0 0 0 0 0 0 1 0 1 0 1 0 0 0 0 0 1 0 0 0 1 0 1 0 0 1 2 0 0 0 0 0 0 <text:s/>1 0 0 0 0 0 0 0 0 0 0 0 0 2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293885226" calcext:value-type="float">
            <text:p>1293885226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1 1 1 1 1 1 1 1 1 <text:s/>1 1 1 1 1 1 1 0 1 1 <text:s/>0 0 1 0 1 1 1 1 0 1 <text:s/>0 0 0 1 1 1 1 1 1 0 <text:s/>0 0 0 0 0 0 0 0 0 0 <text:s/>0 0 0 0 0 0 0 0 0 0 <text:s/>0 0 0 0 0 0 0 0 0 0 <text:s/>0 0 0 0 0 0 0 0 0 0 <text:s/>0 0 0 0 0 0 0 0 0 0 <text:s/>0 0 0 0 0 0 0 0 0 0 0 0 0 0 0 0 0 0 0 0 <text:s/>0 0 0 0 0 0 0 0 0 0 <text:s/>0 1 0 0 0 0 0 0 0 0 <text:s/>1 1 1 0 0 0 0 0 0 0 <text:s/>1 1 1 1 1 1 1 0 0 0 <text:s/>1 1 1 1 1 1 1 0 0 0 <text:s/>1 1 1 1 1 1 0 0 0 0 <text:s/>0 1 1 1 1 1 0 0 0 0 <text:s/>0 0 0 1 0 0 0 0 0 0 <text:s/>0 0 0 0 0 0 0 0 0 0 0 0 0 0 0 0 0 0 0 0 <text:s/>0 0 0 0 0 0 0 0 0 0 <text:s/>0 0 0 0 0 0 0 0 0 0 <text:s/>0 0 0 0 0 0 0 0 0 0 <text:s/>0 0 0 0 0 0 0 1 0 1 <text:s/>0 0 0 0 0 0 0 1 1 1 <text:s/>0 0 0 0 0 0 1 1 1 1 <text:s/>1 0 0 0 0 0 0 1 1 1 <text:s/>1 1 1 0 1 1 1 1 1 1 <text:s/>1 1 1 1 1 1 1 1 0 0</text:p>
          </table:table-cell>
          <table:table-cell table:number-columns-repeated="2" office:value-type="string" calcext:value-type="string">
            <text:p>1 0 0 0 0 0 0 0 0 0 0 0 0 0 0 2 0 1 0 0 1 0 0 1 0 0 0 0 1 0 0 0 0 0 0 0 <text:s/>0 0 0 1 0 0 0 0 0 0 0 0 1 0 0 0 0 0 0 0 0 0 0 0 0 0 0 0 0 0 0 0 0 0 0 0 <text:s/>2 0 0 0 1 0 0 0 0 0 0 0 0 0 0 0 0 0 0 2 0 0 0 0 0 0 1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184605447" calcext:value-type="float">
            <text:p>1184605447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1 1 1 1 <text:s/>1 1 1 1 1 1 1 1 1 0 <text:s/>1 1 1 1 1 0 1 1 1 1 <text:s/>0 1 0 1 0 0 0 0 0 0 <text:s/>0 0 0 0 0 0 0 0 0 0 <text:s/>0 0 0 0 0 0 0 0 0 0 <text:s/>0 0 0 0 0 0 0 0 0 0 <text:s/>0 0 0 0 0 0 0 0 0 0 <text:s/>0 0 0 0 0 0 0 0 0 0 <text:s/>0 0 0 0 0 0 0 0 0 0 0 0 0 0 0 0 0 0 0 0 <text:s/>0 0 0 0 0 0 0 0 0 0 <text:s/>0 0 0 0 0 0 0 0 0 0 <text:s/>1 0 1 0 1 1 1 1 1 0 <text:s/>1 1 1 1 0 1 0 1 1 1 <text:s/>1 0 0 1 1 1 1 1 1 1 <text:s/>0 0 0 0 0 0 1 0 1 1 <text:s/>0 0 0 0 0 0 0 0 0 1 <text:s/>0 0 0 0 0 0 0 0 1 1 <text:s/>0 0 0 0 0 0 0 0 0 1 0 0 0 0 0 0 0 0 0 0 <text:s/>0 0 0 0 0 0 0 0 0 0 <text:s/>0 0 0 0 0 0 0 0 0 0 <text:s/>0 0 0 0 0 0 0 0 0 0 <text:s/>0 0 0 0 0 0 0 0 0 0 <text:s/>0 1 1 0 0 0 0 0 0 0 <text:s/>1 1 1 1 1 0 0 0 0 0 <text:s/>0 1 0 1 1 1 1 1 0 0 <text:s/>1 1 1 1 1 1 1 1 0 0 <text:s/>1 1 1 1 1 1 1 1 1 0</text:p>
          </table:table-cell>
          <table:table-cell table:number-columns-repeated="2" office:value-type="string" calcext:value-type="string">
            <text:p>0 0 0 0 0 0 0 0 0 0 0 0 0 0 0 0 0 0 0 1 0 0 0 0 0 1 0 0 2 0 0 0 0 0 0 0 <text:s/>0 0 2 1 0 0 0 0 1 0 1 0 0 0 0 0 0 0 0 0 0 0 0 0 0 0 0 0 0 1 0 1 0 0 1 0 <text:s/>1 0 0 0 0 0 1 0 0 0 0 0 0 0 0 0 0 0 0 0 0 0 2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79736351" calcext:value-type="float">
            <text:p>1379736351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0 1 1 1 1 1 0 0 0 <text:s/>1 1 0 1 1 1 1 0 0 0 <text:s/>0 1 1 0 1 1 1 1 0 0 <text:s/>0 0 1 0 1 1 1 1 0 0 <text:s/>0 0 1 1 1 1 1 0 0 0 <text:s/>0 0 0 0 1 1 0 0 0 0 <text:s/>0 0 0 0 0 0 0 0 0 0 <text:s/>0 0 0 0 0 0 0 0 0 0 <text:s/>0 0 0 0 0 0 0 0 0 0 <text:s/>0 0 0 0 0 0 0 0 0 0 0 0 0 0 0 0 0 0 1 1 <text:s/>0 0 0 0 0 0 0 1 1 1 <text:s/>0 0 0 0 0 0 0 0 0 1 <text:s/>0 0 0 0 0 0 0 0 1 1 <text:s/>0 0 0 0 0 0 0 1 1 1 <text:s/>0 0 0 0 0 0 1 1 1 1 <text:s/>0 0 0 0 0 1 1 1 1 1 <text:s/>0 0 0 0 0 0 1 1 1 1 <text:s/>0 0 0 0 0 0 1 1 1 1 <text:s/>0 0 0 0 0 0 0 1 1 0 0 0 0 0 0 0 0 0 0 0 <text:s/>0 0 0 0 0 0 0 0 0 0 <text:s/>1 0 0 0 0 0 0 0 0 0 <text:s/>1 1 0 0 0 0 0 0 0 0 <text:s/>1 1 0 0 0 0 0 0 0 0 <text:s/>1 1 0 1 0 0 0 0 0 0 <text:s/>1 1 1 1 1 0 0 0 0 0 <text:s/>1 1 1 1 1 1 0 0 0 0 <text:s/>1 1 1 1 1 1 0 0 0 0 <text:s/>1 1 0 1 0 1 1 0 0 0</text:p>
          </table:table-cell>
          <table:table-cell table:number-columns-repeated="2" office:value-type="string" calcext:value-type="string">
            <text:p>0 1 0 0 0 0 0 1 0 0 0 0 1 0 0 0 0 0 0 0 0 0 0 1 0 0 0 0 1 0 0 0 0 1 0 0 <text:s/>2 0 0 0 0 0 0 0 0 0 0 0 0 2 0 0 1 0 0 0 0 0 0 0 0 0 0 0 0 0 0 0 0 0 0 0 <text:s/>0 0 0 0 0 0 0 0 0 0 0 0 0 0 0 0 0 0 0 0 1 2 1 0 0 0 0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347207023" calcext:value-type="float">
            <text:p>1347207023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1 1 1 1 0 1 1 1 1 <text:s/>1 1 1 1 1 1 1 1 1 1 <text:s/>1 1 1 1 1 1 1 0 1 1 <text:s/>1 0 1 0 0 1 0 0 0 0 <text:s/>0 0 0 0 0 0 0 0 0 0 <text:s/>0 0 0 0 0 0 0 0 0 0 <text:s/>0 0 0 0 0 0 0 0 0 0 <text:s/>0 0 0 0 0 0 0 0 0 0 <text:s/>0 0 0 0 0 0 0 0 0 0 <text:s/>0 0 0 0 0 0 0 0 0 0 0 0 0 0 0 0 0 0 0 0 <text:s/>0 0 0 0 0 0 0 0 0 0 <text:s/>0 0 0 0 0 0 0 0 0 0 <text:s/>0 1 0 1 1 0 0 0 0 0 <text:s/>1 1 0 1 1 1 0 0 0 0 <text:s/>1 1 1 1 1 0 0 0 0 0 <text:s/>1 1 1 1 0 0 0 0 0 0 <text:s/>1 1 1 1 0 0 0 0 0 0 <text:s/>1 1 1 1 0 0 0 0 0 0 <text:s/>1 1 1 1 1 0 0 0 0 0 0 0 0 0 0 0 0 0 0 0 <text:s/>0 0 0 0 0 0 0 0 0 0 <text:s/>0 0 0 0 0 0 0 0 0 0 <text:s/>0 0 0 0 0 0 1 1 0 0 <text:s/>0 0 0 0 0 0 1 1 1 1 <text:s/>0 0 0 0 0 1 1 1 0 1 <text:s/>0 0 0 0 1 1 1 1 1 1 <text:s/>0 0 0 0 1 1 1 1 1 0 <text:s/>0 0 0 0 0 1 1 1 1 1 <text:s/>0 0 0 0 0 0 1 1 1 1</text:p>
          </table:table-cell>
          <table:table-cell table:number-columns-repeated="2" office:value-type="string" calcext:value-type="string">
            <text:p>1 0 0 0 0 1 0 0 0 0 0 0 2 0 0 0 0 0 0 0 0 0 0 0 0 0 0 1 0 0 0 0 0 0 0 0 <text:s/>0 0 1 1 0 0 1 0 0 0 0 0 0 0 0 0 2 0 0 0 0 0 1 0 0 0 0 0 0 0 0 0 0 0 0 0 <text:s/>0 0 0 2 0 0 0 1 0 0 0 0 1 0 0 0 0 0 0 0 0 0 0 1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243152381" calcext:value-type="float">
            <text:p>1243152381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0 0 0 0 0 0 <text:s/>0 1 0 1 1 1 0 0 0 0 <text:s/>1 1 1 1 1 1 1 1 0 0 <text:s/>1 0 1 1 1 1 1 1 0 0 <text:s/>0 0 0 0 1 1 1 1 0 0 <text:s/>0 0 0 0 0 1 1 1 0 0 <text:s/>0 0 0 0 0 0 0 0 0 0 <text:s/>0 0 0 0 0 0 0 0 0 0 <text:s/>0 0 0 0 0 0 0 0 0 0 <text:s/>0 0 0 0 0 0 0 0 0 0 0 0 0 0 0 0 0 0 0 0 <text:s/>0 0 0 0 0 0 0 0 0 0 <text:s/>0 0 0 0 0 0 0 0 0 0 <text:s/>0 0 0 0 0 0 0 0 0 0 <text:s/>1 1 0 0 0 0 0 0 0 0 <text:s/>1 1 1 1 1 0 0 0 0 0 <text:s/>1 1 1 1 1 1 0 0 0 0 <text:s/>1 1 1 1 1 1 0 0 0 0 <text:s/>1 1 1 1 1 1 0 0 0 0 <text:s/>1 1 1 1 0 1 0 0 0 0 0 0 0 0 0 0 1 1 1 1 <text:s/>0 0 0 0 0 0 1 1 1 1 <text:s/>0 0 0 0 0 0 0 0 1 1 <text:s/>0 0 0 0 0 0 0 0 1 1 <text:s/>0 0 0 0 0 0 0 0 1 1 <text:s/>0 0 0 0 0 0 0 0 1 1 <text:s/>0 0 0 0 0 0 1 1 1 1 <text:s/>0 0 0 0 0 0 1 1 1 1 <text:s/>0 0 0 0 0 0 1 1 1 1 <text:s/>0 0 0 0 0 0 0 1 0 1</text:p>
          </table:table-cell>
          <table:table-cell table:number-columns-repeated="2" office:value-type="string" calcext:value-type="string">
            <text:p>0 0 0 0 1 1 0 0 0 0 1 0 1 0 0 0 0 0 0 0 0 0 0 0 0 0 0 0 0 0 0 1 0 0 0 0 <text:s/>0 0 0 0 0 0 1 1 0 0 2 0 0 0 0 0 0 0 0 0 0 0 0 0 0 0 0 0 2 0 0 0 0 0 0 0 <text:s/>0 0 0 0 0 0 0 2 0 0 0 0 0 0 0 0 0 0 0 0 0 0 1 0 1 0 1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476784851" calcext:value-type="float">
            <text:p>1476784851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0 0 0 0 <text:s/>1 1 1 1 1 1 1 0 0 0 <text:s/>0 1 1 1 1 1 1 0 0 0 <text:s/>0 0 1 1 1 1 0 0 0 0 <text:s/>0 1 1 1 1 1 0 0 0 0 <text:s/>0 0 0 1 1 0 0 0 0 0 <text:s/>0 0 0 0 0 0 0 0 0 0 <text:s/>0 0 0 0 0 0 0 0 0 0 <text:s/>0 0 0 0 0 0 0 0 0 0 <text:s/>0 0 0 0 0 0 0 0 0 0 0 0 0 0 0 0 0 0 0 0 <text:s/>0 0 0 0 0 0 0 0 0 0 <text:s/>1 0 0 0 0 0 0 0 0 0 <text:s/>1 0 0 0 0 0 0 0 0 0 <text:s/>1 0 0 0 0 0 1 1 0 0 <text:s/>1 1 1 0 0 1 1 1 0 0 <text:s/>1 1 0 1 1 1 1 0 0 0 <text:s/>1 1 0 1 1 1 0 0 0 0 <text:s/>0 1 1 1 1 0 0 0 0 0 <text:s/>1 1 1 1 0 0 0 0 0 0 0 0 0 0 0 0 1 1 1 1 <text:s/>0 0 0 0 0 0 0 1 1 1 <text:s/>0 0 0 0 0 0 0 0 0 1 <text:s/>0 0 0 0 0 0 0 1 1 1 <text:s/>0 0 0 0 0 0 0 0 1 1 <text:s/>0 0 0 0 0 0 0 0 1 1 <text:s/>0 0 0 0 0 0 0 0 1 1 <text:s/>0 0 0 0 0 0 0 1 1 1 <text:s/>0 0 0 0 0 1 1 1 1 1 <text:s/>0 0 0 0 1 1 0 1 1 1</text:p>
          </table:table-cell>
          <table:table-cell table:number-columns-repeated="2" office:value-type="string" calcext:value-type="string">
            <text:p>0 0 0 0 0 0 0 0 0 0 0 0 0 0 0 0 0 0 0 0 0 0 0 0 0 0 0 1 1 0 0 1 0 0 0 0 <text:s/>1 0 0 0 0 0 0 0 2 0 0 0 0 0 0 0 0 0 0 0 0 0 0 0 0 0 1 0 0 0 0 1 0 0 0 0 <text:s/>1 0 0 2 1 0 0 0 1 0 0 0 0 0 2 0 0 0 0 0 0 0 0 0 1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1337515719" calcext:value-type="float">
            <text:p>1337515719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0 1 0 0 0 0 0 <text:s/>1 1 1 1 1 1 0 0 0 0 <text:s/>1 1 1 1 1 0 0 0 0 0 <text:s/>1 1 1 1 1 0 0 0 0 0 <text:s/>1 1 1 1 0 0 0 0 0 0 <text:s/>1 1 1 0 0 0 0 0 0 0 <text:s/>1 1 1 0 0 0 0 0 0 0 <text:s/>0 0 0 0 0 0 0 0 0 0 <text:s/>0 0 0 0 0 0 0 0 0 0 <text:s/>0 0 0 0 0 0 0 0 0 0 0 0 0 0 0 0 1 1 1 1 <text:s/>0 0 0 0 0 0 1 0 1 1 <text:s/>0 0 0 0 0 1 1 1 1 1 <text:s/>0 0 0 0 0 1 1 1 1 0 <text:s/>0 0 0 0 1 1 1 1 0 0 <text:s/>0 0 0 1 1 0 1 1 0 0 <text:s/>0 0 0 1 1 1 0 1 0 0 <text:s/>0 0 0 0 0 1 1 0 0 0 <text:s/>0 0 0 0 0 0 0 0 0 0 <text:s/>0 0 0 0 0 0 0 0 0 0 0 0 0 0 0 0 0 0 0 0 <text:s/>0 0 0 0 0 0 0 0 0 0 <text:s/>0 0 0 0 0 0 0 0 0 0 <text:s/>0 0 0 0 0 0 0 0 0 1 <text:s/>0 0 0 0 0 0 0 0 0 1 <text:s/>0 0 0 0 0 0 0 0 1 1 <text:s/>0 0 0 0 0 0 0 0 1 1 <text:s/>1 1 1 1 0 0 0 1 1 1 <text:s/>1 0 1 1 1 1 1 1 1 1 <text:s/>1 1 1 0 1 1 0 1 1 1</text:p>
          </table:table-cell>
          <table:table-cell table:number-columns-repeated="2" office:value-type="string" calcext:value-type="string">
            <text:p>0 0 0 1 0 1 0 0 0 0 0 0 0 0 0 0 0 1 0 0 0 0 0 0 0 0 0 0 0 0 0 0 0 0 0 0 <text:s/>0 0 0 0 0 0 0 0 0 0 0 0 1 0 0 0 0 0 0 1 0 0 0 0 0 2 0 0 2 0 1 0 0 0 0 0 <text:s/>0 0 1 0 0 0 0 0 2 1 0 0 0 0 0 0 0 0 0 0 0 1 0 0 1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27792330" calcext:value-type="float">
            <text:p>1327792330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1 1 1 1 1 1 1 <text:s/>0 0 0 1 1 1 1 1 1 0 <text:s/>0 0 0 0 1 1 1 1 0 1 <text:s/>0 0 0 0 0 1 0 1 1 1 <text:s/>0 0 0 0 0 0 0 0 1 1 <text:s/>0 0 0 0 0 0 0 1 1 1 <text:s/>0 0 0 0 0 0 0 0 1 1 <text:s/>0 0 0 0 0 0 0 0 1 0 <text:s/>0 0 0 0 0 0 0 0 0 0 <text:s/>0 0 0 0 0 0 0 0 0 0 1 1 1 0 0 0 0 0 0 0 <text:s/>1 0 1 0 0 0 0 0 0 0 <text:s/>1 1 1 1 0 0 0 0 0 0 <text:s/>1 0 1 1 1 0 0 0 0 0 <text:s/>0 0 0 1 1 1 1 0 0 0 <text:s/>0 0 0 0 1 1 1 0 0 0 <text:s/>0 0 0 0 0 0 1 1 0 0 <text:s/>0 0 0 0 0 0 1 1 0 0 <text:s/>0 0 0 0 0 0 0 1 1 1 <text:s/>0 0 0 0 0 0 0 1 1 1 0 0 0 0 0 0 0 0 0 0 <text:s/>0 0 0 0 0 0 0 0 0 0 <text:s/>0 0 0 0 0 0 0 0 0 0 <text:s/>0 0 0 0 0 0 0 0 0 0 <text:s/>0 1 1 0 0 0 0 0 0 0 <text:s/>1 1 1 1 0 0 0 0 0 0 <text:s/>1 1 1 1 1 1 0 0 0 0 <text:s/>1 0 1 1 1 1 0 0 0 0 <text:s/>1 1 1 0 1 1 1 0 0 0 <text:s/>1 1 1 1 1 1 1 0 0 0</text:p>
          </table:table-cell>
          <table:table-cell table:number-columns-repeated="2" office:value-type="string" calcext:value-type="string">
            <text:p>0 0 0 0 0 0 0 0 0 0 0 1 0 0 2 0 0 0 0 1 0 0 2 0 0 0 0 0 1 0 0 1 0 0 0 0 <text:s/>1 0 0 0 1 0 0 0 0 0 0 1 0 0 0 2 0 0 0 0 0 0 0 0 0 0 0 0 0 0 0 0 0 0 0 1 <text:s/>0 0 0 0 0 0 0 1 0 0 0 1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86601002" calcext:value-type="float">
            <text:p>1286601002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1 1 1 1 0 0 0 0 0 <text:s/>1 1 1 1 0 0 0 0 0 0 <text:s/>1 1 1 1 1 0 0 0 0 0 <text:s/>0 1 1 1 1 0 0 0 0 0 <text:s/>1 1 0 1 1 0 0 0 0 0 <text:s/>1 1 1 1 0 0 0 0 0 0 <text:s/>1 0 0 0 0 0 0 0 0 0 <text:s/>1 1 0 0 0 0 0 0 0 0 <text:s/>1 0 0 0 0 0 0 0 0 0 <text:s/>1 0 0 0 0 0 0 0 0 0 0 0 0 0 0 1 1 1 1 1 <text:s/>0 0 0 0 0 1 1 1 1 1 <text:s/>0 0 0 0 0 1 1 1 1 1 <text:s/>0 0 0 0 0 1 1 1 1 1 <text:s/>0 0 0 0 0 0 1 1 1 1 <text:s/>0 0 0 0 0 0 1 0 1 1 <text:s/>0 0 0 0 0 0 0 0 1 1 <text:s/>0 0 0 0 0 0 0 0 0 1 <text:s/>0 0 0 0 0 0 0 0 0 0 <text:s/>0 0 0 0 0 0 0 0 0 0 0 0 0 0 0 0 0 0 0 0 <text:s/>0 0 0 0 0 0 0 0 0 0 <text:s/>0 0 0 0 0 0 0 0 0 0 <text:s/>0 0 0 0 0 0 0 0 0 0 <text:s/>0 0 0 0 0 0 0 0 0 0 <text:s/>0 0 0 0 1 1 0 0 0 0 <text:s/>0 0 1 1 0 1 1 1 0 0 <text:s/>0 0 1 1 1 1 1 1 1 0 <text:s/>0 1 1 1 1 1 1 1 1 1 <text:s/>0 1 0 1 1 1 1 1 0 1</text:p>
          </table:table-cell>
          <table:table-cell table:number-columns-repeated="2" office:value-type="string" calcext:value-type="string">
            <text:p>1 0 0 0 0 0 0 0 0 0 0 2 0 0 1 0 0 0 0 0 0 0 0 0 0 0 2 0 0 0 1 0 0 0 0 0 <text:s/>0 0 0 0 0 0 1 0 0 1 0 0 0 0 0 0 0 0 0 0 0 1 0 0 0 1 0 0 1 0 0 0 0 0 0 0 <text:s/>0 0 2 0 0 0 0 0 0 0 0 0 0 0 0 0 0 0 0 0 1 0 0 0 0 0 1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89858463" calcext:value-type="float">
            <text:p>1189858463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1 1 0 1 1 1 1 <text:s/>0 0 0 0 1 1 1 1 1 1 <text:s/>0 0 0 0 1 1 1 1 1 1 <text:s/>0 0 0 0 1 1 1 1 1 1 <text:s/>0 0 0 0 1 1 1 1 1 1 <text:s/>0 0 0 0 0 0 0 0 0 0 <text:s/>0 0 0 0 0 0 0 0 0 0 <text:s/>0 0 0 0 0 0 0 0 0 0 <text:s/>0 0 0 0 0 0 0 0 0 0 <text:s/>0 0 0 0 0 0 0 0 0 0 0 1 1 0 0 0 0 0 0 0 <text:s/>1 1 1 0 0 0 0 0 0 0 <text:s/>1 1 1 1 0 0 0 0 0 0 <text:s/>1 1 1 1 0 0 0 0 0 0 <text:s/>1 1 1 1 0 0 0 0 0 0 <text:s/>1 0 1 1 0 0 0 0 0 0 <text:s/>1 1 1 0 0 0 0 0 0 0 <text:s/>1 1 1 0 0 0 0 0 0 0 <text:s/>1 1 0 0 0 0 0 0 0 0 <text:s/>1 1 0 0 0 0 0 0 0 0 0 0 0 0 0 0 0 0 0 0 <text:s/>0 0 0 0 0 0 0 0 0 0 <text:s/>0 0 0 0 0 0 0 0 0 0 <text:s/>0 0 0 0 0 0 0 0 0 0 <text:s/>0 0 0 0 0 0 0 0 0 0 <text:s/>0 0 0 0 1 1 1 1 1 1 <text:s/>0 0 0 0 1 1 1 1 1 1 <text:s/>0 0 0 1 1 0 0 0 1 1 <text:s/>0 0 1 1 1 0 1 1 1 1 <text:s/>0 0 1 1 1 1 1 1 0 1</text:p>
          </table:table-cell>
          <table:table-cell table:number-columns-repeated="2" office:value-type="string" calcext:value-type="string">
            <text:p>1 0 0 0 0 1 0 0 0 0 0 0 0 1 0 0 0 0 0 2 0 0 0 0 0 0 0 0 0 0 2 0 0 0 0 0 <text:s/>0 0 0 0 0 0 0 0 0 0 0 0 0 0 0 1 0 0 0 0 0 0 0 0 0 0 0 1 0 0 0 0 0 0 0 0 <text:s/>0 0 0 1 1 1 2 0 0 0 0 0 0 1 0 0 0 0 0 0 0 0 0 0 0 0 1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48629156" calcext:value-type="float">
            <text:p>1348629156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1 1 0 0 <text:s/>1 1 1 0 1 1 0 0 0 0 <text:s/>1 1 1 1 1 0 0 0 0 0 <text:s/>1 1 0 1 0 0 0 0 0 0 <text:s/>1 1 1 0 0 0 0 0 0 0 <text:s/>0 1 0 0 0 0 0 0 0 0 <text:s/>1 1 0 0 0 0 0 0 0 0 <text:s/>1 0 0 0 0 0 0 0 0 0 <text:s/>1 0 0 0 0 0 0 0 0 0 <text:s/>1 0 0 0 0 0 0 0 0 0 0 0 0 0 0 0 0 0 0 0 <text:s/>0 0 0 0 0 0 0 0 0 0 <text:s/>0 0 0 0 0 1 1 0 0 0 <text:s/>0 0 0 0 1 1 1 0 0 0 <text:s/>0 0 0 1 0 1 1 0 0 0 <text:s/>0 0 1 1 1 1 1 0 0 0 <text:s/>0 0 0 1 1 1 0 0 0 0 <text:s/>0 1 1 1 1 1 0 0 0 0 <text:s/>0 1 1 1 1 1 0 0 0 0 <text:s/>0 1 1 1 1 0 0 0 0 0 0 0 0 0 0 0 0 0 1 1 <text:s/>0 0 0 0 0 0 0 1 1 1 <text:s/>0 0 0 0 0 0 0 1 1 1 <text:s/>0 0 0 0 0 0 0 1 1 1 <text:s/>0 0 0 0 0 0 0 1 0 1 <text:s/>0 0 0 0 0 0 0 1 1 1 <text:s/>0 0 0 0 0 0 0 1 1 1 <text:s/>0 0 0 0 0 0 1 1 0 1 <text:s/>0 0 0 0 0 0 1 1 0 1 <text:s/>0 0 0 0 0 1 1 1 1 1</text:p>
          </table:table-cell>
          <table:table-cell table:number-columns-repeated="2" office:value-type="string" calcext:value-type="string">
            <text:p>0 0 0 0 0 0 0 0 0 0 0 0 0 1 0 0 1 0 0 0 2 0 0 0 0 0 0 0 0 0 0 0 1 0 0 0 <text:s/>0 0 0 0 0 0 0 0 1 0 0 0 1 0 1 0 0 0 2 0 0 0 0 0 0 0 1 0 0 0 1 0 0 2 0 0 <text:s/>0 0 0 0 0 0 1 0 0 0 0 0 0 0 0 0 1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386161647" calcext:value-type="float">
            <text:p>1386161647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1 1 1 1 <text:s/>1 1 1 1 1 1 1 1 1 1 <text:s/>1 0 0 0 0 0 0 0 1 1 <text:s/>1 1 0 0 0 0 0 0 1 1 <text:s/>1 0 0 0 0 0 0 0 0 0 <text:s/>1 0 0 0 0 0 0 0 0 0 <text:s/>1 0 0 0 0 0 0 0 0 0 <text:s/>0 0 0 0 0 0 0 0 0 0 <text:s/>0 0 0 0 0 0 0 0 0 0 <text:s/>0 0 0 0 0 0 0 0 0 0 0 0 0 0 0 0 0 0 0 0 <text:s/>0 0 0 0 0 0 0 0 0 0 <text:s/>0 0 1 1 1 1 1 1 0 0 <text:s/>0 0 1 1 0 1 1 1 0 0 <text:s/>0 1 1 1 1 1 1 1 0 0 <text:s/>0 1 1 1 1 1 1 1 1 0 <text:s/>0 0 1 1 0 1 1 0 0 0 <text:s/>0 0 0 0 0 0 0 0 0 0 <text:s/>0 0 0 0 0 0 0 0 0 0 <text:s/>0 0 0 0 0 0 0 0 0 0 0 0 0 0 0 0 0 0 0 0 <text:s/>0 0 0 0 0 0 0 0 0 0 <text:s/>0 0 0 0 0 0 0 0 0 0 <text:s/>0 0 0 0 0 0 0 0 0 0 <text:s/>0 0 0 0 0 0 0 0 0 0 <text:s/>0 0 0 0 0 0 0 0 0 1 <text:s/>0 0 0 0 0 0 0 1 1 1 <text:s/>1 0 1 1 1 1 1 0 0 1 <text:s/>1 1 1 1 1 1 0 1 1 1 <text:s/>1 1 1 1 1 1 1 1 1 1</text:p>
          </table:table-cell>
          <table:table-cell table:number-columns-repeated="2" office:value-type="string" calcext:value-type="string">
            <text:p>0 0 0 0 0 0 0 0 0 0 0 0 0 0 0 0 0 0 0 0 0 1 0 0 0 0 0 0 0 0 0 0 0 0 1 0 <text:s/>0 0 0 0 0 0 0 0 0 0 0 0 1 1 2 2 0 0 0 0 0 0 0 0 0 1 0 0 1 0 0 0 0 0 0 1 <text:s/>0 0 0 0 0 1 1 0 2 0 0 0 0 0 1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163781102" calcext:value-type="float">
            <text:p>1163781102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1 1 1 1 <text:s/>1 1 1 1 1 0 1 1 1 0 <text:s/>1 1 0 1 1 1 1 1 1 1 <text:s/>0 0 1 1 1 0 0 0 0 0 <text:s/>0 0 0 0 0 0 0 0 0 0 <text:s/>0 0 0 0 0 0 0 0 0 0 <text:s/>0 0 0 0 0 0 0 0 0 0 <text:s/>0 0 0 0 0 0 0 0 0 0 <text:s/>0 0 0 0 0 0 0 0 0 0 <text:s/>0 0 0 0 0 0 0 0 0 0 0 0 0 0 0 0 0 0 0 0 <text:s/>0 0 0 0 0 0 0 0 0 0 <text:s/>0 0 0 0 0 0 0 0 0 0 <text:s/>1 1 0 0 0 1 1 1 1 1 <text:s/>1 1 1 1 1 1 1 0 1 1 <text:s/>0 1 1 1 1 0 0 1 1 1 <text:s/>1 1 1 0 0 0 0 0 1 1 <text:s/>1 0 0 0 0 0 0 0 0 1 <text:s/>0 0 0 0 0 0 0 0 0 0 <text:s/>0 0 0 0 0 0 0 0 0 0 0 0 0 0 0 0 0 0 0 0 <text:s/>0 0 0 0 0 0 0 0 0 0 <text:s/>0 0 0 0 0 0 0 0 0 0 <text:s/>0 0 0 0 0 0 0 0 0 0 <text:s/>0 0 0 0 0 0 0 0 0 0 <text:s/>0 0 0 0 0 0 0 0 0 0 <text:s/>0 0 0 1 1 1 1 0 0 0 <text:s/>0 1 1 1 1 1 1 0 1 0 <text:s/>1 1 1 1 1 1 1 1 1 1 <text:s/>1 1 1 1 1 1 0 1 1 1</text:p>
          </table:table-cell>
          <table:table-cell table:number-columns-repeated="2" office:value-type="string" calcext:value-type="string">
            <text:p>0 0 0 0 0 0 0 0 0 2 0 0 0 0 0 1 0 0 0 1 0 0 1 0 0 0 0 0 0 0 0 0 0 0 0 0 <text:s/>0 0 0 0 0 0 0 0 0 0 0 1 0 0 1 0 0 0 0 1 1 0 0 0 0 0 0 0 0 0 0 1 0 2 0 0 <text:s/>0 0 0 0 0 1 0 0 0 0 0 0 0 0 0 0 2 0 0 0 0 0 0 0 1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92645673" calcext:value-type="float">
            <text:p>1292645673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0 0 0 0 <text:s/>1 1 1 1 1 1 1 0 0 0 <text:s/>1 1 1 0 0 0 1 0 0 0 <text:s/>1 1 0 0 0 0 0 0 0 0 <text:s/>1 0 0 0 0 0 0 0 0 0 <text:s/>1 0 0 0 0 0 0 0 0 0 <text:s/>1 0 0 0 0 0 0 0 0 0 <text:s/>1 0 0 0 0 0 0 0 0 0 <text:s/>1 1 0 0 0 0 0 0 0 0 <text:s/>1 1 1 1 1 0 0 0 0 0 0 0 0 0 0 0 0 1 1 1 <text:s/>0 0 0 0 0 0 0 1 1 1 <text:s/>0 0 0 0 0 0 0 1 1 1 <text:s/>0 0 0 0 0 0 0 1 1 0 <text:s/>0 0 0 0 0 0 0 1 1 1 <text:s/>0 0 0 0 0 0 0 1 1 1 <text:s/>0 0 0 0 0 0 0 1 0 1 <text:s/>0 0 0 0 0 0 1 1 1 1 <text:s/>0 0 0 0 0 0 1 0 1 1 <text:s/>0 0 0 0 0 1 1 1 0 1 0 0 0 0 0 0 0 0 0 0 <text:s/>0 0 0 0 0 0 0 0 0 0 <text:s/>0 0 0 1 0 1 0 0 0 0 <text:s/>0 0 1 1 1 1 1 0 0 0 <text:s/>0 1 1 1 1 1 1 0 0 0 <text:s/>0 1 1 1 1 1 1 0 0 0 <text:s/>0 0 1 1 1 1 1 0 0 0 <text:s/>0 0 1 0 1 1 0 0 0 0 <text:s/>0 0 1 0 1 1 0 0 0 0 <text:s/>0 0 0 0 0 0 0 0 0 0</text:p>
          </table:table-cell>
          <table:table-cell table:number-columns-repeated="2" office:value-type="string" calcext:value-type="string">
            <text:p>0 0 0 0 2 0 1 0 0 0 0 0 0 0 0 0 0 0 0 2 0 0 0 0 1 0 0 0 0 0 0 0 0 0 2 0 <text:s/>0 0 0 1 0 0 0 0 0 0 0 0 0 0 0 0 0 0 0 0 0 0 0 0 0 1 0 0 0 0 0 0 1 0 0 1 <text:s/>0 1 0 0 0 0 0 0 0 0 0 1 0 0 0 1 0 0 0 0 0 0 0 0 0 0 1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74022108" calcext:value-type="float">
            <text:p>1274022108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0 1 1 1 1 1 1 <text:s/>1 0 1 1 1 1 1 1 1 1 <text:s/>1 1 1 0 1 1 1 1 1 1 <text:s/>1 0 0 0 0 0 0 0 1 1 <text:s/>0 0 0 0 0 0 0 0 0 0 <text:s/>0 0 0 0 0 0 0 0 0 0 <text:s/>0 0 0 0 0 0 0 0 0 0 <text:s/>0 0 0 0 0 0 0 0 0 0 <text:s/>0 0 0 0 0 0 0 0 0 0 <text:s/>0 0 0 0 0 0 0 0 0 0 0 0 0 0 0 0 0 0 0 0 <text:s/>0 0 0 0 0 0 0 0 0 0 <text:s/>0 0 0 0 0 0 0 0 0 0 <text:s/>0 1 0 0 1 0 0 0 0 0 <text:s/>1 1 1 1 1 1 0 0 0 0 <text:s/>1 1 0 1 1 1 0 0 0 0 <text:s/>1 1 1 0 1 1 0 0 0 0 <text:s/>1 1 1 1 1 0 0 0 0 0 <text:s/>1 1 1 0 1 0 0 0 0 0 <text:s/>1 1 1 0 0 0 0 0 0 0 0 0 0 0 0 0 0 0 0 0 <text:s/>0 0 0 0 0 0 0 0 0 0 <text:s/>0 0 0 0 0 0 0 0 0 0 <text:s/>0 0 0 0 0 1 1 1 0 0 <text:s/>0 0 0 0 0 0 1 1 1 0 <text:s/>0 0 0 0 0 0 0 1 1 1 <text:s/>0 0 0 0 0 0 1 1 1 1 <text:s/>0 0 0 0 0 1 1 1 1 1 <text:s/>0 0 0 0 0 1 1 1 1 1 <text:s/>0 0 0 1 1 1 1 1 1 1</text:p>
          </table:table-cell>
          <table:table-cell table:number-columns-repeated="2" office:value-type="string" calcext:value-type="string">
            <text:p>0 0 0 1 0 0 0 0 2 0 0 1 0 0 0 0 0 0 0 0 0 0 0 1 0 0 0 0 0 0 0 0 1 1 0 0 <text:s/>0 0 0 0 0 0 0 0 0 0 0 0 0 1 0 0 1 0 2 0 1 2 0 0 0 0 0 1 0 0 0 0 0 0 0 0 <text:s/>0 0 0 0 0 0 0 0 0 0 0 1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91246222" calcext:value-type="float">
            <text:p>1391246222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0 1 1 1 <text:s/>1 0 1 1 1 1 1 1 1 0 <text:s/>1 1 1 1 1 1 1 1 0 0 <text:s/>0 1 1 1 1 1 1 0 0 0 <text:s/>0 0 0 0 0 0 0 0 0 0 <text:s/>0 0 0 0 0 0 0 0 0 0 <text:s/>0 0 0 0 0 0 0 0 0 0 <text:s/>0 0 0 0 0 0 0 0 0 0 <text:s/>0 0 0 0 0 0 0 0 0 0 <text:s/>0 0 0 0 0 0 0 0 0 0 0 0 0 0 0 0 0 0 0 0 <text:s/>0 0 0 0 0 0 0 0 0 0 <text:s/>0 0 0 0 0 0 0 0 0 0 <text:s/>0 0 0 0 0 0 0 0 0 0 <text:s/>1 0 1 1 0 1 0 0 0 0 <text:s/>1 1 1 1 1 1 0 0 0 0 <text:s/>1 1 1 1 0 1 0 0 0 0 <text:s/>1 1 1 1 1 0 0 0 0 0 <text:s/>1 1 0 1 1 0 0 0 0 0 <text:s/>1 1 1 1 1 0 0 0 0 0 0 0 0 0 0 0 0 0 0 0 <text:s/>0 0 0 0 0 0 0 0 0 0 <text:s/>0 0 0 0 0 0 0 0 1 1 <text:s/>0 0 0 0 0 0 0 1 1 1 <text:s/>0 0 0 0 0 0 1 1 1 0 <text:s/>0 0 0 0 0 0 1 1 0 1 <text:s/>0 0 0 0 0 0 1 1 1 1 <text:s/>0 0 0 0 0 1 1 1 1 1 <text:s/>0 0 0 0 0 1 1 1 1 1 <text:s/>0 0 0 0 0 1 1 1 1 1</text:p>
          </table:table-cell>
          <table:table-cell table:number-columns-repeated="2" office:value-type="string" calcext:value-type="string">
            <text:p>0 0 0 0 0 0 1 0 0 0 0 1 0 0 0 0 0 0 0 1 0 2 0 0 0 0 0 0 0 0 1 0 0 0 0 0 <text:s/>0 0 0 0 0 1 0 0 1 0 0 0 0 1 0 0 0 0 0 0 0 0 1 0 0 0 0 0 1 0 0 0 0 0 0 2 <text:s/>0 0 0 0 0 0 0 0 0 0 1 0 0 0 0 2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98782665" calcext:value-type="float">
            <text:p>1198782665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1 1 0 0 <text:s/>0 1 1 1 1 1 1 1 1 1 <text:s/>0 0 1 1 1 1 1 1 1 1 <text:s/>0 0 0 0 1 1 1 1 0 1 <text:s/>0 0 0 0 0 0 0 0 0 0 <text:s/>0 0 0 0 0 0 0 0 0 0 <text:s/>0 0 0 0 0 0 0 0 0 0 <text:s/>0 0 0 0 0 0 0 0 0 0 <text:s/>0 0 0 0 0 0 0 0 0 0 <text:s/>0 0 0 0 0 0 0 0 0 0 0 0 0 0 0 0 0 0 0 0 <text:s/>1 0 0 0 0 0 0 0 0 0 <text:s/>1 0 0 0 0 0 0 0 0 0 <text:s/>1 1 0 1 0 0 0 0 0 0 <text:s/>1 1 1 1 1 1 0 1 1 1 <text:s/>1 0 0 0 0 1 1 1 1 1 <text:s/>0 0 0 0 0 0 0 1 1 1 <text:s/>0 0 0 0 0 0 0 1 1 1 <text:s/>0 0 0 0 0 0 0 0 1 1 <text:s/>0 0 0 0 0 0 0 0 1 1 0 0 0 0 0 0 0 0 0 0 <text:s/>0 0 0 0 0 0 0 0 0 0 <text:s/>0 0 0 0 0 0 0 0 0 0 <text:s/>0 0 0 0 0 0 0 0 0 0 <text:s/>0 0 0 0 0 0 0 0 0 0 <text:s/>0 0 1 0 1 0 0 0 0 0 <text:s/>1 1 1 1 1 1 1 0 0 0 <text:s/>1 0 1 0 1 1 1 0 0 0 <text:s/>1 1 1 1 1 1 1 1 0 0 <text:s/>1 1 1 1 1 1 1 1 0 0</text:p>
          </table:table-cell>
          <table:table-cell table:number-columns-repeated="2" office:value-type="string" calcext:value-type="string">
            <text:p>0 0 0 2 0 0 0 0 1 1 0 0 0 0 0 0 0 0 0 0 0 1 0 0 0 0 0 0 0 0 0 0 1 0 0 0 <text:s/>0 0 1 0 2 0 0 0 0 0 1 0 0 0 0 1 0 1 0 0 0 0 0 0 0 2 0 0 0 0 0 0 0 0 0 1 <text:s/>0 1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44870676" calcext:value-type="float">
            <text:p>1344870676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0 1 1 0 0 0 0 <text:s/>1 1 1 0 1 1 0 0 0 0 <text:s/>1 1 0 1 1 1 0 0 0 0 <text:s/>0 1 1 1 1 0 0 0 0 0 <text:s/>0 1 1 1 1 0 0 0 0 0 <text:s/>0 1 1 1 1 0 0 0 0 0 <text:s/>0 0 1 1 1 0 0 0 0 0 <text:s/>0 0 0 0 0 0 0 0 0 0 <text:s/>0 0 0 0 0 0 0 0 0 0 <text:s/>0 0 0 0 0 0 0 0 0 0 0 0 0 0 0 0 1 1 1 1 <text:s/>0 0 0 0 0 0 1 0 1 1 <text:s/>0 0 0 0 0 0 1 1 1 1 <text:s/>0 0 0 0 0 1 1 1 1 1 <text:s/>0 0 0 0 0 1 1 1 1 1 <text:s/>0 0 0 0 0 0 1 1 1 1 <text:s/>0 0 0 0 0 1 1 0 1 1 <text:s/>0 0 0 0 0 0 1 0 0 0 <text:s/>0 0 0 0 0 0 0 0 0 0 <text:s/>0 0 0 0 0 0 0 0 0 0 0 0 0 0 0 0 0 0 0 0 <text:s/>0 0 0 0 0 0 0 0 0 0 <text:s/>0 0 0 0 0 0 0 0 0 0 <text:s/>1 0 0 0 0 0 0 0 0 0 <text:s/>1 0 0 0 0 0 0 0 0 0 <text:s/>1 0 0 0 0 0 0 0 0 0 <text:s/>1 1 0 0 0 0 0 0 0 0 <text:s/>1 1 1 0 1 1 0 0 1 0 <text:s/>1 1 0 1 1 1 1 1 1 1 <text:s/>1 1 1 1 1 1 1 1 1 1</text:p>
          </table:table-cell>
          <table:table-cell table:number-columns-repeated="2" office:value-type="string" calcext:value-type="string">
            <text:p>0 0 0 1 0 0 0 0 0 0 0 0 0 1 0 0 0 1 0 0 0 0 1 0 0 0 0 0 0 0 0 0 0 0 0 0 <text:s/>0 0 0 0 0 0 0 0 0 0 0 0 0 0 0 0 0 2 0 1 0 0 0 0 0 0 0 0 0 0 2 1 0 0 0 0 <text:s/>0 1 0 0 0 1 0 1 0 0 1 0 0 0 0 0 0 0 0 0 0 0 0 0 2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36360433" calcext:value-type="float">
            <text:p>1336360433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0 1 1 1 1 0 1 <text:s/>1 1 1 1 1 1 1 1 0 1 <text:s/>1 1 1 1 0 0 0 1 1 1 <text:s/>0 0 1 0 0 0 0 0 1 1 <text:s/>0 0 0 0 0 0 0 0 0 1 <text:s/>0 0 0 0 0 0 0 0 0 1 <text:s/>0 0 0 0 0 0 0 0 0 1 <text:s/>0 0 0 0 0 0 0 0 0 0 <text:s/>0 0 0 0 0 0 0 0 0 0 <text:s/>0 0 0 0 0 0 0 0 0 0 0 0 0 0 0 0 0 0 0 0 <text:s/>0 0 0 0 0 0 0 0 0 0 <text:s/>0 0 0 0 1 1 1 0 0 0 <text:s/>0 0 0 1 1 0 1 1 0 0 <text:s/>0 0 0 1 0 0 1 1 1 0 <text:s/>0 0 0 1 1 1 1 0 1 0 <text:s/>0 0 0 0 1 1 1 1 1 0 <text:s/>0 0 0 0 0 1 1 1 1 1 <text:s/>0 0 0 0 0 0 1 1 1 1 <text:s/>0 0 0 0 0 0 0 0 0 0 0 0 0 0 0 0 0 0 0 0 <text:s/>0 0 0 0 0 0 0 0 0 0 <text:s/>0 0 0 0 0 0 0 0 0 0 <text:s/>1 1 0 0 0 0 0 0 0 0 <text:s/>1 1 1 0 0 0 0 0 0 0 <text:s/>1 1 1 0 0 0 0 0 0 0 <text:s/>1 1 1 1 0 0 0 0 0 0 <text:s/>1 1 1 1 1 0 0 0 0 0 <text:s/>1 1 0 1 1 1 0 0 0 0 <text:s/>1 1 1 0 0 1 1 1 1 1</text:p>
          </table:table-cell>
          <table:table-cell table:number-columns-repeated="2" office:value-type="string" calcext:value-type="string">
            <text:p>0 2 0 1 0 0 0 0 1 0 0 0 0 0 0 0 0 0 1 0 0 0 0 0 0 0 0 0 0 0 0 0 0 0 2 1 <text:s/>0 0 0 0 2 0 0 0 1 1 0 0 0 0 0 0 0 0 0 0 0 1 0 0 0 0 0 0 0 0 0 0 0 0 0 0 <text:s/>0 0 0 0 0 0 0 0 0 0 1 0 0 0 0 0 0 0 0 0 0 1 1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48921006" calcext:value-type="float">
            <text:p>1348921006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1 1 1 0 <text:s/>1 1 1 0 1 1 1 1 0 0 <text:s/>1 1 1 1 1 1 0 0 0 0 <text:s/>1 1 1 1 1 0 0 0 0 0 <text:s/>1 1 1 0 0 0 0 0 0 0 <text:s/>0 0 0 0 0 0 0 0 0 0 <text:s/>0 0 0 0 0 0 0 0 0 0 <text:s/>0 0 0 0 0 0 0 0 0 0 <text:s/>0 0 0 0 0 0 0 0 0 0 <text:s/>0 0 0 0 0 0 0 0 0 0 0 0 0 0 0 0 0 0 0 0 <text:s/>0 0 0 0 0 0 0 0 0 0 <text:s/>0 0 0 0 0 0 1 0 0 0 <text:s/>0 0 0 0 0 1 1 0 0 0 <text:s/>0 0 0 1 1 1 1 0 0 0 <text:s/>1 1 1 1 1 1 0 0 0 0 <text:s/>1 0 1 1 1 1 0 0 0 0 <text:s/>1 0 1 1 0 0 0 0 0 0 <text:s/>1 0 1 1 1 0 0 0 0 0 <text:s/>1 1 1 1 1 0 0 0 0 0 0 0 0 0 0 0 0 0 0 1 <text:s/>0 0 0 0 0 0 0 0 1 1 <text:s/>0 0 0 0 0 0 0 0 1 1 <text:s/>0 0 0 0 0 0 0 1 1 1 <text:s/>0 0 0 0 0 0 0 1 1 1 <text:s/>0 0 0 0 0 0 1 0 1 1 <text:s/>0 0 0 0 0 0 1 1 1 1 <text:s/>0 0 0 0 0 1 1 0 1 1 <text:s/>0 0 0 0 0 1 1 1 0 1 <text:s/>0 0 0 0 0 1 1 1 0 1</text:p>
          </table:table-cell>
          <table:table-cell table:number-columns-repeated="2" office:value-type="string" calcext:value-type="string">
            <text:p>0 0 0 0 0 0 0 0 0 0 0 0 0 1 0 0 0 0 0 0 0 0 0 0 0 0 0 1 0 0 2 0 0 0 0 0 <text:s/>0 0 0 0 0 0 0 0 0 0 0 0 0 0 0 0 0 0 0 0 0 1 0 0 0 1 0 0 0 0 0 0 0 0 0 1 <text:s/>0 0 1 0 0 1 0 0 2 1 0 0 0 0 0 0 1 0 0 0 0 0 0 0 0 2 1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286831024" calcext:value-type="float">
            <text:p>1286831024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1 1 1 1 1 1 1 0 0 <text:s/>1 1 1 1 1 1 0 0 0 0 <text:s/>1 1 0 1 1 1 0 0 0 0 <text:s/>0 0 0 0 1 1 0 0 0 0 <text:s/>0 0 0 0 0 1 0 0 0 0 <text:s/>0 0 0 0 0 1 0 0 0 0 <text:s/>0 0 0 0 0 1 0 0 0 0 <text:s/>0 0 0 0 0 1 0 0 0 0 <text:s/>0 0 0 0 1 1 1 0 0 0 <text:s/>0 0 0 0 1 1 1 0 0 0 0 0 0 0 0 0 0 0 0 0 <text:s/>0 0 0 0 0 0 0 0 0 0 <text:s/>0 0 1 0 0 0 0 0 0 0 <text:s/>1 1 1 1 0 0 0 0 0 0 <text:s/>1 1 1 1 1 0 0 0 0 0 <text:s/>1 1 1 1 0 0 0 0 0 0 <text:s/>1 0 1 1 1 0 0 0 0 0 <text:s/>1 0 1 1 1 0 0 0 0 0 <text:s/>1 1 1 1 0 0 0 0 0 0 <text:s/>1 1 1 1 0 0 0 0 0 0 0 0 0 0 0 0 0 0 1 1 <text:s/>0 0 0 0 0 0 0 0 1 1 <text:s/>0 0 0 0 0 0 1 1 1 1 <text:s/>0 0 0 0 0 0 1 1 1 1 <text:s/>0 0 0 0 0 0 1 1 0 1 <text:s/>0 0 0 0 0 0 1 1 1 1 <text:s/>0 0 0 0 0 0 1 1 1 1 <text:s/>0 0 0 0 0 0 0 1 1 1 <text:s/>0 0 0 0 0 0 0 0 0 1 <text:s/>0 0 0 0 0 0 0 1 1 1</text:p>
          </table:table-cell>
          <table:table-cell table:number-columns-repeated="2" office:value-type="string" calcext:value-type="string">
            <text:p>1 0 0 0 0 0 0 0 0 0 2 0 0 0 0 0 1 1 0 0 0 0 0 0 0 0 0 0 0 0 0 2 0 0 0 0 <text:s/>0 0 0 0 0 0 0 0 0 0 0 0 1 2 0 0 0 0 1 0 0 0 0 0 0 1 0 0 0 0 0 0 0 0 0 1 <text:s/>0 0 0 0 1 0 0 0 0 0 0 0 0 0 0 1 1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25749703" calcext:value-type="float">
            <text:p>1325749703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1 0 0 0 <text:s/>1 1 1 0 1 1 0 0 0 0 <text:s/>1 1 1 1 1 0 0 0 0 0 <text:s/>0 0 1 0 0 0 0 0 0 0 <text:s/>1 1 1 1 0 0 0 0 0 0 <text:s/>1 1 0 0 0 0 0 0 0 0 <text:s/>1 1 0 0 0 0 0 0 0 0 <text:s/>1 0 0 0 0 0 0 0 0 0 <text:s/>1 0 0 0 0 0 0 0 0 0 <text:s/>1 1 0 0 0 0 0 0 0 0 0 0 0 0 0 0 0 0 1 1 <text:s/>0 0 0 0 0 0 1 1 1 1 <text:s/>0 0 0 0 0 0 1 1 1 1 <text:s/>0 0 0 0 1 1 1 1 1 1 <text:s/>0 0 0 0 0 1 1 0 1 1 <text:s/>0 0 0 0 0 0 1 1 1 1 <text:s/>0 0 0 0 0 0 0 0 1 1 <text:s/>0 0 0 0 0 0 0 0 1 1 <text:s/>0 0 0 0 0 0 0 0 0 1 <text:s/>0 0 0 0 0 0 0 0 0 1 0 0 0 0 0 0 0 0 0 0 <text:s/>0 0 0 0 0 0 0 0 0 0 <text:s/>0 0 0 0 0 0 0 0 0 0 <text:s/>0 0 0 0 0 0 0 0 0 0 <text:s/>0 0 0 0 1 0 0 0 0 0 <text:s/>0 0 1 0 1 1 0 0 0 0 <text:s/>0 0 1 1 1 1 1 1 0 0 <text:s/>0 1 1 1 0 1 1 1 0 0 <text:s/>0 1 1 1 0 1 1 1 1 0 <text:s/>0 0 1 1 1 1 1 1 1 0</text:p>
          </table:table-cell>
          <table:table-cell table:number-columns-repeated="2" office:value-type="string" calcext:value-type="string">
            <text:p>0 0 0 0 0 0 0 1 0 0 0 0 0 1 0 0 0 0 0 0 0 0 0 2 0 1 0 0 0 0 1 1 0 1 0 2 <text:s/>0 0 0 0 0 0 0 0 0 0 0 1 0 0 0 0 0 1 2 0 0 0 0 0 0 0 0 0 0 0 0 0 0 0 0 0 <text:s/>0 0 1 0 0 0 0 0 0 0 0 0 1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44812901" calcext:value-type="float">
            <text:p>1244812901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0 0 0 0 0 0 <text:s/>0 1 1 0 0 0 0 0 0 0 <text:s/>1 1 0 0 0 0 0 0 0 0 <text:s/>1 1 0 0 0 0 0 0 0 0 <text:s/>1 1 0 0 0 0 0 0 0 0 <text:s/>1 1 0 0 0 0 0 0 0 0 <text:s/>1 0 0 0 0 0 0 0 0 0 <text:s/>1 1 1 1 0 0 0 0 0 0 <text:s/>1 1 1 1 1 0 0 0 0 0 <text:s/>1 1 1 1 1 1 0 0 0 0 0 0 0 0 1 0 1 1 1 1 <text:s/>0 0 0 1 1 1 1 1 0 1 <text:s/>0 0 1 1 1 0 0 1 0 1 <text:s/>0 0 1 0 1 0 0 0 1 1 <text:s/>0 0 1 1 0 0 0 0 1 1 <text:s/>0 0 1 1 0 0 0 0 1 1 <text:s/>0 0 0 1 0 0 0 0 1 0 <text:s/>0 0 0 0 0 0 0 0 0 0 <text:s/>0 0 0 0 0 0 0 0 0 0 <text:s/>0 0 0 0 0 0 0 0 0 0 0 0 0 0 0 0 0 0 0 0 <text:s/>0 0 0 0 0 0 0 0 0 0 <text:s/>0 0 0 0 0 1 1 0 0 0 <text:s/>0 0 0 0 0 1 1 1 0 0 <text:s/>0 0 0 0 1 1 1 1 0 0 <text:s/>0 0 0 0 1 1 1 1 0 0 <text:s/>0 0 0 0 0 1 1 1 0 0 <text:s/>0 0 0 0 1 1 1 1 1 1 <text:s/>0 0 0 0 0 1 1 1 1 1 <text:s/>0 0 0 0 0 0 0 1 1 1</text:p>
          </table:table-cell>
          <table:table-cell table:number-columns-repeated="2" office:value-type="string" calcext:value-type="string">
            <text:p>0 0 0 0 0 1 0 0 0 0 1 0 2 0 0 0 0 0 1 0 0 0 0 2 0 0 0 0 1 0 0 0 0 1 0 2 <text:s/>0 0 0 0 0 0 0 0 0 0 0 0 0 0 0 0 0 0 0 0 0 0 0 0 0 1 1 0 1 0 0 0 0 1 0 0 <text:s/>0 0 0 0 0 0 0 0 0 0 0 0 0 0 0 0 0 0 0 0 0 0 0 0 1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54058803" calcext:value-type="float">
            <text:p>1354058803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0 0 0 0 0 0 <text:s/>0 1 0 0 0 0 0 0 0 0 <text:s/>1 1 1 0 0 0 0 0 0 0 <text:s/>1 1 0 0 0 0 0 0 0 0 <text:s/>1 1 1 0 0 0 0 0 0 0 <text:s/>1 1 1 0 0 0 0 0 0 0 <text:s/>1 1 1 0 0 0 0 0 0 0 <text:s/>1 1 1 0 0 0 0 0 0 0 <text:s/>1 1 1 1 0 0 0 0 0 0 <text:s/>1 1 1 1 0 0 0 0 0 0 0 0 0 0 1 1 1 1 1 1 <text:s/>0 0 0 0 0 1 1 1 1 1 <text:s/>0 0 0 0 0 0 1 1 1 0 <text:s/>0 0 0 0 0 0 0 1 1 1 <text:s/>0 0 0 0 0 0 0 1 1 1 <text:s/>0 0 0 0 0 0 0 1 1 1 <text:s/>0 0 0 0 0 0 0 0 1 0 <text:s/>0 0 0 0 0 0 0 0 1 1 <text:s/>0 0 0 0 0 0 0 0 1 1 <text:s/>0 0 0 0 0 0 0 0 1 1 0 0 0 0 0 0 0 0 0 0 <text:s/>0 0 0 1 1 0 0 0 0 0 <text:s/>0 0 0 0 1 1 0 0 0 0 <text:s/>0 0 0 0 1 1 1 0 0 0 <text:s/>0 0 0 1 0 1 1 0 0 0 <text:s/>0 0 0 1 1 1 1 0 0 0 <text:s/>0 0 0 1 1 1 1 0 0 0 <text:s/>0 0 0 1 1 1 1 1 0 0 <text:s/>0 0 0 0 1 1 1 0 0 0 <text:s/>0 0 0 0 1 1 1 1 0 0</text:p>
          </table:table-cell>
          <table:table-cell table:number-columns-repeated="2" office:value-type="string" calcext:value-type="string">
            <text:p>0 0 2 0 0 2 0 0 0 0 1 0 1 0 2 0 0 0 0 0 0 0 0 1 0 0 0 0 0 1 0 0 1 1 0 0 <text:s/>0 0 0 0 0 0 0 0 1 0 0 0 0 0 0 0 0 0 0 0 0 0 0 0 0 0 0 0 0 0 0 1 0 1 0 0 <text:s/>0 0 0 0 0 0 0 0 0 0 0 0 0 0 0 1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327502006" calcext:value-type="float">
            <text:p>1327502006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1 1 1 1 <text:s/>1 1 0 1 1 1 1 1 1 1 <text:s/>0 0 1 1 1 1 1 1 1 0 <text:s/>0 0 1 1 1 1 0 0 0 0 <text:s/>0 0 0 0 0 0 0 0 0 0 <text:s/>0 0 0 0 0 0 0 0 0 0 <text:s/>0 0 0 0 0 0 0 0 0 0 <text:s/>0 0 0 0 0 0 0 0 0 0 <text:s/>0 0 0 0 0 0 0 0 0 0 <text:s/>0 0 0 0 0 0 0 0 0 0 0 0 0 0 0 0 0 0 0 0 <text:s/>0 0 0 0 0 0 0 0 0 0 <text:s/>0 0 0 0 0 0 0 0 0 1 <text:s/>0 0 0 0 0 0 1 0 0 1 <text:s/>0 0 0 1 1 1 1 1 1 1 <text:s/>0 0 0 0 0 1 0 1 1 1 <text:s/>0 0 0 0 0 1 1 1 1 1 <text:s/>0 0 0 0 0 1 1 1 1 1 <text:s/>0 0 0 0 0 0 1 1 1 1 <text:s/>0 0 0 0 0 0 1 1 0 0 0 0 0 0 0 0 0 0 0 0 <text:s/>0 0 0 0 0 0 0 0 0 0 <text:s/>1 1 0 0 0 0 0 0 0 0 <text:s/>1 1 0 0 0 0 0 0 0 0 <text:s/>1 1 1 0 0 0 0 0 0 0 <text:s/>1 1 1 0 0 0 0 0 0 0 <text:s/>1 1 1 1 1 0 0 0 0 0 <text:s/>0 1 1 0 1 0 0 0 0 0 <text:s/>1 1 1 1 1 1 0 0 0 0 <text:s/>1 1 1 1 1 1 0 0 0 0</text:p>
          </table:table-cell>
          <table:table-cell table:number-columns-repeated="2" office:value-type="string" calcext:value-type="string">
            <text:p>0 0 0 0 0 0 0 0 0 0 0 0 1 0 0 0 0 0 2 0 0 0 0 0 0 0 0 0 0 0 0 0 0 0 0 0 <text:s/>0 1 1 2 0 0 0 0 0 0 0 0 0 0 0 0 0 1 1 0 1 0 0 0 0 0 0 0 0 0 0 0 0 0 1 0 <text:s/>0 1 0 0 0 0 0 0 0 0 0 0 0 0 0 0 0 0 2 0 0 0 0 0 0 0 1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320292714" calcext:value-type="float">
            <text:p>1320292714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1 1 1 1 1 1 1 <text:s/>0 0 0 1 1 1 1 1 1 1 <text:s/>0 0 0 0 1 1 1 1 1 1 <text:s/>0 0 0 0 1 1 1 1 1 1 <text:s/>0 0 0 0 0 1 1 0 1 1 <text:s/>0 0 0 0 0 0 0 0 0 0 <text:s/>0 0 0 0 0 0 0 0 0 0 <text:s/>0 0 0 0 0 0 0 0 0 0 <text:s/>0 0 0 0 0 0 0 0 0 0 <text:s/>0 0 0 0 0 0 0 0 0 0 1 1 1 0 0 0 0 0 0 0 <text:s/>0 1 1 0 0 0 0 0 0 0 <text:s/>1 1 1 1 0 0 0 0 0 0 <text:s/>0 1 1 1 0 0 0 0 0 0 <text:s/>0 1 1 1 1 0 0 0 0 0 <text:s/>1 1 0 0 1 1 1 1 1 0 <text:s/>1 1 1 1 0 0 0 0 0 0 <text:s/>1 1 0 0 0 0 0 0 0 0 <text:s/>1 0 0 0 0 0 0 0 0 0 <text:s/>0 0 0 0 0 0 0 0 0 0 0 0 0 0 0 0 0 0 0 0 <text:s/>0 0 0 0 0 0 0 0 0 0 <text:s/>0 0 0 0 0 0 0 0 0 0 <text:s/>0 0 0 0 0 0 0 0 0 0 <text:s/>0 0 0 0 0 0 0 0 0 0 <text:s/>0 0 0 0 0 0 0 0 0 1 <text:s/>0 0 0 0 1 0 1 1 1 1 <text:s/>0 0 1 1 1 1 1 0 1 1 <text:s/>0 0 1 1 1 1 1 1 1 1 <text:s/>1 1 1 0 1 1 1 1 1 1</text:p>
          </table:table-cell>
          <table:table-cell table:number-columns-repeated="2" office:value-type="string" calcext:value-type="string">
            <text:p>0 0 0 0 0 0 0 0 0 0 1 0 0 0 0 0 0 0 0 0 0 0 0 0 0 2 0 0 0 0 1 0 0 0 0 0 <text:s/>0 0 0 0 1 0 0 0 0 0 0 1 0 0 0 2 1 1 0 0 0 0 0 0 0 0 0 0 0 1 0 0 0 0 0 0 <text:s/>0 0 0 0 0 1 0 0 0 1 0 2 0 0 0 0 0 0 0 0 0 1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26085783" calcext:value-type="float">
            <text:p>1226085783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0 1 1 1 1 1 1 <text:s/>1 1 1 1 1 1 1 1 0 1 <text:s/>1 1 1 0 0 1 0 0 0 0 <text:s/>1 1 1 1 0 0 0 0 0 0 <text:s/>1 1 0 0 0 0 0 0 0 0 <text:s/>1 1 0 0 0 0 0 0 0 0 <text:s/>0 0 0 0 0 0 0 0 0 0 <text:s/>0 0 0 0 0 0 0 0 0 0 <text:s/>0 0 0 0 0 0 0 0 0 0 <text:s/>0 0 0 0 0 0 0 0 0 0 0 0 0 0 0 0 0 0 0 0 <text:s/>0 0 0 0 0 0 0 0 0 0 <text:s/>0 0 0 0 0 0 1 1 1 1 <text:s/>0 0 0 0 1 1 1 1 1 1 <text:s/>0 0 0 1 1 1 1 1 1 0 <text:s/>0 0 1 1 1 1 1 1 1 0 <text:s/>0 1 1 1 1 1 1 1 0 0 <text:s/>0 0 0 0 0 0 0 0 0 0 <text:s/>0 0 0 0 0 0 0 0 0 0 <text:s/>0 0 0 0 0 0 0 0 0 0 0 0 0 0 0 0 0 0 0 0 <text:s/>0 0 0 0 0 0 0 0 0 0 <text:s/>0 0 0 0 0 0 0 0 0 0 <text:s/>0 0 0 0 0 0 0 0 0 0 <text:s/>0 0 0 0 0 0 0 0 0 0 <text:s/>0 0 0 0 0 0 0 0 0 1 <text:s/>1 0 0 0 0 0 0 0 0 1 <text:s/>1 1 1 1 1 1 1 1 1 1 <text:s/>1 1 1 1 1 0 0 1 1 1 <text:s/>1 1 1 1 1 1 1 1 1 0</text:p>
          </table:table-cell>
          <table:table-cell table:number-columns-repeated="2" office:value-type="string" calcext:value-type="string">
            <text:p>0 0 0 1 0 0 0 0 0 0 0 0 0 0 0 0 0 0 1 0 0 0 0 1 1 0 0 0 0 0 0 2 0 0 0 0 <text:s/>0 0 0 0 0 0 1 0 0 0 0 0 0 1 0 0 0 2 0 0 0 0 0 0 0 0 0 0 0 0 0 0 1 0 0 0 <text:s/>0 0 0 0 0 0 0 0 0 0 0 0 0 1 1 0 0 0 0 0 2 0 0 0 0 0 0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62337108" calcext:value-type="float">
            <text:p>1262337108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0 1 1 1 1 1 1 <text:s/>0 0 0 0 0 1 1 1 1 0 <text:s/>0 0 0 0 0 1 1 1 1 1 <text:s/>0 0 0 0 0 1 1 1 1 0 <text:s/>0 0 0 0 0 0 1 0 1 1 <text:s/>0 0 0 0 0 0 1 1 1 1 <text:s/>0 0 0 0 0 0 0 1 1 1 <text:s/>0 0 0 0 0 0 0 0 1 0 <text:s/>0 0 0 0 0 0 0 0 0 0 <text:s/>0 0 0 0 0 0 0 0 0 0 1 1 1 1 0 0 0 0 0 0 <text:s/>1 1 1 1 0 0 0 0 0 0 <text:s/>1 0 0 1 1 0 0 0 0 0 <text:s/>1 1 0 1 1 0 0 0 0 0 <text:s/>1 1 1 1 0 0 0 0 0 0 <text:s/>1 1 1 0 0 0 0 0 0 0 <text:s/>1 1 1 0 0 0 0 0 0 0 <text:s/>1 0 0 0 0 0 0 0 0 0 <text:s/>1 1 0 0 0 0 0 0 0 0 <text:s/>1 1 0 0 0 0 0 0 0 0 0 0 0 0 0 0 0 0 0 0 <text:s/>0 0 0 0 0 0 0 0 0 0 <text:s/>0 0 0 0 0 0 0 0 0 0 <text:s/>0 0 0 0 0 0 0 0 0 0 <text:s/>0 0 0 0 1 1 0 0 0 0 <text:s/>0 0 0 1 1 1 0 0 0 0 <text:s/>0 0 0 1 1 0 1 0 0 0 <text:s/>0 0 1 1 1 1 1 1 0 0 <text:s/>0 0 1 1 1 1 1 1 1 1 <text:s/>0 0 1 1 1 1 1 1 1 1</text:p>
          </table:table-cell>
          <table:table-cell table:number-columns-repeated="2" office:value-type="string" calcext:value-type="string">
            <text:p>0 0 0 0 0 0 0 0 0 0 0 0 0 0 1 0 0 0 0 1 0 1 1 0 0 0 0 0 0 0 0 0 1 0 0 0 <text:s/>0 0 0 1 0 0 0 0 0 0 0 1 0 2 0 0 0 0 0 0 0 0 0 0 0 0 0 0 0 1 0 0 0 0 0 1 <text:s/>0 0 0 0 0 0 0 1 2 0 0 2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70391299" calcext:value-type="float">
            <text:p>1270391299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1 0 1 0 1 0 0 0 0 <text:s/>1 1 1 1 1 1 0 0 0 0 <text:s/>1 1 1 1 0 1 0 0 0 0 <text:s/>1 1 1 0 1 1 0 0 0 0 <text:s/>1 1 1 1 1 1 0 0 0 0 <text:s/>0 0 0 0 1 1 1 0 0 0 <text:s/>0 0 0 0 0 1 1 0 0 0 <text:s/>0 0 0 0 0 0 0 0 0 0 <text:s/>0 0 0 0 0 0 0 0 0 0 <text:s/>0 0 0 0 0 0 0 0 0 0 0 0 0 0 0 0 1 1 0 1 <text:s/>0 0 0 0 0 0 1 1 1 1 <text:s/>0 0 0 0 0 0 1 1 1 1 <text:s/>0 0 0 0 0 0 1 1 1 1 <text:s/>0 0 0 0 0 0 1 1 1 1 <text:s/>0 0 0 0 0 0 0 1 1 1 <text:s/>0 0 0 0 0 0 0 0 1 1 <text:s/>0 0 0 0 0 0 0 1 1 1 <text:s/>0 0 0 0 0 0 0 0 1 1 <text:s/>0 0 0 0 0 0 0 0 0 1 0 0 0 0 0 0 0 0 0 0 <text:s/>0 0 0 0 0 0 0 0 0 0 <text:s/>0 0 0 0 0 0 0 0 0 0 <text:s/>0 0 0 0 0 0 0 0 0 0 <text:s/>0 0 0 0 0 0 0 0 0 0 <text:s/>1 1 1 1 0 0 0 0 0 0 <text:s/>1 1 1 1 0 0 0 0 0 0 <text:s/>1 1 1 1 1 1 0 0 0 0 <text:s/>1 1 1 1 1 1 1 1 0 0 <text:s/>1 1 1 1 0 1 1 1 1 0</text:p>
          </table:table-cell>
          <table:table-cell table:number-columns-repeated="2" office:value-type="string" calcext:value-type="string">
            <text:p>1 0 1 0 1 0 0 0 1 0 2 0 0 0 0 0 0 0 2 0 0 0 0 0 1 0 0 0 0 0 0 0 0 1 0 0 <text:s/>0 0 0 0 0 0 0 0 0 0 0 0 0 0 0 0 0 0 0 0 0 0 0 0 0 2 0 0 1 0 0 1 0 0 0 0 <text:s/>0 0 0 0 1 0 0 0 0 0 0 0 0 0 0 0 0 0 0 0 0 0 1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80062859" calcext:value-type="float">
            <text:p>1180062859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0 1 1 1 1 1 1 1 <text:s/>1 1 1 1 1 1 1 1 1 1 <text:s/>1 1 1 1 1 1 1 1 0 0 <text:s/>1 1 1 0 0 0 0 0 0 0 <text:s/>0 0 0 0 0 0 0 0 0 0 <text:s/>0 0 0 0 0 0 0 0 0 0 <text:s/>0 0 0 0 0 0 0 0 0 0 <text:s/>0 0 0 0 0 0 0 0 0 0 <text:s/>0 0 0 0 0 0 0 0 0 0 <text:s/>0 0 0 0 0 0 0 0 0 0 0 0 0 0 0 0 0 0 0 0 <text:s/>0 0 0 0 0 0 0 0 0 0 <text:s/>0 0 0 0 0 0 0 0 0 0 <text:s/>0 0 0 0 1 0 0 0 0 0 <text:s/>1 1 1 1 1 0 0 0 0 0 <text:s/>1 1 1 1 0 0 0 0 0 0 <text:s/>1 1 1 1 1 1 0 0 0 0 <text:s/>1 1 1 1 1 0 0 0 0 0 <text:s/>1 1 1 1 1 0 0 0 0 0 <text:s/>1 1 1 1 0 0 0 0 0 0 0 0 0 0 0 0 0 0 0 0 <text:s/>0 0 0 0 0 0 0 0 0 0 <text:s/>0 0 0 0 0 0 0 0 1 1 <text:s/>0 0 0 0 0 0 1 1 0 1 <text:s/>0 0 0 0 0 0 1 1 0 1 <text:s/>0 0 0 0 0 0 1 1 1 1 <text:s/>0 0 0 0 0 0 1 1 1 0 <text:s/>0 0 0 0 0 1 1 1 1 1 <text:s/>0 0 0 0 0 1 1 1 1 1 <text:s/>0 0 0 0 0 1 1 1 1 1</text:p>
          </table:table-cell>
          <table:table-cell table:number-columns-repeated="2" office:value-type="string" calcext:value-type="string">
            <text:p>0 0 1 0 0 0 0 0 0 0 0 0 0 0 0 0 0 0 0 0 0 2 0 0 0 0 0 0 0 0 0 0 0 1 0 1 <text:s/>0 0 1 0 0 0 0 0 0 1 0 0 1 0 0 0 2 0 1 1 0 0 0 0 0 0 0 0 0 0 0 2 0 1 0 0 <text:s/>0 0 0 0 0 0 0 0 0 0 0 0 0 0 0 0 0 0 0 0 0 0 1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62242054" calcext:value-type="float">
            <text:p>1362242054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1 1 1 1 1 1 1 1 1 <text:s/>0 0 1 1 1 1 1 0 1 1 <text:s/>0 0 1 1 1 1 1 1 1 0 <text:s/>0 0 0 1 1 1 1 1 0 0 <text:s/>0 0 0 0 1 0 1 0 0 0 <text:s/>0 0 0 0 0 0 0 0 0 0 <text:s/>0 0 0 0 0 0 0 0 0 0 <text:s/>0 0 0 0 0 0 0 0 0 0 <text:s/>0 0 0 0 0 0 0 0 0 0 <text:s/>0 0 0 0 0 0 0 0 0 0 1 0 0 0 0 0 0 0 0 0 <text:s/>1 1 0 0 0 0 0 0 0 0 <text:s/>1 1 0 0 0 0 0 0 0 0 <text:s/>1 1 1 0 0 0 0 0 0 0 <text:s/>0 1 1 1 0 0 0 0 0 0 <text:s/>1 0 1 1 1 1 0 0 0 0 <text:s/>1 1 1 1 1 0 0 0 0 0 <text:s/>1 0 1 1 0 0 0 0 0 0 <text:s/>1 1 1 0 0 0 0 0 0 0 <text:s/>1 1 1 0 0 0 0 0 0 0 0 0 0 0 0 0 0 0 0 0 <text:s/>0 0 0 0 0 0 0 0 0 0 <text:s/>0 0 0 0 0 0 0 0 0 1 <text:s/>0 0 0 0 0 0 0 0 1 1 <text:s/>0 0 0 0 0 0 0 1 1 1 <text:s/>0 0 0 0 0 0 1 0 1 1 <text:s/>0 0 0 0 0 1 1 0 1 1 <text:s/>0 0 0 0 1 1 1 1 1 1 <text:s/>0 0 0 0 1 1 0 1 1 1 <text:s/>0 0 0 1 1 1 1 0 1 1</text:p>
          </table:table-cell>
          <table:table-cell table:number-columns-repeated="2" office:value-type="string" calcext:value-type="string">
            <text:p>0 0 0 0 0 0 0 0 0 0 0 0 0 2 0 0 0 1 0 0 0 0 0 0 0 0 0 0 0 0 2 0 0 0 0 0 <text:s/>0 0 0 0 1 0 0 0 0 1 0 0 0 0 0 1 0 0 0 0 0 1 0 0 0 0 0 0 0 0 0 1 0 0 0 1 <text:s/>0 0 0 0 0 0 0 0 0 0 0 1 0 0 1 0 0 0 0 0 0 0 0 0 0 1 2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348205957" calcext:value-type="float">
            <text:p>1348205957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1 1 1 0 <text:s/>0 1 0 1 1 1 1 1 1 1 <text:s/>0 1 1 0 1 1 1 1 1 1 <text:s/>0 0 0 0 0 0 0 1 1 1 <text:s/>0 0 0 0 0 0 0 1 0 1 <text:s/>0 0 0 0 0 0 0 0 0 0 <text:s/>0 0 0 0 0 0 0 0 0 0 <text:s/>0 0 0 0 0 0 0 0 0 0 <text:s/>0 0 0 0 0 0 0 0 0 0 <text:s/>0 0 0 0 0 0 0 0 0 0 0 0 0 0 0 0 0 0 0 0 <text:s/>0 0 0 0 0 0 0 0 0 0 <text:s/>0 0 0 0 0 0 0 0 0 0 <text:s/>1 1 1 1 1 1 0 0 0 0 <text:s/>1 1 1 1 1 1 1 0 0 0 <text:s/>1 1 1 1 1 1 1 0 1 0 <text:s/>0 0 0 1 1 0 1 1 1 1 <text:s/>0 0 0 0 0 0 0 1 1 1 <text:s/>0 0 0 0 0 0 0 0 0 0 <text:s/>0 0 0 0 0 0 0 0 0 0 0 0 0 0 0 0 0 0 0 0 <text:s/>0 0 0 0 0 0 0 0 0 0 <text:s/>0 0 0 0 0 0 0 0 0 0 <text:s/>0 0 0 0 0 0 0 0 0 0 <text:s/>0 0 0 0 0 0 0 0 0 0 <text:s/>0 0 0 0 0 0 0 0 0 0 <text:s/>1 1 1 0 0 0 0 0 0 0 <text:s/>1 1 1 1 1 1 1 0 0 0 <text:s/>1 1 1 1 1 1 1 1 1 1 <text:s/>1 1 1 1 1 1 1 1 1 1</text:p>
          </table:table-cell>
          <table:table-cell table:number-columns-repeated="2" office:value-type="string" calcext:value-type="string">
            <text:p>0 0 0 0 0 0 0 0 0 1 1 2 1 0 0 0 0 0 0 0 1 0 0 1 0 0 0 0 0 0 0 0 0 0 0 0 <text:s/>1 0 0 0 0 0 2 0 0 0 0 0 1 0 0 0 0 0 0 0 0 1 0 1 0 0 0 0 0 1 0 0 0 0 0 2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210897126" calcext:value-type="float">
            <text:p>1210897126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0 0 0 0 0 0 0 <text:s/>0 0 0 0 0 1 1 0 1 0 <text:s/>0 0 1 0 0 1 1 1 1 0 <text:s/>0 0 1 1 1 1 1 1 1 0 <text:s/>0 0 1 1 1 1 1 1 1 0 <text:s/>0 0 0 0 1 1 1 1 0 0 <text:s/>0 0 0 1 1 1 1 0 0 0 <text:s/>0 0 0 0 0 0 0 0 0 0 <text:s/>0 0 0 0 0 0 0 0 0 0 <text:s/>0 0 0 0 0 0 0 0 0 0 1 1 1 1 1 0 0 0 0 0 <text:s/>1 0 1 1 0 0 0 0 0 0 <text:s/>1 1 0 0 0 0 0 0 0 0 <text:s/>1 1 0 0 0 0 0 0 0 0 <text:s/>1 1 0 0 0 0 0 0 0 0 <text:s/>1 1 1 0 0 0 0 0 0 0 <text:s/>1 1 1 0 0 0 0 0 0 0 <text:s/>1 0 1 1 0 0 0 0 0 0 <text:s/>1 1 1 1 0 0 0 0 0 0 <text:s/>1 1 1 0 0 0 0 0 0 0 0 0 0 0 0 0 0 1 1 1 <text:s/>0 0 0 0 0 0 0 0 0 1 <text:s/>0 0 0 0 0 0 0 0 0 1 <text:s/>0 0 0 0 0 0 0 0 0 1 <text:s/>0 0 0 0 0 0 0 0 0 1 <text:s/>0 0 0 0 0 0 0 0 1 1 <text:s/>0 0 0 0 0 0 0 1 0 1 <text:s/>0 0 0 0 1 1 1 1 1 1 <text:s/>0 0 0 0 1 1 1 1 1 1 <text:s/>0 0 0 1 1 1 1 1 1 1</text:p>
          </table:table-cell>
          <table:table-cell table:number-columns-repeated="2" office:value-type="string" calcext:value-type="string">
            <text:p>0 0 0 0 0 1 1 0 0 0 0 1 0 0 1 0 0 1 0 0 0 0 0 1 1 0 0 0 0 0 0 0 0 0 0 0 <text:s/>0 0 0 0 0 0 0 0 0 0 2 0 0 0 0 0 0 1 0 0 0 0 0 0 0 0 0 0 0 0 0 0 1 0 0 1 <text:s/>0 0 0 0 0 0 0 0 0 2 0 0 0 0 0 0 0 0 0 0 0 0 0 0 0 0 0 2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321823824" calcext:value-type="float">
            <text:p>1321823824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0 0 0 0 0 <text:s/>1 1 1 1 1 0 0 0 0 0 <text:s/>1 1 1 1 0 0 0 0 0 0 <text:s/>1 1 1 1 1 0 0 0 0 0 <text:s/>1 1 1 1 0 0 0 0 0 0 <text:s/>1 1 1 0 0 0 0 0 0 0 <text:s/>1 1 0 0 0 0 0 0 0 0 <text:s/>1 0 0 0 0 0 0 0 0 0 <text:s/>1 0 0 0 0 0 0 0 0 0 <text:s/>0 0 0 0 0 0 0 0 0 0 0 0 0 0 0 0 0 1 1 1 <text:s/>0 0 0 0 0 0 1 1 1 1 <text:s/>0 0 0 0 0 1 1 1 0 1 <text:s/>0 0 0 0 0 0 0 0 1 1 <text:s/>0 0 0 0 0 0 0 0 0 1 <text:s/>0 0 0 0 0 0 0 0 0 1 <text:s/>0 0 0 0 0 0 0 0 0 1 <text:s/>0 0 0 0 0 0 0 0 1 1 <text:s/>0 0 0 0 0 0 0 1 1 1 <text:s/>1 1 1 1 1 1 1 1 1 0 0 0 0 0 0 0 0 0 0 0 <text:s/>0 0 0 0 0 0 0 0 0 0 <text:s/>0 0 0 0 0 0 0 0 0 0 <text:s/>0 0 0 0 0 1 0 1 0 0 <text:s/>0 0 0 0 1 1 1 1 1 0 <text:s/>0 0 0 1 1 0 1 1 1 0 <text:s/>0 0 1 1 1 1 1 1 1 0 <text:s/>0 1 1 1 1 0 1 0 0 0 <text:s/>0 1 1 1 1 1 1 0 0 0 <text:s/>0 0 0 0 0 0 0 0 0 0</text:p>
          </table:table-cell>
          <table:table-cell table:number-columns-repeated="2" office:value-type="string" calcext:value-type="string">
            <text:p>0 0 0 0 0 1 1 0 0 0 0 0 2 0 0 1 0 0 0 2 0 0 0 0 1 0 0 0 1 0 0 0 0 0 0 0 <text:s/>1 0 0 0 0 0 0 0 0 0 0 2 0 0 0 0 0 0 0 1 0 0 0 0 0 0 0 0 0 0 0 0 0 0 0 0 <text:s/>0 0 0 1 0 1 0 0 0 0 0 0 0 0 0 0 0 0 0 0 0 0 0 0 0 0 0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09051363" calcext:value-type="float">
            <text:p>1409051363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0 1 1 1 1 0 0 0 0 <text:s/>1 1 1 1 1 1 0 0 0 0 <text:s/>1 1 1 1 0 1 0 0 0 0 <text:s/>1 1 1 1 1 0 0 0 0 0 <text:s/>1 1 0 1 0 0 0 0 0 0 <text:s/>0 1 1 0 0 0 0 0 0 0 <text:s/>1 1 0 0 0 0 0 0 0 0 <text:s/>1 1 0 0 0 0 0 0 0 0 <text:s/>0 0 0 0 0 0 0 0 0 0 <text:s/>0 0 0 0 0 0 0 0 0 0 0 0 0 0 0 0 1 0 1 1 <text:s/>0 0 0 0 0 0 1 1 1 0 <text:s/>0 0 0 0 0 0 1 1 1 1 <text:s/>0 0 0 0 0 1 1 0 1 1 <text:s/>0 0 0 0 1 1 1 1 0 1 <text:s/>0 0 0 1 1 1 1 1 1 1 <text:s/>0 0 1 1 1 1 0 0 0 0 <text:s/>0 0 0 0 0 0 0 0 0 0 <text:s/>0 0 0 0 0 0 0 0 0 0 <text:s/>0 0 0 0 0 0 0 0 0 0 0 0 0 0 0 0 0 0 0 0 <text:s/>0 0 0 0 0 0 0 0 0 0 <text:s/>0 0 0 0 0 0 0 0 0 0 <text:s/>0 0 0 0 0 0 0 0 0 0 <text:s/>0 0 0 0 0 0 0 0 0 0 <text:s/>0 0 0 0 0 0 0 0 0 0 <text:s/>0 0 0 0 0 0 0 1 1 1 <text:s/>0 0 1 1 1 1 1 1 1 1 <text:s/>1 1 1 1 1 1 1 1 1 1 <text:s/>0 1 1 1 1 1 1 1 1 1</text:p>
          </table:table-cell>
          <table:table-cell table:number-columns-repeated="2" office:value-type="string" calcext:value-type="string">
            <text:p>0 1 0 0 2 0 0 1 0 0 0 0 0 0 0 0 0 0 2 1 0 0 0 0 1 0 0 0 0 0 0 0 0 0 0 0 <text:s/>0 1 0 0 0 0 1 0 0 0 0 0 1 0 1 0 0 0 0 0 0 0 0 0 0 0 0 0 0 0 1 0 0 0 0 0 <text:s/>0 0 0 0 0 0 0 0 0 0 0 0 0 0 0 0 0 0 1 0 0 0 0 0 0 0 2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 office:value-type="float" office:value="1302725715" calcext:value-type="float">
            <text:p>1302725715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1 1 1 1 1 0 1 <text:s/>0 0 0 1 1 1 1 1 1 1 <text:s/>0 0 0 0 0 1 1 0 1 1 <text:s/>0 0 0 0 0 0 1 1 1 1 <text:s/>0 0 0 0 0 0 0 1 1 1 <text:s/>0 0 0 0 0 0 0 1 1 1 <text:s/>0 0 0 0 0 0 0 0 1 1 <text:s/>0 0 0 0 0 0 0 0 0 1 <text:s/>0 0 0 0 0 0 0 0 0 0 <text:s/>0 0 0 0 0 0 0 0 0 0 0 0 0 0 0 0 0 0 0 0 <text:s/>0 0 1 0 0 0 0 0 0 0 <text:s/>0 1 1 1 1 0 0 0 0 0 <text:s/>0 0 1 1 1 1 0 0 0 0 <text:s/>0 0 1 1 1 1 1 0 0 0 <text:s/>0 0 1 1 1 0 0 0 0 0 <text:s/>0 0 1 1 1 1 1 0 0 0 <text:s/>0 0 0 1 0 1 1 1 0 0 <text:s/>0 0 0 0 0 0 1 1 1 1 <text:s/>0 0 0 0 0 0 0 0 0 0 1 1 1 0 0 0 0 0 0 0 <text:s/>1 1 0 0 0 0 0 0 0 0 <text:s/>1 0 0 0 0 0 0 0 0 0 <text:s/>1 1 0 0 0 0 0 0 0 0 <text:s/>1 1 0 0 0 0 0 0 0 0 <text:s/>1 1 0 0 0 0 0 0 0 0 <text:s/>1 1 0 0 0 0 0 0 0 0 <text:s/>1 1 1 0 0 0 0 0 0 0 <text:s/>0 1 1 1 1 0 0 0 0 0 <text:s/>1 1 1 1 1 1 1 1 1 0</text:p>
          </table:table-cell>
          <table:table-cell table:number-columns-repeated="2" office:value-type="string" calcext:value-type="string">
            <text:p>0 0 0 0 0 0 0 0 1 2 0 0 0 0 0 0 0 0 0 0 0 0 0 0 0 0 0 1 0 0 0 0 0 0 0 0 <text:s/>0 0 0 0 0 0 0 0 0 0 0 0 0 0 0 0 0 0 0 1 1 0 0 0 0 0 0 0 2 0 0 1 0 0 0 0 <text:s/>0 0 1 0 0 0 1 0 1 0 0 0 0 1 0 0 0 0 0 2 0 0 0 0 0 0 0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34148772" calcext:value-type="float">
            <text:p>1334148772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1 1 1 1 <text:s/>1 1 1 1 1 1 1 1 1 0 <text:s/>0 0 1 1 1 1 1 1 1 1 <text:s/>0 0 0 0 1 1 1 0 0 0 <text:s/>0 0 0 0 0 0 0 0 0 0 <text:s/>0 0 0 0 0 0 0 0 0 0 <text:s/>0 0 0 0 0 0 0 0 0 0 <text:s/>0 0 0 0 0 0 0 0 0 0 <text:s/>0 0 0 0 0 0 0 0 0 0 <text:s/>0 0 0 0 0 0 0 0 0 0 0 0 0 0 0 0 0 0 0 0 <text:s/>0 0 0 0 0 0 0 0 0 0 <text:s/>1 1 0 0 0 0 0 0 0 0 <text:s/>1 1 1 1 0 0 0 0 0 0 <text:s/>1 1 1 1 1 1 0 0 0 0 <text:s/>1 1 1 1 1 1 0 0 0 0 <text:s/>1 1 1 1 0 0 0 0 0 0 <text:s/>1 1 1 1 0 0 0 0 0 0 <text:s/>1 1 1 0 0 0 0 0 0 0 <text:s/>0 0 1 0 0 0 0 0 0 0 0 0 0 0 0 0 0 0 0 0 <text:s/>0 0 0 0 0 0 0 0 0 0 <text:s/>0 0 0 0 0 0 0 0 0 0 <text:s/>0 0 0 0 0 0 0 0 1 1 <text:s/>0 0 0 0 0 0 0 1 1 1 <text:s/>0 0 0 0 0 0 1 1 1 1 <text:s/>0 0 0 0 1 1 1 1 0 1 <text:s/>0 0 0 0 1 1 0 1 1 0 <text:s/>0 0 0 1 1 1 1 0 1 1 <text:s/>0 0 0 1 1 1 0 1 1 1</text:p>
          </table:table-cell>
          <table:table-cell table:number-columns-repeated="2" office:value-type="string" calcext:value-type="string">
            <text:p>0 0 0 2 0 0 0 0 0 0 0 0 0 0 0 0 0 0 0 1 0 0 0 0 0 0 0 0 0 0 0 0 0 0 0 0 <text:s/>0 1 0 0 0 0 0 0 0 0 1 0 0 0 0 0 0 0 0 0 0 0 0 0 0 0 0 0 0 0 0 0 1 0 2 0 <text:s/>0 0 0 0 1 0 0 1 0 0 0 0 0 0 0 1 0 0 1 1 0 0 2 0 1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12908825" calcext:value-type="float">
            <text:p>1212908825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0 1 1 1 0 0 0 <text:s/>1 1 1 1 1 1 0 0 0 0 <text:s/>1 1 1 1 1 0 0 0 0 0 <text:s/>1 1 1 1 0 0 0 0 0 0 <text:s/>1 1 1 0 0 0 0 0 0 0 <text:s/>1 1 0 0 0 0 0 0 0 0 <text:s/>1 1 0 0 0 0 0 0 0 0 <text:s/>1 0 0 0 0 0 0 0 0 0 <text:s/>0 0 0 0 0 0 0 0 0 0 <text:s/>0 0 0 0 0 0 0 0 0 0 0 0 0 0 0 0 0 1 1 0 <text:s/>0 0 0 0 0 0 1 1 1 1 <text:s/>0 0 0 0 0 1 1 1 1 1 <text:s/>0 0 0 0 0 1 1 1 1 1 <text:s/>0 0 0 1 1 1 1 1 1 1 <text:s/>0 0 1 1 1 1 0 1 1 0 <text:s/>0 0 0 1 0 0 0 0 0 0 <text:s/>0 0 0 0 0 0 0 0 0 0 <text:s/>0 0 0 0 0 0 0 0 0 0 <text:s/>0 0 0 0 0 0 0 0 0 0 0 0 0 0 0 0 0 0 0 0 <text:s/>0 0 0 0 0 0 0 0 0 0 <text:s/>0 0 0 0 0 0 0 0 0 0 <text:s/>0 0 0 0 0 0 0 0 0 0 <text:s/>0 0 0 0 0 0 0 0 0 0 <text:s/>0 0 0 0 0 0 0 0 0 0 <text:s/>0 0 0 0 1 1 1 1 1 1 <text:s/>0 1 1 1 1 1 0 1 1 1 <text:s/>0 1 1 1 1 1 1 1 1 1 <text:s/>0 0 0 1 1 1 1 1 1 1</text:p>
          </table:table-cell>
          <table:table-cell table:number-columns-repeated="2" office:value-type="string" calcext:value-type="string">
            <text:p>0 0 2 1 0 0 0 0 0 1 0 0 0 0 0 0 0 0 0 0 0 0 0 0 0 0 0 0 0 0 0 0 0 0 1 0 <text:s/>0 0 0 0 0 0 0 0 0 0 0 2 0 0 0 0 0 0 0 0 1 0 0 1 0 0 1 0 0 0 0 0 0 0 0 0 <text:s/>0 0 0 0 1 2 0 0 1 0 0 0 0 0 0 0 0 0 1 1 1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49551155" calcext:value-type="float">
            <text:p>1349551155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0 0 0 <text:s/>1 1 1 1 1 1 0 0 0 0 <text:s/>1 1 1 1 1 0 0 0 0 0 <text:s/>1 1 1 1 1 0 0 0 0 0 <text:s/>1 1 1 1 0 0 0 0 0 0 <text:s/>1 1 1 1 0 0 0 0 0 0 <text:s/>1 1 1 1 0 0 0 0 0 0 <text:s/>1 1 1 1 0 0 0 0 0 0 <text:s/>1 1 1 1 1 0 0 0 0 0 <text:s/>1 1 1 1 1 0 0 0 0 0 0 0 0 0 0 0 0 1 1 1 <text:s/>0 0 0 0 0 0 1 1 1 1 <text:s/>0 0 0 0 0 1 1 1 1 1 <text:s/>0 0 0 0 0 1 1 1 1 1 <text:s/>0 0 0 0 1 1 1 1 1 1 <text:s/>0 0 0 0 1 1 1 1 1 1 <text:s/>0 0 0 0 1 1 1 1 1 1 <text:s/>0 0 0 0 1 1 1 1 1 1 <text:s/>0 0 0 0 0 1 1 1 1 1 <text:s/>0 0 0 0 0 1 1 1 1 1</text:p>
          </table:table-cell>
          <table:table-cell table:number-columns-repeated="2" office:value-type="string" calcext:value-type="string">
            <text:p>0 0 0 0 0 2 0 0 0 0 0 0 0 0 0 0 2 0 0 0 0 0 0 0 0 0 0 0 0 0 0 0 0 0 0 0 <text:s/>0 0 0 0 0 0 0 0 0 0 0 0 0 0 0 0 0 0 0 0 0 0 0 0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3550362" calcext:value-type="float">
            <text:p>1353550362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1 1 <text:s/>0 1 1 1 1 1 1 1 1 0 <text:s/>0 1 1 1 1 1 1 1 1 0 <text:s/>0 0 0 1 1 1 1 0 0 0 <text:s/>0 0 0 0 0 0 0 0 0 0 <text:s/>0 0 0 0 0 0 0 0 0 0 <text:s/>0 0 0 0 0 0 0 0 0 0 <text:s/>0 0 0 0 0 0 0 0 0 0 0 0 0 0 0 0 0 0 0 0 <text:s/>0 0 0 0 0 0 0 0 0 0 <text:s/>0 0 0 0 0 0 0 0 0 0 <text:s/>1 0 0 0 0 0 0 0 0 1 <text:s/>1 0 0 0 0 0 0 0 0 1 <text:s/>1 1 1 0 0 0 0 1 1 1 <text:s/>1 1 1 1 1 1 1 1 1 1 <text:s/>1 1 1 1 1 1 1 1 1 1 <text:s/>1 1 1 1 1 1 1 1 1 1 <text:s/>1 1 1 1 1 1 1 1 1 1</text:p>
          </table:table-cell>
          <table:table-cell table:number-columns-repeated="2" office:value-type="string" calcext:value-type="string">
            <text:p>0 0 0 0 0 0 0 0 0 0 0 0 0 0 0 0 0 0 0 0 0 0 0 0 0 0 0 0 0 0 0 0 0 0 2 0 <text:s/>0 0 0 0 0 0 0 0 0 0 0 0 0 0 0 0 0 0 0 0 0 0 0 0 0 0 0 0 0 0 0 0 0 0 0 0 <text:s/>0 0 0 0 0 0 0 0 0 0 0 0 0 0 0 0 0 0 0 0 0 2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03519181" calcext:value-type="float">
            <text:p>1203519181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1 1 <text:s/>1 1 1 1 1 1 1 1 1 1 <text:s/>1 1 1 1 1 1 1 1 0 0 <text:s/>0 0 1 1 0 0 0 0 0 0 <text:s/>0 0 0 0 0 0 0 0 0 0 <text:s/>0 0 0 0 0 0 0 0 0 0 <text:s/>0 0 0 0 0 0 0 0 0 0 <text:s/>0 0 0 0 0 0 0 0 0 0 0 0 0 0 0 0 0 0 0 0 <text:s/>0 0 0 0 0 0 0 0 0 0 <text:s/>0 0 0 0 0 0 0 0 0 0 <text:s/>0 0 0 0 0 0 0 0 0 0 <text:s/>0 0 0 0 0 0 0 0 1 1 <text:s/>1 1 0 0 1 1 1 1 1 1 <text:s/>1 1 1 1 1 1 1 1 1 1 <text:s/>1 1 1 1 1 1 1 1 1 1 <text:s/>1 1 1 1 1 1 1 1 1 1 <text:s/>1 1 1 1 1 1 1 1 1 1</text:p>
          </table:table-cell>
          <table:table-cell table:number-columns-repeated="2" office:value-type="string" calcext:value-type="string">
            <text:p>0 0 0 0 0 0 0 0 0 0 0 0 0 0 0 0 0 0 0 0 0 0 0 0 2 0 0 0 0 0 0 0 0 0 0 0 <text:s/>0 0 0 0 0 0 0 0 0 0 0 0 0 0 0 0 0 0 0 0 0 0 0 0 0 0 0 0 0 0 0 0 0 0 0 0 <text:s/>0 0 0 0 0 0 0 0 0 0 0 0 0 0 0 0 0 0 0 0 0 0 0 2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51066709" calcext:value-type="float">
            <text:p>1151066709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1 1 <text:s/>1 1 1 1 1 1 1 1 1 0 <text:s/>1 1 1 1 1 1 1 0 0 0 <text:s/>1 1 1 1 0 0 0 0 0 0 <text:s/>0 0 0 0 0 0 0 0 0 0 <text:s/>0 0 0 0 0 0 0 0 0 0 <text:s/>0 0 0 0 0 0 0 0 0 0 <text:s/>0 0 0 0 0 0 0 0 0 0 0 0 0 0 0 0 0 0 0 0 <text:s/>0 0 0 0 0 0 0 0 0 0 <text:s/>0 0 0 0 0 0 0 0 0 0 <text:s/>0 0 0 0 0 0 0 0 0 1 <text:s/>0 0 0 0 0 0 0 1 1 1 <text:s/>0 0 0 0 1 1 1 1 1 1 <text:s/>1 1 1 1 1 1 1 1 1 1 <text:s/>1 1 1 1 1 1 1 1 1 1 <text:s/>1 1 1 1 1 1 1 1 1 1 <text:s/>1 1 1 1 1 1 1 1 1 1</text:p>
          </table:table-cell>
          <table:table-cell table:number-columns-repeated="2" office:value-type="string" calcext:value-type="string">
            <text:p>0 0 0 0 0 0 0 0 0 0 0 0 0 0 0 0 0 2 0 0 0 0 0 0 0 0 0 0 0 0 0 0 0 0 0 0 <text:s/>0 0 0 0 0 0 0 0 0 0 0 0 0 0 0 0 0 0 0 0 0 0 0 0 0 0 0 0 0 0 0 0 0 2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83644295" calcext:value-type="float">
            <text:p>1383644295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1 1 <text:s/>0 1 1 1 1 1 1 1 1 1 <text:s/>0 0 0 1 1 1 1 1 1 1 <text:s/>0 0 0 0 0 0 1 1 1 0 <text:s/>0 0 0 0 0 0 0 0 0 0 <text:s/>0 0 0 0 0 0 0 0 0 0 <text:s/>0 0 0 0 0 0 0 0 0 0 <text:s/>0 0 0 0 0 0 0 0 0 0 0 0 0 0 0 0 0 0 0 0 <text:s/>0 0 0 0 0 0 0 0 0 0 <text:s/>0 0 0 0 0 0 0 0 0 0 <text:s/>1 0 0 0 0 0 0 0 0 0 <text:s/>1 1 1 0 0 0 0 0 0 0 <text:s/>1 1 1 1 1 1 0 0 0 1 <text:s/>1 1 1 1 1 1 1 1 1 1 <text:s/>1 1 1 1 1 1 1 1 1 1 <text:s/>1 1 1 1 1 1 1 1 1 1 <text:s/>1 1 1 1 1 1 1 1 1 1</text:p>
          </table:table-cell>
          <table:table-cell table:number-columns-repeated="2" office:value-type="string" calcext:value-type="string">
            <text:p>0 0 0 0 0 0 0 0 0 0 0 0 0 0 0 0 0 0 0 0 0 0 2 0 0 0 0 0 0 0 0 0 0 0 0 0 <text:s/>0 0 0 0 0 0 0 0 0 0 0 0 0 0 2 0 0 0 0 0 0 0 0 0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39643913" calcext:value-type="float">
            <text:p>1239643913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0 0 0 0 1 1 1 1 1 1 <text:s/>0 0 0 0 0 0 1 1 1 1 <text:s/>0 0 0 0 0 0 0 1 1 1 <text:s/>0 0 0 0 0 0 0 1 1 1 <text:s/>0 0 0 0 0 0 0 1 1 1 <text:s/>0 0 0 0 0 0 0 0 1 1 <text:s/>0 0 0 0 0 0 0 0 1 1 <text:s/>0 0 0 0 0 0 0 0 1 1 0 0 0 0 0 0 0 0 0 0 <text:s/>0 0 0 0 0 0 0 0 0 0 <text:s/>1 1 1 1 0 0 0 0 0 0 <text:s/>1 1 1 1 1 1 0 0 0 0 <text:s/>1 1 1 1 1 1 1 0 0 0 <text:s/>1 1 1 1 1 1 1 0 0 0 <text:s/>1 1 1 1 1 1 1 0 0 0 <text:s/>1 1 1 1 1 1 1 1 0 0 <text:s/>1 1 1 1 1 1 1 1 0 0 <text:s/>1 1 1 1 1 1 1 1 0 0</text:p>
          </table:table-cell>
          <table:table-cell table:number-columns-repeated="2" office:value-type="string" calcext:value-type="string">
            <text:p>0 0 0 0 0 0 0 0 0 0 0 2 0 0 0 0 0 0 0 0 0 2 0 0 0 0 0 0 0 0 0 0 0 0 0 0 <text:s/>0 0 0 0 0 0 0 0 0 0 0 0 0 0 0 0 0 0 0 0 0 0 0 0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9101570" calcext:value-type="float">
            <text:p>1159101570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1 1 <text:s/>1 1 1 1 1 1 1 1 1 1 <text:s/>1 1 1 1 1 1 1 1 1 1 <text:s/>0 0 0 0 0 0 0 0 0 0 <text:s/>0 0 0 0 0 0 0 0 0 0 <text:s/>0 0 0 0 0 0 0 0 0 0 <text:s/>0 0 0 0 0 0 0 0 0 0 <text:s/>0 0 0 0 0 0 0 0 0 0 0 0 0 0 0 0 0 0 0 0 <text:s/>0 0 0 0 0 0 0 0 0 0 <text:s/>0 0 0 0 0 0 0 0 0 0 <text:s/>0 0 0 0 0 0 0 0 0 0 <text:s/>0 0 0 0 0 0 0 0 0 0 <text:s/>1 1 1 1 1 1 1 1 1 1 <text:s/>1 1 1 1 1 1 1 1 1 1 <text:s/>1 1 1 1 1 1 1 1 1 1 <text:s/>1 1 1 1 1 1 1 1 1 1 <text:s/>1 1 1 1 1 1 1 1 1 1</text:p>
          </table:table-cell>
          <table:table-cell table:number-columns-repeated="2" office:value-type="string" calcext:value-type="string">
            <text:p>0 0 0 0 0 0 0 0 0 0 0 0 0 0 0 0 0 0 0 0 0 0 2 0 0 0 0 0 0 0 0 0 0 0 0 0 <text:s/>0 0 0 0 0 0 0 0 0 0 0 0 0 0 0 0 0 0 0 0 0 0 0 0 0 0 0 0 0 0 0 0 0 0 0 0 <text:s/>2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69308088" calcext:value-type="float">
            <text:p>1269308088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0 0 0 0 <text:s/>1 1 1 1 1 1 0 0 0 0 <text:s/>1 1 1 1 1 1 0 0 0 0 <text:s/>1 1 1 1 1 1 0 0 0 0 <text:s/>1 1 1 1 1 1 0 0 0 0 <text:s/>1 1 1 1 1 1 0 0 0 0 <text:s/>1 1 1 1 1 0 0 0 0 0 <text:s/>1 1 1 1 0 0 0 0 0 0 <text:s/>1 1 1 0 0 0 0 0 0 0 <text:s/>1 1 0 0 0 0 0 0 0 0 0 0 0 0 0 0 1 1 1 1 <text:s/>0 0 0 0 0 0 1 1 1 1 <text:s/>0 0 0 0 0 0 1 1 1 1 <text:s/>0 0 0 0 0 0 1 1 1 1 <text:s/>0 0 0 0 0 0 1 1 1 1 <text:s/>0 0 0 0 0 0 1 1 1 1 <text:s/>0 0 0 0 0 1 1 1 1 1 <text:s/>0 0 0 0 1 1 1 1 1 1 <text:s/>0 0 0 1 1 1 1 1 1 1 <text:s/>0 0 1 1 1 1 1 1 1 1</text:p>
          </table:table-cell>
          <table:table-cell table:number-columns-repeated="2" office:value-type="string" calcext:value-type="string">
            <text:p>0 0 0 0 0 0 0 0 0 0 0 0 0 0 0 0 0 0 0 0 0 0 0 0 0 0 0 0 0 0 0 0 0 2 0 0 <text:s/>0 0 0 0 0 0 0 0 0 0 0 0 0 0 0 0 0 0 0 0 0 0 0 2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60777723" calcext:value-type="float">
            <text:p>1160777723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0 0 0 <text:s/>1 1 1 1 1 1 1 0 0 0 <text:s/>1 1 1 1 1 1 1 0 0 0 <text:s/>1 1 1 1 1 1 1 0 0 0 <text:s/>1 1 1 1 1 1 1 0 0 0 <text:s/>1 1 1 1 1 1 0 0 0 0 <text:s/>1 1 1 1 1 0 0 0 0 0 <text:s/>1 1 1 1 0 0 0 0 0 0 <text:s/>0 0 0 0 0 0 0 0 0 0 <text:s/>0 0 0 0 0 0 0 0 0 0 0 0 0 0 0 0 0 1 1 1 <text:s/>0 0 0 0 0 0 0 1 1 1 <text:s/>0 0 0 0 0 0 0 1 1 1 <text:s/>0 0 0 0 0 0 0 1 1 1 <text:s/>0 0 0 0 0 0 0 1 1 1 <text:s/>0 0 0 0 0 0 1 1 1 1 <text:s/>0 0 0 0 0 1 1 1 1 1 <text:s/>0 0 0 0 1 1 1 1 1 1 <text:s/>1 1 1 1 1 1 1 1 1 1 <text:s/>1 1 1 1 1 1 1 1 1 1</text:p>
          </table:table-cell>
          <table:table-cell table:number-columns-repeated="2" office:value-type="string" calcext:value-type="string">
            <text:p>0 0 0 0 0 0 0 0 0 0 0 0 0 0 0 0 0 0 0 0 0 0 0 0 0 0 0 0 0 0 0 0 0 0 0 0 <text:s/>0 0 0 0 0 0 0 0 0 0 0 0 0 0 0 0 0 0 0 0 0 0 0 0 0 0 2 0 0 0 0 0 0 0 0 0 <text:s/>0 0 0 0 0 0 0 0 0 0 0 0 0 0 0 0 0 0 0 0 0 2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67082799" calcext:value-type="float">
            <text:p>1267082799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1 1 <text:s/>1 1 1 1 1 1 1 1 1 1 <text:s/>1 1 1 1 1 1 1 1 0 0 <text:s/>1 1 0 0 0 0 0 0 0 0 <text:s/>0 0 0 0 0 0 0 0 0 0 <text:s/>0 0 0 0 0 0 0 0 0 0 <text:s/>0 0 0 0 0 0 0 0 0 0 <text:s/>0 0 0 0 0 0 0 0 0 0 0 0 0 0 0 0 0 0 0 0 <text:s/>0 0 0 0 0 0 0 0 0 0 <text:s/>0 0 0 0 0 0 0 0 0 0 <text:s/>0 0 0 0 0 0 0 0 0 0 <text:s/>0 0 0 0 0 0 0 0 1 1 <text:s/>0 0 1 1 1 1 1 1 1 1 <text:s/>1 1 1 1 1 1 1 1 1 1 <text:s/>1 1 1 1 1 1 1 1 1 1 <text:s/>1 1 1 1 1 1 1 1 1 1 <text:s/>1 1 1 1 1 1 1 1 1 1</text:p>
          </table:table-cell>
          <table:table-cell table:number-columns-repeated="2" office:value-type="string" calcext:value-type="string">
            <text:p>0 0 0 0 0 0 2 0 0 0 0 0 0 0 0 0 0 0 0 0 0 0 0 0 0 0 0 0 0 0 0 0 0 0 0 0 <text:s/>0 0 0 0 0 0 0 0 0 0 0 0 0 0 0 0 0 0 0 0 0 0 0 0 0 0 0 0 0 0 0 0 0 0 0 0 <text:s/>0 0 0 0 0 0 0 0 0 0 0 0 0 0 0 0 0 0 0 0 0 0 0 0 0 0 2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45666167" calcext:value-type="float">
            <text:p>1145666167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0 0 <text:s/>1 1 1 1 1 1 1 1 0 0 <text:s/>1 1 1 1 1 1 1 0 0 0 <text:s/>1 1 1 1 1 1 1 0 0 0 <text:s/>1 1 1 1 1 1 0 0 0 0 <text:s/>1 1 1 1 1 0 0 0 0 0 <text:s/>1 1 1 1 0 0 0 0 0 0 <text:s/>1 1 1 0 0 0 0 0 0 0 <text:s/>1 1 0 0 0 0 0 0 0 0 <text:s/>0 0 0 0 0 0 0 0 0 0 0 0 0 0 0 0 0 0 1 1 <text:s/>0 0 0 0 0 0 0 0 1 1 <text:s/>0 0 0 0 0 0 0 1 1 1 <text:s/>0 0 0 0 0 0 0 1 1 1 <text:s/>0 0 0 0 0 0 1 1 1 1 <text:s/>0 0 0 0 0 1 1 1 1 1 <text:s/>0 0 0 0 1 1 1 1 1 1 <text:s/>0 0 0 1 1 1 1 1 1 1 <text:s/>0 0 1 1 1 1 1 1 1 1 <text:s/>1 1 1 1 1 1 1 1 1 1</text:p>
          </table:table-cell>
          <table:table-cell table:number-columns-repeated="2" office:value-type="string" calcext:value-type="string">
            <text:p>0 0 0 0 0 0 0 0 0 0 0 0 0 0 0 0 0 0 0 0 0 0 0 0 2 0 0 0 0 0 0 0 0 0 0 0 <text:s/>0 0 0 0 0 0 0 0 0 0 0 0 0 0 0 0 0 0 0 0 0 0 2 0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4693401" calcext:value-type="float">
            <text:p>1234693401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1 1 <text:s/>1 1 1 1 1 1 1 1 1 1 <text:s/>1 1 1 1 1 1 1 1 1 0 <text:s/>1 0 0 0 0 0 0 0 0 0 <text:s/>0 0 0 0 0 0 0 0 0 0 <text:s/>0 0 0 0 0 0 0 0 0 0 <text:s/>0 0 0 0 0 0 0 0 0 0 <text:s/>0 0 0 0 0 0 0 0 0 0 0 0 0 0 0 0 0 0 0 0 <text:s/>0 0 0 0 0 0 0 0 0 0 <text:s/>0 0 0 0 0 0 0 0 0 0 <text:s/>0 0 0 0 0 0 0 0 0 0 <text:s/>0 0 0 0 0 0 0 0 0 1 <text:s/>0 1 1 1 1 1 1 1 1 1 <text:s/>1 1 1 1 1 1 1 1 1 1 <text:s/>1 1 1 1 1 1 1 1 1 1 <text:s/>1 1 1 1 1 1 1 1 1 1 <text:s/>1 1 1 1 1 1 1 1 1 1</text:p>
          </table:table-cell>
          <table:table-cell table:number-columns-repeated="2" office:value-type="string" calcext:value-type="string">
            <text:p>0 0 0 0 0 0 0 0 2 0 0 0 0 0 0 0 0 0 0 0 0 0 0 0 0 0 0 0 0 0 0 0 0 0 0 0 <text:s/>0 0 0 0 0 0 0 0 0 0 0 0 0 0 0 0 0 0 0 0 0 0 0 0 0 0 0 0 0 0 0 0 0 0 0 0 <text:s/>0 0 0 0 0 0 0 0 0 0 0 0 0 0 0 0 0 2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1288446235" calcext:value-type="float">
            <text:p>1288446235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0 0 0 0 0 0 0 0 0 0 <text:s/>1 1 0 0 0 0 0 0 0 0 <text:s/>1 1 1 1 0 0 0 0 0 0 <text:s/>1 1 1 1 1 0 0 0 0 0 <text:s/>1 1 1 1 1 1 0 0 0 0 <text:s/>1 1 1 1 1 1 0 0 0 0 <text:s/>1 1 1 1 1 1 1 0 0 0 <text:s/>1 1 1 1 1 1 1 0 0 0 <text:s/>1 1 1 1 1 1 1 0 0 0 <text:s/>1 1 1 1 1 1 1 0 0 0 1 1 1 1 1 1 1 1 1 1 <text:s/>0 0 1 1 1 1 1 1 1 1 <text:s/>0 0 0 0 1 1 1 1 1 1 <text:s/>0 0 0 0 0 1 1 1 1 1 <text:s/>0 0 0 0 0 0 1 1 1 1 <text:s/>0 0 0 0 0 0 1 1 1 1 <text:s/>0 0 0 0 0 0 0 1 1 1 <text:s/>0 0 0 0 0 0 0 1 1 1 <text:s/>0 0 0 0 0 0 0 1 1 1 <text:s/>0 0 0 0 0 0 0 1 1 1</text:p>
          </table:table-cell>
          <table:table-cell table:number-columns-repeated="2" office:value-type="string" calcext:value-type="string">
            <text:p>0 0 0 0 0 0 0 0 0 0 0 0 0 0 0 0 0 0 0 0 0 0 0 0 0 0 0 0 0 0 0 0 0 0 0 0 <text:s/>0 0 0 0 0 0 0 0 0 0 0 0 0 0 0 0 0 0 0 0 0 0 0 0 0 0 0 0 0 0 0 0 0 0 0 0 <text:s/>0 0 0 0 0 0 0 0 0 0 0 0 0 0 0 0 0 0 0 0 0 0 0 0 2 0 2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55697332" calcext:value-type="float">
            <text:p>1155697332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0 1 1 1 1 1 1 1 1 1 <text:s/>0 0 0 1 1 1 1 1 1 1 <text:s/>0 0 0 0 1 1 1 1 1 1 <text:s/>0 0 0 0 0 1 1 1 1 1 <text:s/>0 0 0 0 0 0 1 1 1 1 <text:s/>0 0 0 0 0 0 0 1 1 1 <text:s/>0 0 0 0 0 0 0 1 1 1 <text:s/>0 0 0 0 0 0 0 0 1 1 <text:s/>0 0 0 0 0 0 0 0 0 1 0 0 0 0 0 0 0 0 0 0 <text:s/>1 0 0 0 0 0 0 0 0 0 <text:s/>1 1 1 0 0 0 0 0 0 0 <text:s/>1 1 1 1 0 0 0 0 0 0 <text:s/>1 1 1 1 1 0 0 0 0 0 <text:s/>1 1 1 1 1 1 0 0 0 0 <text:s/>1 1 1 1 1 1 1 0 0 0 <text:s/>1 1 1 1 1 1 1 0 0 0 <text:s/>1 1 1 1 1 1 1 1 0 0 <text:s/>1 1 1 1 1 1 1 1 1 0</text:p>
          </table:table-cell>
          <table:table-cell table:number-columns-repeated="2" office:value-type="string" calcext:value-type="string">
            <text:p>0 0 0 0 0 0 0 0 2 0 0 0 0 0 0 0 0 0 0 0 0 0 0 0 0 0 0 0 0 0 0 0 0 0 0 0 <text:s/>0 0 0 0 0 0 0 0 0 0 0 0 0 0 0 0 0 0 0 0 0 0 0 0 0 0 0 0 0 0 0 0 0 0 0 2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45643450" calcext:value-type="float">
            <text:p>1145643450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0 0 0 0 0 0 <text:s/>1 1 1 1 0 0 0 0 0 0 <text:s/>1 1 1 1 0 0 0 0 0 0 <text:s/>1 1 1 1 0 0 0 0 0 0 <text:s/>1 1 1 1 0 0 0 0 0 0 <text:s/>1 1 1 1 0 0 0 0 0 0 <text:s/>1 1 1 1 0 0 0 0 0 0 <text:s/>1 1 1 1 1 0 0 0 0 0 <text:s/>1 1 1 1 1 1 1 0 0 0 <text:s/>1 1 1 1 1 1 1 1 1 1 0 0 0 0 1 1 1 1 1 1 <text:s/>0 0 0 0 1 1 1 1 1 1 <text:s/>0 0 0 0 1 1 1 1 1 1 <text:s/>0 0 0 0 1 1 1 1 1 1 <text:s/>0 0 0 0 1 1 1 1 1 1 <text:s/>0 0 0 0 1 1 1 1 1 1 <text:s/>0 0 0 0 1 1 1 1 1 1 <text:s/>0 0 0 0 0 1 1 1 1 1 <text:s/>0 0 0 0 0 0 0 1 1 1 <text:s/>0 0 0 0 0 0 0 0 0 0</text:p>
          </table:table-cell>
          <table:table-cell table:number-columns-repeated="2" office:value-type="string" calcext:value-type="string">
            <text:p>0 0 0 0 0 0 0 0 0 0 0 0 0 0 0 0 0 0 0 0 0 0 0 0 0 0 0 0 0 0 0 0 2 0 2 0 <text:s/>0 0 0 0 0 0 0 0 0 0 0 0 0 0 0 0 0 0 0 0 0 0 0 0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62960950" calcext:value-type="float">
            <text:p>1262960950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0 1 1 1 1 1 1 1 1 1 <text:s/>0 1 1 1 1 1 1 1 1 1 <text:s/>0 0 0 1 1 1 1 1 1 1 <text:s/>0 0 0 0 0 1 1 1 1 1 <text:s/>0 0 0 0 0 0 0 0 0 0 <text:s/>0 0 0 0 0 0 0 0 0 0 <text:s/>0 0 0 0 0 0 0 0 0 0 <text:s/>0 0 0 0 0 0 0 0 0 0 0 0 0 0 0 0 0 0 0 0 <text:s/>0 0 0 0 0 0 0 0 0 0 <text:s/>1 0 0 0 0 0 0 0 0 0 <text:s/>1 0 0 0 0 0 0 0 0 0 <text:s/>1 1 1 0 0 0 0 0 0 0 <text:s/>1 1 1 1 1 0 0 0 0 0 <text:s/>1 1 1 1 1 1 1 1 1 1 <text:s/>1 1 1 1 1 1 1 1 1 1 <text:s/>1 1 1 1 1 1 1 1 1 1 <text:s/>1 1 1 1 1 1 1 1 1 1</text:p>
          </table:table-cell>
          <table:table-cell table:number-columns-repeated="2" office:value-type="string" calcext:value-type="string">
            <text:p>0 0 0 0 0 0 0 0 0 0 0 0 0 0 0 0 0 0 0 0 0 0 0 0 0 0 0 0 0 0 0 0 0 0 0 0 <text:s/>0 2 0 0 0 0 0 0 0 0 0 0 0 0 0 0 0 0 0 0 0 0 0 0 0 0 0 0 0 0 0 0 0 0 0 0 <text:s/>0 0 0 0 0 0 0 0 0 0 0 0 0 0 0 0 0 0 0 0 0 0 0 0 2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1320614587" calcext:value-type="float">
            <text:p>1320614587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0 0 <text:s/>1 1 1 1 1 1 1 0 0 0 <text:s/>1 1 1 1 1 0 0 0 0 0 <text:s/>1 1 1 1 0 0 0 0 0 0 <text:s/>1 1 1 0 0 0 0 0 0 0 <text:s/>1 1 0 0 0 0 0 0 0 0 <text:s/>1 0 0 0 0 0 0 0 0 0 <text:s/>0 0 0 0 0 0 0 0 0 0 0 0 0 0 0 0 0 0 0 0 <text:s/>0 0 0 0 0 0 0 0 0 0 <text:s/>0 0 0 0 0 0 0 0 1 1 <text:s/>0 0 0 0 0 0 0 1 1 1 <text:s/>0 0 0 0 0 1 1 1 1 1 <text:s/>0 0 0 0 1 1 1 1 1 1 <text:s/>0 0 0 1 1 1 1 1 1 1 <text:s/>0 0 1 1 1 1 1 1 1 1 <text:s/>0 1 1 1 1 1 1 1 1 1 <text:s/>1 1 1 1 1 1 1 1 1 1</text:p>
          </table:table-cell>
          <table:table-cell table:number-columns-repeated="2" office:value-type="string" calcext:value-type="string">
            <text:p>0 0 0 0 0 0 0 0 0 0 0 0 0 0 0 0 0 0 0 0 0 0 0 0 0 0 0 0 0 0 0 0 0 0 0 0 <text:s/>0 0 0 0 0 0 0 0 0 0 0 0 0 0 0 0 0 0 0 0 0 0 0 0 0 2 0 0 0 0 0 0 0 0 0 0 <text:s/>2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12670651" calcext:value-type="float">
            <text:p>1212670651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0 0 <text:s/>1 1 1 1 1 1 1 0 0 0 <text:s/>1 1 1 1 1 1 0 0 0 0 <text:s/>1 1 1 1 1 0 0 0 0 0 <text:s/>1 1 1 1 0 0 0 0 0 0 <text:s/>1 1 1 1 0 0 0 0 0 0 <text:s/>1 1 1 1 0 0 0 0 0 0 <text:s/>1 1 1 1 0 0 0 0 0 0 <text:s/>1 1 1 1 0 0 0 0 0 0 <text:s/>1 1 1 1 0 0 0 0 0 0 0 0 0 0 0 0 0 0 1 1 <text:s/>0 0 0 0 0 0 0 1 1 1 <text:s/>0 0 0 0 0 0 1 1 1 1 <text:s/>0 0 0 0 0 1 1 1 1 1 <text:s/>0 0 0 0 1 1 1 1 1 1 <text:s/>0 0 0 0 1 1 1 1 1 1 <text:s/>0 0 0 0 1 1 1 1 1 1 <text:s/>0 0 0 0 1 1 1 1 1 1 <text:s/>0 0 0 0 1 1 1 1 1 1 <text:s/>0 0 0 0 1 1 1 1 1 1</text:p>
          </table:table-cell>
          <table:table-cell table:number-columns-repeated="2" office:value-type="string" calcext:value-type="string">
            <text:p>0 0 0 0 0 0 0 0 0 0 0 0 0 0 0 0 0 0 0 0 0 0 0 0 0 0 0 0 0 0 0 0 0 2 0 0 <text:s/>0 0 0 0 0 0 0 0 0 2 0 0 0 0 0 0 0 0 0 0 0 0 0 0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2075352" calcext:value-type="float">
            <text:p>1222075352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0 1 1 1 1 1 1 1 1 1 <text:s/>0 0 1 1 1 1 1 1 1 1 <text:s/>0 0 0 1 1 1 1 1 1 1 <text:s/>0 0 0 0 0 1 1 1 1 1 <text:s/>0 0 0 0 0 0 0 0 0 1 <text:s/>0 0 0 0 0 0 0 0 0 0 <text:s/>0 0 0 0 0 0 0 0 0 0 <text:s/>0 0 0 0 0 0 0 0 0 0 0 0 0 0 0 0 0 0 0 0 <text:s/>0 0 0 0 0 0 0 0 0 0 <text:s/>1 0 0 0 0 0 0 0 0 0 <text:s/>1 1 0 0 0 0 0 0 0 0 <text:s/>1 1 1 0 0 0 0 0 0 0 <text:s/>1 1 1 1 1 0 0 0 0 0 <text:s/>1 1 1 1 1 1 1 1 1 0 <text:s/>1 1 1 1 1 1 1 1 1 1 <text:s/>1 1 1 1 1 1 1 1 1 1 <text:s/>1 1 1 1 1 1 1 1 1 1</text:p>
          </table:table-cell>
          <table:table-cell table:number-columns-repeated="2" office:value-type="string" calcext:value-type="string">
            <text:p>0 0 0 0 0 0 0 0 0 0 0 0 0 0 0 0 0 0 0 0 0 0 0 0 2 0 0 0 0 0 0 0 0 0 0 0 <text:s/>0 0 0 0 0 0 0 0 0 0 0 0 0 0 0 0 0 0 0 0 0 0 0 0 0 2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28863800" calcext:value-type="float">
            <text:p>1228863800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0 0 1 1 1 1 1 1 1 1 <text:s/>0 0 1 1 1 1 1 1 1 1 <text:s/>0 0 1 1 1 1 1 1 1 1 <text:s/>0 0 1 1 1 1 1 1 1 1 <text:s/>0 0 1 1 1 1 1 1 1 1 <text:s/>0 0 0 1 1 1 1 1 1 1 <text:s/>0 0 0 0 0 1 1 1 0 0 <text:s/>0 0 0 0 0 0 0 0 0 0 <text:s/>0 0 0 0 0 0 0 0 0 0 <text:s/>0 0 0 0 0 0 0 0 0 0 1 1 0 0 0 0 0 0 0 0 <text:s/>1 1 0 0 0 0 0 0 0 0 <text:s/>1 1 0 0 0 0 0 0 0 0 <text:s/>1 1 0 0 0 0 0 0 0 0 <text:s/>1 1 0 0 0 0 0 0 0 0 <text:s/>1 1 1 0 0 0 0 0 0 0 <text:s/>1 1 1 1 1 0 0 0 1 1 <text:s/>1 1 1 1 1 1 1 1 1 1 <text:s/>1 1 1 1 1 1 1 1 1 1 <text:s/>1 1 1 1 1 1 1 1 1 1</text:p>
          </table:table-cell>
          <table:table-cell table:number-columns-repeated="2" office:value-type="string" calcext:value-type="string">
            <text:p>0 0 0 0 0 0 0 0 0 0 0 0 0 0 0 0 0 0 0 0 0 0 0 0 0 0 0 0 0 0 0 0 0 0 0 0 <text:s/>0 0 0 0 0 0 0 0 0 0 0 2 0 0 0 0 0 0 0 0 0 0 0 0 0 0 0 0 0 0 0 0 0 0 0 0 <text:s/>0 0 0 0 0 0 0 0 0 0 0 0 0 0 0 0 0 0 0 0 0 0 0 0 0 0 0 2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202006775" calcext:value-type="float">
            <text:p>1202006775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0 0 0 0 <text:s/>1 1 1 1 1 0 0 0 0 0 <text:s/>1 1 1 1 1 0 0 0 0 0 <text:s/>1 1 1 1 1 0 0 0 0 0 <text:s/>1 1 1 1 1 0 0 0 0 0 <text:s/>1 1 1 1 1 0 0 0 0 0 <text:s/>1 1 1 1 1 0 0 0 0 0 <text:s/>1 1 1 1 1 0 0 0 0 0 <text:s/>1 1 1 1 0 0 0 0 0 0 <text:s/>1 1 1 1 1 0 0 0 0 0 0 0 0 0 0 0 1 1 1 1 <text:s/>0 0 0 0 0 1 1 1 1 1 <text:s/>0 0 0 0 0 1 1 1 1 1 <text:s/>0 0 0 0 0 1 1 1 1 1 <text:s/>0 0 0 0 0 1 1 1 1 1 <text:s/>0 0 0 0 0 1 1 1 1 1 <text:s/>0 0 0 0 0 1 1 1 1 1 <text:s/>0 0 0 0 0 1 1 1 1 1 <text:s/>0 0 0 0 1 1 1 1 1 1 <text:s/>0 0 0 0 0 1 1 1 1 1</text:p>
          </table:table-cell>
          <table:table-cell table:number-columns-repeated="2" office:value-type="string" calcext:value-type="string">
            <text:p>2 0 0 0 0 0 0 0 0 0 0 0 0 0 0 0 0 0 0 0 0 0 0 0 0 0 0 0 0 2 0 0 0 0 0 0 <text:s/>0 0 0 0 0 0 0 0 0 0 0 0 0 0 0 0 0 0 0 0 0 0 0 0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42185400" calcext:value-type="float">
            <text:p>1142185400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1 0 <text:s/>1 1 1 1 1 1 1 1 0 0 <text:s/>1 1 1 1 1 1 0 0 0 0 <text:s/>1 1 1 1 0 0 0 0 0 0 <text:s/>1 1 1 0 0 0 0 0 0 0 <text:s/>0 0 0 0 0 0 0 0 0 0 <text:s/>0 0 0 0 0 0 0 0 0 0 <text:s/>0 0 0 0 0 0 0 0 0 0 0 0 0 0 0 0 0 0 0 0 <text:s/>0 0 0 0 0 0 0 0 0 0 <text:s/>0 0 0 0 0 0 0 0 0 1 <text:s/>0 0 0 0 0 0 0 0 1 1 <text:s/>0 0 0 0 0 0 1 1 1 1 <text:s/>0 0 0 0 1 1 1 1 1 1 <text:s/>0 0 0 1 1 1 1 1 1 1 <text:s/>1 1 1 1 1 1 1 1 1 1 <text:s/>1 1 1 1 1 1 1 1 1 1 <text:s/>1 1 1 1 1 1 1 1 1 1</text:p>
          </table:table-cell>
          <table:table-cell table:number-columns-repeated="2" office:value-type="string" calcext:value-type="string">
            <text:p>0 0 0 0 0 0 0 0 0 0 0 0 0 0 0 0 0 0 0 0 0 0 0 0 0 0 0 0 0 0 0 2 0 0 0 0 <text:s/>0 0 0 0 0 0 0 0 0 0 0 0 0 0 0 0 0 0 0 0 0 0 0 0 0 0 0 0 0 0 0 0 0 0 0 0 <text:s/>0 0 0 0 0 0 0 0 0 0 0 0 0 0 0 0 0 0 0 0 0 0 2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14752461" calcext:value-type="float">
            <text:p>1114752461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0 <text:s/>1 1 1 1 1 1 1 1 0 0 <text:s/>1 1 1 1 1 1 0 0 0 0 <text:s/>1 1 1 1 1 0 0 0 0 0 <text:s/>1 1 1 1 0 0 0 0 0 0 <text:s/>1 1 1 0 0 0 0 0 0 0 <text:s/>1 1 0 0 0 0 0 0 0 0 <text:s/>1 1 0 0 0 0 0 0 0 0 <text:s/>1 0 0 0 0 0 0 0 0 0 0 0 0 0 0 0 0 0 0 0 <text:s/>0 0 0 0 0 0 0 0 0 1 <text:s/>0 0 0 0 0 0 0 0 1 1 <text:s/>0 0 0 0 0 0 1 1 1 1 <text:s/>0 0 0 0 0 1 1 1 1 1 <text:s/>0 0 0 0 1 1 1 1 1 1 <text:s/>0 0 0 1 1 1 1 1 1 1 <text:s/>0 0 1 1 1 1 1 1 1 1 <text:s/>0 0 1 1 1 1 1 1 1 1 <text:s/>0 1 1 1 1 1 1 1 1 1</text:p>
          </table:table-cell>
          <table:table-cell table:number-columns-repeated="2" office:value-type="string" calcext:value-type="string">
            <text:p>0 0 0 0 0 0 0 0 0 0 0 0 0 0 0 0 0 0 0 0 0 2 0 0 0 0 0 0 0 0 0 0 0 0 0 0 <text:s/>0 0 0 0 0 0 0 0 0 0 0 0 0 0 0 0 0 0 0 0 0 0 0 0 0 0 0 0 0 0 0 0 0 0 0 0 <text:s/>0 0 0 0 2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47871722" calcext:value-type="float">
            <text:p>1247871722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1 1 <text:s/>0 0 0 0 0 1 1 1 1 1 <text:s/>0 0 0 0 0 0 1 1 1 1 <text:s/>0 0 0 0 0 0 0 1 1 1 <text:s/>0 0 0 0 0 0 0 0 1 1 <text:s/>0 0 0 0 0 0 0 0 1 1 <text:s/>0 0 0 0 0 0 0 0 1 1 <text:s/>0 0 0 0 0 0 0 0 1 1 0 0 0 0 0 0 0 0 0 0 <text:s/>0 0 0 0 0 0 0 0 0 0 <text:s/>0 0 0 0 0 0 0 0 0 0 <text:s/>1 1 1 1 1 0 0 0 0 0 <text:s/>1 1 1 1 1 1 0 0 0 0 <text:s/>1 1 1 1 1 1 1 0 0 0 <text:s/>1 1 1 1 1 1 1 1 0 0 <text:s/>1 1 1 1 1 1 1 1 0 0 <text:s/>1 1 1 1 1 1 1 1 0 0 <text:s/>1 1 1 1 1 1 1 1 0 0</text:p>
          </table:table-cell>
          <table:table-cell table:number-columns-repeated="2" office:value-type="string" calcext:value-type="string">
            <text:p>0 0 0 2 0 0 0 0 0 0 0 0 0 0 0 0 0 0 0 0 0 0 0 0 0 0 0 0 0 0 0 0 0 0 0 0 <text:s/>0 0 0 0 0 0 2 0 0 0 0 0 0 0 0 0 0 0 0 0 0 0 0 0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6963538" calcext:value-type="float">
            <text:p>1166963538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1 1 <text:s/>1 1 1 1 1 1 1 1 1 1 <text:s/>1 1 1 1 1 1 1 1 1 1 <text:s/>0 0 0 0 0 0 0 0 0 0 <text:s/>0 0 0 0 0 0 0 0 0 0 <text:s/>0 0 0 0 0 0 0 0 0 0 <text:s/>0 0 0 0 0 0 0 0 0 0 <text:s/>0 0 0 0 0 0 0 0 0 0 0 0 0 0 0 0 0 0 0 0 <text:s/>0 0 0 0 0 0 0 0 0 0 <text:s/>0 0 0 0 0 0 0 0 0 0 <text:s/>0 0 0 0 0 0 0 0 0 0 <text:s/>0 0 0 0 0 0 0 0 0 0 <text:s/>1 1 1 1 1 1 1 1 1 1 <text:s/>1 1 1 1 1 1 1 1 1 1 <text:s/>1 1 1 1 1 1 1 1 1 1 <text:s/>1 1 1 1 1 1 1 1 1 1 <text:s/>1 1 1 1 1 1 1 1 1 1</text:p>
          </table:table-cell>
          <table:table-cell table:number-columns-repeated="2" office:value-type="string" calcext:value-type="string">
            <text:p>0 0 0 0 0 0 0 0 0 0 0 0 0 0 0 0 0 0 0 0 0 0 0 0 0 0 2 0 0 0 0 0 0 0 0 0 <text:s/>0 0 0 0 0 0 0 0 0 0 0 0 0 0 0 0 0 0 0 0 0 0 0 0 0 0 0 0 0 0 0 0 0 0 0 0 <text:s/>0 0 0 0 2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328106108" calcext:value-type="float">
            <text:p>1328106108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0 0 0 0 <text:s/>1 1 1 1 1 1 1 0 0 0 <text:s/>1 1 1 1 1 1 1 0 0 0 <text:s/>1 1 1 1 1 1 1 0 0 0 <text:s/>1 1 1 1 1 1 1 0 0 0 <text:s/>1 1 1 1 1 1 1 0 0 0 <text:s/>0 1 1 1 1 1 1 0 0 0 <text:s/>0 0 1 1 1 0 0 0 0 0 <text:s/>0 0 0 0 0 0 0 0 0 0 <text:s/>0 0 0 0 0 0 0 0 0 0 0 0 0 0 0 0 1 1 1 1 <text:s/>0 0 0 0 0 0 0 1 1 1 <text:s/>0 0 0 0 0 0 0 1 1 1 <text:s/>0 0 0 0 0 0 0 1 1 1 <text:s/>0 0 0 0 0 0 0 1 1 1 <text:s/>0 0 0 0 0 0 0 1 1 1 <text:s/>1 0 0 0 0 0 0 1 1 1 <text:s/>1 1 0 0 0 1 1 1 1 1 <text:s/>1 1 1 1 1 1 1 1 1 1 <text:s/>1 1 1 1 1 1 1 1 1 1</text:p>
          </table:table-cell>
          <table:table-cell table:number-columns-repeated="2" office:value-type="string" calcext:value-type="string">
            <text:p>0 0 0 0 0 0 0 0 0 0 0 0 0 0 0 0 0 0 0 0 0 0 0 0 0 0 0 0 0 0 0 0 0 0 0 0 <text:s/>0 0 0 0 0 0 0 0 0 0 0 0 0 0 0 0 0 0 0 0 0 0 0 0 0 0 0 0 2 0 0 0 0 0 0 0 <text:s/>0 0 0 0 0 0 0 0 0 0 0 0 0 0 0 0 0 0 0 0 0 0 0 2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92335521" calcext:value-type="float">
            <text:p>1192335521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0 0 0 <text:s/>1 1 1 1 1 1 0 0 0 0 <text:s/>1 1 1 1 1 1 0 0 0 0 <text:s/>1 1 1 1 1 1 0 0 0 0 <text:s/>1 1 1 1 1 0 0 0 0 0 <text:s/>1 1 1 1 1 0 0 0 0 0 <text:s/>1 1 1 1 0 0 0 0 0 0 <text:s/>1 1 1 1 0 0 0 0 0 0 <text:s/>1 1 1 1 0 0 0 0 0 0 <text:s/>1 1 1 0 0 0 0 0 0 0 0 0 0 0 0 0 0 1 1 1 <text:s/>0 0 0 0 0 0 1 1 1 1 <text:s/>0 0 0 0 0 0 1 1 1 1 <text:s/>0 0 0 0 0 0 1 1 1 1 <text:s/>0 0 0 0 0 1 1 1 1 1 <text:s/>0 0 0 0 0 1 1 1 1 1 <text:s/>0 0 0 0 1 1 1 1 1 1 <text:s/>0 0 0 0 1 1 1 1 1 1 <text:s/>0 0 0 0 1 1 1 1 1 1 <text:s/>0 0 0 1 1 1 1 1 1 1</text:p>
          </table:table-cell>
          <table:table-cell table:number-columns-repeated="2" office:value-type="string" calcext:value-type="string">
            <text:p>0 0 0 0 0 0 0 0 0 0 0 0 0 0 0 0 0 0 0 0 0 0 0 0 0 0 0 0 0 0 0 0 2 0 0 0 <text:s/>0 0 0 0 0 0 0 0 0 0 0 0 0 0 0 0 0 0 0 0 0 2 0 0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36450824" calcext:value-type="float">
            <text:p>1236450824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0 1 1 1 1 1 1 1 1 1 <text:s/>0 1 1 1 1 1 1 1 1 1 <text:s/>0 0 1 1 1 1 1 1 1 1 <text:s/>0 0 0 0 1 1 1 1 1 1 <text:s/>0 0 0 0 0 1 1 1 1 1 <text:s/>0 0 0 0 0 0 0 1 1 1 <text:s/>0 0 0 0 0 0 0 0 0 0 <text:s/>0 0 0 0 0 0 0 0 0 0 <text:s/>0 0 0 0 0 0 0 0 0 0 0 0 0 0 0 0 0 0 0 0 <text:s/>1 0 0 0 0 0 0 0 0 0 <text:s/>1 0 0 0 0 0 0 0 0 0 <text:s/>1 1 0 0 0 0 0 0 0 0 <text:s/>1 1 1 1 0 0 0 0 0 0 <text:s/>1 1 1 1 1 0 0 0 0 0 <text:s/>1 1 1 1 1 1 1 0 0 0 <text:s/>1 1 1 1 1 1 1 1 1 1 <text:s/>1 1 1 1 1 1 1 1 1 1 <text:s/>1 1 1 1 1 1 1 1 1 1</text:p>
          </table:table-cell>
          <table:table-cell table:number-columns-repeated="2" office:value-type="string" calcext:value-type="string">
            <text:p>0 0 0 0 0 0 0 0 0 0 0 0 0 0 0 0 0 0 0 0 0 0 0 0 0 0 0 0 0 0 0 0 0 0 0 0 <text:s/>0 2 0 0 0 0 0 0 0 0 0 0 0 0 0 0 0 0 0 0 0 0 0 0 0 0 0 0 0 0 0 0 0 0 0 0 <text:s/>0 0 0 0 0 0 0 0 0 0 0 0 0 0 0 0 0 0 0 0 0 0 2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61211424" calcext:value-type="float">
            <text:p>1361211424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0 1 1 1 1 1 1 1 1 1 <text:s/>0 0 1 1 1 1 1 1 1 1 <text:s/>0 0 0 0 1 1 1 1 1 1 <text:s/>0 0 0 0 0 1 1 1 1 1 <text:s/>0 0 0 0 0 0 1 1 1 1 <text:s/>0 0 0 0 0 0 0 1 1 1 <text:s/>0 0 0 0 0 0 0 0 1 1 <text:s/>0 0 0 0 0 0 0 0 1 1 <text:s/>0 0 0 0 0 0 0 0 0 1 0 0 0 0 0 0 0 0 0 0 <text:s/>1 0 0 0 0 0 0 0 0 0 <text:s/>1 1 0 0 0 0 0 0 0 0 <text:s/>1 1 1 1 0 0 0 0 0 0 <text:s/>1 1 1 1 1 0 0 0 0 0 <text:s/>1 1 1 1 1 1 0 0 0 0 <text:s/>1 1 1 1 1 1 1 0 0 0 <text:s/>1 1 1 1 1 1 1 1 0 0 <text:s/>1 1 1 1 1 1 1 1 0 0 <text:s/>1 1 1 1 1 1 1 1 1 0</text:p>
          </table:table-cell>
          <table:table-cell table:number-columns-repeated="2" office:value-type="string" calcext:value-type="string">
            <text:p>0 0 0 0 0 0 0 0 0 0 0 0 0 0 0 0 0 0 0 0 0 0 0 0 0 0 0 0 0 0 0 0 0 0 0 0 <text:s/>0 0 0 0 0 0 0 0 0 0 0 0 0 0 0 0 0 0 0 0 0 0 0 2 0 0 0 0 0 0 0 0 0 0 0 0 <text:s/>0 0 0 0 0 0 0 0 0 0 0 0 0 2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41098600" calcext:value-type="float">
            <text:p>1141098600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1 1 <text:s/>1 1 1 1 1 1 1 1 1 0 <text:s/>1 1 1 1 1 1 1 0 0 0 <text:s/>1 1 1 1 0 0 0 0 0 0 <text:s/>0 0 0 0 0 0 0 0 0 0 <text:s/>0 0 0 0 0 0 0 0 0 0 <text:s/>0 0 0 0 0 0 0 0 0 0 <text:s/>0 0 0 0 0 0 0 0 0 0 0 0 0 0 0 0 0 0 0 0 <text:s/>0 0 0 0 0 0 0 0 0 0 <text:s/>0 0 0 0 0 0 0 0 0 0 <text:s/>0 0 0 0 0 0 0 0 0 1 <text:s/>0 0 0 0 0 0 0 1 1 1 <text:s/>0 0 0 0 1 1 1 1 1 1 <text:s/>1 1 1 1 1 1 1 1 1 1 <text:s/>1 1 1 1 1 1 1 1 1 1 <text:s/>1 1 1 1 1 1 1 1 1 1 <text:s/>1 1 1 1 1 1 1 1 1 1</text:p>
          </table:table-cell>
          <table:table-cell table:number-columns-repeated="2" office:value-type="string" calcext:value-type="string">
            <text:p>0 0 0 0 0 0 0 0 0 0 0 0 0 0 0 0 0 0 0 0 0 0 0 0 0 0 0 0 0 0 0 0 2 0 0 0 <text:s/>0 0 0 0 0 0 0 0 0 0 0 0 0 0 0 0 0 0 0 0 0 0 0 0 0 0 0 0 0 0 0 0 0 0 0 0 <text:s/>0 0 0 0 0 0 0 0 0 0 0 2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78406004" calcext:value-type="float">
            <text:p>1378406004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0 1 1 1 1 1 0 0 0 0 <text:s/>0 1 1 1 1 1 1 0 0 0 <text:s/>0 1 1 1 1 1 1 1 0 0 <text:s/>0 1 1 1 1 1 1 1 0 0 <text:s/>0 1 1 1 1 1 1 1 0 0 <text:s/>0 1 1 1 1 1 1 1 0 0 <text:s/>0 1 1 1 1 1 1 0 0 0 <text:s/>0 0 1 1 1 1 0 0 0 0 <text:s/>0 0 0 0 0 0 0 0 0 0 <text:s/>0 0 0 0 0 0 0 0 0 0 1 0 0 0 0 0 1 1 1 1 <text:s/>1 0 0 0 0 0 0 1 1 1 <text:s/>1 0 0 0 0 0 0 0 1 1 <text:s/>1 0 0 0 0 0 0 0 1 1 <text:s/>1 0 0 0 0 0 0 0 1 1 <text:s/>1 0 0 0 0 0 0 0 1 1 <text:s/>1 0 0 0 0 0 0 1 1 1 <text:s/>1 1 0 0 0 0 1 1 1 1 <text:s/>1 1 1 1 1 1 1 1 1 1 <text:s/>1 1 1 1 1 1 1 1 1 1</text:p>
          </table:table-cell>
          <table:table-cell table:number-columns-repeated="2" office:value-type="string" calcext:value-type="string">
            <text:p>0 0 0 0 0 0 0 0 0 0 0 0 0 0 0 0 0 0 0 0 0 0 0 0 0 0 0 0 0 0 0 0 0 0 0 0 <text:s/>0 0 0 0 0 0 0 0 0 0 0 0 0 0 0 0 0 0 0 0 0 0 0 0 0 0 2 0 0 0 0 0 0 0 0 0 <text:s/>0 0 0 0 0 0 0 0 2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86900268" calcext:value-type="float">
            <text:p>1186900268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1 1 <text:s/>1 1 1 1 1 1 1 1 1 1 <text:s/>1 1 1 1 1 1 1 1 1 0 <text:s/>1 0 0 0 0 0 0 0 0 0 <text:s/>0 0 0 0 0 0 0 0 0 0 <text:s/>0 0 0 0 0 0 0 0 0 0 <text:s/>0 0 0 0 0 0 0 0 0 0 <text:s/>0 0 0 0 0 0 0 0 0 0 0 0 0 0 0 0 0 0 0 0 <text:s/>0 0 0 0 0 0 0 0 0 0 <text:s/>0 0 0 0 0 0 0 0 0 0 <text:s/>0 0 0 0 0 0 0 0 0 0 <text:s/>0 0 0 0 0 0 0 0 0 1 <text:s/>0 1 1 1 1 1 1 1 1 1 <text:s/>1 1 1 1 1 1 1 1 1 1 <text:s/>1 1 1 1 1 1 1 1 1 1 <text:s/>1 1 1 1 1 1 1 1 1 1 <text:s/>1 1 1 1 1 1 1 1 1 1</text:p>
          </table:table-cell>
          <table:table-cell table:number-columns-repeated="2" office:value-type="string" calcext:value-type="string">
            <text:p>0 0 0 0 0 0 0 0 0 0 0 0 0 0 0 0 0 0 2 0 0 0 0 0 0 0 0 0 0 0 0 0 0 0 0 0 <text:s/>0 0 0 0 0 0 0 0 0 0 0 0 0 0 0 0 0 0 0 0 0 0 0 0 0 0 0 0 0 0 0 0 0 0 0 0 <text:s/>0 0 0 0 0 0 0 2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23859328" calcext:value-type="float">
            <text:p>1223859328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0 1 1 1 1 1 1 1 1 1 <text:s/>0 0 0 1 1 1 1 1 1 1 <text:s/>0 0 0 0 1 1 1 1 1 1 <text:s/>0 0 0 0 0 0 1 1 1 1 <text:s/>0 0 0 0 0 0 0 1 1 1 <text:s/>0 0 0 0 0 0 0 0 0 1 <text:s/>0 0 0 0 0 0 0 0 0 0 <text:s/>0 0 0 0 0 0 0 0 0 0 0 0 0 0 0 0 0 0 0 0 <text:s/>0 0 0 0 0 0 0 0 0 0 <text:s/>1 0 0 0 0 0 0 0 0 0 <text:s/>1 1 1 0 0 0 0 0 0 0 <text:s/>1 1 1 1 0 0 0 0 0 0 <text:s/>1 1 1 1 1 1 0 0 0 0 <text:s/>1 1 1 1 1 1 1 0 0 0 <text:s/>1 1 1 1 1 1 1 1 1 0 <text:s/>1 1 1 1 1 1 1 1 1 1 <text:s/>1 1 1 1 1 1 1 1 1 1</text:p>
          </table:table-cell>
          <table:table-cell table:number-columns-repeated="2" office:value-type="string" calcext:value-type="string">
            <text:p>0 0 0 0 0 0 0 0 2 0 0 0 0 0 0 0 0 0 0 0 0 0 0 0 0 0 0 0 0 0 0 0 0 0 0 0 <text:s/>0 0 0 0 0 0 0 0 0 0 0 0 0 0 0 0 0 0 0 0 0 0 0 0 0 0 0 0 0 0 0 0 0 0 0 0 <text:s/>0 0 0 0 0 0 0 0 0 0 0 0 0 0 0 0 0 0 0 0 2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232882144" calcext:value-type="float">
            <text:p>1232882144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0 0 0 0 0 0 0 <text:s/>1 1 1 1 0 0 0 0 0 0 <text:s/>1 1 1 1 1 0 0 0 0 0 <text:s/>1 1 1 1 1 0 0 0 0 0 <text:s/>1 1 1 1 1 1 0 0 0 0 <text:s/>1 1 1 1 1 1 0 0 0 0 <text:s/>1 1 1 1 1 1 0 0 0 0 <text:s/>1 1 1 1 1 1 0 0 0 0 <text:s/>1 1 1 1 1 0 0 0 0 0 <text:s/>1 1 1 1 0 0 0 0 0 0 0 0 0 1 1 1 1 1 1 1 <text:s/>0 0 0 0 1 1 1 1 1 1 <text:s/>0 0 0 0 0 1 1 1 1 1 <text:s/>0 0 0 0 0 1 1 1 1 1 <text:s/>0 0 0 0 0 0 1 1 1 1 <text:s/>0 0 0 0 0 0 1 1 1 1 <text:s/>0 0 0 0 0 0 1 1 1 1 <text:s/>0 0 0 0 0 0 1 1 1 1 <text:s/>0 0 0 0 0 1 1 1 1 1 <text:s/>0 0 0 0 1 1 1 1 1 1</text:p>
          </table:table-cell>
          <table:table-cell table:number-columns-repeated="2" office:value-type="string" calcext:value-type="string">
            <text:p>0 0 0 0 0 0 0 0 0 0 0 0 0 0 0 0 0 0 0 0 0 0 0 0 0 0 0 0 0 0 0 0 0 0 0 0 <text:s/>0 0 0 0 0 0 0 0 0 0 0 0 0 0 0 0 0 0 0 0 0 0 0 0 0 0 0 0 0 0 0 0 0 0 0 0 <text:s/>0 2 0 0 0 0 0 0 0 0 0 0 0 0 0 0 0 0 0 0 0 0 0 0 0 2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46211980" calcext:value-type="float">
            <text:p>1246211980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1 1 <text:s/>1 1 1 1 1 1 1 1 1 1 <text:s/>0 0 0 0 0 1 1 1 1 1 <text:s/>0 0 0 0 0 0 0 1 1 1 <text:s/>0 0 0 0 0 0 0 0 1 1 <text:s/>0 0 0 0 0 0 0 0 0 0 <text:s/>0 0 0 0 0 0 0 0 0 0 <text:s/>0 0 0 0 0 0 0 0 0 0 0 0 0 0 0 0 0 0 0 0 <text:s/>0 0 0 0 0 0 0 0 0 0 <text:s/>0 0 0 0 0 0 0 0 0 0 <text:s/>0 0 0 0 0 0 0 0 0 0 <text:s/>1 1 1 1 1 0 0 0 0 0 <text:s/>1 1 1 1 1 1 1 0 0 0 <text:s/>1 1 1 1 1 1 1 1 0 0 <text:s/>1 1 1 1 1 1 1 1 1 1 <text:s/>1 1 1 1 1 1 1 1 1 1 <text:s/>1 1 1 1 1 1 1 1 1 1</text:p>
          </table:table-cell>
          <table:table-cell table:number-columns-repeated="2" office:value-type="string" calcext:value-type="string">
            <text:p>0 0 0 0 0 0 0 0 0 0 0 0 0 0 0 0 0 0 0 2 0 0 0 0 0 0 0 0 0 0 0 0 0 0 0 0 <text:s/>0 0 0 0 0 0 0 0 0 0 0 0 0 0 0 0 0 0 0 0 0 0 0 0 0 0 0 0 0 0 0 0 0 0 0 0 <text:s/>0 0 0 0 0 0 0 0 0 0 0 0 0 2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15646948" calcext:value-type="float">
            <text:p>1315646948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0 0 0 0 1 1 1 1 1 1 <text:s/>0 0 0 0 0 1 1 1 1 1 <text:s/>0 0 0 0 0 0 1 1 1 1 <text:s/>0 0 0 0 0 0 1 1 1 1 <text:s/>0 0 0 0 0 0 0 1 1 1 <text:s/>0 0 0 0 0 0 1 1 1 1 <text:s/>0 0 0 0 0 0 1 1 1 1 <text:s/>0 0 0 0 0 0 1 1 1 1 0 0 0 0 0 0 0 0 0 0 <text:s/>0 0 0 0 0 0 0 0 0 0 <text:s/>1 1 1 1 0 0 0 0 0 0 <text:s/>1 1 1 1 1 0 0 0 0 0 <text:s/>1 1 1 1 1 1 0 0 0 0 <text:s/>1 1 1 1 1 1 0 0 0 0 <text:s/>1 1 1 1 1 1 1 0 0 0 <text:s/>1 1 1 1 1 1 0 0 0 0 <text:s/>1 1 1 1 1 1 0 0 0 0 <text:s/>1 1 1 1 1 1 0 0 0 0</text:p>
          </table:table-cell>
          <table:table-cell table:number-columns-repeated="2" office:value-type="string" calcext:value-type="string">
            <text:p>0 0 0 0 0 0 0 0 0 0 0 2 0 0 0 0 0 0 0 0 0 2 0 0 0 0 0 0 0 0 0 0 0 0 0 0 <text:s/>0 0 0 0 0 0 0 0 0 0 0 0 0 0 0 0 0 0 0 0 0 0 0 0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7738537" calcext:value-type="float">
            <text:p>1207738537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0 0 0 1 1 1 1 1 1 1 <text:s/>0 0 0 1 1 1 1 1 1 1 <text:s/>0 0 0 0 1 1 1 1 1 1 <text:s/>0 0 0 0 1 1 1 1 1 1 <text:s/>0 0 0 0 0 1 1 1 1 1 <text:s/>0 0 0 0 0 1 1 1 1 1 <text:s/>0 0 0 0 0 0 1 1 1 1 <text:s/>0 0 0 0 0 0 1 1 1 1 <text:s/>0 0 0 0 0 0 0 1 1 1 <text:s/>0 0 0 0 0 0 0 1 1 1 1 1 1 0 0 0 0 0 0 0 <text:s/>1 1 1 0 0 0 0 0 0 0 <text:s/>1 1 1 1 0 0 0 0 0 0 <text:s/>1 1 1 1 0 0 0 0 0 0 <text:s/>1 1 1 1 1 0 0 0 0 0 <text:s/>1 1 1 1 1 0 0 0 0 0 <text:s/>1 1 1 1 1 1 0 0 0 0 <text:s/>1 1 1 1 1 1 0 0 0 0 <text:s/>1 1 1 1 1 1 1 0 0 0 <text:s/>1 1 1 1 1 1 1 0 0 0</text:p>
          </table:table-cell>
          <table:table-cell table:number-columns-repeated="2" office:value-type="string" calcext:value-type="string">
            <text:p>0 0 0 0 0 0 0 0 0 0 0 0 0 0 0 0 0 0 0 0 0 0 0 0 0 0 0 0 0 2 0 0 0 0 0 0 <text:s/>0 0 0 0 0 0 0 0 0 0 0 0 0 0 0 0 0 0 0 0 0 0 0 0 0 0 0 0 0 0 0 0 0 0 2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95030926" calcext:value-type="float">
            <text:p>1195030926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0 0 0 <text:s/>1 1 1 1 1 1 1 0 0 0 <text:s/>1 1 1 1 1 1 1 0 0 0 <text:s/>1 1 1 1 1 1 1 0 0 0 <text:s/>1 1 1 1 1 1 1 0 0 0 <text:s/>1 1 1 1 1 1 1 0 0 0 <text:s/>1 1 1 1 1 1 0 0 0 0 <text:s/>0 0 1 1 0 0 0 0 0 0 <text:s/>0 0 0 0 0 0 0 0 0 0 <text:s/>0 0 0 0 0 0 0 0 0 0 0 0 0 0 0 0 0 1 1 1 <text:s/>0 0 0 0 0 0 0 1 1 1 <text:s/>0 0 0 0 0 0 0 1 1 1 <text:s/>0 0 0 0 0 0 0 1 1 1 <text:s/>0 0 0 0 0 0 0 1 1 1 <text:s/>0 0 0 0 0 0 0 1 1 1 <text:s/>0 0 0 0 0 0 1 1 1 1 <text:s/>1 1 0 0 1 1 1 1 1 1 <text:s/>1 1 1 1 1 1 1 1 1 1 <text:s/>1 1 1 1 1 1 1 1 1 1</text:p>
          </table:table-cell>
          <table:table-cell table:number-columns-repeated="2" office:value-type="string" calcext:value-type="string">
            <text:p>0 0 0 0 0 0 0 0 0 0 0 0 0 0 0 0 0 0 0 0 0 0 0 0 0 0 0 0 0 0 0 0 0 0 0 0 <text:s/>0 0 0 0 0 0 0 0 0 2 0 0 0 0 0 0 0 0 0 0 0 0 0 0 0 0 0 0 0 0 0 0 0 2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20116440" calcext:value-type="float">
            <text:p>1220116440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1 1 <text:s/>1 1 1 1 1 1 1 1 1 1 <text:s/>0 0 0 1 1 1 1 1 1 1 <text:s/>0 0 0 0 0 0 0 1 1 1 <text:s/>0 0 0 0 0 0 0 0 0 0 <text:s/>0 0 0 0 0 0 0 0 0 0 <text:s/>0 0 0 0 0 0 0 0 0 0 <text:s/>0 0 0 0 0 0 0 0 0 0 0 0 0 0 0 0 0 0 0 0 <text:s/>0 0 0 0 0 0 0 0 0 0 <text:s/>0 0 0 0 0 0 0 0 0 0 <text:s/>0 0 0 0 0 0 0 0 0 0 <text:s/>1 1 1 0 0 0 0 0 0 0 <text:s/>1 1 1 1 1 1 1 0 0 0 <text:s/>1 1 1 1 1 1 1 1 1 1 <text:s/>1 1 1 1 1 1 1 1 1 1 <text:s/>1 1 1 1 1 1 1 1 1 1 <text:s/>1 1 1 1 1 1 1 1 1 1</text:p>
          </table:table-cell>
          <table:table-cell table:number-columns-repeated="2" office:value-type="string" calcext:value-type="string">
            <text:p>0 0 0 0 0 0 0 0 0 0 0 0 0 0 0 2 0 0 0 0 0 0 0 0 0 0 0 0 0 0 0 0 0 0 0 0 <text:s/>0 0 0 0 0 0 0 0 0 0 0 0 0 0 0 0 0 0 0 0 0 0 0 0 0 0 0 0 0 0 0 0 0 0 0 0 <text:s/>0 0 0 0 0 0 0 0 0 0 0 0 0 0 0 0 0 0 0 0 0 2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74747215" calcext:value-type="float">
            <text:p>1274747215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0 1 1 1 1 1 1 1 1 1 <text:s/>0 0 1 1 1 1 1 1 1 1 <text:s/>0 0 0 1 1 1 1 1 1 1 <text:s/>0 0 0 1 1 1 1 1 1 1 <text:s/>0 0 0 0 1 1 1 1 1 1 <text:s/>0 0 0 0 0 1 1 1 1 1 <text:s/>0 0 0 0 0 0 1 1 1 1 <text:s/>0 0 0 0 0 0 0 1 1 1 <text:s/>0 0 0 0 0 0 0 0 0 1 <text:s/>0 0 0 0 0 0 0 0 0 0 1 0 0 0 0 0 0 0 0 0 <text:s/>1 1 0 0 0 0 0 0 0 0 <text:s/>1 1 1 0 0 0 0 0 0 0 <text:s/>1 1 1 0 0 0 0 0 0 0 <text:s/>1 1 1 1 0 0 0 0 0 0 <text:s/>1 1 1 1 1 0 0 0 0 0 <text:s/>1 1 1 1 1 1 0 0 0 0 <text:s/>1 1 1 1 1 1 1 0 0 0 <text:s/>1 1 1 1 1 1 1 1 1 0 <text:s/>1 1 1 1 1 1 1 1 1 1</text:p>
          </table:table-cell>
          <table:table-cell table:number-columns-repeated="2" office:value-type="string" calcext:value-type="string">
            <text:p>0 0 0 0 0 0 0 0 0 0 0 0 0 0 0 0 0 0 0 0 0 0 0 0 0 0 0 0 0 0 0 0 0 0 0 0 <text:s/>0 0 0 0 0 0 0 0 0 0 0 0 0 0 0 0 0 0 0 0 0 0 2 0 0 0 0 0 0 0 0 0 0 0 0 0 <text:s/>0 0 0 0 0 0 0 0 0 0 0 0 0 0 0 0 0 0 0 0 0 0 0 2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22429997" calcext:value-type="float">
            <text:p>1222429997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1 1 <text:s/>1 1 1 1 1 1 1 1 1 1 <text:s/>1 1 1 0 0 0 1 1 1 1 <text:s/>1 0 0 0 0 0 0 0 1 1 <text:s/>0 0 0 0 0 0 0 0 0 0 <text:s/>0 0 0 0 0 0 0 0 0 0 <text:s/>0 0 0 0 0 0 0 0 0 0 <text:s/>0 0 0 0 0 0 0 0 0 0 0 0 0 0 0 0 0 0 0 0 <text:s/>0 0 0 0 0 0 0 0 0 0 <text:s/>0 0 0 0 0 0 0 0 0 0 <text:s/>0 0 0 0 0 0 0 0 0 0 <text:s/>0 0 0 1 1 1 0 0 0 0 <text:s/>0 1 1 1 1 1 1 1 0 0 <text:s/>1 1 1 1 1 1 1 1 1 1 <text:s/>1 1 1 1 1 1 1 1 1 1 <text:s/>1 1 1 1 1 1 1 1 1 1 <text:s/>1 1 1 1 1 1 1 1 1 1</text:p>
          </table:table-cell>
          <table:table-cell table:number-columns-repeated="2" office:value-type="string" calcext:value-type="string">
            <text:p>0 0 0 0 0 0 0 0 0 0 0 0 0 0 2 0 0 0 0 0 0 0 0 0 0 0 0 0 0 0 0 0 0 0 0 0 <text:s/>0 0 0 0 0 0 0 0 0 0 0 0 0 0 0 0 0 0 0 0 0 0 0 0 0 0 0 0 2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36263230" calcext:value-type="float">
            <text:p>1236263230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1 1 <text:s/>1 1 1 1 1 1 1 1 1 1 <text:s/>1 1 1 1 1 1 1 1 0 1 <text:s/>1 0 0 0 0 0 0 0 0 0 <text:s/>0 0 0 0 0 0 0 0 0 0 <text:s/>0 0 0 0 0 0 0 0 0 0 <text:s/>0 0 0 0 0 0 0 0 0 0 <text:s/>0 0 0 0 0 0 0 0 0 0 0 0 0 0 0 0 0 0 0 0 <text:s/>0 0 0 0 0 0 0 0 0 0 <text:s/>0 0 0 0 0 0 0 0 0 0 <text:s/>0 0 0 0 0 0 0 0 0 0 <text:s/>0 0 0 0 0 0 0 0 1 0 <text:s/>0 1 1 1 1 1 1 1 1 1 <text:s/>1 1 1 1 1 1 1 1 1 1 <text:s/>1 1 1 1 1 1 1 1 1 1 <text:s/>1 1 1 1 1 1 1 1 1 1 <text:s/>1 1 1 1 1 1 1 1 1 1</text:p>
          </table:table-cell>
          <table:table-cell table:number-columns-repeated="2" office:value-type="string" calcext:value-type="string">
            <text:p>2 0 0 0 0 0 0 0 0 0 0 0 0 0 0 0 0 0 0 0 0 0 0 0 0 0 0 0 0 0 0 0 0 0 0 0 <text:s/>0 0 0 0 0 0 0 0 0 0 0 0 0 0 0 0 0 0 0 0 0 0 0 0 0 0 0 0 0 0 0 0 0 0 0 0 <text:s/>0 0 0 0 0 0 0 0 0 0 0 0 0 0 0 0 0 0 0 0 2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89154966" calcext:value-type="float">
            <text:p>1189154966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0 0 0 0 0 <text:s/>1 1 1 1 1 0 0 0 0 0 <text:s/>1 1 1 1 1 0 0 0 0 0 <text:s/>1 1 1 1 1 0 0 0 0 0 <text:s/>1 1 1 1 1 0 0 0 0 0 <text:s/>1 1 1 1 1 0 0 0 0 0 <text:s/>1 1 1 1 1 0 0 0 0 0 <text:s/>1 1 1 1 1 0 0 0 0 0 <text:s/>1 1 1 1 1 0 0 0 0 0 <text:s/>1 1 1 1 1 0 0 0 0 0 0 0 0 0 0 1 1 1 1 1 <text:s/>0 0 0 0 0 1 1 1 1 1 <text:s/>0 0 0 0 0 1 1 1 1 1 <text:s/>0 0 0 0 0 1 1 1 1 1 <text:s/>0 0 0 0 0 1 1 1 1 1 <text:s/>0 0 0 0 0 1 1 1 1 1 <text:s/>0 0 0 0 0 1 1 1 1 1 <text:s/>0 0 0 0 0 1 1 1 1 1 <text:s/>0 0 0 0 0 1 1 1 1 1 <text:s/>0 0 0 0 0 1 1 1 1 1</text:p>
          </table:table-cell>
          <table:table-cell table:number-columns-repeated="2" office:value-type="string" calcext:value-type="string">
            <text:p>0 0 0 0 0 0 0 0 0 0 0 0 0 0 0 0 0 0 0 0 0 0 0 0 0 0 0 0 0 0 0 0 0 0 0 0 <text:s/>0 0 0 0 0 0 0 0 0 0 0 0 0 0 0 0 0 0 0 0 0 0 0 0 0 0 0 0 0 0 0 0 0 0 0 0 <text:s/>0 0 0 0 0 0 0 0 0 0 0 0 0 0 0 0 0 0 0 0 0 0 2 0 2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87153464" calcext:value-type="float">
            <text:p>1187153464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0 0 0 0 0 <text:s/>1 1 1 1 1 0 0 0 0 0 <text:s/>1 1 1 1 1 0 0 0 0 0 <text:s/>1 1 1 1 1 0 0 0 0 0 <text:s/>1 1 1 1 1 0 0 0 0 0 <text:s/>1 1 1 1 1 0 0 0 0 0 <text:s/>1 1 1 1 1 0 0 0 0 0 <text:s/>1 1 1 1 1 0 0 0 0 0 <text:s/>1 1 1 1 1 0 0 0 0 0 <text:s/>1 1 1 1 1 0 0 0 0 0 0 0 0 0 0 1 1 1 1 1 <text:s/>0 0 0 0 0 1 1 1 1 1 <text:s/>0 0 0 0 0 1 1 1 1 1 <text:s/>0 0 0 0 0 1 1 1 1 1 <text:s/>0 0 0 0 0 1 1 1 1 1 <text:s/>0 0 0 0 0 1 1 1 1 1 <text:s/>0 0 0 0 0 1 1 1 1 1 <text:s/>0 0 0 0 0 1 1 1 1 1 <text:s/>0 0 0 0 0 1 1 1 1 1 <text:s/>0 0 0 0 0 1 1 1 1 1</text:p>
          </table:table-cell>
          <table:table-cell table:number-columns-repeated="2" office:value-type="string" calcext:value-type="string">
            <text:p>0 0 0 0 0 0 0 0 0 0 0 0 0 0 0 0 0 0 0 0 0 0 0 0 0 0 0 0 0 0 0 0 0 0 0 0 <text:s/>0 0 0 0 0 0 0 0 0 0 0 0 0 0 0 0 0 0 0 0 0 0 0 0 0 0 0 0 0 0 0 0 0 0 0 0 <text:s/>2 0 0 0 0 0 0 0 0 0 0 0 0 0 0 0 2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76124968" calcext:value-type="float">
            <text:p>1376124968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0 <text:s/>1 1 1 1 1 1 1 1 0 0 <text:s/>1 1 1 1 1 1 1 0 0 0 <text:s/>1 1 1 1 1 0 0 0 0 0 <text:s/>1 1 1 1 1 0 0 0 0 0 <text:s/>1 1 1 0 0 0 0 0 0 0 <text:s/>1 1 0 0 0 0 0 0 0 0 <text:s/>1 1 0 0 0 0 0 0 0 0 <text:s/>1 0 0 0 0 0 0 0 0 0 0 0 0 0 0 0 0 0 0 0 <text:s/>0 0 0 0 0 0 0 0 0 1 <text:s/>0 0 0 0 0 0 0 0 1 1 <text:s/>0 0 0 0 0 0 0 1 1 1 <text:s/>0 0 0 0 0 1 1 1 1 1 <text:s/>0 0 0 0 0 1 1 1 1 1 <text:s/>0 0 0 1 1 1 1 1 1 1 <text:s/>0 0 1 1 1 1 1 1 1 1 <text:s/>0 0 1 1 1 1 1 1 1 1 <text:s/>0 1 1 1 1 1 1 1 1 1</text:p>
          </table:table-cell>
          <table:table-cell table:number-columns-repeated="2" office:value-type="string" calcext:value-type="string">
            <text:p>0 0 0 0 0 0 0 0 0 0 0 0 0 0 0 0 0 0 0 0 0 0 0 0 0 0 0 0 0 0 2 0 0 0 0 0 <text:s/>0 0 0 0 0 0 0 0 0 0 0 0 0 0 0 0 0 0 0 0 0 0 0 0 0 0 0 0 0 0 0 0 0 0 0 0 <text:s/>0 0 0 0 0 0 0 0 0 0 0 0 0 0 0 0 0 0 0 0 0 0 0 0 2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94293104" calcext:value-type="float">
            <text:p>1194293104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0 <text:s/>1 1 1 1 1 1 1 1 0 0 <text:s/>1 1 1 1 1 1 1 0 0 0 <text:s/>1 1 1 1 1 1 1 0 0 0 <text:s/>1 1 1 1 1 1 0 0 0 0 <text:s/>1 1 1 1 1 0 0 0 0 0 <text:s/>1 1 1 1 0 0 0 0 0 0 <text:s/>1 1 1 0 0 0 0 0 0 0 <text:s/>1 0 0 0 0 0 0 0 0 0 <text:s/>0 0 0 0 0 0 0 0 0 0 0 0 0 0 0 0 0 0 0 1 <text:s/>0 0 0 0 0 0 0 0 1 1 <text:s/>0 0 0 0 0 0 0 1 1 1 <text:s/>0 0 0 0 0 0 0 1 1 1 <text:s/>0 0 0 0 0 0 1 1 1 1 <text:s/>0 0 0 0 0 1 1 1 1 1 <text:s/>0 0 0 0 1 1 1 1 1 1 <text:s/>0 0 0 1 1 1 1 1 1 1 <text:s/>0 1 1 1 1 1 1 1 1 1 <text:s/>1 1 1 1 1 1 1 1 1 1</text:p>
          </table:table-cell>
          <table:table-cell table:number-columns-repeated="2" office:value-type="string" calcext:value-type="string">
            <text:p>0 0 0 0 0 0 0 0 0 0 0 0 0 0 2 0 0 0 0 0 0 0 0 0 0 0 0 0 0 0 0 0 0 0 0 0 <text:s/>0 0 0 0 0 0 0 0 0 0 0 0 0 0 0 0 0 0 0 0 0 0 0 2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79022815" calcext:value-type="float">
            <text:p>1079022815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0 0 1 1 1 1 1 1 1 1 <text:s/>0 0 0 1 1 1 1 1 1 1 <text:s/>0 0 0 0 0 1 1 1 1 1 <text:s/>0 0 0 0 0 0 1 1 1 1 <text:s/>0 0 0 0 0 0 0 1 1 1 <text:s/>0 0 0 0 0 0 0 0 1 1 <text:s/>0 0 0 0 0 0 0 0 0 1 <text:s/>0 0 0 0 0 0 0 0 0 0 0 0 0 0 0 0 0 0 0 0 <text:s/>0 0 0 0 0 0 0 0 0 0 <text:s/>1 1 0 0 0 0 0 0 0 0 <text:s/>1 1 1 0 0 0 0 0 0 0 <text:s/>1 1 1 1 1 0 0 0 0 0 <text:s/>1 1 1 1 1 1 0 0 0 0 <text:s/>1 1 1 1 1 1 1 0 0 0 <text:s/>1 1 1 1 1 1 1 1 0 0 <text:s/>1 1 1 1 1 1 1 1 1 0 <text:s/>1 1 1 1 1 1 1 1 1 1</text:p>
          </table:table-cell>
          <table:table-cell table:number-columns-repeated="2" office:value-type="string" calcext:value-type="string">
            <text:p>0 0 0 0 0 0 0 0 0 2 0 0 0 0 0 0 0 0 0 0 0 0 0 0 0 0 0 0 0 0 0 0 0 0 0 0 <text:s/>0 0 0 0 0 0 0 0 0 0 0 0 0 0 0 0 0 0 0 0 0 0 0 0 0 0 0 0 0 0 0 0 0 0 0 0 <text:s/>0 0 0 0 0 0 0 0 0 0 0 0 0 0 0 0 0 0 0 0 2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47400479" calcext:value-type="float">
            <text:p>1447400479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1 1 <text:s/>1 1 1 1 1 1 1 1 1 1 <text:s/>0 0 0 1 1 1 1 1 1 1 <text:s/>0 0 0 0 0 0 0 1 1 1 <text:s/>0 0 0 0 0 0 0 0 0 0 <text:s/>0 0 0 0 0 0 0 0 0 0 <text:s/>0 0 0 0 0 0 0 0 0 0 <text:s/>0 0 0 0 0 0 0 0 0 0 0 0 0 0 0 0 0 0 0 0 <text:s/>0 0 0 0 0 0 0 0 0 0 <text:s/>0 0 0 0 0 0 0 0 0 0 <text:s/>0 0 0 0 0 0 0 0 0 0 <text:s/>1 1 1 0 0 0 0 0 0 0 <text:s/>1 1 1 1 1 1 1 0 0 0 <text:s/>1 1 1 1 1 1 1 1 1 1 <text:s/>1 1 1 1 1 1 1 1 1 1 <text:s/>1 1 1 1 1 1 1 1 1 1 <text:s/>1 1 1 1 1 1 1 1 1 1</text:p>
          </table:table-cell>
          <table:table-cell table:number-columns-repeated="2" office:value-type="string" calcext:value-type="string">
            <text:p>0 0 0 0 0 0 0 0 0 0 0 0 0 0 0 0 2 0 0 0 0 0 0 0 0 0 0 0 0 0 0 0 0 0 0 0 <text:s/>0 0 0 0 0 0 0 0 0 0 0 0 0 0 0 0 0 0 0 0 0 0 0 0 0 0 0 0 0 0 0 0 0 0 0 0 <text:s/>0 0 0 0 0 0 0 0 0 0 0 0 0 0 0 0 0 0 0 0 0 0 2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01774144" calcext:value-type="float">
            <text:p>1301774144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0 0 0 1 1 1 1 1 1 1 <text:s/>0 0 1 1 1 1 1 1 1 1 <text:s/>0 0 1 1 1 1 1 1 1 1 <text:s/>0 0 1 1 1 1 1 1 1 1 <text:s/>0 0 1 1 1 1 1 1 1 1 <text:s/>0 0 1 1 1 1 1 1 1 1 <text:s/>0 0 0 1 1 1 1 1 1 0 <text:s/>0 0 0 0 1 1 1 1 0 0 <text:s/>0 0 0 0 0 0 0 0 0 0 <text:s/>0 0 0 0 0 0 0 0 0 0 1 1 1 0 0 0 0 0 0 0 <text:s/>1 1 0 0 0 0 0 0 0 0 <text:s/>1 1 0 0 0 0 0 0 0 0 <text:s/>1 1 0 0 0 0 0 0 0 0 <text:s/>1 1 0 0 0 0 0 0 0 0 <text:s/>1 1 0 0 0 0 0 0 0 0 <text:s/>1 1 1 0 0 0 0 0 0 1 <text:s/>1 1 1 1 0 0 0 0 1 1 <text:s/>1 1 1 1 1 1 1 1 1 1 <text:s/>1 1 1 1 1 1 1 1 1 1</text:p>
          </table:table-cell>
          <table:table-cell table:number-columns-repeated="2" office:value-type="string" calcext:value-type="string">
            <text:p>0 0 0 0 0 0 0 0 0 0 0 0 0 0 0 0 0 0 0 0 0 0 0 0 0 0 0 0 0 0 0 0 0 0 0 0 <text:s/>0 0 0 0 0 0 0 0 0 0 0 0 0 0 0 0 0 0 0 0 0 0 0 0 0 0 0 0 0 0 0 0 2 0 0 0 <text:s/>0 0 0 0 0 0 0 2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365309652" calcext:value-type="float">
            <text:p>1365309652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0 0 1 1 1 1 1 1 1 1 <text:s/>0 1 1 1 1 1 1 1 1 0 <text:s/>0 1 1 1 1 1 1 1 1 0 <text:s/>0 1 1 1 1 1 1 1 1 0 <text:s/>0 1 1 1 1 1 1 1 1 0 <text:s/>0 0 1 1 1 1 1 1 0 0 <text:s/>0 0 0 1 1 1 1 0 0 0 <text:s/>0 0 0 0 0 0 0 0 0 0 <text:s/>0 0 0 0 0 0 0 0 0 0 <text:s/>0 0 0 0 0 0 0 0 0 0 1 1 0 0 0 0 0 0 0 0 <text:s/>1 0 0 0 0 0 0 0 0 1 <text:s/>1 0 0 0 0 0 0 0 0 1 <text:s/>1 0 0 0 0 0 0 0 0 1 <text:s/>1 0 0 0 0 0 0 0 0 1 <text:s/>1 1 0 0 0 0 0 0 1 1 <text:s/>1 1 1 0 0 0 0 1 1 1 <text:s/>1 1 1 1 1 1 1 1 1 1 <text:s/>1 1 1 1 1 1 1 1 1 1 <text:s/>1 1 1 1 1 1 1 1 1 1</text:p>
          </table:table-cell>
          <table:table-cell table:number-columns-repeated="2" office:value-type="string" calcext:value-type="string">
            <text:p>0 0 0 0 0 0 0 0 0 0 0 0 0 0 0 0 0 0 0 0 0 0 0 0 0 0 0 0 0 0 0 0 0 0 0 0 <text:s/>0 0 0 0 0 0 0 0 0 0 0 0 0 0 0 0 0 0 2 0 0 0 0 0 0 0 0 0 0 0 0 0 0 0 0 0 <text:s/>0 0 0 0 0 0 0 0 0 0 0 0 0 0 0 0 0 0 0 0 0 2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98878752" calcext:value-type="float">
            <text:p>1198878752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1 1 <text:s/>1 1 1 1 1 0 0 0 1 1 <text:s/>1 1 1 0 0 0 0 0 0 0 <text:s/>1 1 1 0 0 0 0 0 0 0 <text:s/>1 1 0 0 0 0 0 0 0 0 <text:s/>1 1 0 0 0 0 0 0 0 0 <text:s/>1 1 0 0 0 0 0 0 0 0 <text:s/>1 1 0 0 0 0 0 0 0 0 0 0 0 0 0 0 0 0 0 0 <text:s/>0 0 0 0 0 0 0 0 0 0 <text:s/>0 0 0 0 0 0 0 0 0 0 <text:s/>0 0 0 0 0 1 1 1 0 0 <text:s/>0 0 0 1 1 1 1 1 1 1 <text:s/>0 0 0 1 1 1 1 1 1 1 <text:s/>0 0 1 1 1 1 1 1 1 1 <text:s/>0 0 1 1 1 1 1 1 1 1 <text:s/>0 0 1 1 1 1 1 1 1 1 <text:s/>0 0 1 1 1 1 1 1 1 1</text:p>
          </table:table-cell>
          <table:table-cell table:number-columns-repeated="2" office:value-type="string" calcext:value-type="string">
            <text:p>0 0 0 0 0 0 0 0 0 0 0 0 0 0 0 0 0 0 0 0 0 0 0 0 0 0 0 0 0 0 0 0 0 0 0 0 <text:s/>0 0 0 0 0 0 0 0 0 0 0 0 0 0 0 0 0 0 0 0 0 0 0 0 0 0 0 0 0 0 0 0 0 0 0 0 <text:s/>0 0 0 0 0 0 0 0 2 0 2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65698729" calcext:value-type="float">
            <text:p>1165698729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0 0 <text:s/>1 1 1 1 1 1 1 0 0 0 <text:s/>1 1 1 1 1 1 0 0 0 0 <text:s/>1 1 1 1 1 1 0 0 0 0 <text:s/>1 1 1 1 1 0 0 0 0 0 <text:s/>1 1 1 1 0 0 0 0 0 0 <text:s/>1 1 1 1 0 0 0 0 0 0 <text:s/>1 1 1 1 0 0 0 0 0 0 <text:s/>1 1 1 0 0 0 0 0 0 0 <text:s/>1 1 1 0 0 0 0 0 0 0 0 0 0 0 0 0 0 0 1 1 <text:s/>0 0 0 0 0 0 0 1 1 1 <text:s/>0 0 0 0 0 0 1 1 1 1 <text:s/>0 0 0 0 0 0 1 1 1 1 <text:s/>0 0 0 0 0 1 1 1 1 1 <text:s/>0 0 0 0 1 1 1 1 1 1 <text:s/>0 0 0 0 1 1 1 1 1 1 <text:s/>0 0 0 0 1 1 1 1 1 1 <text:s/>0 0 0 1 1 1 1 1 1 1 <text:s/>0 0 0 1 1 1 1 1 1 1</text:p>
          </table:table-cell>
          <table:table-cell table:number-columns-repeated="2" office:value-type="string" calcext:value-type="string">
            <text:p>0 0 0 2 0 0 0 0 0 0 0 0 0 0 0 0 0 0 0 0 0 0 0 0 0 0 0 0 0 0 0 0 0 0 0 0 <text:s/>0 0 0 0 0 0 0 0 0 0 0 0 2 0 0 0 0 0 0 0 0 0 0 0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47010282" calcext:value-type="float">
            <text:p>1247010282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1 0 <text:s/>1 1 1 1 1 1 1 0 0 0 <text:s/>1 1 1 1 1 1 0 0 0 0 <text:s/>1 1 1 1 0 0 0 0 0 0 <text:s/>1 1 1 0 0 0 0 0 0 0 <text:s/>1 0 0 0 0 0 0 0 0 0 <text:s/>0 0 0 0 0 0 0 0 0 0 <text:s/>0 0 0 0 0 0 0 0 0 0 0 0 0 0 0 0 0 0 0 0 <text:s/>0 0 0 0 0 0 0 0 0 0 <text:s/>0 0 0 0 0 0 0 0 0 1 <text:s/>0 0 0 0 0 0 0 1 1 1 <text:s/>0 0 0 0 0 0 1 1 1 1 <text:s/>0 0 0 0 1 1 1 1 1 1 <text:s/>0 0 0 1 1 1 1 1 1 1 <text:s/>0 1 1 1 1 1 1 1 1 1 <text:s/>1 1 1 1 1 1 1 1 1 1 <text:s/>1 1 1 1 1 1 1 1 1 1</text:p>
          </table:table-cell>
          <table:table-cell table:number-columns-repeated="2" office:value-type="string" calcext:value-type="string">
            <text:p>0 0 0 0 0 0 0 0 0 0 0 0 2 0 0 0 0 0 0 0 0 0 0 0 0 0 0 0 0 0 0 0 0 0 0 0 <text:s/>0 0 0 0 0 0 0 0 0 0 0 0 0 0 0 0 0 0 0 0 0 0 0 0 0 0 0 0 0 0 0 0 0 0 0 0 <text:s/>0 0 0 0 0 0 0 0 0 0 0 0 0 0 0 0 0 0 0 0 0 0 0 0 0 2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241663802" calcext:value-type="float">
            <text:p>1241663802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0 <text:s/>1 1 1 1 1 1 1 1 0 0 <text:s/>1 1 1 1 1 1 1 0 0 0 <text:s/>1 1 1 1 1 1 0 0 0 0 <text:s/>1 1 1 1 1 0 0 0 0 0 <text:s/>1 1 1 0 0 0 0 0 0 0 <text:s/>1 1 0 0 0 0 0 0 0 0 <text:s/>0 0 0 0 0 0 0 0 0 0 <text:s/>0 0 0 0 0 0 0 0 0 0 0 0 0 0 0 0 0 0 0 0 <text:s/>0 0 0 0 0 0 0 0 0 1 <text:s/>0 0 0 0 0 0 0 0 1 1 <text:s/>0 0 0 0 0 0 0 1 1 1 <text:s/>0 0 0 0 0 0 1 1 1 1 <text:s/>0 0 0 0 0 1 1 1 1 1 <text:s/>0 0 0 1 1 1 1 1 1 1 <text:s/>0 0 1 1 1 1 1 1 1 1 <text:s/>1 1 1 1 1 1 1 1 1 1 <text:s/>1 1 1 1 1 1 1 1 1 1</text:p>
          </table:table-cell>
          <table:table-cell table:number-columns-repeated="2" office:value-type="string" calcext:value-type="string">
            <text:p>0 0 0 0 0 0 0 0 0 0 0 0 0 0 0 0 0 2 0 0 0 0 0 0 0 0 0 0 0 0 0 0 0 0 0 0 <text:s/>0 0 0 2 0 0 0 0 0 0 0 0 0 0 0 0 0 0 0 0 0 0 0 0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74542688" calcext:value-type="float">
            <text:p>1174542688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0 1 1 1 1 1 1 1 1 1 <text:s/>0 0 0 1 1 1 1 1 1 1 <text:s/>0 0 0 0 1 1 1 1 1 1 <text:s/>0 0 0 0 0 1 1 1 1 1 <text:s/>0 0 0 0 0 0 1 1 1 1 <text:s/>0 0 0 0 0 0 0 1 1 1 <text:s/>0 0 0 0 0 0 0 1 1 1 <text:s/>0 0 0 0 0 0 0 0 1 1 <text:s/>0 0 0 0 0 0 0 0 0 1 0 0 0 0 0 0 0 0 0 0 <text:s/>1 0 0 0 0 0 0 0 0 0 <text:s/>1 1 1 0 0 0 0 0 0 0 <text:s/>1 1 1 1 0 0 0 0 0 0 <text:s/>1 1 1 1 1 0 0 0 0 0 <text:s/>1 1 1 1 1 1 0 0 0 0 <text:s/>1 1 1 1 1 1 1 0 0 0 <text:s/>1 1 1 1 1 1 1 0 0 0 <text:s/>1 1 1 1 1 1 1 1 0 0 <text:s/>1 1 1 1 1 1 1 1 1 0</text:p>
          </table:table-cell>
          <table:table-cell table:number-columns-repeated="2" office:value-type="string" calcext:value-type="string">
            <text:p>0 0 0 0 0 0 0 0 0 0 0 0 0 0 0 0 0 0 0 0 0 0 0 0 0 0 0 0 0 0 0 0 0 0 0 0 <text:s/>0 0 0 2 0 0 0 0 0 0 0 0 0 0 0 0 0 0 0 0 0 0 0 0 0 0 0 0 0 0 0 0 0 0 0 0 <text:s/>0 0 0 0 0 0 0 0 0 0 0 2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8626592" calcext:value-type="float">
            <text:p>1248626592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1 1 <text:s/>1 1 1 1 1 1 1 1 1 1 <text:s/>0 1 1 1 1 1 1 1 1 1 <text:s/>0 0 0 0 0 0 0 0 0 1 <text:s/>0 0 0 0 0 0 0 0 0 0 <text:s/>0 0 0 0 0 0 0 0 0 0 <text:s/>0 0 0 0 0 0 0 0 0 0 <text:s/>0 0 0 0 0 0 0 0 0 0 0 0 0 0 0 0 0 0 0 0 <text:s/>0 0 0 0 0 0 0 0 0 0 <text:s/>0 0 0 0 0 0 0 0 0 0 <text:s/>0 0 0 0 0 0 0 0 0 0 <text:s/>1 0 0 0 0 0 0 0 0 0 <text:s/>1 1 1 1 1 1 1 1 1 0 <text:s/>1 1 1 1 1 1 1 1 1 1 <text:s/>1 1 1 1 1 1 1 1 1 1 <text:s/>1 1 1 1 1 1 1 1 1 1 <text:s/>1 1 1 1 1 1 1 1 1 1</text:p>
          </table:table-cell>
          <table:table-cell table:number-columns-repeated="2" office:value-type="string" calcext:value-type="string">
            <text:p>0 2 0 0 0 0 0 0 0 0 0 0 0 0 0 0 0 0 0 0 0 0 0 0 0 0 0 0 0 0 0 0 0 0 0 0 <text:s/>0 0 0 0 0 0 0 0 0 0 0 0 0 0 0 0 0 0 0 0 0 0 0 0 0 0 0 0 0 0 0 0 0 0 0 0 <text:s/>0 0 0 0 0 0 0 0 2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58427036" calcext:value-type="float">
            <text:p>1258427036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1 1 <text:s/>1 1 1 1 0 0 0 0 1 1 <text:s/>1 1 1 0 0 0 0 0 0 0 <text:s/>1 1 0 0 0 0 0 0 0 0 <text:s/>1 1 0 0 0 0 0 0 0 0 <text:s/>1 1 0 0 0 0 0 0 0 0 <text:s/>1 1 0 0 0 0 0 0 0 0 <text:s/>1 1 1 0 0 0 0 0 0 0 0 0 0 0 0 0 0 0 0 0 <text:s/>0 0 0 0 0 0 0 0 0 0 <text:s/>0 0 0 0 0 0 0 0 0 0 <text:s/>0 0 0 0 1 1 1 1 0 0 <text:s/>0 0 0 1 1 1 1 1 1 1 <text:s/>0 0 1 1 1 1 1 1 1 1 <text:s/>0 0 1 1 1 1 1 1 1 1 <text:s/>0 0 1 1 1 1 1 1 1 1 <text:s/>0 0 1 1 1 1 1 1 1 1 <text:s/>0 0 0 1 1 1 1 1 1 1</text:p>
          </table:table-cell>
          <table:table-cell table:number-columns-repeated="2" office:value-type="string" calcext:value-type="string">
            <text:p>0 0 0 0 0 0 0 0 0 0 0 0 0 0 0 0 0 0 0 0 0 0 0 0 0 0 0 0 0 0 0 0 2 0 0 0 <text:s/>0 0 0 0 0 0 0 2 0 0 0 0 0 0 0 0 0 0 0 0 0 0 0 0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217635761" calcext:value-type="float">
            <text:p>1217635761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0 0 0 0 0 0 0 0 0 0 <text:s/>1 1 1 1 1 0 0 0 0 0 <text:s/>1 1 1 1 1 1 0 0 0 0 <text:s/>1 1 1 1 1 1 1 0 0 0 <text:s/>1 1 1 1 1 1 1 0 0 0 <text:s/>1 1 1 1 1 1 1 0 0 0 <text:s/>1 1 1 1 1 1 1 0 0 0 <text:s/>1 1 1 1 1 1 1 0 0 0 <text:s/>0 1 1 1 1 0 0 0 0 0 <text:s/>0 0 0 0 0 0 0 0 0 0 1 1 1 1 1 1 1 1 1 1 <text:s/>0 0 0 0 0 1 1 1 1 1 <text:s/>0 0 0 0 0 0 1 1 1 1 <text:s/>0 0 0 0 0 0 0 1 1 1 <text:s/>0 0 0 0 0 0 0 1 1 1 <text:s/>0 0 0 0 0 0 0 1 1 1 <text:s/>0 0 0 0 0 0 0 1 1 1 <text:s/>0 0 0 0 0 0 0 1 1 1 <text:s/>1 0 0 0 0 1 1 1 1 1 <text:s/>1 1 1 1 1 1 1 1 1 1</text:p>
          </table:table-cell>
          <table:table-cell table:number-columns-repeated="2" office:value-type="string" calcext:value-type="string">
            <text:p>0 0 0 0 0 0 0 0 0 0 0 0 0 0 0 0 0 0 0 0 0 0 0 0 0 0 0 0 0 0 0 0 0 0 0 0 <text:s/>0 0 0 0 0 0 0 0 0 0 0 0 0 0 0 0 0 0 0 0 0 0 0 0 0 0 0 0 0 2 0 0 0 0 0 0 <text:s/>0 0 0 0 0 0 0 0 0 0 0 0 0 0 0 0 2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1250589626" calcext:value-type="float">
            <text:p>1250589626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0 0 0 0 0 0 0 0 <text:s/>1 1 1 0 0 0 0 0 0 0 <text:s/>1 1 1 1 1 0 0 0 0 0 <text:s/>1 1 1 1 1 0 0 0 0 0 <text:s/>1 1 1 1 1 1 0 0 0 0 <text:s/>1 1 1 1 1 1 0 0 0 0 <text:s/>1 1 1 1 1 1 0 0 0 0 <text:s/>1 1 1 1 1 1 0 0 0 0 <text:s/>1 1 1 1 1 1 0 0 0 0 <text:s/>1 1 1 1 1 0 0 0 0 0 0 0 1 1 1 1 1 1 1 1 <text:s/>0 0 0 1 1 1 1 1 1 1 <text:s/>0 0 0 0 0 1 1 1 1 1 <text:s/>0 0 0 0 0 1 1 1 1 1 <text:s/>0 0 0 0 0 0 1 1 1 1 <text:s/>0 0 0 0 0 0 1 1 1 1 <text:s/>0 0 0 0 0 0 1 1 1 1 <text:s/>0 0 0 0 0 0 1 1 1 1 <text:s/>0 0 0 0 0 0 1 1 1 1 <text:s/>0 0 0 0 0 1 1 1 1 1</text:p>
          </table:table-cell>
          <table:table-cell table:number-columns-repeated="2" office:value-type="string" calcext:value-type="string">
            <text:p>0 0 0 0 0 0 0 0 0 0 0 0 0 0 0 0 0 0 0 0 0 0 0 0 0 0 0 0 0 0 0 0 0 0 0 0 <text:s/>0 0 0 0 0 0 0 0 0 0 0 0 0 0 0 0 0 0 0 0 0 0 0 0 0 0 0 0 0 2 2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42484365" calcext:value-type="float">
            <text:p>1242484365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1 0 <text:s/>1 1 1 1 1 1 1 1 0 0 <text:s/>1 1 1 1 1 1 1 0 0 0 <text:s/>1 1 1 1 1 1 0 0 0 0 <text:s/>0 0 0 0 0 0 0 0 0 0 <text:s/>0 0 0 0 0 0 0 0 0 0 <text:s/>0 0 0 0 0 0 0 0 0 0 <text:s/>0 0 0 0 0 0 0 0 0 0 0 0 0 0 0 0 0 0 0 0 <text:s/>0 0 0 0 0 0 0 0 0 0 <text:s/>0 0 0 0 0 0 0 0 0 1 <text:s/>0 0 0 0 0 0 0 0 1 1 <text:s/>0 0 0 0 0 0 0 1 1 1 <text:s/>0 0 0 0 0 0 1 1 1 1 <text:s/>1 1 1 1 1 1 1 1 1 1 <text:s/>1 1 1 1 1 1 1 1 1 1 <text:s/>1 1 1 1 1 1 1 1 1 1 <text:s/>1 1 1 1 1 1 1 1 1 1</text:p>
          </table:table-cell>
          <table:table-cell table:number-columns-repeated="2" office:value-type="string" calcext:value-type="string">
            <text:p>0 0 0 0 0 0 0 0 0 0 0 0 0 0 0 0 0 0 0 0 0 0 0 0 0 0 0 0 0 0 0 0 0 2 0 0 <text:s/>0 0 0 0 0 0 0 0 0 0 0 0 0 0 0 0 0 0 0 0 0 0 0 0 0 0 0 0 0 0 0 0 0 0 0 0 <text:s/>0 0 0 0 0 0 0 0 0 0 0 0 0 0 0 0 0 0 0 0 0 0 2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62478552" calcext:value-type="float">
            <text:p>1362478552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0 0 1 1 1 1 1 1 1 1 <text:s/>0 0 0 1 1 1 1 1 1 1 <text:s/>0 0 0 1 1 1 1 1 1 1 <text:s/>0 0 0 1 1 1 1 1 1 1 <text:s/>0 0 0 0 1 1 1 1 1 1 <text:s/>0 0 0 0 1 1 1 1 1 1 <text:s/>0 0 0 0 0 1 1 1 1 1 <text:s/>0 0 0 0 0 0 0 1 1 1 <text:s/>0 0 0 0 0 0 0 0 0 1 <text:s/>0 0 0 0 0 0 0 0 0 0 1 1 0 0 0 0 0 0 0 0 <text:s/>1 1 1 0 0 0 0 0 0 0 <text:s/>1 1 1 0 0 0 0 0 0 0 <text:s/>1 1 1 0 0 0 0 0 0 0 <text:s/>1 1 1 1 0 0 0 0 0 0 <text:s/>1 1 1 1 0 0 0 0 0 0 <text:s/>1 1 1 1 1 0 0 0 0 0 <text:s/>1 1 1 1 1 1 1 0 0 0 <text:s/>1 1 1 1 1 1 1 1 1 0 <text:s/>1 1 1 1 1 1 1 1 1 1</text:p>
          </table:table-cell>
          <table:table-cell table:number-columns-repeated="2" office:value-type="string" calcext:value-type="string">
            <text:p>0 0 0 0 0 0 0 0 0 0 0 0 0 0 2 0 0 0 0 0 2 0 0 0 0 0 0 0 0 0 0 0 0 0 0 0 <text:s/>0 0 0 0 0 0 0 0 0 0 0 0 0 0 0 0 0 0 0 0 0 0 0 0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15066451" calcext:value-type="float">
            <text:p>1315066451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1 0 <text:s/>1 1 1 1 1 1 1 1 1 0 <text:s/>1 1 1 1 1 1 1 0 0 0 <text:s/>1 1 1 1 1 0 0 0 0 0 <text:s/>0 0 0 0 0 0 0 0 0 0 <text:s/>0 0 0 0 0 0 0 0 0 0 <text:s/>0 0 0 0 0 0 0 0 0 0 <text:s/>0 0 0 0 0 0 0 0 0 0 0 0 0 0 0 0 0 0 0 0 <text:s/>0 0 0 0 0 0 0 0 0 0 <text:s/>0 0 0 0 0 0 0 0 0 1 <text:s/>0 0 0 0 0 0 0 0 0 1 <text:s/>0 0 0 0 0 0 0 1 1 1 <text:s/>0 0 0 0 0 1 1 1 1 1 <text:s/>1 1 1 1 1 1 1 1 1 1 <text:s/>1 1 1 1 1 1 1 1 1 1 <text:s/>1 1 1 1 1 1 1 1 1 1 <text:s/>1 1 1 1 1 1 1 1 1 1</text:p>
          </table:table-cell>
          <table:table-cell table:number-columns-repeated="2" office:value-type="string" calcext:value-type="string">
            <text:p>0 0 0 0 0 0 0 0 0 0 0 0 0 0 0 0 0 0 0 0 0 0 0 0 2 0 0 0 0 0 0 0 0 0 0 0 <text:s/>0 0 0 0 0 0 0 0 0 0 0 0 0 0 0 0 0 0 0 0 0 0 0 0 0 0 0 0 0 0 0 0 0 0 0 0 <text:s/>0 0 0 0 0 0 0 0 0 0 0 0 0 0 0 0 0 0 0 0 0 0 0 0 0 2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86264089" calcext:value-type="float">
            <text:p>1186264089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1 1 <text:s/>1 1 1 1 0 0 0 0 1 1 <text:s/>1 1 1 0 0 0 0 0 0 1 <text:s/>1 1 0 0 0 0 0 0 0 0 <text:s/>1 1 0 0 0 0 0 0 0 0 <text:s/>1 1 0 0 0 0 0 0 0 0 <text:s/>1 1 0 0 0 0 0 0 0 0 <text:s/>1 1 0 0 0 0 0 0 0 0 0 0 0 0 0 0 0 0 0 0 <text:s/>0 0 0 0 0 0 0 0 0 0 <text:s/>0 0 0 0 0 0 0 0 0 0 <text:s/>0 0 0 0 1 1 1 1 0 0 <text:s/>0 0 0 1 1 1 1 1 1 0 <text:s/>0 0 1 1 1 1 1 1 1 1 <text:s/>0 0 1 1 1 1 1 1 1 1 <text:s/>0 0 1 1 1 1 1 1 1 1 <text:s/>0 0 1 1 1 1 1 1 1 1 <text:s/>0 0 1 1 1 1 1 1 1 1</text:p>
          </table:table-cell>
          <table:table-cell table:number-columns-repeated="2" office:value-type="string" calcext:value-type="string">
            <text:p>0 0 0 0 0 0 0 0 0 0 0 0 0 0 0 0 0 0 0 0 0 0 0 2 0 0 0 0 0 0 0 0 0 0 0 0 <text:s/>0 0 0 0 0 0 0 0 2 0 0 0 0 0 0 0 0 0 0 0 0 0 0 0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03007445" calcext:value-type="float">
            <text:p>1403007445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0 0 1 1 <text:s/>1 1 1 1 0 0 0 0 0 1 <text:s/>1 1 1 0 0 0 0 0 0 0 <text:s/>1 1 1 0 0 0 0 0 0 0 <text:s/>1 1 1 0 0 0 0 0 0 0 <text:s/>1 1 1 0 0 0 0 0 0 2 <text:s/>1 1 1 0 0 0 0 0 0 2 <text:s/>1 1 1 1 0 0 0 0 0 2 <text:s/>1 1 1 1 0 0 0 0 0 2 0 0 0 0 0 0 0 0 0 0 <text:s/>0 0 0 0 0 0 1 1 0 0 <text:s/>0 0 0 0 1 1 1 1 1 0 <text:s/>0 0 0 1 1 1 1 1 1 1 <text:s/>0 0 0 1 1 1 1 1 1 1 <text:s/>0 0 0 1 1 1 1 1 1 1 <text:s/>0 0 0 1 1 1 1 1 1 0 <text:s/>0 0 0 1 1 1 1 1 1 0 <text:s/>0 0 0 0 1 1 1 1 1 0 <text:s/>0 0 0 0 1 1 1 1 1 0</text:p>
          </table:table-cell>
          <table:table-cell table:number-columns-repeated="2" office:value-type="string" calcext:value-type="string">
            <text:p>0 0 0 0 0 0 0 0 0 0 0 0 0 0 0 0 0 0 0 2 0 0 0 0 0 0 0 0 2 0 0 0 0 0 0 0 <text:s/>0 0 0 0 0 0 0 0 0 0 0 0 0 0 0 0 0 0 0 0 0 0 0 0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69266360" calcext:value-type="float">
            <text:p>1269266360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0 0 <text:s/>1 1 1 1 1 1 1 0 0 0 <text:s/>1 1 1 1 1 1 1 0 0 0 <text:s/>1 1 1 1 1 1 1 0 0 0 <text:s/>1 1 1 1 1 1 0 0 0 0 <text:s/>1 1 1 1 1 1 0 0 0 0 <text:s/>1 1 1 1 1 0 0 0 0 0 <text:s/>1 1 1 0 0 0 0 0 0 0 <text:s/>1 0 0 0 0 0 0 0 0 0 <text:s/>0 0 0 0 0 0 0 0 0 0 0 0 0 0 0 0 0 0 1 1 <text:s/>0 0 0 0 0 0 0 1 1 1 <text:s/>0 0 0 0 0 0 0 1 1 1 <text:s/>0 0 0 0 0 0 0 1 1 1 <text:s/>0 0 0 0 0 0 1 1 1 1 <text:s/>0 0 0 0 0 0 1 1 1 1 <text:s/>0 0 0 0 0 1 1 1 1 1 <text:s/>0 0 0 1 1 1 1 1 1 1 <text:s/>0 1 1 1 1 1 1 1 1 1 <text:s/>1 1 1 1 1 1 1 1 1 1</text:p>
          </table:table-cell>
          <table:table-cell table:number-columns-repeated="2" office:value-type="string" calcext:value-type="string">
            <text:p>0 0 0 0 0 0 0 0 0 0 0 0 0 0 0 0 0 0 0 0 0 0 0 0 0 0 0 0 0 0 0 0 0 0 0 0 <text:s/>0 0 0 0 0 0 0 2 0 0 0 0 0 0 0 0 0 0 0 0 0 0 0 0 0 0 0 0 0 0 0 0 0 0 0 0 <text:s/>0 0 0 0 0 0 0 0 0 0 0 0 0 0 0 2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70972807" calcext:value-type="float">
            <text:p>1270972807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0 0 0 0 1 1 1 1 1 1 <text:s/>0 0 0 0 1 1 1 1 1 1 <text:s/>0 0 0 0 0 1 1 1 1 1 <text:s/>0 0 0 0 0 1 1 1 1 1 <text:s/>0 0 0 0 0 1 1 1 1 1 <text:s/>0 0 0 0 0 1 1 1 1 1 <text:s/>0 0 0 0 0 1 1 1 1 1 <text:s/>0 0 0 0 0 1 1 1 1 1 <text:s/>0 0 0 0 0 0 1 1 1 1 <text:s/>0 0 0 0 0 0 1 1 1 1 1 1 1 1 0 0 0 0 0 0 <text:s/>1 1 1 1 0 0 0 0 0 0 <text:s/>1 1 1 1 1 0 0 0 0 0 <text:s/>1 1 1 1 1 0 0 0 0 0 <text:s/>1 1 1 1 1 0 0 0 0 0 <text:s/>1 1 1 1 1 0 0 0 0 0 <text:s/>1 1 1 1 1 0 0 0 0 0 <text:s/>1 1 1 1 1 0 0 0 0 0 <text:s/>1 1 1 1 1 1 0 0 0 0 <text:s/>1 1 1 1 1 1 0 0 0 0</text:p>
          </table:table-cell>
          <table:table-cell table:number-columns-repeated="2" office:value-type="string" calcext:value-type="string">
            <text:p>0 0 0 0 0 0 0 0 0 0 0 0 0 0 0 0 0 0 0 0 0 0 0 0 0 0 0 0 0 0 0 0 0 0 0 0 <text:s/>0 0 0 0 0 0 0 0 0 0 0 0 0 0 0 0 0 0 0 0 0 0 0 0 0 0 0 0 0 0 0 0 0 2 0 2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96195091" calcext:value-type="float">
            <text:p>1296195091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0 0 0 0 <text:s/>1 1 1 1 1 1 0 0 0 0 <text:s/>1 1 1 1 1 1 1 0 0 0 <text:s/>1 1 1 1 1 1 1 0 0 0 <text:s/>1 1 1 1 1 1 1 0 0 0 <text:s/>1 1 1 1 1 1 0 0 0 0 <text:s/>1 1 1 1 1 1 0 0 0 0 <text:s/>1 1 1 1 0 0 0 0 0 0 <text:s/>0 0 0 0 0 0 0 0 0 0 <text:s/>0 0 0 0 0 0 0 0 0 0 0 0 0 0 0 0 1 1 1 1 <text:s/>0 0 0 0 0 0 1 1 1 1 <text:s/>0 0 0 0 0 0 0 1 1 1 <text:s/>0 0 0 0 0 0 0 1 1 1 <text:s/>0 0 0 0 0 0 0 1 1 1 <text:s/>0 0 0 0 0 0 1 1 1 1 <text:s/>0 0 0 0 0 0 1 1 1 1 <text:s/>0 0 0 0 1 1 1 1 1 1 <text:s/>1 1 1 1 1 1 1 1 1 1 <text:s/>1 1 1 1 1 1 1 1 1 1</text:p>
          </table:table-cell>
          <table:table-cell table:number-columns-repeated="2" office:value-type="string" calcext:value-type="string">
            <text:p>0 0 0 0 0 0 0 0 0 0 0 0 0 0 0 0 0 0 0 0 0 0 0 0 0 0 0 0 0 0 0 0 0 0 0 0 <text:s/>0 0 0 0 0 0 0 0 0 0 0 0 0 0 0 0 0 0 0 0 0 0 0 0 0 0 0 0 0 0 0 0 0 0 0 2 <text:s/>0 0 0 0 0 0 0 0 0 0 0 0 0 0 0 0 0 0 0 2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08137373" calcext:value-type="float">
            <text:p>1308137373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0 0 0 0 <text:s/>1 1 1 1 1 1 0 0 0 0 <text:s/>1 1 1 1 1 1 0 0 0 0 <text:s/>1 1 1 1 1 1 0 0 0 0 <text:s/>1 1 1 1 1 0 0 0 0 0 <text:s/>1 1 1 1 1 0 0 0 0 0 <text:s/>1 1 1 1 1 0 0 0 0 0 <text:s/>1 1 1 1 0 0 0 0 0 0 <text:s/>1 1 1 1 0 0 0 0 0 0 <text:s/>1 1 1 0 0 0 0 0 0 0 0 0 0 0 0 0 1 1 1 1 <text:s/>0 0 0 0 0 0 1 1 1 1 <text:s/>0 0 0 0 0 0 1 1 1 1 <text:s/>0 0 0 0 0 0 1 1 1 1 <text:s/>0 0 0 0 0 1 1 1 1 1 <text:s/>0 0 0 0 0 1 1 1 1 1 <text:s/>0 0 0 0 0 1 1 1 1 1 <text:s/>0 0 0 0 1 1 1 1 1 1 <text:s/>0 0 0 0 1 1 1 1 1 1 <text:s/>0 0 0 1 1 1 1 1 1 1</text:p>
          </table:table-cell>
          <table:table-cell table:number-columns-repeated="2" office:value-type="string" calcext:value-type="string">
            <text:p>0 0 0 0 0 0 0 0 0 0 0 0 0 0 0 0 0 0 0 0 0 0 0 0 0 0 0 0 0 0 0 0 0 0 0 0 <text:s/>0 0 0 0 0 0 0 0 0 0 0 0 0 0 0 2 0 0 0 0 0 0 0 0 0 0 0 0 0 0 0 0 0 0 0 0 <text:s/>0 0 0 0 0 0 0 0 0 0 0 0 0 0 0 0 2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5959570" calcext:value-type="float">
            <text:p>1205959570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0 0 0 <text:s/>1 1 1 1 1 1 1 0 0 0 <text:s/>1 1 1 1 1 1 0 0 0 0 <text:s/>1 1 1 1 1 1 0 0 0 0 <text:s/>1 1 1 1 1 0 0 0 0 0 <text:s/>1 1 1 1 1 0 0 0 0 0 <text:s/>1 1 1 1 0 0 0 0 0 0 <text:s/>1 1 1 1 0 0 0 0 0 0 <text:s/>1 1 1 0 0 0 0 0 0 0 <text:s/>1 1 1 0 0 0 0 0 0 0 0 0 0 0 0 0 0 1 1 1 <text:s/>0 0 0 0 0 0 0 1 1 1 <text:s/>0 0 0 0 0 0 1 1 1 1 <text:s/>0 0 0 0 0 0 1 1 1 1 <text:s/>0 0 0 0 0 1 1 1 1 1 <text:s/>0 0 0 0 0 1 1 1 1 1 <text:s/>0 0 0 0 1 1 1 1 1 1 <text:s/>0 0 0 0 1 1 1 1 1 1 <text:s/>0 0 0 1 1 1 1 1 1 1 <text:s/>0 0 0 1 1 1 1 1 1 1</text:p>
          </table:table-cell>
          <table:table-cell table:number-columns-repeated="2" office:value-type="string" calcext:value-type="string">
            <text:p>0 0 0 0 0 0 0 0 0 0 0 0 0 0 0 0 0 0 0 0 0 0 0 0 0 0 0 0 0 0 0 0 0 2 0 0 <text:s/>0 0 0 0 0 0 0 0 0 0 0 0 0 0 0 0 0 0 0 0 0 2 0 0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4925682" calcext:value-type="float">
            <text:p>1174925682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0 1 1 1 1 1 1 1 1 1 <text:s/>0 1 1 1 1 1 1 1 1 1 <text:s/>0 0 1 1 1 1 1 1 1 1 <text:s/>0 0 0 1 1 1 1 1 1 1 <text:s/>0 0 0 1 1 1 1 1 1 1 <text:s/>0 0 0 0 1 1 1 1 1 1 <text:s/>0 0 0 0 0 0 1 1 1 1 <text:s/>0 0 0 0 0 0 0 0 0 0 <text:s/>0 0 0 0 0 0 0 0 0 0 <text:s/>0 0 0 0 0 0 0 0 0 0 1 0 0 0 0 0 0 0 0 0 <text:s/>1 0 0 0 0 0 0 0 0 0 <text:s/>1 1 0 0 0 0 0 0 0 0 <text:s/>1 1 1 0 0 0 0 0 0 0 <text:s/>1 1 1 0 0 0 0 0 0 0 <text:s/>1 1 1 1 0 0 0 0 0 0 <text:s/>1 1 1 1 1 1 0 0 0 0 <text:s/>1 1 1 1 1 1 1 1 1 1 <text:s/>1 1 1 1 1 1 1 1 1 1 <text:s/>1 1 1 1 1 1 1 1 1 1</text:p>
          </table:table-cell>
          <table:table-cell table:number-columns-repeated="2" office:value-type="string" calcext:value-type="string">
            <text:p>0 0 0 0 0 0 0 0 0 0 0 0 0 0 0 0 0 0 0 0 0 0 0 0 0 0 0 0 0 0 0 0 0 0 0 0 <text:s/>0 0 0 0 0 0 0 0 0 0 0 0 0 0 0 0 0 0 0 0 0 0 0 2 0 0 0 0 0 0 0 0 0 0 0 0 <text:s/>0 0 0 0 0 0 0 0 0 0 0 0 0 0 0 0 0 0 0 0 0 0 0 0 0 0 0 2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17761089" calcext:value-type="float">
            <text:p>1317761089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0 0 0 0 <text:s/>1 1 1 1 1 0 0 0 0 0 <text:s/>1 1 1 1 1 0 0 0 0 0 <text:s/>1 1 1 1 1 0 0 0 0 0 <text:s/>1 1 1 1 1 0 0 0 0 0 <text:s/>1 1 1 1 1 0 0 0 0 0 <text:s/>1 1 1 1 1 0 0 0 0 0 <text:s/>1 1 1 1 1 0 0 0 0 0 <text:s/>1 1 1 1 1 0 0 0 0 0 <text:s/>1 1 1 1 0 0 0 0 0 0 0 0 0 0 0 0 1 1 1 1 <text:s/>0 0 0 0 0 1 1 1 1 1 <text:s/>0 0 0 0 0 1 1 1 1 1 <text:s/>0 0 0 0 0 1 1 1 1 1 <text:s/>0 0 0 0 0 1 1 1 1 1 <text:s/>0 0 0 0 0 1 1 1 1 1 <text:s/>0 0 0 0 0 1 1 1 1 1 <text:s/>0 0 0 0 0 1 1 1 1 1 <text:s/>0 0 0 0 0 1 1 1 1 1 <text:s/>0 0 0 0 1 1 1 1 1 1</text:p>
          </table:table-cell>
          <table:table-cell table:number-columns-repeated="2" office:value-type="string" calcext:value-type="string">
            <text:p>0 0 0 0 0 0 0 0 0 0 0 0 0 0 0 0 0 0 0 0 0 0 0 0 0 0 0 0 0 0 0 0 0 0 0 0 <text:s/>0 0 0 0 0 0 0 0 0 0 0 0 0 0 0 2 0 0 0 0 0 0 0 0 0 0 0 0 0 0 0 0 2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0410961" calcext:value-type="float">
            <text:p>1450410961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0 0 0 0 0 <text:s/>1 1 1 1 1 0 0 0 0 0 <text:s/>1 1 1 1 1 0 0 0 0 0 <text:s/>1 1 1 1 1 0 0 0 0 0 <text:s/>1 1 1 1 1 0 0 0 0 0 <text:s/>1 1 1 1 1 0 0 0 0 0 <text:s/>1 1 1 1 1 0 0 0 0 0 <text:s/>1 1 1 1 1 0 0 0 0 0 <text:s/>1 1 1 1 1 0 0 0 0 0 <text:s/>1 1 1 1 1 0 0 0 0 0 0 0 0 0 0 1 1 1 1 1 <text:s/>0 0 0 0 0 1 1 1 1 1 <text:s/>0 0 0 0 0 1 1 1 1 1 <text:s/>0 0 0 0 0 1 1 1 1 1 <text:s/>0 0 0 0 0 1 1 1 1 1 <text:s/>0 0 0 0 0 1 1 1 1 1 <text:s/>0 0 0 0 0 1 1 1 1 1 <text:s/>0 0 0 0 0 1 1 1 1 1 <text:s/>0 0 0 0 0 1 1 1 1 1 <text:s/>0 0 0 0 0 1 1 1 1 1</text:p>
          </table:table-cell>
          <table:table-cell table:number-columns-repeated="2" office:value-type="string" calcext:value-type="string">
            <text:p>0 0 0 0 0 0 0 0 0 0 0 0 0 0 0 0 0 0 0 0 0 0 0 0 2 2 0 0 0 0 0 0 0 0 0 0 <text:s/>0 0 0 0 0 0 0 0 0 0 0 0 0 0 0 0 0 0 0 0 0 0 0 0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05764937" calcext:value-type="float">
            <text:p>1405764937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0 0 0 0 0 1 1 1 1 1 <text:s/>0 0 0 0 0 0 1 1 1 1 <text:s/>0 0 0 0 0 0 0 1 1 1 <text:s/>0 0 0 0 0 0 0 1 1 1 <text:s/>0 0 0 0 0 0 0 1 1 1 <text:s/>0 0 0 0 0 0 0 1 1 1 <text:s/>0 0 0 0 0 0 1 1 1 1 <text:s/>0 0 0 0 0 1 1 1 1 1 <text:s/>1 1 1 1 1 1 1 1 1 1 <text:s/>1 1 1 1 1 1 1 1 1 1 1 1 1 1 1 0 0 0 0 0 <text:s/>1 1 1 1 1 1 0 0 0 0 <text:s/>1 1 1 1 1 1 1 0 0 0 <text:s/>1 1 1 1 1 1 1 0 0 0 <text:s/>1 1 1 1 1 1 1 0 0 0 <text:s/>1 1 1 1 1 1 1 0 0 0 <text:s/>1 1 1 1 1 1 0 0 0 0 <text:s/>1 1 1 1 1 0 0 0 0 0 <text:s/>0 0 0 0 0 0 0 0 0 0 <text:s/>0 0 0 0 0 0 0 0 0 0</text:p>
          </table:table-cell>
          <table:table-cell table:number-columns-repeated="2" office:value-type="string" calcext:value-type="string">
            <text:p>0 0 0 0 0 0 0 0 0 0 0 0 0 0 0 0 0 0 0 0 0 0 0 0 0 0 0 0 0 2 0 0 0 0 0 2 <text:s/>0 0 0 0 0 0 0 0 0 0 0 0 0 0 0 0 0 0 0 0 0 0 0 0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58347827" calcext:value-type="float">
            <text:p>1258347827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0 0 0 1 1 1 1 1 1 1 <text:s/>0 0 0 1 1 1 1 1 1 1 <text:s/>0 0 0 1 1 1 1 1 1 1 <text:s/>0 0 0 1 1 1 1 1 1 1 <text:s/>0 0 0 0 1 1 1 1 1 1 <text:s/>0 0 0 0 1 1 1 1 1 1 <text:s/>0 0 0 0 0 1 1 1 1 1 <text:s/>0 0 0 0 0 0 1 1 1 1 <text:s/>0 0 0 0 0 0 0 0 0 1 <text:s/>0 0 0 0 0 0 0 0 0 0 1 1 1 0 0 0 0 0 0 0 <text:s/>1 1 1 0 0 0 0 0 0 0 <text:s/>1 1 1 0 0 0 0 0 0 0 <text:s/>1 1 1 0 0 0 0 0 0 0 <text:s/>1 1 1 1 0 0 0 0 0 0 <text:s/>1 1 1 1 0 0 0 0 0 0 <text:s/>1 1 1 1 1 0 0 0 0 0 <text:s/>1 1 1 1 1 1 0 0 0 0 <text:s/>1 1 1 1 1 1 1 1 1 0 <text:s/>1 1 1 1 1 1 1 1 1 1</text:p>
          </table:table-cell>
          <table:table-cell table:number-columns-repeated="2" office:value-type="string" calcext:value-type="string">
            <text:p>0 0 0 0 0 0 0 0 0 0 0 0 0 0 0 0 0 0 0 0 0 0 0 0 0 0 0 0 0 0 0 0 0 0 0 0 <text:s/>0 0 0 0 0 0 0 0 0 0 2 0 0 0 0 0 0 0 0 0 0 0 0 0 0 0 0 0 0 0 0 0 0 0 0 0 <text:s/>0 0 0 0 0 0 0 0 0 2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12146469" calcext:value-type="float">
            <text:p>1312146469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0 0 <text:s/>1 1 1 1 1 1 1 0 0 0 <text:s/>1 1 1 1 1 1 1 0 0 0 <text:s/>1 1 1 1 1 1 0 0 0 0 <text:s/>1 1 1 1 1 0 0 0 0 0 <text:s/>1 1 1 1 1 0 0 0 0 0 <text:s/>1 1 1 1 0 0 0 0 0 0 <text:s/>1 1 1 0 0 0 0 0 0 0 <text:s/>1 1 1 0 0 0 0 0 0 0 <text:s/>1 1 0 0 0 0 0 0 0 0 0 0 0 0 0 0 0 0 1 1 <text:s/>0 0 0 0 0 0 0 1 1 1 <text:s/>0 0 0 0 0 0 0 1 1 1 <text:s/>0 0 0 0 0 0 1 1 1 1 <text:s/>0 0 0 0 0 1 1 1 1 1 <text:s/>0 0 0 0 0 1 1 1 1 1 <text:s/>0 0 0 0 1 1 1 1 1 1 <text:s/>0 0 0 1 1 1 1 1 1 1 <text:s/>0 0 0 1 1 1 1 1 1 1 <text:s/>0 0 1 1 1 1 1 1 1 1</text:p>
          </table:table-cell>
          <table:table-cell table:number-columns-repeated="2" office:value-type="string" calcext:value-type="string">
            <text:p>0 0 0 0 0 0 0 0 0 0 0 0 0 0 0 0 0 0 0 0 0 0 2 0 0 0 0 0 0 0 0 0 0 0 0 0 <text:s/>0 0 0 0 0 0 0 0 0 0 0 0 0 0 0 0 0 0 0 0 0 0 0 0 0 0 0 0 0 0 0 0 2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1178104779" calcext:value-type="float">
            <text:p>1178104779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0 1 1 1 1 1 1 1 1 1 <text:s/>0 1 1 1 1 1 1 1 1 1 <text:s/>0 1 1 1 1 1 1 1 1 1 <text:s/>0 1 1 1 1 1 1 1 1 1 <text:s/>0 0 1 1 1 1 1 1 1 1 <text:s/>0 0 0 1 1 1 1 1 1 0 <text:s/>0 0 0 0 0 0 0 0 0 0 <text:s/>0 0 0 0 0 0 0 0 0 0 <text:s/>0 0 0 0 0 0 0 0 0 0 <text:s/>0 0 0 0 0 0 0 0 0 0 1 0 0 0 0 0 0 0 0 0 <text:s/>1 0 0 0 0 0 0 0 0 0 <text:s/>1 0 0 0 0 0 0 0 0 0 <text:s/>1 0 0 0 0 0 0 0 0 0 <text:s/>1 1 0 0 0 0 0 0 0 0 <text:s/>1 1 1 0 0 0 0 0 0 1 <text:s/>1 1 1 1 1 1 1 1 1 1 <text:s/>1 1 1 1 1 1 1 1 1 1 <text:s/>1 1 1 1 1 1 1 1 1 1 <text:s/>1 1 1 1 1 1 1 1 1 1</text:p>
          </table:table-cell>
          <table:table-cell table:number-columns-repeated="2" office:value-type="string" calcext:value-type="string">
            <text:p>0 0 0 0 0 0 0 0 0 0 0 0 0 0 0 0 0 0 0 0 0 0 0 0 0 0 0 0 0 0 0 0 0 0 0 0 <text:s/>0 0 0 0 0 0 0 0 0 0 0 2 0 0 0 0 0 0 0 0 0 0 0 0 0 0 0 0 0 0 0 0 0 0 0 0 <text:s/>0 0 0 0 0 0 0 0 0 0 0 0 0 0 0 0 2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46979675" calcext:value-type="float">
            <text:p>1346979675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0 0 <text:s/>1 1 1 1 1 1 1 1 0 0 <text:s/>1 1 1 1 1 1 1 1 0 0 <text:s/>1 1 1 1 1 1 1 1 0 0 <text:s/>1 1 1 1 1 1 1 0 0 0 <text:s/>1 1 1 1 1 1 0 0 0 0 <text:s/>1 1 1 1 1 0 0 0 0 0 <text:s/>0 0 0 0 0 0 0 0 0 0 <text:s/>0 0 0 0 0 0 0 0 0 0 <text:s/>0 0 0 0 0 0 0 0 0 0 0 0 0 0 0 0 0 0 1 1 <text:s/>0 0 0 0 0 0 0 0 1 1 <text:s/>0 0 0 0 0 0 0 0 1 1 <text:s/>0 0 0 0 0 0 0 0 1 1 <text:s/>0 0 0 0 0 0 0 1 1 1 <text:s/>0 0 0 0 0 0 1 1 1 1 <text:s/>0 0 0 0 0 1 1 1 1 1 <text:s/>1 1 1 1 1 1 1 1 1 1 <text:s/>1 1 1 1 1 1 1 1 1 1 <text:s/>1 1 1 1 1 1 1 1 1 1</text:p>
          </table:table-cell>
          <table:table-cell table:number-columns-repeated="2" office:value-type="string" calcext:value-type="string">
            <text:p>0 0 0 0 0 0 0 0 0 0 0 0 0 0 0 0 0 0 0 0 0 0 0 0 0 0 2 0 0 0 0 0 0 0 0 0 <text:s/>0 0 0 2 0 0 0 0 0 0 0 0 0 0 0 0 0 0 0 0 0 0 0 0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15812070" calcext:value-type="float">
            <text:p>1215812070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0 0 0 0 1 1 1 1 1 1 <text:s/>0 0 0 0 1 1 1 1 1 1 <text:s/>0 0 0 0 0 1 1 1 1 1 <text:s/>0 0 0 0 0 1 1 1 1 1 <text:s/>0 0 0 0 0 1 1 1 1 1 <text:s/>0 0 0 0 0 1 1 1 1 1 <text:s/>0 0 0 0 0 1 1 1 1 1 <text:s/>0 0 0 0 0 1 1 1 1 1 <text:s/>0 0 0 0 0 0 1 1 1 1 <text:s/>0 0 0 0 0 0 1 1 1 1 1 1 1 1 0 0 0 0 0 0 <text:s/>1 1 1 1 0 0 0 0 0 0 <text:s/>1 1 1 1 1 0 0 0 0 0 <text:s/>1 1 1 1 1 0 0 0 0 0 <text:s/>1 1 1 1 1 0 0 0 0 0 <text:s/>1 1 1 1 1 0 0 0 0 0 <text:s/>1 1 1 1 1 0 0 0 0 0 <text:s/>1 1 1 1 1 0 0 0 0 0 <text:s/>1 1 1 1 1 1 0 0 0 0 <text:s/>1 1 1 1 1 1 0 0 0 0</text:p>
          </table:table-cell>
          <table:table-cell table:number-columns-repeated="2" office:value-type="string" calcext:value-type="string">
            <text:p>0 0 0 0 0 0 0 0 2 0 0 0 0 0 0 0 0 0 0 0 2 0 0 0 0 0 0 0 0 0 0 0 0 0 0 0 <text:s/>0 0 0 0 0 0 0 0 0 0 0 0 0 0 0 0 0 0 0 0 0 0 0 0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86218955" calcext:value-type="float">
            <text:p>1186218955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1 1 <text:s/>1 1 1 1 1 1 1 1 1 1 <text:s/>1 1 1 1 1 1 1 1 1 1 <text:s/>0 0 0 0 0 0 0 0 0 0 <text:s/>0 0 0 0 0 0 0 0 0 0 <text:s/>0 0 0 0 0 0 0 0 0 0 <text:s/>0 0 0 0 0 0 0 0 0 0 <text:s/>0 0 0 0 0 0 0 0 0 0 0 0 0 0 0 0 0 0 0 0 <text:s/>0 0 0 0 0 0 0 0 0 0 <text:s/>0 0 0 0 0 0 0 0 0 0 <text:s/>0 0 0 0 0 0 0 0 0 0 <text:s/>0 0 0 0 0 0 0 0 0 0 <text:s/>1 1 1 1 1 1 1 1 1 1 <text:s/>1 1 1 1 1 1 1 1 1 1 <text:s/>1 1 1 1 1 1 1 1 1 1 <text:s/>1 1 1 1 1 1 1 1 1 1 <text:s/>1 1 1 1 1 1 1 1 1 1</text:p>
          </table:table-cell>
          <table:table-cell table:number-columns-repeated="2" office:value-type="string" calcext:value-type="string">
            <text:p>0 0 0 0 0 0 0 0 0 0 0 0 0 0 0 0 0 0 0 0 0 0 0 0 0 0 2 0 0 0 0 0 0 0 0 0 <text:s/>0 0 0 0 0 0 0 0 0 0 0 0 0 0 0 0 0 0 0 0 0 0 0 0 0 0 0 0 0 0 0 0 0 0 0 0 <text:s/>0 0 0 0 0 0 0 0 0 0 0 0 0 0 0 2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92758843" calcext:value-type="float">
            <text:p>1292758843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0 0 0 0 0 <text:s/>1 1 1 1 1 0 0 0 0 0 <text:s/>1 1 1 1 1 0 0 0 0 0 <text:s/>1 1 1 1 1 0 0 0 0 0 <text:s/>1 1 1 1 1 0 0 0 0 0 <text:s/>1 1 1 1 1 0 0 0 0 0 <text:s/>1 1 1 1 1 0 0 0 0 0 <text:s/>1 1 1 1 1 0 0 0 0 0 <text:s/>1 1 1 1 1 0 0 0 0 0 <text:s/>1 1 1 1 1 0 0 0 0 0 0 0 0 0 0 1 1 1 1 1 <text:s/>0 0 0 0 0 1 1 1 1 1 <text:s/>0 0 0 0 0 1 1 1 1 1 <text:s/>0 0 0 0 0 1 1 1 1 1 <text:s/>0 0 0 0 0 1 1 1 1 1 <text:s/>0 0 0 0 0 1 1 1 1 1 <text:s/>0 0 0 0 0 1 1 1 1 1 <text:s/>0 0 0 0 0 1 1 1 1 1 <text:s/>0 0 0 0 0 1 1 1 1 1 <text:s/>0 0 0 0 0 1 1 1 1 1</text:p>
          </table:table-cell>
          <table:table-cell table:number-columns-repeated="2" office:value-type="string" calcext:value-type="string">
            <text:p>0 0 0 0 0 0 0 0 0 0 0 0 0 0 0 0 0 0 0 0 0 0 0 0 0 0 0 0 0 0 0 0 0 0 0 0 <text:s/>0 0 0 0 0 0 0 0 0 0 0 0 0 0 0 0 0 0 0 0 0 0 0 0 0 0 0 0 0 0 0 0 0 0 0 0 <text:s/>0 0 0 0 0 0 0 0 0 0 0 0 0 0 0 0 0 0 0 0 0 2 0 0 0 2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384164388" calcext:value-type="float">
            <text:p>1384164388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0 0 0 1 1 1 <text:s/>1 1 0 0 0 0 0 0 0 1 <text:s/>1 1 0 0 0 0 0 0 0 1 <text:s/>1 0 0 0 0 0 0 0 0 0 <text:s/>1 0 0 0 0 0 0 0 0 0 <text:s/>1 0 0 0 0 0 0 0 0 0 <text:s/>1 0 0 0 0 0 0 0 0 0 <text:s/>1 0 0 0 0 0 0 0 0 0 <text:s/>1 0 0 0 0 0 0 0 0 0 0 0 0 0 0 0 0 0 0 0 <text:s/>0 0 0 0 1 1 1 0 0 0 <text:s/>0 0 1 1 1 1 1 1 1 0 <text:s/>0 0 1 1 1 1 1 1 1 0 <text:s/>0 1 1 1 1 1 1 1 1 1 <text:s/>0 1 1 1 1 1 1 1 1 1 <text:s/>0 1 1 1 1 1 1 1 1 1 <text:s/>0 1 1 1 1 1 1 1 1 1 <text:s/>0 1 1 1 1 1 1 1 1 1 <text:s/>0 1 1 1 1 1 1 1 1 1</text:p>
          </table:table-cell>
          <table:table-cell table:number-columns-repeated="2" office:value-type="string" calcext:value-type="string">
            <text:p>0 0 0 0 0 2 0 0 0 0 0 0 0 0 0 2 0 0 0 0 0 0 0 0 0 0 0 0 0 0 0 0 0 0 0 0 <text:s/>0 0 0 0 0 0 0 0 0 0 0 0 0 0 0 0 0 0 0 0 0 0 0 0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84736094" calcext:value-type="float">
            <text:p>1284736094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0 1 1 1 1 1 1 1 1 1 <text:s/>0 0 1 1 1 1 1 1 1 1 <text:s/>0 0 1 1 1 1 1 1 1 1 <text:s/>0 0 0 0 1 1 1 1 1 1 <text:s/>0 0 0 0 0 1 1 1 1 1 <text:s/>0 0 0 0 0 0 1 1 1 1 <text:s/>0 0 0 0 0 0 1 1 1 1 <text:s/>0 0 0 0 0 0 0 0 1 1 <text:s/>0 0 0 0 0 0 0 0 0 1 <text:s/>0 0 0 0 0 0 0 0 0 1 1 0 0 0 0 0 0 0 0 0 <text:s/>1 1 0 0 0 0 0 0 0 0 <text:s/>1 1 0 0 0 0 0 0 0 0 <text:s/>1 1 1 1 0 0 0 0 0 0 <text:s/>1 1 1 1 1 0 0 0 0 0 <text:s/>1 1 1 1 1 1 0 0 0 0 <text:s/>1 1 1 1 1 1 0 0 0 0 <text:s/>1 1 1 1 1 1 1 1 0 0 <text:s/>1 1 1 1 1 1 1 1 1 0 <text:s/>1 1 1 1 1 1 1 1 1 0</text:p>
          </table:table-cell>
          <table:table-cell table:number-columns-repeated="2" office:value-type="string" calcext:value-type="string">
            <text:p>0 0 2 0 0 0 0 0 0 0 0 0 0 0 0 0 0 0 0 0 2 0 0 0 0 0 0 0 0 0 0 0 0 0 0 0 <text:s/>0 0 0 0 0 0 0 0 0 0 0 0 0 0 0 0 0 0 0 0 0 0 0 0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72054010" calcext:value-type="float">
            <text:p>1272054010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0 0 0 0 0 <text:s/>1 1 1 1 1 0 0 0 0 0 <text:s/>1 1 1 1 0 0 0 0 0 0 <text:s/>1 1 1 1 0 0 0 0 0 0 <text:s/>1 1 1 1 0 0 0 0 0 0 <text:s/>1 1 1 1 1 0 0 0 0 0 <text:s/>1 1 1 1 1 0 0 0 0 0 <text:s/>1 1 1 1 1 0 0 0 0 0 <text:s/>1 1 1 1 1 1 0 0 0 0 <text:s/>1 1 1 1 1 1 1 0 0 0 0 0 0 0 0 1 1 1 1 1 <text:s/>0 0 0 0 0 1 1 1 1 1 <text:s/>0 0 0 0 1 1 1 1 1 1 <text:s/>0 0 0 0 1 1 1 1 1 1 <text:s/>0 0 0 0 1 1 1 1 1 1 <text:s/>0 0 0 0 0 1 1 1 1 1 <text:s/>0 0 0 0 0 1 1 1 1 1 <text:s/>0 0 0 0 0 1 1 1 1 1 <text:s/>0 0 0 0 0 0 1 1 1 1 <text:s/>0 0 0 0 0 0 0 1 1 1</text:p>
          </table:table-cell>
          <table:table-cell table:number-columns-repeated="2" office:value-type="string" calcext:value-type="string">
            <text:p>0 0 0 0 0 0 0 0 0 0 0 2 0 0 0 0 0 0 0 0 0 0 0 0 0 0 2 0 0 0 0 0 0 0 0 0 <text:s/>0 0 0 0 0 0 0 0 0 0 0 0 0 0 0 0 0 0 0 0 0 0 0 0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01303027" calcext:value-type="float">
            <text:p>1301303027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0 0 0 0 <text:s/>1 1 1 1 0 0 0 0 0 0 <text:s/>1 1 1 0 0 0 0 0 0 0 <text:s/>1 1 1 0 0 0 0 0 0 0 <text:s/>1 1 1 0 0 0 0 0 0 0 <text:s/>1 1 1 0 0 0 0 0 0 0 <text:s/>1 1 1 0 0 0 0 0 0 0 <text:s/>1 1 1 1 0 0 0 0 0 0 0 0 0 0 0 0 0 0 0 0 <text:s/>0 0 0 0 0 0 0 0 0 0 <text:s/>0 0 0 0 0 0 1 1 1 1 <text:s/>0 0 0 0 1 1 1 1 1 1 <text:s/>0 0 0 1 1 1 1 1 1 1 <text:s/>0 0 0 1 1 1 1 1 1 1 <text:s/>0 0 0 1 1 1 1 1 1 1 <text:s/>0 0 0 1 1 1 1 1 1 1 <text:s/>0 0 0 1 1 1 1 1 1 1 <text:s/>0 0 0 0 1 1 1 1 1 1</text:p>
          </table:table-cell>
          <table:table-cell table:number-columns-repeated="2" office:value-type="string" calcext:value-type="string">
            <text:p>0 0 0 0 0 0 0 0 0 0 0 0 0 0 0 0 0 0 0 0 0 0 0 0 0 0 0 0 0 0 0 0 0 0 0 0 <text:s/>0 0 0 0 0 2 0 0 0 0 0 0 0 0 0 0 0 0 2 0 0 0 0 0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80032738" calcext:value-type="float">
            <text:p>1180032738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1 0 <text:s/>1 1 1 1 1 1 1 1 1 0 <text:s/>0 1 1 1 1 1 1 1 0 0 <text:s/>0 0 1 1 1 1 1 0 0 0 <text:s/>0 0 0 0 0 0 0 0 0 0 <text:s/>0 0 0 0 0 0 0 0 0 0 <text:s/>0 0 0 0 0 0 0 0 0 0 <text:s/>0 0 0 0 0 0 0 0 0 0 0 0 0 0 0 0 0 0 0 0 <text:s/>0 0 0 0 0 0 0 0 0 0 <text:s/>0 0 0 0 0 0 0 0 0 1 <text:s/>0 0 0 0 0 0 0 0 0 1 <text:s/>1 0 0 0 0 0 0 0 1 1 <text:s/>1 1 0 0 0 0 0 1 1 1 <text:s/>1 1 1 1 1 1 1 1 1 1 <text:s/>1 1 1 1 1 1 1 1 1 1 <text:s/>1 1 1 1 1 1 1 1 1 1 <text:s/>1 1 1 1 1 1 1 1 1 1</text:p>
          </table:table-cell>
          <table:table-cell table:number-columns-repeated="2" office:value-type="string" calcext:value-type="string">
            <text:p>0 0 0 0 0 0 0 0 0 0 0 0 0 0 0 0 0 0 0 0 0 0 0 0 0 0 0 0 0 0 0 0 0 0 0 0 <text:s/>2 0 0 0 0 0 0 0 0 0 0 0 0 0 0 0 0 0 0 0 0 0 0 0 0 0 0 0 0 0 0 0 0 0 0 0 <text:s/>0 0 0 0 0 0 0 2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99704373" calcext:value-type="float">
            <text:p>1199704373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0 0 0 <text:s/>1 1 1 1 1 1 0 0 0 0 <text:s/>1 1 1 1 1 0 0 0 0 0 <text:s/>1 1 1 1 1 0 0 0 0 0 <text:s/>1 1 1 1 1 0 0 0 0 0 <text:s/>1 1 1 1 1 0 0 0 0 0 <text:s/>1 1 1 1 0 0 0 0 0 0 <text:s/>1 1 1 1 0 0 0 0 0 0 <text:s/>1 1 1 1 0 0 0 0 0 0 <text:s/>1 1 1 1 1 0 0 0 0 0 0 0 0 0 0 0 0 1 1 1 <text:s/>0 0 0 0 0 0 1 1 1 1 <text:s/>0 0 0 0 0 1 1 1 1 1 <text:s/>0 0 0 0 0 1 1 1 1 1 <text:s/>0 0 0 0 0 1 1 1 1 1 <text:s/>0 0 0 0 0 1 1 1 1 1 <text:s/>0 0 0 0 1 1 1 1 1 1 <text:s/>0 0 0 0 1 1 1 1 1 1 <text:s/>0 0 0 0 1 1 1 1 1 1 <text:s/>0 0 0 0 0 1 1 1 1 1</text:p>
          </table:table-cell>
          <table:table-cell table:number-columns-repeated="2" office:value-type="string" calcext:value-type="string">
            <text:p>0 0 0 0 0 0 0 0 0 0 2 0 0 0 0 0 0 0 0 0 0 0 0 0 0 0 0 0 0 0 0 0 0 0 0 0 <text:s/>0 0 0 0 0 0 0 0 0 0 0 0 2 0 0 0 0 0 0 0 0 0 0 0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53449582" calcext:value-type="float">
            <text:p>1253449582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0 0 1 1 1 1 1 <text:s/>1 1 0 0 0 0 0 1 1 1 <text:s/>1 0 0 0 0 0 0 0 1 1 <text:s/>1 0 0 0 0 0 0 0 1 1 <text:s/>1 0 0 0 0 0 0 0 1 1 <text:s/>1 1 0 0 0 0 0 1 1 1 <text:s/>1 1 1 0 0 0 1 1 1 1 <text:s/>1 1 1 1 1 1 1 1 1 1 <text:s/>1 1 1 1 1 1 1 1 1 1 <text:s/>1 1 1 1 1 1 1 1 1 1 0 0 0 1 1 0 0 0 0 0 <text:s/>0 0 1 1 1 1 1 0 0 0 <text:s/>0 1 1 1 1 1 1 1 0 0 <text:s/>0 1 1 1 1 1 1 1 0 0 <text:s/>0 1 1 1 1 1 1 1 0 0 <text:s/>0 0 1 1 1 1 1 0 0 0 <text:s/>0 0 0 1 1 1 0 0 0 0 <text:s/>0 0 0 0 0 0 0 0 0 0 <text:s/>0 0 0 0 0 0 0 0 0 0 <text:s/>0 0 0 0 0 0 0 0 0 0</text:p>
          </table:table-cell>
          <table:table-cell table:number-columns-repeated="2" office:value-type="string" calcext:value-type="string">
            <text:p>0 0 0 0 0 0 0 0 0 0 0 0 0 0 0 0 0 0 0 0 0 0 0 0 0 0 0 0 0 0 2 2 0 0 0 0 <text:s/>0 0 0 0 0 0 0 0 0 0 0 0 0 0 0 0 0 0 0 0 0 0 0 0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98398610" calcext:value-type="float">
            <text:p>1198398610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1 1 <text:s/>1 1 1 1 1 1 1 1 1 1 <text:s/>1 1 1 1 1 0 1 1 1 1 <text:s/>1 0 0 0 0 0 0 0 0 0 <text:s/>0 0 0 0 0 0 0 0 0 0 <text:s/>0 0 0 0 0 0 0 0 0 0 <text:s/>0 0 0 0 0 0 0 0 0 0 <text:s/>0 0 0 0 0 0 0 0 0 0 0 0 0 0 0 0 0 0 0 0 <text:s/>0 0 0 0 0 0 0 0 0 0 <text:s/>0 0 0 0 0 0 0 0 0 0 <text:s/>0 0 0 0 0 0 0 0 0 0 <text:s/>0 0 0 0 0 1 0 0 0 0 <text:s/>0 1 1 1 1 1 1 1 1 1 <text:s/>1 1 1 1 1 1 1 1 1 1 <text:s/>1 1 1 1 1 1 1 1 1 1 <text:s/>1 1 1 1 1 1 1 1 1 1 <text:s/>1 1 1 1 1 1 1 1 1 1</text:p>
          </table:table-cell>
          <table:table-cell table:number-columns-repeated="2" office:value-type="string" calcext:value-type="string">
            <text:p>0 0 0 0 0 0 0 2 0 0 0 0 0 0 0 0 0 0 0 0 0 0 0 0 0 0 0 0 0 0 0 0 0 0 0 0 <text:s/>0 0 0 0 0 0 0 0 0 0 0 0 0 0 0 0 0 0 0 0 0 0 0 0 0 0 0 0 0 0 0 0 0 0 0 0 <text:s/>0 0 0 0 2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72967987" calcext:value-type="float">
            <text:p>1272967987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0 0 0 1 1 1 1 1 1 1 <text:s/>0 0 0 0 1 1 1 1 1 1 <text:s/>0 0 0 0 1 1 1 1 1 1 <text:s/>0 0 0 0 0 1 1 1 1 1 <text:s/>0 0 0 0 0 1 1 1 1 1 <text:s/>0 0 0 0 0 1 1 1 1 1 <text:s/>0 0 0 0 0 0 1 1 1 1 <text:s/>0 0 0 0 0 0 1 1 1 1 <text:s/>0 0 0 0 0 0 1 1 1 1 <text:s/>0 0 0 0 0 0 1 1 1 1 1 1 1 0 0 0 0 0 0 0 <text:s/>1 1 1 1 0 0 0 0 0 0 <text:s/>1 1 1 1 0 0 0 0 0 0 <text:s/>1 1 1 1 1 0 0 0 0 0 <text:s/>1 1 1 1 1 0 0 0 0 0 <text:s/>1 1 1 1 1 0 0 0 0 0 <text:s/>1 1 1 1 1 1 0 0 0 0 <text:s/>1 1 1 1 1 1 0 0 0 0 <text:s/>1 1 1 1 1 1 0 0 0 0 <text:s/>1 1 1 1 1 1 0 0 0 0</text:p>
          </table:table-cell>
          <table:table-cell table:number-columns-repeated="2" office:value-type="string" calcext:value-type="string">
            <text:p>0 0 0 0 0 0 0 0 0 0 0 0 0 0 0 0 0 0 0 2 0 0 0 0 0 0 0 0 0 0 0 0 0 0 0 0 <text:s/>0 0 0 0 0 0 0 0 0 0 0 0 0 0 2 0 0 0 0 0 0 0 0 0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1665662" calcext:value-type="float">
            <text:p>1451665662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0 0 1 1 <text:s/>1 1 1 1 0 0 0 0 0 0 <text:s/>1 1 1 0 0 0 0 0 0 0 <text:s/>1 1 1 0 0 0 0 0 0 0 <text:s/>1 1 0 0 0 0 0 0 0 0 <text:s/>1 1 1 0 0 0 0 0 0 0 <text:s/>1 1 1 0 0 0 0 0 0 0 <text:s/>1 1 1 1 0 0 0 0 0 0 0 0 0 0 0 0 0 0 0 0 <text:s/>0 0 0 0 0 0 0 0 0 0 <text:s/>0 0 0 0 0 0 1 1 0 0 <text:s/>0 0 0 0 1 1 1 1 1 1 <text:s/>0 0 0 1 1 1 1 1 1 1 <text:s/>0 0 0 1 1 1 1 1 1 1 <text:s/>0 0 1 1 1 1 1 1 1 1 <text:s/>0 0 0 1 1 1 1 1 1 1 <text:s/>0 0 0 1 1 1 1 1 1 1 <text:s/>0 0 0 0 1 1 1 1 1 1</text:p>
          </table:table-cell>
          <table:table-cell table:number-columns-repeated="2" office:value-type="string" calcext:value-type="string">
            <text:p>0 0 0 0 0 0 0 0 0 0 0 0 0 0 0 0 0 0 0 0 0 0 2 0 0 0 0 0 0 0 0 0 0 0 0 0 <text:s/>0 0 0 0 0 0 0 0 2 0 0 0 0 0 0 0 0 0 0 0 0 0 0 0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1139391322" calcext:value-type="float">
            <text:p>1139391322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0 1 1 1 1 1 1 1 1 1 <text:s/>0 0 1 1 1 1 1 1 1 1 <text:s/>0 0 1 1 1 1 1 1 1 1 <text:s/>0 0 0 0 1 1 1 1 1 0 <text:s/>0 0 0 0 0 0 0 0 0 0 <text:s/>0 0 0 0 0 0 0 0 0 0 <text:s/>0 0 0 0 0 0 0 0 0 0 <text:s/>0 0 0 0 0 0 0 0 0 0 0 0 0 0 0 0 0 0 0 0 <text:s/>0 0 0 0 0 0 0 0 0 0 <text:s/>1 0 0 0 0 0 0 0 0 0 <text:s/>1 1 0 0 0 0 0 0 0 0 <text:s/>1 1 0 0 0 0 0 0 0 0 <text:s/>1 1 1 1 0 0 0 0 0 1 <text:s/>1 1 1 1 1 1 1 1 1 1 <text:s/>1 1 1 1 1 1 1 1 1 1 <text:s/>1 1 1 1 1 1 1 1 1 1 <text:s/>1 1 1 1 1 1 1 1 1 1</text:p>
          </table:table-cell>
          <table:table-cell table:number-columns-repeated="2" office:value-type="string" calcext:value-type="string">
            <text:p>0 0 0 0 0 0 0 0 0 0 0 0 0 0 0 0 0 0 0 0 0 0 0 0 0 0 0 0 0 0 0 0 0 0 0 0 <text:s/>0 0 0 0 0 0 0 0 0 0 0 0 0 0 0 0 0 0 0 0 2 0 0 0 0 0 0 0 0 0 2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office:value-type="float" office:value="1266435306" calcext:value-type="float">
            <text:p>1266435306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0 <text:s/>1 1 1 1 1 1 1 1 1 0 <text:s/>1 1 1 1 1 1 1 1 0 0 <text:s/>1 1 1 1 1 1 1 0 0 0 <text:s/>1 1 1 1 1 1 0 0 0 0 <text:s/>1 1 1 1 1 0 0 0 0 0 <text:s/>1 1 1 1 0 0 0 0 0 0 <text:s/>1 1 0 0 0 0 0 0 0 0 <text:s/>0 0 0 0 0 0 0 0 0 0 <text:s/>0 0 0 0 0 0 0 0 0 0 0 0 0 0 0 0 0 0 0 1 <text:s/>0 0 0 0 0 0 0 0 0 1 <text:s/>0 0 0 0 0 0 0 0 1 1 <text:s/>0 0 0 0 0 0 0 1 1 1 <text:s/>0 0 0 0 0 0 1 1 1 1 <text:s/>0 0 0 0 0 1 1 1 1 1 <text:s/>0 0 0 0 1 1 1 1 1 1 <text:s/>0 0 1 1 1 1 1 1 1 1 <text:s/>1 1 1 1 1 1 1 1 1 1 <text:s/>1 1 1 1 1 1 1 1 1 1</text:p>
          </table:table-cell>
          <table:table-cell table:number-columns-repeated="2" office:value-type="string" calcext:value-type="string">
            <text:p>0 0 0 0 0 0 0 0 0 0 0 0 0 0 2 0 0 0 0 0 0 0 0 0 0 0 0 0 0 0 0 0 0 0 0 0 <text:s/>0 0 0 0 0 0 0 0 0 0 0 0 0 0 0 0 0 0 0 0 0 0 0 0 0 0 0 0 0 0 0 0 0 2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79045167" calcext:value-type="float">
            <text:p>1179045167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1 1 <text:s/>0 1 1 1 1 1 1 1 1 1 <text:s/>0 0 0 1 1 1 1 1 1 1 <text:s/>0 0 0 0 0 0 1 1 1 1 <text:s/>0 0 0 0 0 0 0 0 0 0 <text:s/>0 0 0 0 0 0 0 0 0 0 <text:s/>0 0 0 0 0 0 0 0 0 0 <text:s/>0 0 0 0 0 0 0 0 0 0 0 0 0 0 0 0 0 0 0 0 <text:s/>0 0 0 0 0 0 0 0 0 0 <text:s/>0 0 0 0 0 0 0 0 0 0 <text:s/>1 0 0 0 0 0 0 0 0 0 <text:s/>1 1 1 0 0 0 0 0 0 0 <text:s/>1 1 1 1 1 1 0 0 0 0 <text:s/>1 1 1 1 1 1 1 1 1 1 <text:s/>1 1 1 1 1 1 1 1 1 1 <text:s/>1 1 1 1 1 1 1 1 1 1 <text:s/>1 1 1 1 1 1 1 1 1 1</text:p>
          </table:table-cell>
          <table:table-cell table:number-columns-repeated="2" office:value-type="string" calcext:value-type="string">
            <text:p>0 0 0 0 0 0 0 0 0 0 0 0 0 0 0 0 0 0 0 0 0 0 0 0 0 0 0 2 0 0 0 0 0 0 0 0 <text:s/>0 0 0 0 0 0 0 0 0 0 0 0 0 0 0 0 0 0 0 0 0 0 0 0 0 0 0 0 0 0 0 0 0 0 0 0 <text:s/>0 0 0 0 0 0 0 0 0 0 0 0 0 0 0 0 0 0 0 0 0 0 0 2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72144769" calcext:value-type="float">
            <text:p>1272144769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1 1 <text:s/>0 0 0 1 1 1 1 1 1 1 <text:s/>0 0 0 0 0 1 1 1 1 1 <text:s/>0 0 0 0 0 0 1 1 1 1 <text:s/>0 0 0 0 0 0 0 0 1 1 <text:s/>0 0 0 0 0 0 0 0 0 1 <text:s/>0 0 0 0 0 0 0 0 0 1 <text:s/>0 0 0 0 0 0 0 0 0 0 0 0 0 0 0 0 0 0 0 0 <text:s/>0 0 0 0 0 0 0 0 0 0 <text:s/>0 0 0 0 0 0 0 0 0 0 <text:s/>1 1 1 0 0 0 0 0 0 0 <text:s/>1 1 1 1 1 0 0 0 0 0 <text:s/>1 1 1 1 1 1 0 0 0 0 <text:s/>1 1 1 1 1 1 1 1 0 0 <text:s/>1 1 1 1 1 1 1 1 1 0 <text:s/>1 1 1 1 1 1 1 1 1 0 <text:s/>1 1 1 1 1 1 1 1 1 1</text:p>
          </table:table-cell>
          <table:table-cell table:number-columns-repeated="2" office:value-type="string" calcext:value-type="string">
            <text:p>0 0 0 0 0 0 0 0 0 0 0 0 2 0 0 0 0 0 0 0 0 0 0 0 0 0 0 0 0 0 0 0 0 0 0 0 <text:s/>0 0 0 0 0 2 0 0 0 0 0 0 0 0 0 0 0 0 0 0 0 0 0 0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57783500" calcext:value-type="float">
            <text:p>1157783500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1 1 <text:s/>1 1 1 1 1 1 1 1 1 1 <text:s/>1 1 1 1 1 1 1 1 1 1 <text:s/>0 0 0 0 0 0 0 0 0 0 <text:s/>0 0 0 0 0 0 0 0 0 0 <text:s/>0 0 0 0 0 0 0 0 0 0 <text:s/>0 0 0 0 0 0 0 0 0 0 <text:s/>0 0 0 0 0 0 0 0 0 0 0 0 0 0 0 0 0 0 0 0 <text:s/>0 0 0 0 0 0 0 0 0 0 <text:s/>0 0 0 0 0 0 0 0 0 0 <text:s/>0 0 0 0 0 0 0 0 0 0 <text:s/>0 0 0 0 0 0 0 0 0 0 <text:s/>1 1 1 1 1 1 1 1 1 1 <text:s/>1 1 1 1 1 1 1 1 1 1 <text:s/>1 1 1 1 1 1 1 1 1 1 <text:s/>1 1 1 1 1 1 1 1 1 1 <text:s/>1 1 1 1 1 1 1 1 1 1</text:p>
          </table:table-cell>
          <table:table-cell table:number-columns-repeated="2" office:value-type="string" calcext:value-type="string">
            <text:p>0 0 0 0 0 0 0 0 0 0 0 0 0 0 0 0 0 0 0 2 0 0 0 0 0 0 0 0 0 0 0 0 0 0 0 0 <text:s/>0 0 0 0 0 0 0 0 0 0 0 0 0 0 0 0 0 0 0 0 0 0 0 0 0 0 0 0 0 0 0 0 0 0 0 0 <text:s/>0 0 0 0 0 0 0 0 0 0 0 0 0 0 0 0 0 0 0 0 0 0 0 0 0 0 0 2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77450044" calcext:value-type="float">
            <text:p>1177450044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1 1 <text:s/>1 1 1 1 1 1 1 1 1 1 <text:s/>1 1 1 1 1 1 1 1 1 1 <text:s/>0 0 0 0 0 0 0 0 0 0 <text:s/>0 0 0 0 0 0 0 0 0 0 <text:s/>0 0 0 0 0 0 0 0 0 0 <text:s/>0 0 0 0 0 0 0 0 0 0 <text:s/>0 0 0 0 0 0 0 0 0 0 0 0 0 0 0 0 0 0 0 0 <text:s/>0 0 0 0 0 0 0 0 0 0 <text:s/>0 0 0 0 0 0 0 0 0 0 <text:s/>0 0 0 0 0 0 0 0 0 0 <text:s/>0 0 0 0 0 0 0 0 0 0 <text:s/>1 1 1 1 1 1 1 1 1 1 <text:s/>1 1 1 1 1 1 1 1 1 1 <text:s/>1 1 1 1 1 1 1 1 1 1 <text:s/>1 1 1 1 1 1 1 1 1 1 <text:s/>1 1 1 1 1 1 1 1 1 1</text:p>
          </table:table-cell>
          <table:table-cell table:number-columns-repeated="2" office:value-type="string" calcext:value-type="string">
            <text:p>0 0 0 0 0 0 0 0 0 0 0 0 0 0 0 0 0 0 0 0 0 2 0 0 0 0 0 0 0 0 0 0 0 0 0 0 <text:s/>0 0 0 0 0 0 0 0 0 0 0 0 0 0 0 0 0 0 0 0 0 0 0 0 0 0 0 0 0 0 0 0 0 0 0 0 <text:s/>2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64854493" calcext:value-type="float">
            <text:p>1264854493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0 0 0 1 1 1 1 1 1 1 <text:s/>0 0 0 1 1 1 1 1 1 1 <text:s/>0 0 0 1 1 1 1 1 1 1 <text:s/>0 0 0 1 1 1 1 1 1 1 <text:s/>0 0 0 0 1 1 1 1 1 1 <text:s/>0 0 0 0 0 1 1 1 1 1 <text:s/>0 0 0 0 0 1 1 1 1 1 <text:s/>0 0 0 0 0 0 1 1 1 1 <text:s/>0 0 0 0 0 0 0 0 1 1 <text:s/>0 0 0 0 0 0 0 0 0 0 1 1 1 0 0 0 0 0 0 0 <text:s/>1 1 1 0 0 0 0 0 0 0 <text:s/>1 1 1 0 0 0 0 0 0 0 <text:s/>1 1 1 0 0 0 0 0 0 0 <text:s/>1 1 1 1 0 0 0 0 0 0 <text:s/>1 1 1 1 1 0 0 0 0 0 <text:s/>1 1 1 1 1 0 0 0 0 0 <text:s/>1 1 1 1 1 1 0 0 0 0 <text:s/>1 1 1 1 1 1 1 1 0 0 <text:s/>1 1 1 1 1 1 1 1 1 1</text:p>
          </table:table-cell>
          <table:table-cell table:number-columns-repeated="2" office:value-type="string" calcext:value-type="string">
            <text:p>0 0 0 0 0 0 0 0 0 0 0 0 0 0 0 0 0 0 0 0 0 0 0 0 0 0 0 0 0 0 0 0 0 0 0 0 <text:s/>0 0 0 0 0 0 0 0 0 0 0 2 0 0 0 0 0 0 0 0 0 0 0 0 0 0 0 0 0 0 0 0 0 0 0 0 <text:s/>0 0 0 0 0 0 0 0 0 0 0 0 0 0 0 0 0 0 0 0 2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50679190" calcext:value-type="float">
            <text:p>1450679190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0 1 1 1 1 1 1 1 1 1 <text:s/>0 0 1 1 1 1 1 1 1 1 <text:s/>0 0 0 1 1 1 1 1 1 1 <text:s/>0 0 0 0 1 1 1 1 1 1 <text:s/>0 0 0 0 0 1 1 1 1 1 <text:s/>0 0 0 0 0 0 1 1 1 1 <text:s/>0 0 0 0 0 0 0 1 1 1 <text:s/>0 0 0 0 0 0 0 1 1 1 <text:s/>0 0 0 0 0 0 0 0 1 1 0 0 0 0 0 0 0 0 0 0 <text:s/>1 0 0 0 0 0 0 0 0 0 <text:s/>1 1 0 0 0 0 0 0 0 0 <text:s/>1 1 1 0 0 0 0 0 0 0 <text:s/>1 1 1 1 0 0 0 0 0 0 <text:s/>1 1 1 1 1 0 0 0 0 0 <text:s/>1 1 1 1 1 1 0 0 0 0 <text:s/>1 1 1 1 1 1 1 0 0 0 <text:s/>1 1 1 1 1 1 1 0 0 0 <text:s/>1 1 1 1 1 1 1 1 0 0</text:p>
          </table:table-cell>
          <table:table-cell table:number-columns-repeated="2" office:value-type="string" calcext:value-type="string">
            <text:p>0 2 0 0 0 0 0 0 0 0 2 0 0 0 0 0 0 0 0 0 0 0 0 0 0 0 0 0 0 0 0 0 0 0 0 0 <text:s/>0 0 0 0 0 0 0 0 0 0 0 0 0 0 0 0 0 0 0 0 0 0 0 0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96784690" calcext:value-type="float">
            <text:p>1196784690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0 0 0 0 0 <text:s/>1 1 1 1 1 0 0 0 0 0 <text:s/>1 1 1 1 1 0 0 0 0 0 <text:s/>1 1 1 1 1 0 0 0 0 0 <text:s/>1 1 1 1 0 0 0 0 0 0 <text:s/>1 1 1 1 1 0 0 0 0 0 <text:s/>1 1 1 1 1 0 0 0 0 0 <text:s/>1 1 1 1 1 0 0 0 0 0 <text:s/>1 1 1 1 1 0 0 0 0 0 <text:s/>1 1 1 1 1 1 0 0 0 0 0 0 0 0 0 1 1 1 1 1 <text:s/>0 0 0 0 0 1 1 1 1 1 <text:s/>0 0 0 0 0 1 1 1 1 1 <text:s/>0 0 0 0 0 1 1 1 1 1 <text:s/>0 0 0 0 1 1 1 1 1 1 <text:s/>0 0 0 0 0 1 1 1 1 1 <text:s/>0 0 0 0 0 1 1 1 1 1 <text:s/>0 0 0 0 0 1 1 1 1 1 <text:s/>0 0 0 0 0 1 1 1 1 1 <text:s/>0 0 0 0 0 0 1 1 1 1</text:p>
          </table:table-cell>
          <table:table-cell table:number-columns-repeated="2" office:value-type="string" calcext:value-type="string">
            <text:p>0 0 0 0 0 0 0 0 0 0 0 0 0 0 0 0 0 0 0 0 0 0 0 0 0 0 0 0 0 0 0 0 0 0 0 0 <text:s/>0 0 0 0 2 0 0 0 0 0 0 2 0 0 0 0 0 0 0 0 0 0 0 0 0 0 0 0 0 0 0 0 0 0 0 0 <text:s/>0 0 0 0 0 0 0 0 0 0 0 0 0 0 0 0 0 0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03212237" calcext:value-type="float">
            <text:p>1203212237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0 0 0 0 1 1 1 1 1 1 <text:s/>0 0 0 0 1 1 1 1 1 1 <text:s/>0 0 0 0 1 1 1 1 1 1 <text:s/>0 0 0 0 1 1 1 1 1 1 <text:s/>0 0 0 0 1 1 1 1 1 1 <text:s/>0 0 0 0 0 1 1 1 1 1 <text:s/>0 0 0 0 0 1 1 1 1 1 <text:s/>0 0 0 0 0 0 1 1 1 1 <text:s/>0 0 0 0 0 0 0 1 1 1 <text:s/>0 0 0 0 0 0 0 1 1 1 1 1 1 1 0 0 0 0 0 0 <text:s/>1 1 1 1 0 0 0 0 0 0 <text:s/>1 1 1 1 0 0 0 0 0 0 <text:s/>1 1 1 1 0 0 0 0 0 0 <text:s/>1 1 1 1 0 0 0 0 0 0 <text:s/>1 1 1 1 1 0 0 0 0 0 <text:s/>1 1 1 1 1 0 0 0 0 0 <text:s/>1 1 1 1 1 1 0 0 0 0 <text:s/>1 1 1 1 1 1 1 0 0 0 <text:s/>1 1 1 1 1 1 1 0 0 0</text:p>
          </table:table-cell>
          <table:table-cell table:number-columns-repeated="2" office:value-type="string" calcext:value-type="string">
            <text:p>0 0 0 0 0 0 0 0 0 0 0 0 0 0 0 0 0 0 0 0 0 0 0 0 0 0 2 0 0 0 2 0 0 0 0 0 <text:s/>0 0 0 0 0 0 0 0 0 0 0 0 0 0 0 0 0 0 0 0 0 0 0 0 0 0 0 0 0 0 0 0 0 0 0 0 <text:s/>0 0 0 0 0 0 0 0 0 0 0 0 0 0 0 0 0 0 0 0 0 0 0 0 0 0 0 0</text:p>
          </table:table-cell>
        </table:table-row>
      </table:table>
      <table:table table:name="Sheet2" table:style-name="ta1">
        <table:table-column table:style-name="co14" table:default-cell-style-name="Default"/>
        <table:table-row table:style-name="ro2">
          <table:table-cell table:style-name="ce3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3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0.01</text:p>
          </table:table-cell>
        </table:table-row>
        <table:table-row table:style-name="ro2">
          <table:table-cell office:value-type="string" calcext:value-type="string">
            <text:p>0.0001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72541685" calcext:value-type="float">
            <text:p>1572541685</text:p>
          </table:table-cell>
        </table:table-row>
        <table:table-row table:style-name="ro2">
          <table:table-cell office:value-type="string" calcext:value-type="string">
            <text:p><text:s/>True <text:s/>True</text:p>
          </table:table-cell>
        </table:table-row>
        <table:table-row table:style-name="ro2">
          <table:table-cell office:value-type="string" calcext:value-type="string">
            <text:p>0 1 1 1 1 1 0 0 0 0 <text:s/>0 0 1 1 1 1 1 1 0 0 <text:s/>1 1 1 1 1 1 0 1 0 0 <text:s/>0 1 1 1 1 1 0 1 0 0 <text:s/>0 1 1 0 1 1 0 0 0 0 <text:s/>0 1 0 1 1 1 0 0 0 0 <text:s/>0 1 0 0 0 0 0 0 0 0 <text:s/>0 0 0 0 0 0 0 0 0 0 <text:s/>0 0 0 0 0 0 0 0 0 0 <text:s/>0 0 0 0 0 0 0 0 0 0 0 0 0 0 0 0 0 0 0 0 <text:s/>0 0 0 0 0 0 0 0 0 0 <text:s/>0 0 0 0 0 0 0 0 0 0 <text:s/>0 0 0 0 0 0 0 0 0 0 <text:s/>0 0 0 0 0 0 0 1 0 1 <text:s/>0 0 0 0 0 0 0 1 1 1 <text:s/>0 0 1 1 1 0 1 1 1 1 <text:s/>1 1 1 0 0 1 1 0 1 0 <text:s/>1 1 1 1 1 1 0 1 1 1 <text:s/>0 1 0 1 1 0 1 1 1 0</text:p>
          </table:table-cell>
        </table:table-row>
        <table:table-row table:style-name="ro2">
          <table:table-cell office:value-type="string" calcext:value-type="string">
            <text:p>1 0 0 0 0 0 1 1 1 1 1 1 0 0 0 2 0 0 1 1 0 0 0 0 0 0 1 0 1 1 1 0 0 0 0 0 <text:s/>1 0 1 1 1 0 0 1 0 0 1 0 1 0 1 0 1 0 0 0 1 0 0 0 1 0 0 0 0 1 0 0 0 0 0 0 <text:s/>0 1 1 0 0 1 0 1 0 0 0 0 0 0 1 0 0 2 1 0 1 0 0 1 0 0 0 1</text:p>
          </table:table-cell>
        </table:table-row>
        <table:table-row table:style-name="ro2">
          <table:table-cell office:value-type="string" calcext:value-type="string">
            <text:p>1 0 0 0 0 0 1 1 1 1 1 1 0 0 0 2 0 0 1 1 0 0 0 0 0 0 1 0 1 1 1 0 0 0 0 0 <text:s/>1 0 1 1 1 0 0 1 0 0 1 0 1 0 1 0 1 0 0 0 1 0 0 0 1 0 0 0 0 1 0 0 0 0 0 0 <text:s/>0 1 1 0 0 1 0 1 0 0 0 0 0 0 1 0 0 2 1 0 1 0 0 1 0 0 0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00/00/00</text:date>, <text:time style:data-style-name="N2" text:time-value="16:22:39.2847120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9T16:31:34.012900590</dc:date>
    <meta:editing-duration>PT28M27S</meta:editing-duration>
    <meta:editing-cycles>4</meta:editing-cycles>
    <meta:generator>LibreOffice/6.4.6.2$Linux_X86_64 LibreOffice_project/40$Build-2</meta:generator>
    <meta:document-statistic meta:table-count="2" meta:cell-count="3712" meta:object-count="0"/>
  </office:meta>
</office:document-meta>
</file>